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" style:family="table-cell" style:parent-style-name="Default" style:data-style-name="N43"/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5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Time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N2/Ar</text:p>
          </table:table-cell>
          <table:table-cell table:style-name="ce1" office:value-type="string">
            <text:p>O2/Ar</text:p>
          </table:table-cell>
          <table:table-cell table:style-name="ce1" office:value-type="string">
            <text:p>29/28</text:p>
          </table:table-cell>
          <table:table-cell table:style-name="ce1" office:value-type="string">
            <text:p>30/28</text:p>
          </table:table-cell>
          <table:table-cell table:style-name="ce1" office:value-type="string">
            <text:p>CH4/Ar</text:p>
          </table:table-cell>
          <table:table-cell table:style-name="ce1" office:value-type="string">
            <text:p>MIMS Temp: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 office:value-type="string">
            <text:p>DI</text:p>
          </table:table-cell>
          <table:table-cell office:value-type="float" office:value="4280">
            <text:p>4280</text:p>
          </table:table-cell>
          <table:table-cell office:value-type="time" office:time-value="PT09H33M28S">
            <text:p>09:33:28 AM</text:p>
          </table:table-cell>
          <table:table-cell office:value-type="float" office:value="0.00000008109047">
            <text:p>8.11E-008</text:p>
          </table:table-cell>
          <table:table-cell office:value-type="float" office:value="0.00000003855864">
            <text:p>3.86E-008</text:p>
          </table:table-cell>
          <table:table-cell office:value-type="float" office:value="0.000000001585116">
            <text:p>1.59E-009</text:p>
          </table:table-cell>
          <table:table-cell office:value-type="float" office:value="0.0000000005636839">
            <text:p>5.64E-010</text:p>
          </table:table-cell>
          <table:table-cell office:value-type="float" office:value="0.00000000003474894">
            <text:p>3.47E-011</text:p>
          </table:table-cell>
          <table:table-cell office:value-type="float" office:value="51.15743">
            <text:p>51.15743</text:p>
          </table:table-cell>
          <table:table-cell office:value-type="float" office:value="24.32544">
            <text:p>24.32544</text:p>
          </table:table-cell>
          <table:table-cell office:value-type="float" office:value="0.006951297">
            <text:p>0.006951297</text:p>
          </table:table-cell>
          <table:table-cell office:value-type="float" office:value="0.0004285206">
            <text:p>0.000428520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383">
            <text:p>4383</text:p>
          </table:table-cell>
          <table:table-cell office:value-type="time" office:time-value="PT09H34M00S">
            <text:p>09:34:00 AM</text:p>
          </table:table-cell>
          <table:table-cell office:value-type="float" office:value="0.00000008100368">
            <text:p>8.10E-008</text:p>
          </table:table-cell>
          <table:table-cell office:value-type="float" office:value="0.00000003851251">
            <text:p>3.85E-008</text:p>
          </table:table-cell>
          <table:table-cell office:value-type="float" office:value="0.000000001579628">
            <text:p>1.58E-009</text:p>
          </table:table-cell>
          <table:table-cell office:value-type="float" office:value="0.0000000005633895">
            <text:p>5.63E-010</text:p>
          </table:table-cell>
          <table:table-cell office:value-type="float" office:value="0.0000000000349146">
            <text:p>3.49E-011</text:p>
          </table:table-cell>
          <table:table-cell office:value-type="float" office:value="51.28024">
            <text:p>51.28024</text:p>
          </table:table-cell>
          <table:table-cell office:value-type="float" office:value="24.38075">
            <text:p>24.38075</text:p>
          </table:table-cell>
          <table:table-cell office:value-type="float" office:value="0.00695511">
            <text:p>0.00695511</text:p>
          </table:table-cell>
          <table:table-cell office:value-type="float" office:value="0.0004310248">
            <text:p>0.000431024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394">
            <text:p>4394</text:p>
          </table:table-cell>
          <table:table-cell office:value-type="time" office:time-value="PT09H34M03S">
            <text:p>09:34:03 AM</text:p>
          </table:table-cell>
          <table:table-cell office:value-type="float" office:value="0.00000008102447">
            <text:p>8.10E-008</text:p>
          </table:table-cell>
          <table:table-cell office:value-type="float" office:value="0.00000003851826">
            <text:p>3.85E-008</text:p>
          </table:table-cell>
          <table:table-cell office:value-type="float" office:value="0.000000001583384">
            <text:p>1.58E-009</text:p>
          </table:table-cell>
          <table:table-cell office:value-type="float" office:value="0.000000000563379">
            <text:p>5.63E-010</text:p>
          </table:table-cell>
          <table:table-cell office:value-type="float" office:value="0.00000000003476172">
            <text:p>3.48E-011</text:p>
          </table:table-cell>
          <table:table-cell office:value-type="float" office:value="51.17171">
            <text:p>51.17171</text:p>
          </table:table-cell>
          <table:table-cell office:value-type="float" office:value="24.32654">
            <text:p>24.32654</text:p>
          </table:table-cell>
          <table:table-cell office:value-type="float" office:value="0.006953195">
            <text:p>0.006953195</text:p>
          </table:table-cell>
          <table:table-cell office:value-type="float" office:value="0.0004290275">
            <text:p>0.000429027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428">
            <text:p>4428</text:p>
          </table:table-cell>
          <table:table-cell office:value-type="time" office:time-value="PT09H34M13S">
            <text:p>09:34:13 AM</text:p>
          </table:table-cell>
          <table:table-cell office:value-type="float" office:value="0.00000008099919">
            <text:p>8.10E-008</text:p>
          </table:table-cell>
          <table:table-cell office:value-type="float" office:value="0.00000003853095">
            <text:p>3.85E-008</text:p>
          </table:table-cell>
          <table:table-cell office:value-type="float" office:value="0.000000001584059">
            <text:p>1.58E-009</text:p>
          </table:table-cell>
          <table:table-cell office:value-type="float" office:value="0.0000000005631438">
            <text:p>5.63E-010</text:p>
          </table:table-cell>
          <table:table-cell office:value-type="float" office:value="0.00000000003486407">
            <text:p>3.49E-011</text:p>
          </table:table-cell>
          <table:table-cell office:value-type="float" office:value="51.13395">
            <text:p>51.13395</text:p>
          </table:table-cell>
          <table:table-cell office:value-type="float" office:value="24.32419">
            <text:p>24.32419</text:p>
          </table:table-cell>
          <table:table-cell office:value-type="float" office:value="0.006952462">
            <text:p>0.006952462</text:p>
          </table:table-cell>
          <table:table-cell office:value-type="float" office:value="0.000430425">
            <text:p>0.00043042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460">
            <text:p>4460</text:p>
          </table:table-cell>
          <table:table-cell office:value-type="time" office:time-value="PT09H34M23S">
            <text:p>09:34:23 AM</text:p>
          </table:table-cell>
          <table:table-cell office:value-type="float" office:value="0.00000008090453">
            <text:p>8.09E-008</text:p>
          </table:table-cell>
          <table:table-cell office:value-type="float" office:value="0.00000003845701">
            <text:p>3.85E-008</text:p>
          </table:table-cell>
          <table:table-cell office:value-type="float" office:value="0.000000001580288">
            <text:p>1.58E-009</text:p>
          </table:table-cell>
          <table:table-cell office:value-type="float" office:value="0.0000000005632003">
            <text:p>5.63E-010</text:p>
          </table:table-cell>
          <table:table-cell office:value-type="float" office:value="0.0000000000351538">
            <text:p>3.52E-011</text:p>
          </table:table-cell>
          <table:table-cell office:value-type="float" office:value="51.19606">
            <text:p>51.19606</text:p>
          </table:table-cell>
          <table:table-cell office:value-type="float" office:value="24.33545">
            <text:p>24.33545</text:p>
          </table:table-cell>
          <table:table-cell office:value-type="float" office:value="0.006961295">
            <text:p>0.006961295</text:p>
          </table:table-cell>
          <table:table-cell office:value-type="float" office:value="0.0004345096">
            <text:p>0.000434509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486">
            <text:p>4486</text:p>
          </table:table-cell>
          <table:table-cell office:value-type="time" office:time-value="PT09H34M31S">
            <text:p>09:34:31 AM</text:p>
          </table:table-cell>
          <table:table-cell office:value-type="float" office:value="0.00000008091243">
            <text:p>8.09E-008</text:p>
          </table:table-cell>
          <table:table-cell office:value-type="float" office:value="0.00000003847455">
            <text:p>3.85E-008</text:p>
          </table:table-cell>
          <table:table-cell office:value-type="float" office:value="0.000000001579524">
            <text:p>1.58E-009</text:p>
          </table:table-cell>
          <table:table-cell office:value-type="float" office:value="0.0000000005631098">
            <text:p>5.63E-010</text:p>
          </table:table-cell>
          <table:table-cell office:value-type="float" office:value="0.00000000003485105">
            <text:p>3.49E-011</text:p>
          </table:table-cell>
          <table:table-cell office:value-type="float" office:value="51.22582">
            <text:p>51.22582</text:p>
          </table:table-cell>
          <table:table-cell office:value-type="float" office:value="24.35831">
            <text:p>24.35831</text:p>
          </table:table-cell>
          <table:table-cell office:value-type="float" office:value="0.006959497">
            <text:p>0.006959497</text:p>
          </table:table-cell>
          <table:table-cell office:value-type="float" office:value="0.0004307256">
            <text:p>0.000430725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517">
            <text:p>4517</text:p>
          </table:table-cell>
          <table:table-cell office:value-type="time" office:time-value="PT09H34M40S">
            <text:p>09:34:40 AM</text:p>
          </table:table-cell>
          <table:table-cell office:value-type="float" office:value="0.00000008095865">
            <text:p>8.10E-008</text:p>
          </table:table-cell>
          <table:table-cell office:value-type="float" office:value="0.00000003849147">
            <text:p>3.85E-008</text:p>
          </table:table-cell>
          <table:table-cell office:value-type="float" office:value="0.000000001581948">
            <text:p>1.58E-009</text:p>
          </table:table-cell>
          <table:table-cell office:value-type="float" office:value="0.0000000005631309">
            <text:p>5.63E-010</text:p>
          </table:table-cell>
          <table:table-cell office:value-type="float" office:value="0.00000000003477699">
            <text:p>3.48E-011</text:p>
          </table:table-cell>
          <table:table-cell office:value-type="float" office:value="51.17656">
            <text:p>51.17656</text:p>
          </table:table-cell>
          <table:table-cell office:value-type="float" office:value="24.3317">
            <text:p>24.3317</text:p>
          </table:table-cell>
          <table:table-cell office:value-type="float" office:value="0.006955785">
            <text:p>0.006955785</text:p>
          </table:table-cell>
          <table:table-cell office:value-type="float" office:value="0.0004295648">
            <text:p>0.0004295648</text:p>
          </table:table-cell>
          <table:table-cell table:number-columns-repeated="3"/>
        </table:table-row>
        <table:table-row table:style-name="ro1">
          <table:table-cell office:value-type="string">
            <text:p>STD_0_A</text:p>
          </table:table-cell>
          <table:table-cell office:value-type="float" office:value="4915">
            <text:p>4915</text:p>
          </table:table-cell>
          <table:table-cell office:value-type="time" office:time-value="PT09H36M41S">
            <text:p>09:36:41 AM</text:p>
          </table:table-cell>
          <table:table-cell office:value-type="float" office:value="0.00000009523261">
            <text:p>9.52E-008</text:p>
          </table:table-cell>
          <table:table-cell office:value-type="float" office:value="0.00000003919997">
            <text:p>3.92E-008</text:p>
          </table:table-cell>
          <table:table-cell office:value-type="float" office:value="0.0000000016945">
            <text:p>1.69E-009</text:p>
          </table:table-cell>
          <table:table-cell office:value-type="float" office:value="0.0000000006454499">
            <text:p>6.45E-010</text:p>
          </table:table-cell>
          <table:table-cell office:value-type="float" office:value="0.00000000003840533">
            <text:p>3.84E-011</text:p>
          </table:table-cell>
          <table:table-cell office:value-type="float" office:value="56.20102">
            <text:p>56.20102</text:p>
          </table:table-cell>
          <table:table-cell office:value-type="float" office:value="23.13366">
            <text:p>23.13366</text:p>
          </table:table-cell>
          <table:table-cell office:value-type="float" office:value="0.006777614">
            <text:p>0.006777614</text:p>
          </table:table-cell>
          <table:table-cell office:value-type="float" office:value="0.0004032792">
            <text:p>0.0004032792</text:p>
          </table:table-cell>
          <table:table-cell table:number-columns-repeated="3"/>
        </table:table-row>
        <table:table-row table:style-name="ro1">
          <table:table-cell office:value-type="string">
            <text:p>STD_0_A</text:p>
          </table:table-cell>
          <table:table-cell office:value-type="float" office:value="4946">
            <text:p>4946</text:p>
          </table:table-cell>
          <table:table-cell office:value-type="time" office:time-value="PT09H36M51S">
            <text:p>09:36:51 AM</text:p>
          </table:table-cell>
          <table:table-cell office:value-type="float" office:value="0.00000009517166">
            <text:p>9.52E-008</text:p>
          </table:table-cell>
          <table:table-cell office:value-type="float" office:value="0.00000003918553">
            <text:p>3.92E-008</text:p>
          </table:table-cell>
          <table:table-cell office:value-type="float" office:value="0.000000001692986">
            <text:p>1.69E-009</text:p>
          </table:table-cell>
          <table:table-cell office:value-type="float" office:value="0.0000000006440642">
            <text:p>6.44E-010</text:p>
          </table:table-cell>
          <table:table-cell office:value-type="float" office:value="0.00000000003891033">
            <text:p>3.89E-011</text:p>
          </table:table-cell>
          <table:table-cell office:value-type="float" office:value="56.21526">
            <text:p>56.21526</text:p>
          </table:table-cell>
          <table:table-cell office:value-type="float" office:value="23.1458">
            <text:p>23.1458</text:p>
          </table:table-cell>
          <table:table-cell office:value-type="float" office:value="0.006767394">
            <text:p>0.006767394</text:p>
          </table:table-cell>
          <table:table-cell office:value-type="float" office:value="0.0004088437">
            <text:p>0.0004088437</text:p>
          </table:table-cell>
          <table:table-cell table:number-columns-repeated="3"/>
        </table:table-row>
        <table:table-row table:style-name="ro1">
          <table:table-cell office:value-type="string">
            <text:p>STD_0_A</text:p>
          </table:table-cell>
          <table:table-cell office:value-type="float" office:value="5029">
            <text:p>5029</text:p>
          </table:table-cell>
          <table:table-cell office:value-type="time" office:time-value="PT09H37M16S">
            <text:p>09:37:16 AM</text:p>
          </table:table-cell>
          <table:table-cell office:value-type="float" office:value="0.00000009531797">
            <text:p>9.53E-008</text:p>
          </table:table-cell>
          <table:table-cell office:value-type="float" office:value="0.00000003922282">
            <text:p>3.92E-008</text:p>
          </table:table-cell>
          <table:table-cell office:value-type="float" office:value="0.000000001695967">
            <text:p>1.70E-009</text:p>
          </table:table-cell>
          <table:table-cell office:value-type="float" office:value="0.0000000006469228">
            <text:p>6.47E-010</text:p>
          </table:table-cell>
          <table:table-cell office:value-type="float" office:value="0.00000000003947812">
            <text:p>3.95E-011</text:p>
          </table:table-cell>
          <table:table-cell office:value-type="float" office:value="56.20273">
            <text:p>56.20273</text:p>
          </table:table-cell>
          <table:table-cell office:value-type="float" office:value="23.12712">
            <text:p>23.12712</text:p>
          </table:table-cell>
          <table:table-cell office:value-type="float" office:value="0.006786997">
            <text:p>0.006786997</text:p>
          </table:table-cell>
          <table:table-cell office:value-type="float" office:value="0.0004141729">
            <text:p>0.0004141729</text:p>
          </table:table-cell>
          <table:table-cell table:number-columns-repeated="3"/>
        </table:table-row>
        <table:table-row table:style-name="ro1">
          <table:table-cell office:value-type="string">
            <text:p>STD_0_B</text:p>
          </table:table-cell>
          <table:table-cell office:value-type="float" office:value="5356">
            <text:p>5356</text:p>
          </table:table-cell>
          <table:table-cell office:value-type="time" office:time-value="PT09H38M55S">
            <text:p>09:38:55 AM</text:p>
          </table:table-cell>
          <table:table-cell office:value-type="float" office:value="0.00000009535209">
            <text:p>9.54E-008</text:p>
          </table:table-cell>
          <table:table-cell office:value-type="float" office:value="0.00000003901243">
            <text:p>3.90E-008</text:p>
          </table:table-cell>
          <table:table-cell office:value-type="float" office:value="0.000000001695076">
            <text:p>1.70E-009</text:p>
          </table:table-cell>
          <table:table-cell office:value-type="float" office:value="0.000000000646763">
            <text:p>6.47E-010</text:p>
          </table:table-cell>
          <table:table-cell office:value-type="float" office:value="0.00000000003997921">
            <text:p>4.00E-011</text:p>
          </table:table-cell>
          <table:table-cell office:value-type="float" office:value="56.2524">
            <text:p>56.2524</text:p>
          </table:table-cell>
          <table:table-cell office:value-type="float" office:value="23.01516">
            <text:p>23.01516</text:p>
          </table:table-cell>
          <table:table-cell office:value-type="float" office:value="0.006782894">
            <text:p>0.006782894</text:p>
          </table:table-cell>
          <table:table-cell office:value-type="float" office:value="0.0004192799">
            <text:p>0.0004192799</text:p>
          </table:table-cell>
          <table:table-cell table:number-columns-repeated="3"/>
        </table:table-row>
        <table:table-row table:style-name="ro1">
          <table:table-cell office:value-type="string">
            <text:p>STD_0_B</text:p>
          </table:table-cell>
          <table:table-cell office:value-type="float" office:value="5394">
            <text:p>5394</text:p>
          </table:table-cell>
          <table:table-cell office:value-type="time" office:time-value="PT09H39M07S">
            <text:p>09:39:07 AM</text:p>
          </table:table-cell>
          <table:table-cell office:value-type="float" office:value="0.00000009534983">
            <text:p>9.53E-008</text:p>
          </table:table-cell>
          <table:table-cell office:value-type="float" office:value="0.00000003900589">
            <text:p>3.90E-008</text:p>
          </table:table-cell>
          <table:table-cell office:value-type="float" office:value="0.000000001697634">
            <text:p>1.70E-009</text:p>
          </table:table-cell>
          <table:table-cell office:value-type="float" office:value="0.0000000006462506">
            <text:p>6.46E-010</text:p>
          </table:table-cell>
          <table:table-cell office:value-type="float" office:value="0.00000000004010114">
            <text:p>4.01E-011</text:p>
          </table:table-cell>
          <table:table-cell office:value-type="float" office:value="56.16629">
            <text:p>56.16629</text:p>
          </table:table-cell>
          <table:table-cell office:value-type="float" office:value="22.97661">
            <text:p>22.97661</text:p>
          </table:table-cell>
          <table:table-cell office:value-type="float" office:value="0.00677768">
            <text:p>0.00677768</text:p>
          </table:table-cell>
          <table:table-cell office:value-type="float" office:value="0.0004205686">
            <text:p>0.0004205686</text:p>
          </table:table-cell>
          <table:table-cell table:number-columns-repeated="3"/>
        </table:table-row>
        <table:table-row table:style-name="ro1">
          <table:table-cell office:value-type="string">
            <text:p>STD_0_B</text:p>
          </table:table-cell>
          <table:table-cell office:value-type="float" office:value="5442">
            <text:p>5442</text:p>
          </table:table-cell>
          <table:table-cell office:value-type="time" office:time-value="PT09H39M22S">
            <text:p>09:39:22 AM</text:p>
          </table:table-cell>
          <table:table-cell office:value-type="float" office:value="0.00000009521375">
            <text:p>9.52E-008</text:p>
          </table:table-cell>
          <table:table-cell office:value-type="float" office:value="0.00000003895486">
            <text:p>3.90E-008</text:p>
          </table:table-cell>
          <table:table-cell office:value-type="float" office:value="0.000000001691627">
            <text:p>1.69E-009</text:p>
          </table:table-cell>
          <table:table-cell office:value-type="float" office:value="0.0000000006443233">
            <text:p>6.44E-010</text:p>
          </table:table-cell>
          <table:table-cell office:value-type="float" office:value="0.0000000000398863">
            <text:p>3.99E-011</text:p>
          </table:table-cell>
          <table:table-cell office:value-type="float" office:value="56.28531">
            <text:p>56.28531</text:p>
          </table:table-cell>
          <table:table-cell office:value-type="float" office:value="23.02804">
            <text:p>23.02804</text:p>
          </table:table-cell>
          <table:table-cell office:value-type="float" office:value="0.006767124">
            <text:p>0.006767124</text:p>
          </table:table-cell>
          <table:table-cell office:value-type="float" office:value="0.0004189133">
            <text:p>0.0004189133</text:p>
          </table:table-cell>
          <table:table-cell table:number-columns-repeated="3"/>
        </table:table-row>
        <table:table-row table:style-name="ro1">
          <table:table-cell office:value-type="string">
            <text:p>STD_50_15N_A</text:p>
          </table:table-cell>
          <table:table-cell office:value-type="float" office:value="5795">
            <text:p>5795</text:p>
          </table:table-cell>
          <table:table-cell office:value-type="time" office:time-value="PT09H41M10S">
            <text:p>09:41:10 AM</text:p>
          </table:table-cell>
          <table:table-cell office:value-type="float" office:value="0.00000008303262">
            <text:p>8.30E-008</text:p>
          </table:table-cell>
          <table:table-cell office:value-type="float" office:value="0.00000003586097">
            <text:p>3.59E-008</text:p>
          </table:table-cell>
          <table:table-cell office:value-type="float" office:value="0.000000001578577">
            <text:p>1.58E-009</text:p>
          </table:table-cell>
          <table:table-cell office:value-type="float" office:value="0.0000000005704481">
            <text:p>5.70E-010</text:p>
          </table:table-cell>
          <table:table-cell office:value-type="float" office:value="0.000000000316568">
            <text:p>3.17E-010</text:p>
          </table:table-cell>
          <table:table-cell office:value-type="float" office:value="52.59966">
            <text:p>52.59966</text:p>
          </table:table-cell>
          <table:table-cell office:value-type="float" office:value="22.71727">
            <text:p>22.71727</text:p>
          </table:table-cell>
          <table:table-cell office:value-type="float" office:value="0.006870169">
            <text:p>0.006870169</text:p>
          </table:table-cell>
          <table:table-cell office:value-type="float" office:value="0.003812574">
            <text:p>0.003812574</text:p>
          </table:table-cell>
          <table:table-cell table:number-columns-repeated="3"/>
        </table:table-row>
        <table:table-row table:style-name="ro1">
          <table:table-cell office:value-type="string">
            <text:p>STD_50_15N_A</text:p>
          </table:table-cell>
          <table:table-cell office:value-type="float" office:value="5902">
            <text:p>5902</text:p>
          </table:table-cell>
          <table:table-cell office:value-type="time" office:time-value="PT09H41M43S">
            <text:p>09:41:43 AM</text:p>
          </table:table-cell>
          <table:table-cell office:value-type="float" office:value="0.00000008292846">
            <text:p>8.29E-008</text:p>
          </table:table-cell>
          <table:table-cell office:value-type="float" office:value="0.00000003583888">
            <text:p>3.58E-008</text:p>
          </table:table-cell>
          <table:table-cell office:value-type="float" office:value="0.000000001573458">
            <text:p>1.57E-009</text:p>
          </table:table-cell>
          <table:table-cell office:value-type="float" office:value="0.0000000005710563">
            <text:p>5.71E-010</text:p>
          </table:table-cell>
          <table:table-cell office:value-type="float" office:value="0.0000000003177062">
            <text:p>3.18E-010</text:p>
          </table:table-cell>
          <table:table-cell office:value-type="float" office:value="52.7046">
            <text:p>52.7046</text:p>
          </table:table-cell>
          <table:table-cell office:value-type="float" office:value="22.77715">
            <text:p>22.77715</text:p>
          </table:table-cell>
          <table:table-cell office:value-type="float" office:value="0.006886132">
            <text:p>0.006886132</text:p>
          </table:table-cell>
          <table:table-cell office:value-type="float" office:value="0.003831087">
            <text:p>0.003831087</text:p>
          </table:table-cell>
          <table:table-cell table:number-columns-repeated="3"/>
        </table:table-row>
        <table:table-row table:style-name="ro1">
          <table:table-cell office:value-type="string">
            <text:p>STD_50_15N_A</text:p>
          </table:table-cell>
          <table:table-cell office:value-type="float" office:value="5943">
            <text:p>5943</text:p>
          </table:table-cell>
          <table:table-cell office:value-type="time" office:time-value="PT09H41M55S">
            <text:p>09:41:55 AM</text:p>
          </table:table-cell>
          <table:table-cell office:value-type="float" office:value="0.00000008288137">
            <text:p>8.29E-008</text:p>
          </table:table-cell>
          <table:table-cell office:value-type="float" office:value="0.00000003581478">
            <text:p>3.58E-008</text:p>
          </table:table-cell>
          <table:table-cell office:value-type="float" office:value="0.000000001570108">
            <text:p>1.57E-009</text:p>
          </table:table-cell>
          <table:table-cell office:value-type="float" office:value="0.0000000005712366">
            <text:p>5.71E-010</text:p>
          </table:table-cell>
          <table:table-cell office:value-type="float" office:value="0.0000000003170865">
            <text:p>3.17E-010</text:p>
          </table:table-cell>
          <table:table-cell office:value-type="float" office:value="52.78703">
            <text:p>52.78703</text:p>
          </table:table-cell>
          <table:table-cell office:value-type="float" office:value="22.81038">
            <text:p>22.81038</text:p>
          </table:table-cell>
          <table:table-cell office:value-type="float" office:value="0.00689222">
            <text:p>0.00689222</text:p>
          </table:table-cell>
          <table:table-cell office:value-type="float" office:value="0.003825787">
            <text:p>0.003825787</text:p>
          </table:table-cell>
          <table:table-cell table:number-columns-repeated="3"/>
        </table:table-row>
        <table:table-row table:style-name="ro1">
          <table:table-cell office:value-type="string">
            <text:p>STD_50_15N_B</text:p>
          </table:table-cell>
          <table:table-cell office:value-type="float" office:value="6280">
            <text:p>6280</text:p>
          </table:table-cell>
          <table:table-cell office:value-type="time" office:time-value="PT09H43M39S">
            <text:p>09:43:39 AM</text:p>
          </table:table-cell>
          <table:table-cell office:value-type="float" office:value="0.00000008074022">
            <text:p>8.07E-008</text:p>
          </table:table-cell>
          <table:table-cell office:value-type="float" office:value="0.00000003568557">
            <text:p>3.57E-008</text:p>
          </table:table-cell>
          <table:table-cell office:value-type="float" office:value="0.000000001570993">
            <text:p>1.57E-009</text:p>
          </table:table-cell>
          <table:table-cell office:value-type="float" office:value="0.0000000005689957">
            <text:p>5.69E-010</text:p>
          </table:table-cell>
          <table:table-cell office:value-type="float" office:value="0.0000000002891229">
            <text:p>2.89E-010</text:p>
          </table:table-cell>
          <table:table-cell office:value-type="float" office:value="51.39439">
            <text:p>51.39439</text:p>
          </table:table-cell>
          <table:table-cell office:value-type="float" office:value="22.7153">
            <text:p>22.7153</text:p>
          </table:table-cell>
          <table:table-cell office:value-type="float" office:value="0.00704724">
            <text:p>0.00704724</text:p>
          </table:table-cell>
          <table:table-cell office:value-type="float" office:value="0.003580904">
            <text:p>0.003580904</text:p>
          </table:table-cell>
          <table:table-cell table:number-columns-repeated="3"/>
        </table:table-row>
        <table:table-row table:style-name="ro1">
          <table:table-cell office:value-type="string">
            <text:p>STD_50_15N_B</text:p>
          </table:table-cell>
          <table:table-cell office:value-type="float" office:value="6332">
            <text:p>6332</text:p>
          </table:table-cell>
          <table:table-cell office:value-type="time" office:time-value="PT09H43M55S">
            <text:p>09:43:55 AM</text:p>
          </table:table-cell>
          <table:table-cell office:value-type="float" office:value="0.00000008072403">
            <text:p>8.07E-008</text:p>
          </table:table-cell>
          <table:table-cell office:value-type="float" office:value="0.00000003569056">
            <text:p>3.57E-008</text:p>
          </table:table-cell>
          <table:table-cell office:value-type="float" office:value="0.00000000157014">
            <text:p>1.57E-009</text:p>
          </table:table-cell>
          <table:table-cell office:value-type="float" office:value="0.0000000005689689">
            <text:p>5.69E-010</text:p>
          </table:table-cell>
          <table:table-cell office:value-type="float" office:value="0.0000000002900004">
            <text:p>2.90E-010</text:p>
          </table:table-cell>
          <table:table-cell office:value-type="float" office:value="51.412">
            <text:p>51.412</text:p>
          </table:table-cell>
          <table:table-cell office:value-type="float" office:value="22.73081">
            <text:p>22.73081</text:p>
          </table:table-cell>
          <table:table-cell office:value-type="float" office:value="0.007048321">
            <text:p>0.007048321</text:p>
          </table:table-cell>
          <table:table-cell office:value-type="float" office:value="0.003592492">
            <text:p>0.003592492</text:p>
          </table:table-cell>
          <table:table-cell table:number-columns-repeated="3"/>
        </table:table-row>
        <table:table-row table:style-name="ro1">
          <table:table-cell office:value-type="string">
            <text:p>STD_50_15N_B</text:p>
          </table:table-cell>
          <table:table-cell office:value-type="float" office:value="6361">
            <text:p>6361</text:p>
          </table:table-cell>
          <table:table-cell office:value-type="time" office:time-value="PT09H44M04S">
            <text:p>09:44:04 AM</text:p>
          </table:table-cell>
          <table:table-cell office:value-type="float" office:value="0.00000008069831">
            <text:p>8.07E-008</text:p>
          </table:table-cell>
          <table:table-cell office:value-type="float" office:value="0.00000003567116">
            <text:p>3.57E-008</text:p>
          </table:table-cell>
          <table:table-cell office:value-type="float" office:value="0.000000001572063">
            <text:p>1.57E-009</text:p>
          </table:table-cell>
          <table:table-cell office:value-type="float" office:value="0.0000000005674652">
            <text:p>5.67E-010</text:p>
          </table:table-cell>
          <table:table-cell office:value-type="float" office:value="0.0000000002906254">
            <text:p>2.91E-010</text:p>
          </table:table-cell>
          <table:table-cell office:value-type="float" office:value="51.33274">
            <text:p>51.33274</text:p>
          </table:table-cell>
          <table:table-cell office:value-type="float" office:value="22.69067">
            <text:p>22.69067</text:p>
          </table:table-cell>
          <table:table-cell office:value-type="float" office:value="0.007031934">
            <text:p>0.007031934</text:p>
          </table:table-cell>
          <table:table-cell office:value-type="float" office:value="0.003601382">
            <text:p>0.003601382</text:p>
          </table:table-cell>
          <table:table-cell table:number-columns-repeated="3"/>
        </table:table-row>
        <table:table-row table:style-name="ro1">
          <table:table-cell office:value-type="string">
            <text:p>STD_100_1415N_A</text:p>
          </table:table-cell>
          <table:table-cell office:value-type="float" office:value="6754">
            <text:p>6754</text:p>
          </table:table-cell>
          <table:table-cell office:value-type="time" office:time-value="PT09H46M04S">
            <text:p>09:46:04 AM</text:p>
          </table:table-cell>
          <table:table-cell office:value-type="float" office:value="0.00000008076326">
            <text:p>8.08E-008</text:p>
          </table:table-cell>
          <table:table-cell office:value-type="float" office:value="0.00000003583925">
            <text:p>3.58E-008</text:p>
          </table:table-cell>
          <table:table-cell office:value-type="float" office:value="0.000000001570852">
            <text:p>1.57E-009</text:p>
          </table:table-cell>
          <table:table-cell office:value-type="float" office:value="0.0000000008738654">
            <text:p>8.74E-010</text:p>
          </table:table-cell>
          <table:table-cell office:value-type="float" office:value="0.0000000001768958">
            <text:p>1.77E-010</text:p>
          </table:table-cell>
          <table:table-cell office:value-type="float" office:value="51.41368">
            <text:p>51.41368</text:p>
          </table:table-cell>
          <table:table-cell office:value-type="float" office:value="22.81518">
            <text:p>22.81518</text:p>
          </table:table-cell>
          <table:table-cell office:value-type="float" office:value="0.01082009">
            <text:p>0.01082009</text:p>
          </table:table-cell>
          <table:table-cell office:value-type="float" office:value="0.0021903">
            <text:p>0.0021903</text:p>
          </table:table-cell>
          <table:table-cell table:number-columns-repeated="3"/>
        </table:table-row>
        <table:table-row table:style-name="ro1">
          <table:table-cell office:value-type="string">
            <text:p>STD_100_1415N_A</text:p>
          </table:table-cell>
          <table:table-cell office:value-type="float" office:value="6797">
            <text:p>6797</text:p>
          </table:table-cell>
          <table:table-cell office:value-type="time" office:time-value="PT09H46M17S">
            <text:p>09:46:17 AM</text:p>
          </table:table-cell>
          <table:table-cell office:value-type="float" office:value="0.00000008074954">
            <text:p>8.07E-008</text:p>
          </table:table-cell>
          <table:table-cell office:value-type="float" office:value="0.00000003583238">
            <text:p>3.58E-008</text:p>
          </table:table-cell>
          <table:table-cell office:value-type="float" office:value="0.000000001572081">
            <text:p>1.57E-009</text:p>
          </table:table-cell>
          <table:table-cell office:value-type="float" office:value="0.0000000008760844">
            <text:p>8.76E-010</text:p>
          </table:table-cell>
          <table:table-cell office:value-type="float" office:value="0.0000000001768765">
            <text:p>1.77E-010</text:p>
          </table:table-cell>
          <table:table-cell office:value-type="float" office:value="51.36474">
            <text:p>51.36474</text:p>
          </table:table-cell>
          <table:table-cell office:value-type="float" office:value="22.79296">
            <text:p>22.79296</text:p>
          </table:table-cell>
          <table:table-cell office:value-type="float" office:value="0.0108494">
            <text:p>0.0108494</text:p>
          </table:table-cell>
          <table:table-cell office:value-type="float" office:value="0.002190434">
            <text:p>0.002190434</text:p>
          </table:table-cell>
          <table:table-cell table:number-columns-repeated="3"/>
        </table:table-row>
        <table:table-row table:style-name="ro1">
          <table:table-cell office:value-type="string">
            <text:p>STD_100_1415N_A</text:p>
          </table:table-cell>
          <table:table-cell office:value-type="float" office:value="6826">
            <text:p>6826</text:p>
          </table:table-cell>
          <table:table-cell office:value-type="time" office:time-value="PT09H46M26S">
            <text:p>09:46:26 AM</text:p>
          </table:table-cell>
          <table:table-cell office:value-type="float" office:value="0.00000008077003">
            <text:p>8.08E-008</text:p>
          </table:table-cell>
          <table:table-cell office:value-type="float" office:value="0.00000003585449">
            <text:p>3.59E-008</text:p>
          </table:table-cell>
          <table:table-cell office:value-type="float" office:value="0.000000001569741">
            <text:p>1.57E-009</text:p>
          </table:table-cell>
          <table:table-cell office:value-type="float" office:value="0.0000000008744707">
            <text:p>8.74E-010</text:p>
          </table:table-cell>
          <table:table-cell office:value-type="float" office:value="0.0000000001757102">
            <text:p>1.76E-010</text:p>
          </table:table-cell>
          <table:table-cell office:value-type="float" office:value="51.45437">
            <text:p>51.45437</text:p>
          </table:table-cell>
          <table:table-cell office:value-type="float" office:value="22.84102">
            <text:p>22.84102</text:p>
          </table:table-cell>
          <table:table-cell office:value-type="float" office:value="0.01082667">
            <text:p>0.01082667</text:p>
          </table:table-cell>
          <table:table-cell office:value-type="float" office:value="0.002175438">
            <text:p>0.002175438</text:p>
          </table:table-cell>
          <table:table-cell table:number-columns-repeated="3"/>
        </table:table-row>
        <table:table-row table:style-name="ro1">
          <table:table-cell office:value-type="string">
            <text:p>STD_100_1415N_B</text:p>
          </table:table-cell>
          <table:table-cell office:value-type="float" office:value="7158">
            <text:p>7158</text:p>
          </table:table-cell>
          <table:table-cell office:value-type="time" office:time-value="PT09H48M08S">
            <text:p>09:48:08 AM</text:p>
          </table:table-cell>
          <table:table-cell office:value-type="float" office:value="0.00000008058356">
            <text:p>8.06E-008</text:p>
          </table:table-cell>
          <table:table-cell office:value-type="float" office:value="0.0000000356139">
            <text:p>3.56E-008</text:p>
          </table:table-cell>
          <table:table-cell office:value-type="float" office:value="0.000000001569954">
            <text:p>1.57E-009</text:p>
          </table:table-cell>
          <table:table-cell office:value-type="float" office:value="0.0000000008699648">
            <text:p>8.70E-010</text:p>
          </table:table-cell>
          <table:table-cell office:value-type="float" office:value="0.0000000001819827">
            <text:p>1.82E-010</text:p>
          </table:table-cell>
          <table:table-cell office:value-type="float" office:value="51.32861">
            <text:p>51.32861</text:p>
          </table:table-cell>
          <table:table-cell office:value-type="float" office:value="22.68467">
            <text:p>22.68467</text:p>
          </table:table-cell>
          <table:table-cell office:value-type="float" office:value="0.01079581">
            <text:p>0.01079581</text:p>
          </table:table-cell>
          <table:table-cell office:value-type="float" office:value="0.002258311">
            <text:p>0.002258311</text:p>
          </table:table-cell>
          <table:table-cell table:number-columns-repeated="3"/>
        </table:table-row>
        <table:table-row table:style-name="ro1">
          <table:table-cell office:value-type="string">
            <text:p>STD_100_1415N_B</text:p>
          </table:table-cell>
          <table:table-cell office:value-type="float" office:value="7184">
            <text:p>7184</text:p>
          </table:table-cell>
          <table:table-cell office:value-type="time" office:time-value="PT09H48M16S">
            <text:p>09:48:16 AM</text:p>
          </table:table-cell>
          <table:table-cell office:value-type="float" office:value="0.00000008056464">
            <text:p>8.06E-008</text:p>
          </table:table-cell>
          <table:table-cell office:value-type="float" office:value="0.00000003562424">
            <text:p>3.56E-008</text:p>
          </table:table-cell>
          <table:table-cell office:value-type="float" office:value="0.00000000156879">
            <text:p>1.57E-009</text:p>
          </table:table-cell>
          <table:table-cell office:value-type="float" office:value="0.0000000008661642">
            <text:p>8.66E-010</text:p>
          </table:table-cell>
          <table:table-cell office:value-type="float" office:value="0.0000000001812218">
            <text:p>1.81E-010</text:p>
          </table:table-cell>
          <table:table-cell office:value-type="float" office:value="51.35462">
            <text:p>51.35462</text:p>
          </table:table-cell>
          <table:table-cell office:value-type="float" office:value="22.70809">
            <text:p>22.70809</text:p>
          </table:table-cell>
          <table:table-cell office:value-type="float" office:value="0.01075117">
            <text:p>0.01075117</text:p>
          </table:table-cell>
          <table:table-cell office:value-type="float" office:value="0.002249396">
            <text:p>0.002249396</text:p>
          </table:table-cell>
          <table:table-cell table:number-columns-repeated="3"/>
        </table:table-row>
        <table:table-row table:style-name="ro1">
          <table:table-cell office:value-type="string">
            <text:p>STD_100_1415N_B</text:p>
          </table:table-cell>
          <table:table-cell office:value-type="float" office:value="7197">
            <text:p>7197</text:p>
          </table:table-cell>
          <table:table-cell office:value-type="time" office:time-value="PT09H48M20S">
            <text:p>09:48:20 AM</text:p>
          </table:table-cell>
          <table:table-cell office:value-type="float" office:value="0.000000080495">
            <text:p>8.05E-008</text:p>
          </table:table-cell>
          <table:table-cell office:value-type="float" office:value="0.00000003560008">
            <text:p>3.56E-008</text:p>
          </table:table-cell>
          <table:table-cell office:value-type="float" office:value="0.000000001567203">
            <text:p>1.57E-009</text:p>
          </table:table-cell>
          <table:table-cell office:value-type="float" office:value="0.0000000008681926">
            <text:p>8.68E-010</text:p>
          </table:table-cell>
          <table:table-cell office:value-type="float" office:value="0.0000000001802957">
            <text:p>1.80E-010</text:p>
          </table:table-cell>
          <table:table-cell office:value-type="float" office:value="51.36221">
            <text:p>51.36221</text:p>
          </table:table-cell>
          <table:table-cell office:value-type="float" office:value="22.71568">
            <text:p>22.71568</text:p>
          </table:table-cell>
          <table:table-cell office:value-type="float" office:value="0.01078567">
            <text:p>0.01078567</text:p>
          </table:table-cell>
          <table:table-cell office:value-type="float" office:value="0.002239837">
            <text:p>0.002239837</text:p>
          </table:table-cell>
          <table:table-cell table:number-columns-repeated="3"/>
        </table:table-row>
        <table:table-row table:style-name="ro1">
          <table:table-cell office:value-type="string">
            <text:p>STD_100_15N_A</text:p>
          </table:table-cell>
          <table:table-cell office:value-type="float" office:value="7650">
            <text:p>7650</text:p>
          </table:table-cell>
          <table:table-cell office:value-type="time" office:time-value="PT09H50M39S">
            <text:p>09:50:39 AM</text:p>
          </table:table-cell>
          <table:table-cell office:value-type="float" office:value="0.00000008016098">
            <text:p>8.02E-008</text:p>
          </table:table-cell>
          <table:table-cell office:value-type="float" office:value="0.00000003553108">
            <text:p>3.55E-008</text:p>
          </table:table-cell>
          <table:table-cell office:value-type="float" office:value="0.000000001566131">
            <text:p>1.57E-009</text:p>
          </table:table-cell>
          <table:table-cell office:value-type="float" office:value="0.0000000005740375">
            <text:p>5.74E-010</text:p>
          </table:table-cell>
          <table:table-cell office:value-type="float" office:value="0.0000000005958639">
            <text:p>5.96E-010</text:p>
          </table:table-cell>
          <table:table-cell office:value-type="float" office:value="51.18407">
            <text:p>51.18407</text:p>
          </table:table-cell>
          <table:table-cell office:value-type="float" office:value="22.68717">
            <text:p>22.68717</text:p>
          </table:table-cell>
          <table:table-cell office:value-type="float" office:value="0.007161058">
            <text:p>0.007161058</text:p>
          </table:table-cell>
          <table:table-cell office:value-type="float" office:value="0.00743334">
            <text:p>0.00743334</text:p>
          </table:table-cell>
          <table:table-cell table:number-columns-repeated="3"/>
        </table:table-row>
        <table:table-row table:style-name="ro1">
          <table:table-cell office:value-type="string">
            <text:p>STD_100_15N_A</text:p>
          </table:table-cell>
          <table:table-cell office:value-type="float" office:value="7677">
            <text:p>7677</text:p>
          </table:table-cell>
          <table:table-cell office:value-type="time" office:time-value="PT09H50M47S">
            <text:p>09:50:47 AM</text:p>
          </table:table-cell>
          <table:table-cell office:value-type="float" office:value="0.00000008013006">
            <text:p>8.01E-008</text:p>
          </table:table-cell>
          <table:table-cell office:value-type="float" office:value="0.00000003551958">
            <text:p>3.55E-008</text:p>
          </table:table-cell>
          <table:table-cell office:value-type="float" office:value="0.00000000156557">
            <text:p>1.57E-009</text:p>
          </table:table-cell>
          <table:table-cell office:value-type="float" office:value="0.0000000005738214">
            <text:p>5.74E-010</text:p>
          </table:table-cell>
          <table:table-cell office:value-type="float" office:value="0.0000000005966748">
            <text:p>5.97E-010</text:p>
          </table:table-cell>
          <table:table-cell office:value-type="float" office:value="51.18268">
            <text:p>51.18268</text:p>
          </table:table-cell>
          <table:table-cell office:value-type="float" office:value="22.68796">
            <text:p>22.68796</text:p>
          </table:table-cell>
          <table:table-cell office:value-type="float" office:value="0.007161125">
            <text:p>0.007161125</text:p>
          </table:table-cell>
          <table:table-cell office:value-type="float" office:value="0.007446329">
            <text:p>0.007446329</text:p>
          </table:table-cell>
          <table:table-cell table:number-columns-repeated="3"/>
        </table:table-row>
        <table:table-row table:style-name="ro1">
          <table:table-cell office:value-type="string">
            <text:p>STD_100_15N_A</text:p>
          </table:table-cell>
          <table:table-cell office:value-type="float" office:value="7729">
            <text:p>7729</text:p>
          </table:table-cell>
          <table:table-cell office:value-type="time" office:time-value="PT09H51M04S">
            <text:p>09:51:04 AM</text:p>
          </table:table-cell>
          <table:table-cell office:value-type="float" office:value="0.00000008013274">
            <text:p>8.01E-008</text:p>
          </table:table-cell>
          <table:table-cell office:value-type="float" office:value="0.00000003552618">
            <text:p>3.55E-008</text:p>
          </table:table-cell>
          <table:table-cell office:value-type="float" office:value="0.000000001565697">
            <text:p>1.57E-009</text:p>
          </table:table-cell>
          <table:table-cell office:value-type="float" office:value="0.0000000005724685">
            <text:p>5.72E-010</text:p>
          </table:table-cell>
          <table:table-cell office:value-type="float" office:value="0.0000000005978513">
            <text:p>5.98E-010</text:p>
          </table:table-cell>
          <table:table-cell office:value-type="float" office:value="51.18024">
            <text:p>51.18024</text:p>
          </table:table-cell>
          <table:table-cell office:value-type="float" office:value="22.69034">
            <text:p>22.69034</text:p>
          </table:table-cell>
          <table:table-cell office:value-type="float" office:value="0.007144003">
            <text:p>0.007144003</text:p>
          </table:table-cell>
          <table:table-cell office:value-type="float" office:value="0.007460763">
            <text:p>0.007460763</text:p>
          </table:table-cell>
          <table:table-cell table:number-columns-repeated="3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8097">
            <text:p>8097</text:p>
          </table:table-cell>
          <table:table-cell office:value-type="time" office:time-value="PT09H52M57S">
            <text:p>09:52:57 AM</text:p>
          </table:table-cell>
          <table:table-cell office:value-type="float" office:value="0.00000007988594">
            <text:p>7.99E-008</text:p>
          </table:table-cell>
          <table:table-cell office:value-type="float" office:value="0.00000003582872">
            <text:p>3.58E-008</text:p>
          </table:table-cell>
          <table:table-cell office:value-type="float" office:value="0.000000001560686">
            <text:p>1.56E-009</text:p>
          </table:table-cell>
          <table:table-cell office:value-type="float" office:value="0.0000000005710265">
            <text:p>5.71E-010</text:p>
          </table:table-cell>
          <table:table-cell office:value-type="float" office:value="0.0000000006139707">
            <text:p>6.14E-010</text:p>
          </table:table-cell>
          <table:table-cell office:value-type="float" office:value="51.18644">
            <text:p>51.18644</text:p>
          </table:table-cell>
          <table:table-cell office:value-type="float" office:value="22.95704">
            <text:p>22.95704</text:p>
          </table:table-cell>
          <table:table-cell office:value-type="float" office:value="0.007148022">
            <text:p>0.007148022</text:p>
          </table:table-cell>
          <table:table-cell office:value-type="float" office:value="0.007685591">
            <text:p>0.007685591</text:p>
          </table:table-cell>
          <table:table-cell table:number-columns-repeated="3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8183">
            <text:p>8183</text:p>
          </table:table-cell>
          <table:table-cell office:value-type="time" office:time-value="PT09H53M23S">
            <text:p>09:53:23 AM</text:p>
          </table:table-cell>
          <table:table-cell office:value-type="float" office:value="0.00000007985804">
            <text:p>7.99E-008</text:p>
          </table:table-cell>
          <table:table-cell office:value-type="float" office:value="0.00000003582282">
            <text:p>3.58E-008</text:p>
          </table:table-cell>
          <table:table-cell office:value-type="float" office:value="0.000000001561049">
            <text:p>1.56E-009</text:p>
          </table:table-cell>
          <table:table-cell office:value-type="float" office:value="0.0000000005705471">
            <text:p>5.71E-010</text:p>
          </table:table-cell>
          <table:table-cell office:value-type="float" office:value="0.0000000006109812">
            <text:p>6.11E-010</text:p>
          </table:table-cell>
          <table:table-cell office:value-type="float" office:value="51.15666">
            <text:p>51.15666</text:p>
          </table:table-cell>
          <table:table-cell office:value-type="float" office:value="22.94792">
            <text:p>22.94792</text:p>
          </table:table-cell>
          <table:table-cell office:value-type="float" office:value="0.007144517">
            <text:p>0.007144517</text:p>
          </table:table-cell>
          <table:table-cell office:value-type="float" office:value="0.007650841">
            <text:p>0.007650841</text:p>
          </table:table-cell>
          <table:table-cell table:number-columns-repeated="3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8252">
            <text:p>8252</text:p>
          </table:table-cell>
          <table:table-cell office:value-type="time" office:time-value="PT09H53M44S">
            <text:p>09:53:44 AM</text:p>
          </table:table-cell>
          <table:table-cell office:value-type="float" office:value="0.00000007988714">
            <text:p>7.99E-008</text:p>
          </table:table-cell>
          <table:table-cell office:value-type="float" office:value="0.00000003587864">
            <text:p>3.59E-008</text:p>
          </table:table-cell>
          <table:table-cell office:value-type="float" office:value="0.000000001561108">
            <text:p>1.56E-009</text:p>
          </table:table-cell>
          <table:table-cell office:value-type="float" office:value="0.000000000569585">
            <text:p>5.70E-010</text:p>
          </table:table-cell>
          <table:table-cell office:value-type="float" office:value="0.0000000006073854">
            <text:p>6.07E-010</text:p>
          </table:table-cell>
          <table:table-cell office:value-type="float" office:value="51.17337">
            <text:p>51.17337</text:p>
          </table:table-cell>
          <table:table-cell office:value-type="float" office:value="22.98281">
            <text:p>22.98281</text:p>
          </table:table-cell>
          <table:table-cell office:value-type="float" office:value="0.007129872">
            <text:p>0.007129872</text:p>
          </table:table-cell>
          <table:table-cell office:value-type="float" office:value="0.007603044">
            <text:p>0.007603044</text:p>
          </table:table-cell>
          <table:table-cell table:number-columns-repeated="3"/>
        </table:table-row>
        <table:table-row table:style-name="ro1">
          <table:table-cell office:value-type="string">
            <text:p>Gcrew_UP_C_T6</text:p>
          </table:table-cell>
          <table:table-cell office:value-type="float" office:value="8698">
            <text:p>8698</text:p>
          </table:table-cell>
          <table:table-cell office:value-type="time" office:time-value="PT09H56M03S">
            <text:p>09:56:03 AM</text:p>
          </table:table-cell>
          <table:table-cell office:value-type="float" office:value="0.00000009197691">
            <text:p>9.20E-008</text:p>
          </table:table-cell>
          <table:table-cell office:value-type="float" office:value="0.00000004255243">
            <text:p>4.26E-008</text:p>
          </table:table-cell>
          <table:table-cell office:value-type="float" office:value="0.000000001786351">
            <text:p>1.79E-009</text:p>
          </table:table-cell>
          <table:table-cell office:value-type="float" office:value="0.0000000006517096">
            <text:p>6.52E-010</text:p>
          </table:table-cell>
          <table:table-cell office:value-type="float" office:value="0.00000000005236955">
            <text:p>5.24E-011</text:p>
          </table:table-cell>
          <table:table-cell office:value-type="float" office:value="51.48871">
            <text:p>51.48871</text:p>
          </table:table-cell>
          <table:table-cell office:value-type="float" office:value="23.82087">
            <text:p>23.82087</text:p>
          </table:table-cell>
          <table:table-cell office:value-type="float" office:value="0.007085578">
            <text:p>0.007085578</text:p>
          </table:table-cell>
          <table:table-cell office:value-type="float" office:value="0.0005693772">
            <text:p>0.0005693772</text:p>
          </table:table-cell>
          <table:table-cell table:number-columns-repeated="3"/>
        </table:table-row>
        <table:table-row table:style-name="ro1">
          <table:table-cell office:value-type="string">
            <text:p>Gcrew_UP_C_T6</text:p>
          </table:table-cell>
          <table:table-cell office:value-type="float" office:value="8725">
            <text:p>8725</text:p>
          </table:table-cell>
          <table:table-cell office:value-type="time" office:time-value="PT09H56M11S">
            <text:p>09:56:11 AM</text:p>
          </table:table-cell>
          <table:table-cell office:value-type="float" office:value="0.00000009181205">
            <text:p>9.18E-008</text:p>
          </table:table-cell>
          <table:table-cell office:value-type="float" office:value="0.00000004252253">
            <text:p>4.25E-008</text:p>
          </table:table-cell>
          <table:table-cell office:value-type="float" office:value="0.000000001786688">
            <text:p>1.79E-009</text:p>
          </table:table-cell>
          <table:table-cell office:value-type="float" office:value="0.0000000006489168">
            <text:p>6.49E-010</text:p>
          </table:table-cell>
          <table:table-cell office:value-type="float" office:value="0.00000000005170554">
            <text:p>5.17E-011</text:p>
          </table:table-cell>
          <table:table-cell office:value-type="float" office:value="51.38671">
            <text:p>51.38671</text:p>
          </table:table-cell>
          <table:table-cell office:value-type="float" office:value="23.79963">
            <text:p>23.79963</text:p>
          </table:table-cell>
          <table:table-cell office:value-type="float" office:value="0.007067882">
            <text:p>0.007067882</text:p>
          </table:table-cell>
          <table:table-cell office:value-type="float" office:value="0.0005631673">
            <text:p>0.0005631673</text:p>
          </table:table-cell>
          <table:table-cell table:number-columns-repeated="3"/>
        </table:table-row>
        <table:table-row table:style-name="ro1">
          <table:table-cell office:value-type="string">
            <text:p>Gcrew_UP_C_T6</text:p>
          </table:table-cell>
          <table:table-cell office:value-type="float" office:value="8750">
            <text:p>8750</text:p>
          </table:table-cell>
          <table:table-cell office:value-type="time" office:time-value="PT09H56M18S">
            <text:p>09:56:18 AM</text:p>
          </table:table-cell>
          <table:table-cell office:value-type="float" office:value="0.00000009147229">
            <text:p>9.15E-008</text:p>
          </table:table-cell>
          <table:table-cell office:value-type="float" office:value="0.00000004239522">
            <text:p>4.24E-008</text:p>
          </table:table-cell>
          <table:table-cell office:value-type="float" office:value="0.000000001780532">
            <text:p>1.78E-009</text:p>
          </table:table-cell>
          <table:table-cell office:value-type="float" office:value="0.0000000006446279">
            <text:p>6.45E-010</text:p>
          </table:table-cell>
          <table:table-cell office:value-type="float" office:value="0.00000000005159564">
            <text:p>5.16E-011</text:p>
          </table:table-cell>
          <table:table-cell office:value-type="float" office:value="51.37356">
            <text:p>51.37356</text:p>
          </table:table-cell>
          <table:table-cell office:value-type="float" office:value="23.81042">
            <text:p>23.81042</text:p>
          </table:table-cell>
          <table:table-cell office:value-type="float" office:value="0.007047248">
            <text:p>0.007047248</text:p>
          </table:table-cell>
          <table:table-cell office:value-type="float" office:value="0.0005640576">
            <text:p>0.000564057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9584">
            <text:p>9584</text:p>
          </table:table-cell>
          <table:table-cell office:value-type="time" office:time-value="PT10H00M32S">
            <text:p>10:00:32 AM</text:p>
          </table:table-cell>
          <table:table-cell office:value-type="float" office:value="0.00000008120293">
            <text:p>8.12E-008</text:p>
          </table:table-cell>
          <table:table-cell office:value-type="float" office:value="0.0000000377971">
            <text:p>3.78E-008</text:p>
          </table:table-cell>
          <table:table-cell office:value-type="float" office:value="0.000000001560058">
            <text:p>1.56E-009</text:p>
          </table:table-cell>
          <table:table-cell office:value-type="float" office:value="0.0000000005527839">
            <text:p>5.53E-010</text:p>
          </table:table-cell>
          <table:table-cell office:value-type="float" office:value="0.00000000004229225">
            <text:p>4.23E-011</text:p>
          </table:table-cell>
          <table:table-cell office:value-type="float" office:value="52.05123">
            <text:p>52.05123</text:p>
          </table:table-cell>
          <table:table-cell office:value-type="float" office:value="24.22801">
            <text:p>24.22801</text:p>
          </table:table-cell>
          <table:table-cell office:value-type="float" office:value="0.006807438">
            <text:p>0.006807438</text:p>
          </table:table-cell>
          <table:table-cell office:value-type="float" office:value="0.0005208218">
            <text:p>0.000520821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9620">
            <text:p>9620</text:p>
          </table:table-cell>
          <table:table-cell office:value-type="time" office:time-value="PT10H00M43S">
            <text:p>10:00:43 AM</text:p>
          </table:table-cell>
          <table:table-cell office:value-type="float" office:value="0.00000008119155">
            <text:p>8.12E-008</text:p>
          </table:table-cell>
          <table:table-cell office:value-type="float" office:value="0.00000003778886">
            <text:p>3.78E-008</text:p>
          </table:table-cell>
          <table:table-cell office:value-type="float" office:value="0.000000001561932">
            <text:p>1.56E-009</text:p>
          </table:table-cell>
          <table:table-cell office:value-type="float" office:value="0.0000000005536311">
            <text:p>5.54E-010</text:p>
          </table:table-cell>
          <table:table-cell office:value-type="float" office:value="0.00000000004212863">
            <text:p>4.21E-011</text:p>
          </table:table-cell>
          <table:table-cell office:value-type="float" office:value="51.98149">
            <text:p>51.98149</text:p>
          </table:table-cell>
          <table:table-cell office:value-type="float" office:value="24.19367">
            <text:p>24.19367</text:p>
          </table:table-cell>
          <table:table-cell office:value-type="float" office:value="0.006818827">
            <text:p>0.006818827</text:p>
          </table:table-cell>
          <table:table-cell office:value-type="float" office:value="0.0005188795">
            <text:p>0.000518879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9653">
            <text:p>9653</text:p>
          </table:table-cell>
          <table:table-cell office:value-type="time" office:time-value="PT10H00M53S">
            <text:p>10:00:53 AM</text:p>
          </table:table-cell>
          <table:table-cell office:value-type="float" office:value="0.00000008110769">
            <text:p>8.11E-008</text:p>
          </table:table-cell>
          <table:table-cell office:value-type="float" office:value="0.00000003774914">
            <text:p>3.77E-008</text:p>
          </table:table-cell>
          <table:table-cell office:value-type="float" office:value="0.000000001558656">
            <text:p>1.56E-009</text:p>
          </table:table-cell>
          <table:table-cell office:value-type="float" office:value="0.0000000005523276">
            <text:p>5.52E-010</text:p>
          </table:table-cell>
          <table:table-cell office:value-type="float" office:value="0.00000000004193454">
            <text:p>4.19E-011</text:p>
          </table:table-cell>
          <table:table-cell office:value-type="float" office:value="52.03693">
            <text:p>52.03693</text:p>
          </table:table-cell>
          <table:table-cell office:value-type="float" office:value="24.21902">
            <text:p>24.21902</text:p>
          </table:table-cell>
          <table:table-cell office:value-type="float" office:value="0.006809805">
            <text:p>0.006809805</text:p>
          </table:table-cell>
          <table:table-cell office:value-type="float" office:value="0.000517023">
            <text:p>0.000517023</text:p>
          </table:table-cell>
          <table:table-cell table:number-columns-repeated="3"/>
        </table:table-row>
        <table:table-row table:style-name="ro1">
          <table:table-cell office:value-type="string">
            <text:p>Gcrew_TR_A_T2</text:p>
          </table:table-cell>
          <table:table-cell office:value-type="float" office:value="10099">
            <text:p>10099</text:p>
          </table:table-cell>
          <table:table-cell office:value-type="time" office:time-value="PT10H03M11S">
            <text:p>10:03:11 AM</text:p>
          </table:table-cell>
          <table:table-cell office:value-type="float" office:value="0.00000009356705">
            <text:p>9.36E-008</text:p>
          </table:table-cell>
          <table:table-cell office:value-type="float" office:value="0.00000004322706">
            <text:p>4.32E-008</text:p>
          </table:table-cell>
          <table:table-cell office:value-type="float" office:value="0.000000001823052">
            <text:p>1.82E-009</text:p>
          </table:table-cell>
          <table:table-cell office:value-type="float" office:value="0.00000000065227">
            <text:p>6.52E-010</text:p>
          </table:table-cell>
          <table:table-cell office:value-type="float" office:value="0.00000000004703263">
            <text:p>4.70E-011</text:p>
          </table:table-cell>
          <table:table-cell office:value-type="float" office:value="51.3244">
            <text:p>51.3244</text:p>
          </table:table-cell>
          <table:table-cell office:value-type="float" office:value="23.71137">
            <text:p>23.71137</text:p>
          </table:table-cell>
          <table:table-cell office:value-type="float" office:value="0.006971151">
            <text:p>0.006971151</text:p>
          </table:table-cell>
          <table:table-cell office:value-type="float" office:value="0.0005026623">
            <text:p>0.0005026623</text:p>
          </table:table-cell>
          <table:table-cell table:number-columns-repeated="3"/>
        </table:table-row>
        <table:table-row table:style-name="ro1">
          <table:table-cell office:value-type="string">
            <text:p>Gcrew_TR_A_T2</text:p>
          </table:table-cell>
          <table:table-cell office:value-type="float" office:value="10138">
            <text:p>10138</text:p>
          </table:table-cell>
          <table:table-cell office:value-type="time" office:time-value="PT10H03M22S">
            <text:p>10:03:22 AM</text:p>
          </table:table-cell>
          <table:table-cell office:value-type="float" office:value="0.00000009354734">
            <text:p>9.35E-008</text:p>
          </table:table-cell>
          <table:table-cell office:value-type="float" office:value="0.00000004322557">
            <text:p>4.32E-008</text:p>
          </table:table-cell>
          <table:table-cell office:value-type="float" office:value="0.000000001824204">
            <text:p>1.82E-009</text:p>
          </table:table-cell>
          <table:table-cell office:value-type="float" office:value="0.0000000006493943">
            <text:p>6.49E-010</text:p>
          </table:table-cell>
          <table:table-cell office:value-type="float" office:value="0.00000000004702357">
            <text:p>4.70E-011</text:p>
          </table:table-cell>
          <table:table-cell office:value-type="float" office:value="51.28119">
            <text:p>51.28119</text:p>
          </table:table-cell>
          <table:table-cell office:value-type="float" office:value="23.69558">
            <text:p>23.69558</text:p>
          </table:table-cell>
          <table:table-cell office:value-type="float" office:value="0.006941879">
            <text:p>0.006941879</text:p>
          </table:table-cell>
          <table:table-cell office:value-type="float" office:value="0.0005026713">
            <text:p>0.0005026713</text:p>
          </table:table-cell>
          <table:table-cell table:number-columns-repeated="3"/>
        </table:table-row>
        <table:table-row table:style-name="ro1">
          <table:table-cell office:value-type="string">
            <text:p>Gcrew_TR_A_T2</text:p>
          </table:table-cell>
          <table:table-cell office:value-type="float" office:value="10156">
            <text:p>10156</text:p>
          </table:table-cell>
          <table:table-cell office:value-type="time" office:time-value="PT10H03M28S">
            <text:p>10:03:28 AM</text:p>
          </table:table-cell>
          <table:table-cell office:value-type="float" office:value="0.00000009348347">
            <text:p>9.35E-008</text:p>
          </table:table-cell>
          <table:table-cell office:value-type="float" office:value="0.00000004320191">
            <text:p>4.32E-008</text:p>
          </table:table-cell>
          <table:table-cell office:value-type="float" office:value="0.000000001825859">
            <text:p>1.83E-009</text:p>
          </table:table-cell>
          <table:table-cell office:value-type="float" office:value="0.0000000006474586">
            <text:p>6.47E-010</text:p>
          </table:table-cell>
          <table:table-cell office:value-type="float" office:value="0.00000000004695945">
            <text:p>4.70E-011</text:p>
          </table:table-cell>
          <table:table-cell office:value-type="float" office:value="51.19972">
            <text:p>51.19972</text:p>
          </table:table-cell>
          <table:table-cell office:value-type="float" office:value="23.66114">
            <text:p>23.66114</text:p>
          </table:table-cell>
          <table:table-cell office:value-type="float" office:value="0.006925915">
            <text:p>0.006925915</text:p>
          </table:table-cell>
          <table:table-cell office:value-type="float" office:value="0.000502329">
            <text:p>0.000502329</text:p>
          </table:table-cell>
          <table:table-cell table:number-columns-repeated="3"/>
        </table:table-row>
        <table:table-row table:style-name="ro1">
          <table:table-cell office:value-type="string">
            <text:p>Gcrew_TR_A_T3</text:p>
          </table:table-cell>
          <table:table-cell office:value-type="float" office:value="10429">
            <text:p>10429</text:p>
          </table:table-cell>
          <table:table-cell office:value-type="time" office:time-value="PT10H04M52S">
            <text:p>10:04:52 AM</text:p>
          </table:table-cell>
          <table:table-cell office:value-type="float" office:value="0.0000000928872">
            <text:p>9.29E-008</text:p>
          </table:table-cell>
          <table:table-cell office:value-type="float" office:value="0.00000004220155">
            <text:p>4.22E-008</text:p>
          </table:table-cell>
          <table:table-cell office:value-type="float" office:value="0.00000000178383">
            <text:p>1.78E-009</text:p>
          </table:table-cell>
          <table:table-cell office:value-type="float" office:value="0.0000000006668319">
            <text:p>6.67E-010</text:p>
          </table:table-cell>
          <table:table-cell office:value-type="float" office:value="0.00000000004765425">
            <text:p>4.77E-011</text:p>
          </table:table-cell>
          <table:table-cell office:value-type="float" office:value="52.07177">
            <text:p>52.07177</text:p>
          </table:table-cell>
          <table:table-cell office:value-type="float" office:value="23.65783">
            <text:p>23.65783</text:p>
          </table:table-cell>
          <table:table-cell office:value-type="float" office:value="0.007178943">
            <text:p>0.007178943</text:p>
          </table:table-cell>
          <table:table-cell office:value-type="float" office:value="0.0005130336">
            <text:p>0.0005130336</text:p>
          </table:table-cell>
          <table:table-cell table:number-columns-repeated="3"/>
        </table:table-row>
        <table:table-row table:style-name="ro1">
          <table:table-cell office:value-type="string">
            <text:p>Gcrew_TR_A_T3</text:p>
          </table:table-cell>
          <table:table-cell office:value-type="float" office:value="10485">
            <text:p>10485</text:p>
          </table:table-cell>
          <table:table-cell office:value-type="time" office:time-value="PT10H05M09S">
            <text:p>10:05:09 AM</text:p>
          </table:table-cell>
          <table:table-cell office:value-type="float" office:value="0.00000009235868">
            <text:p>9.24E-008</text:p>
          </table:table-cell>
          <table:table-cell office:value-type="float" office:value="0.00000004189951">
            <text:p>4.19E-008</text:p>
          </table:table-cell>
          <table:table-cell office:value-type="float" office:value="0.000000001773162">
            <text:p>1.77E-009</text:p>
          </table:table-cell>
          <table:table-cell office:value-type="float" office:value="0.000000000661003">
            <text:p>6.61E-010</text:p>
          </table:table-cell>
          <table:table-cell office:value-type="float" office:value="0.00000000004668702">
            <text:p>4.67E-011</text:p>
          </table:table-cell>
          <table:table-cell office:value-type="float" office:value="52.08699">
            <text:p>52.08699</text:p>
          </table:table-cell>
          <table:table-cell office:value-type="float" office:value="23.62983">
            <text:p>23.62983</text:p>
          </table:table-cell>
          <table:table-cell office:value-type="float" office:value="0.007156913">
            <text:p>0.007156913</text:p>
          </table:table-cell>
          <table:table-cell office:value-type="float" office:value="0.0005054968">
            <text:p>0.0005054968</text:p>
          </table:table-cell>
          <table:table-cell table:number-columns-repeated="3"/>
        </table:table-row>
        <table:table-row table:style-name="ro1">
          <table:table-cell office:value-type="string">
            <text:p>Gcrew_TR_A_T3</text:p>
          </table:table-cell>
          <table:table-cell office:value-type="float" office:value="10553">
            <text:p>10553</text:p>
          </table:table-cell>
          <table:table-cell office:value-type="time" office:time-value="PT10H05M30S">
            <text:p>10:05:30 AM</text:p>
          </table:table-cell>
          <table:table-cell office:value-type="float" office:value="0.00000009141032">
            <text:p>9.14E-008</text:p>
          </table:table-cell>
          <table:table-cell office:value-type="float" office:value="0.00000004156964">
            <text:p>4.16E-008</text:p>
          </table:table-cell>
          <table:table-cell office:value-type="float" office:value="0.000000001763052">
            <text:p>1.76E-009</text:p>
          </table:table-cell>
          <table:table-cell office:value-type="float" office:value="0.0000000006471934">
            <text:p>6.47E-010</text:p>
          </table:table-cell>
          <table:table-cell office:value-type="float" office:value="0.00000000004629318">
            <text:p>4.63E-011</text:p>
          </table:table-cell>
          <table:table-cell office:value-type="float" office:value="51.84779">
            <text:p>51.84779</text:p>
          </table:table-cell>
          <table:table-cell office:value-type="float" office:value="23.57823">
            <text:p>23.57823</text:p>
          </table:table-cell>
          <table:table-cell office:value-type="float" office:value="0.007080091">
            <text:p>0.007080091</text:p>
          </table:table-cell>
          <table:table-cell office:value-type="float" office:value="0.0005064328">
            <text:p>0.0005064328</text:p>
          </table:table-cell>
          <table:table-cell table:number-columns-repeated="3"/>
        </table:table-row>
        <table:table-row table:style-name="ro1">
          <table:table-cell office:value-type="string">
            <text:p>Gcrew_TR_B_T2</text:p>
          </table:table-cell>
          <table:table-cell office:value-type="float" office:value="10927">
            <text:p>10927</text:p>
          </table:table-cell>
          <table:table-cell office:value-type="time" office:time-value="PT10H07M24S">
            <text:p>10:07:24 AM</text:p>
          </table:table-cell>
          <table:table-cell office:value-type="float" office:value="0.00000009111185">
            <text:p>9.11E-008</text:p>
          </table:table-cell>
          <table:table-cell office:value-type="float" office:value="0.000000041794">
            <text:p>4.18E-008</text:p>
          </table:table-cell>
          <table:table-cell office:value-type="float" office:value="0.000000001765069">
            <text:p>1.77E-009</text:p>
          </table:table-cell>
          <table:table-cell office:value-type="float" office:value="0.000000000630944">
            <text:p>6.31E-010</text:p>
          </table:table-cell>
          <table:table-cell office:value-type="float" office:value="0.00000000004629875">
            <text:p>4.63E-011</text:p>
          </table:table-cell>
          <table:table-cell office:value-type="float" office:value="51.61942">
            <text:p>51.61942</text:p>
          </table:table-cell>
          <table:table-cell office:value-type="float" office:value="23.67839">
            <text:p>23.67839</text:p>
          </table:table-cell>
          <table:table-cell office:value-type="float" office:value="0.006924938">
            <text:p>0.006924938</text:p>
          </table:table-cell>
          <table:table-cell office:value-type="float" office:value="0.0005081529">
            <text:p>0.0005081529</text:p>
          </table:table-cell>
          <table:table-cell table:number-columns-repeated="3"/>
        </table:table-row>
        <table:table-row table:style-name="ro1">
          <table:table-cell office:value-type="string">
            <text:p>Gcrew_TR_B_T2</text:p>
          </table:table-cell>
          <table:table-cell office:value-type="float" office:value="10964">
            <text:p>10964</text:p>
          </table:table-cell>
          <table:table-cell office:value-type="time" office:time-value="PT10H07M35S">
            <text:p>10:07:35 AM</text:p>
          </table:table-cell>
          <table:table-cell office:value-type="float" office:value="0.00000009083069">
            <text:p>9.08E-008</text:p>
          </table:table-cell>
          <table:table-cell office:value-type="float" office:value="0.00000004168573">
            <text:p>4.17E-008</text:p>
          </table:table-cell>
          <table:table-cell office:value-type="float" office:value="0.000000001762318">
            <text:p>1.76E-009</text:p>
          </table:table-cell>
          <table:table-cell office:value-type="float" office:value="0.0000000006275232">
            <text:p>6.28E-010</text:p>
          </table:table-cell>
          <table:table-cell office:value-type="float" office:value="0.00000000004601492">
            <text:p>4.60E-011</text:p>
          </table:table-cell>
          <table:table-cell office:value-type="float" office:value="51.54047">
            <text:p>51.54047</text:p>
          </table:table-cell>
          <table:table-cell office:value-type="float" office:value="23.65392">
            <text:p>23.65392</text:p>
          </table:table-cell>
          <table:table-cell office:value-type="float" office:value="0.006908713">
            <text:p>0.006908713</text:p>
          </table:table-cell>
          <table:table-cell office:value-type="float" office:value="0.0005066011">
            <text:p>0.0005066011</text:p>
          </table:table-cell>
          <table:table-cell table:number-columns-repeated="3"/>
        </table:table-row>
        <table:table-row table:style-name="ro1">
          <table:table-cell office:value-type="string">
            <text:p>Gcrew_TR_B_T2</text:p>
          </table:table-cell>
          <table:table-cell office:value-type="float" office:value="11001">
            <text:p>11001</text:p>
          </table:table-cell>
          <table:table-cell office:value-type="time" office:time-value="PT10H07M46S">
            <text:p>10:07:46 AM</text:p>
          </table:table-cell>
          <table:table-cell office:value-type="float" office:value="0.0000000905944">
            <text:p>9.06E-008</text:p>
          </table:table-cell>
          <table:table-cell office:value-type="float" office:value="0.00000004158113">
            <text:p>4.16E-008</text:p>
          </table:table-cell>
          <table:table-cell office:value-type="float" office:value="0.000000001760367">
            <text:p>1.76E-009</text:p>
          </table:table-cell>
          <table:table-cell office:value-type="float" office:value="0.0000000006255907">
            <text:p>6.26E-010</text:p>
          </table:table-cell>
          <table:table-cell office:value-type="float" office:value="0.00000000004587603">
            <text:p>4.59E-011</text:p>
          </table:table-cell>
          <table:table-cell office:value-type="float" office:value="51.46335">
            <text:p>51.46335</text:p>
          </table:table-cell>
          <table:table-cell office:value-type="float" office:value="23.62071">
            <text:p>23.62071</text:p>
          </table:table-cell>
          <table:table-cell office:value-type="float" office:value="0.006905401">
            <text:p>0.006905401</text:p>
          </table:table-cell>
          <table:table-cell office:value-type="float" office:value="0.0005063892">
            <text:p>0.0005063892</text:p>
          </table:table-cell>
          <table:table-cell table:number-columns-repeated="3"/>
        </table:table-row>
        <table:table-row table:style-name="ro1">
          <table:table-cell office:value-type="string">
            <text:p>Gcrew_TR_B_T3</text:p>
          </table:table-cell>
          <table:table-cell office:value-type="float" office:value="11245">
            <text:p>11245</text:p>
          </table:table-cell>
          <table:table-cell office:value-type="time" office:time-value="PT10H09M01S">
            <text:p>10:09:01 AM</text:p>
          </table:table-cell>
          <table:table-cell office:value-type="float" office:value="0.00000009276365">
            <text:p>9.28E-008</text:p>
          </table:table-cell>
          <table:table-cell office:value-type="float" office:value="0.00000004201259">
            <text:p>4.20E-008</text:p>
          </table:table-cell>
          <table:table-cell office:value-type="float" office:value="0.000000001772686">
            <text:p>1.77E-009</text:p>
          </table:table-cell>
          <table:table-cell office:value-type="float" office:value="0.0000000006540454">
            <text:p>6.54E-010</text:p>
          </table:table-cell>
          <table:table-cell office:value-type="float" office:value="0.00000000004719888">
            <text:p>4.72E-011</text:p>
          </table:table-cell>
          <table:table-cell office:value-type="float" office:value="52.32942">
            <text:p>52.32942</text:p>
          </table:table-cell>
          <table:table-cell office:value-type="float" office:value="23.69996">
            <text:p>23.69996</text:p>
          </table:table-cell>
          <table:table-cell office:value-type="float" office:value="0.007050665">
            <text:p>0.007050665</text:p>
          </table:table-cell>
          <table:table-cell office:value-type="float" office:value="0.0005088079">
            <text:p>0.0005088079</text:p>
          </table:table-cell>
          <table:table-cell table:number-columns-repeated="3"/>
        </table:table-row>
        <table:table-row table:style-name="ro1">
          <table:table-cell office:value-type="string">
            <text:p>Gcrew_TR_B_T3</text:p>
          </table:table-cell>
          <table:table-cell office:value-type="float" office:value="11297">
            <text:p>11297</text:p>
          </table:table-cell>
          <table:table-cell office:value-type="time" office:time-value="PT10H09M17S">
            <text:p>10:09:17 AM</text:p>
          </table:table-cell>
          <table:table-cell office:value-type="float" office:value="0.00000009237942">
            <text:p>9.24E-008</text:p>
          </table:table-cell>
          <table:table-cell office:value-type="float" office:value="0.00000004189132">
            <text:p>4.19E-008</text:p>
          </table:table-cell>
          <table:table-cell office:value-type="float" office:value="0.000000001770254">
            <text:p>1.77E-009</text:p>
          </table:table-cell>
          <table:table-cell office:value-type="float" office:value="0.0000000006519407">
            <text:p>6.52E-010</text:p>
          </table:table-cell>
          <table:table-cell office:value-type="float" office:value="0.00000000004659529">
            <text:p>4.66E-011</text:p>
          </table:table-cell>
          <table:table-cell office:value-type="float" office:value="52.18428">
            <text:p>52.18428</text:p>
          </table:table-cell>
          <table:table-cell office:value-type="float" office:value="23.66402">
            <text:p>23.66402</text:p>
          </table:table-cell>
          <table:table-cell office:value-type="float" office:value="0.007057208">
            <text:p>0.007057208</text:p>
          </table:table-cell>
          <table:table-cell office:value-type="float" office:value="0.0005043905">
            <text:p>0.0005043905</text:p>
          </table:table-cell>
          <table:table-cell table:number-columns-repeated="3"/>
        </table:table-row>
        <table:table-row table:style-name="ro1">
          <table:table-cell office:value-type="string">
            <text:p>Gcrew_TR_B_T3</text:p>
          </table:table-cell>
          <table:table-cell office:value-type="float" office:value="11338">
            <text:p>11338</text:p>
          </table:table-cell>
          <table:table-cell office:value-type="time" office:time-value="PT10H09M30S">
            <text:p>10:09:30 AM</text:p>
          </table:table-cell>
          <table:table-cell office:value-type="float" office:value="0.00000009194093">
            <text:p>9.19E-008</text:p>
          </table:table-cell>
          <table:table-cell office:value-type="float" office:value="0.00000004180603">
            <text:p>4.18E-008</text:p>
          </table:table-cell>
          <table:table-cell office:value-type="float" office:value="0.000000001772361">
            <text:p>1.77E-009</text:p>
          </table:table-cell>
          <table:table-cell office:value-type="float" office:value="0.0000000006463288">
            <text:p>6.46E-010</text:p>
          </table:table-cell>
          <table:table-cell office:value-type="float" office:value="0.00000000004692035">
            <text:p>4.69E-011</text:p>
          </table:table-cell>
          <table:table-cell office:value-type="float" office:value="51.87483">
            <text:p>51.87483</text:p>
          </table:table-cell>
          <table:table-cell office:value-type="float" office:value="23.58776">
            <text:p>23.58776</text:p>
          </table:table-cell>
          <table:table-cell office:value-type="float" office:value="0.007029827">
            <text:p>0.007029827</text:p>
          </table:table-cell>
          <table:table-cell office:value-type="float" office:value="0.0005103315">
            <text:p>0.0005103315</text:p>
          </table:table-cell>
          <table:table-cell table:number-columns-repeated="3"/>
        </table:table-row>
        <table:table-row table:style-name="ro1">
          <table:table-cell office:value-type="string">
            <text:p>Gcrew_TR_B_T5</text:p>
          </table:table-cell>
          <table:table-cell office:value-type="float" office:value="11839">
            <text:p>11839</text:p>
          </table:table-cell>
          <table:table-cell office:value-type="time" office:time-value="PT10H12M03S">
            <text:p>10:12:03 AM</text:p>
          </table:table-cell>
          <table:table-cell office:value-type="float" office:value="0.00000009281947">
            <text:p>9.28E-008</text:p>
          </table:table-cell>
          <table:table-cell office:value-type="float" office:value="0.00000003961211">
            <text:p>3.96E-008</text:p>
          </table:table-cell>
          <table:table-cell office:value-type="float" office:value="0.000000001763302">
            <text:p>1.76E-009</text:p>
          </table:table-cell>
          <table:table-cell office:value-type="float" office:value="0.0000000006624579">
            <text:p>6.62E-010</text:p>
          </table:table-cell>
          <table:table-cell office:value-type="float" office:value="0.00000000004745607">
            <text:p>4.75E-011</text:p>
          </table:table-cell>
          <table:table-cell office:value-type="float" office:value="52.63958">
            <text:p>52.63958</text:p>
          </table:table-cell>
          <table:table-cell office:value-type="float" office:value="22.46474">
            <text:p>22.46474</text:p>
          </table:table-cell>
          <table:table-cell office:value-type="float" office:value="0.007137057">
            <text:p>0.007137057</text:p>
          </table:table-cell>
          <table:table-cell office:value-type="float" office:value="0.0005112728">
            <text:p>0.0005112728</text:p>
          </table:table-cell>
          <table:table-cell table:number-columns-repeated="3"/>
        </table:table-row>
        <table:table-row table:style-name="ro1">
          <table:table-cell office:value-type="string">
            <text:p>Gcrew_TR_B_T5</text:p>
          </table:table-cell>
          <table:table-cell office:value-type="float" office:value="11857">
            <text:p>11857</text:p>
          </table:table-cell>
          <table:table-cell office:value-type="time" office:time-value="PT10H12M09S">
            <text:p>10:12:09 AM</text:p>
          </table:table-cell>
          <table:table-cell office:value-type="float" office:value="0.00000009254179">
            <text:p>9.25E-008</text:p>
          </table:table-cell>
          <table:table-cell office:value-type="float" office:value="0.00000003951382">
            <text:p>3.95E-008</text:p>
          </table:table-cell>
          <table:table-cell office:value-type="float" office:value="0.000000001762582">
            <text:p>1.76E-009</text:p>
          </table:table-cell>
          <table:table-cell office:value-type="float" office:value="0.0000000006574578">
            <text:p>6.57E-010</text:p>
          </table:table-cell>
          <table:table-cell office:value-type="float" office:value="0.00000000004748706">
            <text:p>4.75E-011</text:p>
          </table:table-cell>
          <table:table-cell office:value-type="float" office:value="52.50354">
            <text:p>52.50354</text:p>
          </table:table-cell>
          <table:table-cell office:value-type="float" office:value="22.41815">
            <text:p>22.41815</text:p>
          </table:table-cell>
          <table:table-cell office:value-type="float" office:value="0.007104442">
            <text:p>0.007104442</text:p>
          </table:table-cell>
          <table:table-cell office:value-type="float" office:value="0.0005131417">
            <text:p>0.0005131417</text:p>
          </table:table-cell>
          <table:table-cell table:number-columns-repeated="3"/>
        </table:table-row>
        <table:table-row table:style-name="ro1">
          <table:table-cell office:value-type="string">
            <text:p>Gcrew_TR_B_T5</text:p>
          </table:table-cell>
          <table:table-cell office:value-type="float" office:value="11872">
            <text:p>11872</text:p>
          </table:table-cell>
          <table:table-cell office:value-type="time" office:time-value="PT10H12M13S">
            <text:p>10:12:13 AM</text:p>
          </table:table-cell>
          <table:table-cell office:value-type="float" office:value="0.00000009220499">
            <text:p>9.22E-008</text:p>
          </table:table-cell>
          <table:table-cell office:value-type="float" office:value="0.00000003943458">
            <text:p>3.94E-008</text:p>
          </table:table-cell>
          <table:table-cell office:value-type="float" office:value="0.000000001756634">
            <text:p>1.76E-009</text:p>
          </table:table-cell>
          <table:table-cell office:value-type="float" office:value="0.0000000006538545">
            <text:p>6.54E-010</text:p>
          </table:table-cell>
          <table:table-cell office:value-type="float" office:value="0.00000000004718949">
            <text:p>4.72E-011</text:p>
          </table:table-cell>
          <table:table-cell office:value-type="float" office:value="52.4896">
            <text:p>52.4896</text:p>
          </table:table-cell>
          <table:table-cell office:value-type="float" office:value="22.44895">
            <text:p>22.44895</text:p>
          </table:table-cell>
          <table:table-cell office:value-type="float" office:value="0.007091314">
            <text:p>0.007091314</text:p>
          </table:table-cell>
          <table:table-cell office:value-type="float" office:value="0.0005117889">
            <text:p>0.0005117889</text:p>
          </table:table-cell>
          <table:table-cell table:number-columns-repeated="3"/>
        </table:table-row>
        <table:table-row table:style-name="ro1">
          <table:table-cell office:value-type="string">
            <text:p>Gcrew_TR_C_T2</text:p>
          </table:table-cell>
          <table:table-cell office:value-type="float" office:value="12227">
            <text:p>12227</text:p>
          </table:table-cell>
          <table:table-cell office:value-type="time" office:time-value="PT10H14M02S">
            <text:p>10:14:02 AM</text:p>
          </table:table-cell>
          <table:table-cell office:value-type="float" office:value="0.00000008932653">
            <text:p>8.93E-008</text:p>
          </table:table-cell>
          <table:table-cell office:value-type="float" office:value="0.00000004150583">
            <text:p>4.15E-008</text:p>
          </table:table-cell>
          <table:table-cell office:value-type="float" office:value="0.000000001765238">
            <text:p>1.77E-009</text:p>
          </table:table-cell>
          <table:table-cell office:value-type="float" office:value="0.0000000006768645">
            <text:p>6.77E-010</text:p>
          </table:table-cell>
          <table:table-cell office:value-type="float" office:value="0.00000000004808885">
            <text:p>4.81E-011</text:p>
          </table:table-cell>
          <table:table-cell office:value-type="float" office:value="50.60312">
            <text:p>50.60312</text:p>
          </table:table-cell>
          <table:table-cell office:value-type="float" office:value="23.51288">
            <text:p>23.51288</text:p>
          </table:table-cell>
          <table:table-cell office:value-type="float" office:value="0.007577419">
            <text:p>0.007577419</text:p>
          </table:table-cell>
          <table:table-cell office:value-type="float" office:value="0.000538349">
            <text:p>0.000538349</text:p>
          </table:table-cell>
          <table:table-cell table:number-columns-repeated="3"/>
        </table:table-row>
        <table:table-row table:style-name="ro1">
          <table:table-cell office:value-type="string">
            <text:p>Gcrew_TR_C_T2</text:p>
          </table:table-cell>
          <table:table-cell office:value-type="float" office:value="12258">
            <text:p>12258</text:p>
          </table:table-cell>
          <table:table-cell office:value-type="time" office:time-value="PT10H14M11S">
            <text:p>10:14:11 AM</text:p>
          </table:table-cell>
          <table:table-cell office:value-type="float" office:value="0.00000008876233">
            <text:p>8.88E-008</text:p>
          </table:table-cell>
          <table:table-cell office:value-type="float" office:value="0.00000004129767">
            <text:p>4.13E-008</text:p>
          </table:table-cell>
          <table:table-cell office:value-type="float" office:value="0.000000001755176">
            <text:p>1.76E-009</text:p>
          </table:table-cell>
          <table:table-cell office:value-type="float" office:value="0.0000000006632072">
            <text:p>6.63E-010</text:p>
          </table:table-cell>
          <table:table-cell office:value-type="float" office:value="0.00000000004724558">
            <text:p>4.72E-011</text:p>
          </table:table-cell>
          <table:table-cell office:value-type="float" office:value="50.57175">
            <text:p>50.57175</text:p>
          </table:table-cell>
          <table:table-cell office:value-type="float" office:value="23.52908">
            <text:p>23.52908</text:p>
          </table:table-cell>
          <table:table-cell office:value-type="float" office:value="0.007471719">
            <text:p>0.007471719</text:p>
          </table:table-cell>
          <table:table-cell office:value-type="float" office:value="0.0005322706">
            <text:p>0.0005322706</text:p>
          </table:table-cell>
          <table:table-cell table:number-columns-repeated="3"/>
        </table:table-row>
        <table:table-row table:style-name="ro1">
          <table:table-cell office:value-type="string">
            <text:p>Gcrew_TR_C_T2</text:p>
          </table:table-cell>
          <table:table-cell office:value-type="float" office:value="12289">
            <text:p>12289</text:p>
          </table:table-cell>
          <table:table-cell office:value-type="time" office:time-value="PT10H14M21S">
            <text:p>10:14:21 AM</text:p>
          </table:table-cell>
          <table:table-cell office:value-type="float" office:value="0.00000008843983">
            <text:p>8.84E-008</text:p>
          </table:table-cell>
          <table:table-cell office:value-type="float" office:value="0.00000004121677">
            <text:p>4.12E-008</text:p>
          </table:table-cell>
          <table:table-cell office:value-type="float" office:value="0.0000000017541">
            <text:p>1.75E-009</text:p>
          </table:table-cell>
          <table:table-cell office:value-type="float" office:value="0.0000000006536355">
            <text:p>6.54E-010</text:p>
          </table:table-cell>
          <table:table-cell office:value-type="float" office:value="0.00000000004693795">
            <text:p>4.69E-011</text:p>
          </table:table-cell>
          <table:table-cell office:value-type="float" office:value="50.41892">
            <text:p>50.41892</text:p>
          </table:table-cell>
          <table:table-cell office:value-type="float" office:value="23.49739">
            <text:p>23.49739</text:p>
          </table:table-cell>
          <table:table-cell office:value-type="float" office:value="0.007390738">
            <text:p>0.007390738</text:p>
          </table:table-cell>
          <table:table-cell office:value-type="float" office:value="0.0005307332">
            <text:p>0.0005307332</text:p>
          </table:table-cell>
          <table:table-cell table:number-columns-repeated="3"/>
        </table:table-row>
        <table:table-row table:style-name="ro1">
          <table:table-cell office:value-type="string">
            <text:p>Gcrew_TR_C_T3</text:p>
          </table:table-cell>
          <table:table-cell office:value-type="float" office:value="12676">
            <text:p>12676</text:p>
          </table:table-cell>
          <table:table-cell office:value-type="time" office:time-value="PT10H16M20S">
            <text:p>10:16:20 AM</text:p>
          </table:table-cell>
          <table:table-cell office:value-type="float" office:value="0.00000008473182">
            <text:p>8.47E-008</text:p>
          </table:table-cell>
          <table:table-cell office:value-type="float" office:value="0.00000003931242">
            <text:p>3.93E-008</text:p>
          </table:table-cell>
          <table:table-cell office:value-type="float" office:value="0.000000001685941">
            <text:p>1.69E-009</text:p>
          </table:table-cell>
          <table:table-cell office:value-type="float" office:value="0.00000000062981">
            <text:p>6.30E-010</text:p>
          </table:table-cell>
          <table:table-cell office:value-type="float" office:value="0.00000000004613275">
            <text:p>4.61E-011</text:p>
          </table:table-cell>
          <table:table-cell office:value-type="float" office:value="50.25788">
            <text:p>50.25788</text:p>
          </table:table-cell>
          <table:table-cell office:value-type="float" office:value="23.31779">
            <text:p>23.31779</text:p>
          </table:table-cell>
          <table:table-cell office:value-type="float" office:value="0.00743298">
            <text:p>0.00743298</text:p>
          </table:table-cell>
          <table:table-cell office:value-type="float" office:value="0.0005444561">
            <text:p>0.0005444561</text:p>
          </table:table-cell>
          <table:table-cell table:number-columns-repeated="3"/>
        </table:table-row>
        <table:table-row table:style-name="ro1">
          <table:table-cell office:value-type="string">
            <text:p>Gcrew_TR_C_T3</text:p>
          </table:table-cell>
          <table:table-cell office:value-type="float" office:value="12696">
            <text:p>12696</text:p>
          </table:table-cell>
          <table:table-cell office:value-type="time" office:time-value="PT10H16M26S">
            <text:p>10:16:26 AM</text:p>
          </table:table-cell>
          <table:table-cell office:value-type="float" office:value="0.00000008457979">
            <text:p>8.46E-008</text:p>
          </table:table-cell>
          <table:table-cell office:value-type="float" office:value="0.00000003919561">
            <text:p>3.92E-008</text:p>
          </table:table-cell>
          <table:table-cell office:value-type="float" office:value="0.000000001681747">
            <text:p>1.68E-009</text:p>
          </table:table-cell>
          <table:table-cell office:value-type="float" office:value="0.000000000627348">
            <text:p>6.27E-010</text:p>
          </table:table-cell>
          <table:table-cell office:value-type="float" office:value="0.00000000004639119">
            <text:p>4.64E-011</text:p>
          </table:table-cell>
          <table:table-cell office:value-type="float" office:value="50.2928">
            <text:p>50.2928</text:p>
          </table:table-cell>
          <table:table-cell office:value-type="float" office:value="23.30648">
            <text:p>23.30648</text:p>
          </table:table-cell>
          <table:table-cell office:value-type="float" office:value="0.007417232">
            <text:p>0.007417232</text:p>
          </table:table-cell>
          <table:table-cell office:value-type="float" office:value="0.0005484902">
            <text:p>0.0005484902</text:p>
          </table:table-cell>
          <table:table-cell table:number-columns-repeated="3"/>
        </table:table-row>
        <table:table-row table:style-name="ro1">
          <table:table-cell office:value-type="string">
            <text:p>Gcrew_TR_C_T3</text:p>
          </table:table-cell>
          <table:table-cell office:value-type="float" office:value="12717">
            <text:p>12717</text:p>
          </table:table-cell>
          <table:table-cell office:value-type="time" office:time-value="PT10H16M33S">
            <text:p>10:16:33 AM</text:p>
          </table:table-cell>
          <table:table-cell office:value-type="float" office:value="0.00000008444359">
            <text:p>8.44E-008</text:p>
          </table:table-cell>
          <table:table-cell office:value-type="float" office:value="0.00000003909858">
            <text:p>3.91E-008</text:p>
          </table:table-cell>
          <table:table-cell office:value-type="float" office:value="0.000000001678287">
            <text:p>1.68E-009</text:p>
          </table:table-cell>
          <table:table-cell office:value-type="float" office:value="0.000000000625165">
            <text:p>6.25E-010</text:p>
          </table:table-cell>
          <table:table-cell office:value-type="float" office:value="0.00000000004560713">
            <text:p>4.56E-011</text:p>
          </table:table-cell>
          <table:table-cell office:value-type="float" office:value="50.31535">
            <text:p>50.31535</text:p>
          </table:table-cell>
          <table:table-cell office:value-type="float" office:value="23.29672">
            <text:p>23.29672</text:p>
          </table:table-cell>
          <table:table-cell office:value-type="float" office:value="0.007403345">
            <text:p>0.007403345</text:p>
          </table:table-cell>
          <table:table-cell office:value-type="float" office:value="0.0005400899">
            <text:p>0.0005400899</text:p>
          </table:table-cell>
          <table:table-cell table:number-columns-repeated="3"/>
        </table:table-row>
        <table:table-row table:style-name="ro1">
          <table:table-cell office:value-type="string">
            <text:p>Gcrew_WC_C_T6</text:p>
          </table:table-cell>
          <table:table-cell office:value-type="float" office:value="13068">
            <text:p>13068</text:p>
          </table:table-cell>
          <table:table-cell office:value-type="time" office:time-value="PT10H18M20S">
            <text:p>10:18:20 AM</text:p>
          </table:table-cell>
          <table:table-cell office:value-type="float" office:value="0.00000008532132">
            <text:p>8.53E-008</text:p>
          </table:table-cell>
          <table:table-cell office:value-type="float" office:value="0.00000004016027">
            <text:p>4.02E-008</text:p>
          </table:table-cell>
          <table:table-cell office:value-type="float" office:value="0.000000001690144">
            <text:p>1.69E-009</text:p>
          </table:table-cell>
          <table:table-cell office:value-type="float" office:value="0.0000000007538571">
            <text:p>7.54E-010</text:p>
          </table:table-cell>
          <table:table-cell office:value-type="float" office:value="0.00000000005374693">
            <text:p>5.37E-011</text:p>
          </table:table-cell>
          <table:table-cell office:value-type="float" office:value="50.48169">
            <text:p>50.48169</text:p>
          </table:table-cell>
          <table:table-cell office:value-type="float" office:value="23.76145">
            <text:p>23.76145</text:p>
          </table:table-cell>
          <table:table-cell office:value-type="float" office:value="0.008835508">
            <text:p>0.008835508</text:p>
          </table:table-cell>
          <table:table-cell office:value-type="float" office:value="0.0006299356">
            <text:p>0.0006299356</text:p>
          </table:table-cell>
          <table:table-cell table:number-columns-repeated="3"/>
        </table:table-row>
        <table:table-row table:style-name="ro1">
          <table:table-cell office:value-type="string">
            <text:p>Gcrew_WC_C_T6</text:p>
          </table:table-cell>
          <table:table-cell office:value-type="float" office:value="13094">
            <text:p>13094</text:p>
          </table:table-cell>
          <table:table-cell office:value-type="time" office:time-value="PT10H18M28S">
            <text:p>10:18:28 AM</text:p>
          </table:table-cell>
          <table:table-cell office:value-type="float" office:value="0.0000000852372">
            <text:p>8.52E-008</text:p>
          </table:table-cell>
          <table:table-cell office:value-type="float" office:value="0.00000004011605">
            <text:p>4.01E-008</text:p>
          </table:table-cell>
          <table:table-cell office:value-type="float" office:value="0.000000001688511">
            <text:p>1.69E-009</text:p>
          </table:table-cell>
          <table:table-cell office:value-type="float" office:value="0.0000000007504539">
            <text:p>7.50E-010</text:p>
          </table:table-cell>
          <table:table-cell office:value-type="float" office:value="0.0000000000542987">
            <text:p>5.43E-011</text:p>
          </table:table-cell>
          <table:table-cell office:value-type="float" office:value="50.48068">
            <text:p>50.48068</text:p>
          </table:table-cell>
          <table:table-cell office:value-type="float" office:value="23.75824">
            <text:p>23.75824</text:p>
          </table:table-cell>
          <table:table-cell office:value-type="float" office:value="0.008804301">
            <text:p>0.008804301</text:p>
          </table:table-cell>
          <table:table-cell office:value-type="float" office:value="0.0006370306">
            <text:p>0.0006370306</text:p>
          </table:table-cell>
          <table:table-cell table:number-columns-repeated="3"/>
        </table:table-row>
        <table:table-row table:style-name="ro1">
          <table:table-cell office:value-type="string">
            <text:p>Gcrew_WC_C_T6</text:p>
          </table:table-cell>
          <table:table-cell office:value-type="float" office:value="13122">
            <text:p>13122</text:p>
          </table:table-cell>
          <table:table-cell office:value-type="time" office:time-value="PT10H18M37S">
            <text:p>10:18:37 AM</text:p>
          </table:table-cell>
          <table:table-cell office:value-type="float" office:value="0.00000008488135">
            <text:p>8.49E-008</text:p>
          </table:table-cell>
          <table:table-cell office:value-type="float" office:value="0.00000003991653">
            <text:p>3.99E-008</text:p>
          </table:table-cell>
          <table:table-cell office:value-type="float" office:value="0.0000000016797">
            <text:p>1.68E-009</text:p>
          </table:table-cell>
          <table:table-cell office:value-type="float" office:value="0.0000000007438875">
            <text:p>7.44E-010</text:p>
          </table:table-cell>
          <table:table-cell office:value-type="float" office:value="0.00000000005374571">
            <text:p>5.37E-011</text:p>
          </table:table-cell>
          <table:table-cell office:value-type="float" office:value="50.53362">
            <text:p>50.53362</text:p>
          </table:table-cell>
          <table:table-cell office:value-type="float" office:value="23.76407">
            <text:p>23.76407</text:p>
          </table:table-cell>
          <table:table-cell office:value-type="float" office:value="0.008763851">
            <text:p>0.008763851</text:p>
          </table:table-cell>
          <table:table-cell office:value-type="float" office:value="0.0006331864">
            <text:p>0.000633186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4914">
            <text:p>14914</text:p>
          </table:table-cell>
          <table:table-cell office:value-type="time" office:time-value="PT10H27M45S">
            <text:p>10:27:45 AM</text:p>
          </table:table-cell>
          <table:table-cell office:value-type="float" office:value="0.00000007599974">
            <text:p>7.60E-008</text:p>
          </table:table-cell>
          <table:table-cell office:value-type="float" office:value="0.00000003618167">
            <text:p>3.62E-008</text:p>
          </table:table-cell>
          <table:table-cell office:value-type="float" office:value="0.000000001498636">
            <text:p>1.50E-009</text:p>
          </table:table-cell>
          <table:table-cell office:value-type="float" office:value="0.0000000005277459">
            <text:p>5.28E-010</text:p>
          </table:table-cell>
          <table:table-cell office:value-type="float" office:value="0.00000000004162254">
            <text:p>4.16E-011</text:p>
          </table:table-cell>
          <table:table-cell office:value-type="float" office:value="50.7126">
            <text:p>50.7126</text:p>
          </table:table-cell>
          <table:table-cell office:value-type="float" office:value="24.14306">
            <text:p>24.14306</text:p>
          </table:table-cell>
          <table:table-cell office:value-type="float" office:value="0.006944049">
            <text:p>0.006944049</text:p>
          </table:table-cell>
          <table:table-cell office:value-type="float" office:value="0.0005476668">
            <text:p>0.000547666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4944">
            <text:p>14944</text:p>
          </table:table-cell>
          <table:table-cell office:value-type="time" office:time-value="PT10H27M54S">
            <text:p>10:27:54 AM</text:p>
          </table:table-cell>
          <table:table-cell office:value-type="float" office:value="0.00000007598751">
            <text:p>7.60E-008</text:p>
          </table:table-cell>
          <table:table-cell office:value-type="float" office:value="0.00000003617841">
            <text:p>3.62E-008</text:p>
          </table:table-cell>
          <table:table-cell office:value-type="float" office:value="0.000000001496427">
            <text:p>1.50E-009</text:p>
          </table:table-cell>
          <table:table-cell office:value-type="float" office:value="0.0000000005282835">
            <text:p>5.28E-010</text:p>
          </table:table-cell>
          <table:table-cell office:value-type="float" office:value="0.00000000004154535">
            <text:p>4.15E-011</text:p>
          </table:table-cell>
          <table:table-cell office:value-type="float" office:value="50.77929">
            <text:p>50.77929</text:p>
          </table:table-cell>
          <table:table-cell office:value-type="float" office:value="24.17653">
            <text:p>24.17653</text:p>
          </table:table-cell>
          <table:table-cell office:value-type="float" office:value="0.006952241">
            <text:p>0.006952241</text:p>
          </table:table-cell>
          <table:table-cell office:value-type="float" office:value="0.0005467392">
            <text:p>0.0005467392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4959">
            <text:p>14959</text:p>
          </table:table-cell>
          <table:table-cell office:value-type="time" office:time-value="PT10H27M59S">
            <text:p>10:27:59 AM</text:p>
          </table:table-cell>
          <table:table-cell office:value-type="float" office:value="0.0000000759703">
            <text:p>7.60E-008</text:p>
          </table:table-cell>
          <table:table-cell office:value-type="float" office:value="0.00000003615538">
            <text:p>3.62E-008</text:p>
          </table:table-cell>
          <table:table-cell office:value-type="float" office:value="0.000000001498583">
            <text:p>1.50E-009</text:p>
          </table:table-cell>
          <table:table-cell office:value-type="float" office:value="0.0000000005290647">
            <text:p>5.29E-010</text:p>
          </table:table-cell>
          <table:table-cell office:value-type="float" office:value="0.00000000004160111">
            <text:p>4.16E-011</text:p>
          </table:table-cell>
          <table:table-cell office:value-type="float" office:value="50.69476">
            <text:p>50.69476</text:p>
          </table:table-cell>
          <table:table-cell office:value-type="float" office:value="24.12638">
            <text:p>24.12638</text:p>
          </table:table-cell>
          <table:table-cell office:value-type="float" office:value="0.0069641">
            <text:p>0.0069641</text:p>
          </table:table-cell>
          <table:table-cell office:value-type="float" office:value="0.0005475971">
            <text:p>0.0005475971</text:p>
          </table:table-cell>
          <table:table-cell table:number-columns-repeated="3"/>
        </table:table-row>
        <table:table-row table:style-name="ro1">
          <table:table-cell office:value-type="string">
            <text:p>MSM_TR_A_T2</text:p>
          </table:table-cell>
          <table:table-cell office:value-type="float" office:value="15305">
            <text:p>15305</text:p>
          </table:table-cell>
          <table:table-cell office:value-type="time" office:time-value="PT10H29M45S">
            <text:p>10:29:45 AM</text:p>
          </table:table-cell>
          <table:table-cell office:value-type="float" office:value="0.00000008677191">
            <text:p>8.68E-008</text:p>
          </table:table-cell>
          <table:table-cell office:value-type="float" office:value="0.00000004121322">
            <text:p>4.12E-008</text:p>
          </table:table-cell>
          <table:table-cell office:value-type="float" office:value="0.000000001734638">
            <text:p>1.73E-009</text:p>
          </table:table-cell>
          <table:table-cell office:value-type="float" office:value="0.0000000006751923">
            <text:p>6.75E-010</text:p>
          </table:table-cell>
          <table:table-cell office:value-type="float" office:value="0.00000000004825649">
            <text:p>4.83E-011</text:p>
          </table:table-cell>
          <table:table-cell office:value-type="float" office:value="50.02306">
            <text:p>50.02306</text:p>
          </table:table-cell>
          <table:table-cell office:value-type="float" office:value="23.75897">
            <text:p>23.75897</text:p>
          </table:table-cell>
          <table:table-cell office:value-type="float" office:value="0.007781232">
            <text:p>0.007781232</text:p>
          </table:table-cell>
          <table:table-cell office:value-type="float" office:value="0.0005561303">
            <text:p>0.0005561303</text:p>
          </table:table-cell>
          <table:table-cell table:number-columns-repeated="3"/>
        </table:table-row>
        <table:table-row table:style-name="ro1">
          <table:table-cell office:value-type="string">
            <text:p>MSM_TR_A_T2</text:p>
          </table:table-cell>
          <table:table-cell office:value-type="float" office:value="15336">
            <text:p>15336</text:p>
          </table:table-cell>
          <table:table-cell office:value-type="time" office:time-value="PT10H29M55S">
            <text:p>10:29:55 AM</text:p>
          </table:table-cell>
          <table:table-cell office:value-type="float" office:value="0.00000008682346">
            <text:p>8.68E-008</text:p>
          </table:table-cell>
          <table:table-cell office:value-type="float" office:value="0.00000004122634">
            <text:p>4.12E-008</text:p>
          </table:table-cell>
          <table:table-cell office:value-type="float" office:value="0.000000001734629">
            <text:p>1.73E-009</text:p>
          </table:table-cell>
          <table:table-cell office:value-type="float" office:value="0.0000000006770524">
            <text:p>6.77E-010</text:p>
          </table:table-cell>
          <table:table-cell office:value-type="float" office:value="0.00000000004897309">
            <text:p>4.90E-011</text:p>
          </table:table-cell>
          <table:table-cell office:value-type="float" office:value="50.05303">
            <text:p>50.05303</text:p>
          </table:table-cell>
          <table:table-cell office:value-type="float" office:value="23.76666">
            <text:p>23.76666</text:p>
          </table:table-cell>
          <table:table-cell office:value-type="float" office:value="0.007798035">
            <text:p>0.007798035</text:p>
          </table:table-cell>
          <table:table-cell office:value-type="float" office:value="0.0005640537">
            <text:p>0.0005640537</text:p>
          </table:table-cell>
          <table:table-cell table:number-columns-repeated="3"/>
        </table:table-row>
        <table:table-row table:style-name="ro1">
          <table:table-cell office:value-type="string">
            <text:p>MSM_TR_A_T2</text:p>
          </table:table-cell>
          <table:table-cell office:value-type="float" office:value="15363">
            <text:p>15363</text:p>
          </table:table-cell>
          <table:table-cell office:value-type="time" office:time-value="PT10H30M03S">
            <text:p>10:30:03 AM</text:p>
          </table:table-cell>
          <table:table-cell office:value-type="float" office:value="0.00000008683514">
            <text:p>8.68E-008</text:p>
          </table:table-cell>
          <table:table-cell office:value-type="float" office:value="0.00000004123732">
            <text:p>4.12E-008</text:p>
          </table:table-cell>
          <table:table-cell office:value-type="float" office:value="0.000000001731377">
            <text:p>1.73E-009</text:p>
          </table:table-cell>
          <table:table-cell office:value-type="float" office:value="0.0000000006759759">
            <text:p>6.76E-010</text:p>
          </table:table-cell>
          <table:table-cell office:value-type="float" office:value="0.00000000004975255">
            <text:p>4.98E-011</text:p>
          </table:table-cell>
          <table:table-cell office:value-type="float" office:value="50.15379">
            <text:p>50.15379</text:p>
          </table:table-cell>
          <table:table-cell office:value-type="float" office:value="23.81764">
            <text:p>23.81764</text:p>
          </table:table-cell>
          <table:table-cell office:value-type="float" office:value="0.00778459">
            <text:p>0.00778459</text:p>
          </table:table-cell>
          <table:table-cell office:value-type="float" office:value="0.0005729541">
            <text:p>0.0005729541</text:p>
          </table:table-cell>
          <table:table-cell table:number-columns-repeated="3"/>
        </table:table-row>
        <table:table-row table:style-name="ro1">
          <table:table-cell office:value-type="string">
            <text:p>MSM_TR_A_T3</text:p>
          </table:table-cell>
          <table:table-cell office:value-type="float" office:value="15812">
            <text:p>15812</text:p>
          </table:table-cell>
          <table:table-cell office:value-type="time" office:time-value="PT10H32M20S">
            <text:p>10:32:20 AM</text:p>
          </table:table-cell>
          <table:table-cell office:value-type="float" office:value="0.00000008303166">
            <text:p>8.30E-008</text:p>
          </table:table-cell>
          <table:table-cell office:value-type="float" office:value="0.00000003890449">
            <text:p>3.89E-008</text:p>
          </table:table-cell>
          <table:table-cell office:value-type="float" office:value="0.000000001657957">
            <text:p>1.66E-009</text:p>
          </table:table-cell>
          <table:table-cell office:value-type="float" office:value="0.0000000006372749">
            <text:p>6.37E-010</text:p>
          </table:table-cell>
          <table:table-cell office:value-type="float" office:value="0.00000000004752213">
            <text:p>4.75E-011</text:p>
          </table:table-cell>
          <table:table-cell office:value-type="float" office:value="50.08072">
            <text:p>50.08072</text:p>
          </table:table-cell>
          <table:table-cell office:value-type="float" office:value="23.46532">
            <text:p>23.46532</text:p>
          </table:table-cell>
          <table:table-cell office:value-type="float" office:value="0.007675083">
            <text:p>0.007675083</text:p>
          </table:table-cell>
          <table:table-cell office:value-type="float" office:value="0.0005723374">
            <text:p>0.0005723374</text:p>
          </table:table-cell>
          <table:table-cell table:number-columns-repeated="3"/>
        </table:table-row>
        <table:table-row table:style-name="ro1">
          <table:table-cell office:value-type="string">
            <text:p>MSM_TR_A_T3</text:p>
          </table:table-cell>
          <table:table-cell office:value-type="float" office:value="15850">
            <text:p>15850</text:p>
          </table:table-cell>
          <table:table-cell office:value-type="time" office:time-value="PT10H32M32S">
            <text:p>10:32:32 AM</text:p>
          </table:table-cell>
          <table:table-cell office:value-type="float" office:value="0.00000008282169">
            <text:p>8.28E-008</text:p>
          </table:table-cell>
          <table:table-cell office:value-type="float" office:value="0.00000003877832">
            <text:p>3.88E-008</text:p>
          </table:table-cell>
          <table:table-cell office:value-type="float" office:value="0.00000000165289">
            <text:p>1.65E-009</text:p>
          </table:table-cell>
          <table:table-cell office:value-type="float" office:value="0.0000000006313989">
            <text:p>6.31E-010</text:p>
          </table:table-cell>
          <table:table-cell office:value-type="float" office:value="0.00000000004711262">
            <text:p>4.71E-011</text:p>
          </table:table-cell>
          <table:table-cell office:value-type="float" office:value="50.1072">
            <text:p>50.1072</text:p>
          </table:table-cell>
          <table:table-cell office:value-type="float" office:value="23.46092">
            <text:p>23.46092</text:p>
          </table:table-cell>
          <table:table-cell office:value-type="float" office:value="0.007623594">
            <text:p>0.007623594</text:p>
          </table:table-cell>
          <table:table-cell office:value-type="float" office:value="0.000568844">
            <text:p>0.000568844</text:p>
          </table:table-cell>
          <table:table-cell table:number-columns-repeated="3"/>
        </table:table-row>
        <table:table-row table:style-name="ro1">
          <table:table-cell office:value-type="string">
            <text:p>MSM_TR_A_T3</text:p>
          </table:table-cell>
          <table:table-cell office:value-type="float" office:value="15859">
            <text:p>15859</text:p>
          </table:table-cell>
          <table:table-cell office:value-type="time" office:time-value="PT10H32M34S">
            <text:p>10:32:34 AM</text:p>
          </table:table-cell>
          <table:table-cell office:value-type="float" office:value="0.00000008277791">
            <text:p>8.28E-008</text:p>
          </table:table-cell>
          <table:table-cell office:value-type="float" office:value="0.00000003876517">
            <text:p>3.88E-008</text:p>
          </table:table-cell>
          <table:table-cell office:value-type="float" office:value="0.000000001650653">
            <text:p>1.65E-009</text:p>
          </table:table-cell>
          <table:table-cell office:value-type="float" office:value="0.0000000006312768">
            <text:p>6.31E-010</text:p>
          </table:table-cell>
          <table:table-cell office:value-type="float" office:value="0.00000000004741065">
            <text:p>4.74E-011</text:p>
          </table:table-cell>
          <table:table-cell office:value-type="float" office:value="50.14859">
            <text:p>50.14859</text:p>
          </table:table-cell>
          <table:table-cell office:value-type="float" office:value="23.48475">
            <text:p>23.48475</text:p>
          </table:table-cell>
          <table:table-cell office:value-type="float" office:value="0.007626151">
            <text:p>0.007626151</text:p>
          </table:table-cell>
          <table:table-cell office:value-type="float" office:value="0.0005727452">
            <text:p>0.0005727452</text:p>
          </table:table-cell>
          <table:table-cell table:number-columns-repeated="3"/>
        </table:table-row>
        <table:table-row table:style-name="ro1">
          <table:table-cell office:value-type="string">
            <text:p>MSM_TR_B_T2</text:p>
          </table:table-cell>
          <table:table-cell office:value-type="float" office:value="16175">
            <text:p>16175</text:p>
          </table:table-cell>
          <table:table-cell office:value-type="time" office:time-value="PT10H34M11S">
            <text:p>10:34:11 AM</text:p>
          </table:table-cell>
          <table:table-cell office:value-type="float" office:value="0.00000008442817">
            <text:p>8.44E-008</text:p>
          </table:table-cell>
          <table:table-cell office:value-type="float" office:value="0.00000003978873">
            <text:p>3.98E-008</text:p>
          </table:table-cell>
          <table:table-cell office:value-type="float" office:value="0.000000001679047">
            <text:p>1.68E-009</text:p>
          </table:table-cell>
          <table:table-cell office:value-type="float" office:value="0.0000000006083695">
            <text:p>6.08E-010</text:p>
          </table:table-cell>
          <table:table-cell office:value-type="float" office:value="0.00000000004672356">
            <text:p>4.67E-011</text:p>
          </table:table-cell>
          <table:table-cell office:value-type="float" office:value="50.28338">
            <text:p>50.28338</text:p>
          </table:table-cell>
          <table:table-cell office:value-type="float" office:value="23.69721">
            <text:p>23.69721</text:p>
          </table:table-cell>
          <table:table-cell office:value-type="float" office:value="0.007205765">
            <text:p>0.007205765</text:p>
          </table:table-cell>
          <table:table-cell office:value-type="float" office:value="0.000553412">
            <text:p>0.000553412</text:p>
          </table:table-cell>
          <table:table-cell table:number-columns-repeated="3"/>
        </table:table-row>
        <table:table-row table:style-name="ro1">
          <table:table-cell office:value-type="string">
            <text:p>MSM_TR_B_T2</text:p>
          </table:table-cell>
          <table:table-cell office:value-type="float" office:value="16203">
            <text:p>16203</text:p>
          </table:table-cell>
          <table:table-cell office:value-type="time" office:time-value="PT10H34M20S">
            <text:p>10:34:20 AM</text:p>
          </table:table-cell>
          <table:table-cell office:value-type="float" office:value="0.00000008431841">
            <text:p>8.43E-008</text:p>
          </table:table-cell>
          <table:table-cell office:value-type="float" office:value="0.00000003968932">
            <text:p>3.97E-008</text:p>
          </table:table-cell>
          <table:table-cell office:value-type="float" office:value="0.000000001672378">
            <text:p>1.67E-009</text:p>
          </table:table-cell>
          <table:table-cell office:value-type="float" office:value="0.0000000006065243">
            <text:p>6.07E-010</text:p>
          </table:table-cell>
          <table:table-cell office:value-type="float" office:value="0.00000000004659836">
            <text:p>4.66E-011</text:p>
          </table:table-cell>
          <table:table-cell office:value-type="float" office:value="50.41826">
            <text:p>50.41826</text:p>
          </table:table-cell>
          <table:table-cell office:value-type="float" office:value="23.73226">
            <text:p>23.73226</text:p>
          </table:table-cell>
          <table:table-cell office:value-type="float" office:value="0.007193261">
            <text:p>0.007193261</text:p>
          </table:table-cell>
          <table:table-cell office:value-type="float" office:value="0.0005526475">
            <text:p>0.0005526475</text:p>
          </table:table-cell>
          <table:table-cell table:number-columns-repeated="3"/>
        </table:table-row>
        <table:table-row table:style-name="ro1">
          <table:table-cell office:value-type="string">
            <text:p>MSM_TR_B_T2</text:p>
          </table:table-cell>
          <table:table-cell office:value-type="float" office:value="16232">
            <text:p>16232</text:p>
          </table:table-cell>
          <table:table-cell office:value-type="time" office:time-value="PT10H34M28S">
            <text:p>10:34:28 AM</text:p>
          </table:table-cell>
          <table:table-cell office:value-type="float" office:value="0.00000008416611">
            <text:p>8.42E-008</text:p>
          </table:table-cell>
          <table:table-cell office:value-type="float" office:value="0.00000003958935">
            <text:p>3.96E-008</text:p>
          </table:table-cell>
          <table:table-cell office:value-type="float" office:value="0.000000001668585">
            <text:p>1.67E-009</text:p>
          </table:table-cell>
          <table:table-cell office:value-type="float" office:value="0.0000000006063024">
            <text:p>6.06E-010</text:p>
          </table:table-cell>
          <table:table-cell office:value-type="float" office:value="0.00000000004669071">
            <text:p>4.67E-011</text:p>
          </table:table-cell>
          <table:table-cell office:value-type="float" office:value="50.4416">
            <text:p>50.4416</text:p>
          </table:table-cell>
          <table:table-cell office:value-type="float" office:value="23.7263">
            <text:p>23.7263</text:p>
          </table:table-cell>
          <table:table-cell office:value-type="float" office:value="0.00720364">
            <text:p>0.00720364</text:p>
          </table:table-cell>
          <table:table-cell office:value-type="float" office:value="0.0005547448">
            <text:p>0.0005547448</text:p>
          </table:table-cell>
          <table:table-cell table:number-columns-repeated="3"/>
        </table:table-row>
        <table:table-row table:style-name="ro1">
          <table:table-cell office:value-type="string">
            <text:p>MSM_TR_B_T3</text:p>
          </table:table-cell>
          <table:table-cell office:value-type="float" office:value="16554">
            <text:p>16554</text:p>
          </table:table-cell>
          <table:table-cell office:value-type="time" office:time-value="PT10H36M07S">
            <text:p>10:36:07 AM</text:p>
          </table:table-cell>
          <table:table-cell office:value-type="float" office:value="0.00000008574008">
            <text:p>8.57E-008</text:p>
          </table:table-cell>
          <table:table-cell office:value-type="float" office:value="0.00000004057405">
            <text:p>4.06E-008</text:p>
          </table:table-cell>
          <table:table-cell office:value-type="float" office:value="0.000000001704309">
            <text:p>1.70E-009</text:p>
          </table:table-cell>
          <table:table-cell office:value-type="float" office:value="0.0000000006197336">
            <text:p>6.20E-010</text:p>
          </table:table-cell>
          <table:table-cell office:value-type="float" office:value="0.00000000004693418">
            <text:p>4.69E-011</text:p>
          </table:table-cell>
          <table:table-cell office:value-type="float" office:value="50.30783">
            <text:p>50.30783</text:p>
          </table:table-cell>
          <table:table-cell office:value-type="float" office:value="23.80674">
            <text:p>23.80674</text:p>
          </table:table-cell>
          <table:table-cell office:value-type="float" office:value="0.00722805">
            <text:p>0.00722805</text:p>
          </table:table-cell>
          <table:table-cell office:value-type="float" office:value="0.0005474006">
            <text:p>0.0005474006</text:p>
          </table:table-cell>
          <table:table-cell table:number-columns-repeated="3"/>
        </table:table-row>
        <table:table-row table:style-name="ro1">
          <table:table-cell office:value-type="string">
            <text:p>MSM_TR_B_T3</text:p>
          </table:table-cell>
          <table:table-cell office:value-type="float" office:value="16582">
            <text:p>16582</text:p>
          </table:table-cell>
          <table:table-cell office:value-type="time" office:time-value="PT10H36M16S">
            <text:p>10:36:16 AM</text:p>
          </table:table-cell>
          <table:table-cell office:value-type="float" office:value="0.00000008570751">
            <text:p>8.57E-008</text:p>
          </table:table-cell>
          <table:table-cell office:value-type="float" office:value="0.00000004053155">
            <text:p>4.05E-008</text:p>
          </table:table-cell>
          <table:table-cell office:value-type="float" office:value="0.000000001703426">
            <text:p>1.70E-009</text:p>
          </table:table-cell>
          <table:table-cell office:value-type="float" office:value="0.0000000006175738">
            <text:p>6.18E-010</text:p>
          </table:table-cell>
          <table:table-cell office:value-type="float" office:value="0.00000000004779384">
            <text:p>4.78E-011</text:p>
          </table:table-cell>
          <table:table-cell office:value-type="float" office:value="50.31477">
            <text:p>50.31477</text:p>
          </table:table-cell>
          <table:table-cell office:value-type="float" office:value="23.79413">
            <text:p>23.79413</text:p>
          </table:table-cell>
          <table:table-cell office:value-type="float" office:value="0.007205598">
            <text:p>0.007205598</text:p>
          </table:table-cell>
          <table:table-cell office:value-type="float" office:value="0.0005576389">
            <text:p>0.0005576389</text:p>
          </table:table-cell>
          <table:table-cell table:number-columns-repeated="3"/>
        </table:table-row>
        <table:table-row table:style-name="ro1">
          <table:table-cell office:value-type="string">
            <text:p>MSM_TR_B_T3</text:p>
          </table:table-cell>
          <table:table-cell office:value-type="float" office:value="16611">
            <text:p>16611</text:p>
          </table:table-cell>
          <table:table-cell office:value-type="time" office:time-value="PT10H36M25S">
            <text:p>10:36:25 AM</text:p>
          </table:table-cell>
          <table:table-cell office:value-type="float" office:value="0.00000008552997">
            <text:p>8.55E-008</text:p>
          </table:table-cell>
          <table:table-cell office:value-type="float" office:value="0.00000004044057">
            <text:p>4.04E-008</text:p>
          </table:table-cell>
          <table:table-cell office:value-type="float" office:value="0.000000001700763">
            <text:p>1.70E-009</text:p>
          </table:table-cell>
          <table:table-cell office:value-type="float" office:value="0.0000000006163641">
            <text:p>6.16E-010</text:p>
          </table:table-cell>
          <table:table-cell office:value-type="float" office:value="0.00000000004788327">
            <text:p>4.79E-011</text:p>
          </table:table-cell>
          <table:table-cell office:value-type="float" office:value="50.28919">
            <text:p>50.28919</text:p>
          </table:table-cell>
          <table:table-cell office:value-type="float" office:value="23.7779">
            <text:p>23.7779</text:p>
          </table:table-cell>
          <table:table-cell office:value-type="float" office:value="0.007206411">
            <text:p>0.007206411</text:p>
          </table:table-cell>
          <table:table-cell office:value-type="float" office:value="0.000559842">
            <text:p>0.000559842</text:p>
          </table:table-cell>
          <table:table-cell table:number-columns-repeated="3"/>
        </table:table-row>
        <table:table-row table:style-name="ro1">
          <table:table-cell office:value-type="string">
            <text:p>MSM_TR_C_T2</text:p>
          </table:table-cell>
          <table:table-cell office:value-type="float" office:value="16974">
            <text:p>16974</text:p>
          </table:table-cell>
          <table:table-cell office:value-type="time" office:time-value="PT10H38M16S">
            <text:p>10:38:16 AM</text:p>
          </table:table-cell>
          <table:table-cell office:value-type="float" office:value="0.00000008335278">
            <text:p>8.34E-008</text:p>
          </table:table-cell>
          <table:table-cell office:value-type="float" office:value="0.00000003915638">
            <text:p>3.92E-008</text:p>
          </table:table-cell>
          <table:table-cell office:value-type="float" office:value="0.000000001657082">
            <text:p>1.66E-009</text:p>
          </table:table-cell>
          <table:table-cell office:value-type="float" office:value="0.0000000006031508">
            <text:p>6.03E-010</text:p>
          </table:table-cell>
          <table:table-cell office:value-type="float" office:value="0.00000000004645753">
            <text:p>4.65E-011</text:p>
          </table:table-cell>
          <table:table-cell office:value-type="float" office:value="50.30095">
            <text:p>50.30095</text:p>
          </table:table-cell>
          <table:table-cell office:value-type="float" office:value="23.62972">
            <text:p>23.62972</text:p>
          </table:table-cell>
          <table:table-cell office:value-type="float" office:value="0.007236121">
            <text:p>0.007236121</text:p>
          </table:table-cell>
          <table:table-cell office:value-type="float" office:value="0.0005573603">
            <text:p>0.0005573603</text:p>
          </table:table-cell>
          <table:table-cell table:number-columns-repeated="3"/>
        </table:table-row>
        <table:table-row table:style-name="ro1">
          <table:table-cell office:value-type="string">
            <text:p>MSM_TR_C_T2</text:p>
          </table:table-cell>
          <table:table-cell office:value-type="float" office:value="17001">
            <text:p>17001</text:p>
          </table:table-cell>
          <table:table-cell office:value-type="time" office:time-value="PT10H38M24S">
            <text:p>10:38:24 AM</text:p>
          </table:table-cell>
          <table:table-cell office:value-type="float" office:value="0.00000008312343">
            <text:p>8.31E-008</text:p>
          </table:table-cell>
          <table:table-cell office:value-type="float" office:value="0.00000003908347">
            <text:p>3.91E-008</text:p>
          </table:table-cell>
          <table:table-cell office:value-type="float" office:value="0.000000001654749">
            <text:p>1.65E-009</text:p>
          </table:table-cell>
          <table:table-cell office:value-type="float" office:value="0.0000000005985223">
            <text:p>5.99E-010</text:p>
          </table:table-cell>
          <table:table-cell office:value-type="float" office:value="0.00000000004678149">
            <text:p>4.68E-011</text:p>
          </table:table-cell>
          <table:table-cell office:value-type="float" office:value="50.23326">
            <text:p>50.23326</text:p>
          </table:table-cell>
          <table:table-cell office:value-type="float" office:value="23.61898">
            <text:p>23.61898</text:p>
          </table:table-cell>
          <table:table-cell office:value-type="float" office:value="0.007200404">
            <text:p>0.007200404</text:p>
          </table:table-cell>
          <table:table-cell office:value-type="float" office:value="0.0005627955">
            <text:p>0.0005627955</text:p>
          </table:table-cell>
          <table:table-cell table:number-columns-repeated="3"/>
        </table:table-row>
        <table:table-row table:style-name="ro1">
          <table:table-cell office:value-type="string">
            <text:p>MSM_TR_C_T2</text:p>
          </table:table-cell>
          <table:table-cell office:value-type="float" office:value="17039">
            <text:p>17039</text:p>
          </table:table-cell>
          <table:table-cell office:value-type="time" office:time-value="PT10H38M36S">
            <text:p>10:38:36 AM</text:p>
          </table:table-cell>
          <table:table-cell office:value-type="float" office:value="0.000000082908">
            <text:p>8.29E-008</text:p>
          </table:table-cell>
          <table:table-cell office:value-type="float" office:value="0.00000003896881">
            <text:p>3.90E-008</text:p>
          </table:table-cell>
          <table:table-cell office:value-type="float" office:value="0.000000001649874">
            <text:p>1.65E-009</text:p>
          </table:table-cell>
          <table:table-cell office:value-type="float" office:value="0.0000000005942707">
            <text:p>5.94E-010</text:p>
          </table:table-cell>
          <table:table-cell office:value-type="float" office:value="0.00000000004672432">
            <text:p>4.67E-011</text:p>
          </table:table-cell>
          <table:table-cell office:value-type="float" office:value="50.25111">
            <text:p>50.25111</text:p>
          </table:table-cell>
          <table:table-cell office:value-type="float" office:value="23.61926">
            <text:p>23.61926</text:p>
          </table:table-cell>
          <table:table-cell office:value-type="float" office:value="0.007167832">
            <text:p>0.007167832</text:p>
          </table:table-cell>
          <table:table-cell office:value-type="float" office:value="0.0005635682">
            <text:p>0.0005635682</text:p>
          </table:table-cell>
          <table:table-cell table:number-columns-repeated="3"/>
        </table:table-row>
        <table:table-row table:style-name="ro1">
          <table:table-cell office:value-type="string">
            <text:p>MSM_TR_C_T3</text:p>
          </table:table-cell>
          <table:table-cell office:value-type="float" office:value="17380">
            <text:p>17380</text:p>
          </table:table-cell>
          <table:table-cell office:value-type="time" office:time-value="PT10H40M20S">
            <text:p>10:40:20 AM</text:p>
          </table:table-cell>
          <table:table-cell office:value-type="float" office:value="0.00000008329183">
            <text:p>8.33E-008</text:p>
          </table:table-cell>
          <table:table-cell office:value-type="float" office:value="0.00000003941372">
            <text:p>3.94E-008</text:p>
          </table:table-cell>
          <table:table-cell office:value-type="float" office:value="0.000000001656543">
            <text:p>1.66E-009</text:p>
          </table:table-cell>
          <table:table-cell office:value-type="float" office:value="0.0000000005912557">
            <text:p>5.91E-010</text:p>
          </table:table-cell>
          <table:table-cell office:value-type="float" office:value="0.00000000004688202">
            <text:p>4.69E-011</text:p>
          </table:table-cell>
          <table:table-cell office:value-type="float" office:value="50.28052">
            <text:p>50.28052</text:p>
          </table:table-cell>
          <table:table-cell office:value-type="float" office:value="23.79276">
            <text:p>23.79276</text:p>
          </table:table-cell>
          <table:table-cell office:value-type="float" office:value="0.007098603">
            <text:p>0.007098603</text:p>
          </table:table-cell>
          <table:table-cell office:value-type="float" office:value="0.0005628646">
            <text:p>0.0005628646</text:p>
          </table:table-cell>
          <table:table-cell table:number-columns-repeated="3"/>
        </table:table-row>
        <table:table-row table:style-name="ro1">
          <table:table-cell office:value-type="string">
            <text:p>MSM_TR_C_T3</text:p>
          </table:table-cell>
          <table:table-cell office:value-type="float" office:value="17404">
            <text:p>17404</text:p>
          </table:table-cell>
          <table:table-cell office:value-type="time" office:time-value="PT10H40M27S">
            <text:p>10:40:27 AM</text:p>
          </table:table-cell>
          <table:table-cell office:value-type="float" office:value="0.00000008312305">
            <text:p>8.31E-008</text:p>
          </table:table-cell>
          <table:table-cell office:value-type="float" office:value="0.00000003934497">
            <text:p>3.93E-008</text:p>
          </table:table-cell>
          <table:table-cell office:value-type="float" office:value="0.000000001653891">
            <text:p>1.65E-009</text:p>
          </table:table-cell>
          <table:table-cell office:value-type="float" office:value="0.000000000590579">
            <text:p>5.91E-010</text:p>
          </table:table-cell>
          <table:table-cell office:value-type="float" office:value="0.00000000004640485">
            <text:p>4.64E-011</text:p>
          </table:table-cell>
          <table:table-cell office:value-type="float" office:value="50.25908">
            <text:p>50.25908</text:p>
          </table:table-cell>
          <table:table-cell office:value-type="float" office:value="23.78933">
            <text:p>23.78933</text:p>
          </table:table-cell>
          <table:table-cell office:value-type="float" office:value="0.007104877">
            <text:p>0.007104877</text:p>
          </table:table-cell>
          <table:table-cell office:value-type="float" office:value="0.000558267">
            <text:p>0.000558267</text:p>
          </table:table-cell>
          <table:table-cell table:number-columns-repeated="3"/>
        </table:table-row>
        <table:table-row table:style-name="ro1">
          <table:table-cell office:value-type="string">
            <text:p>MSM_TR_C_T3</text:p>
          </table:table-cell>
          <table:table-cell office:value-type="float" office:value="17427">
            <text:p>17427</text:p>
          </table:table-cell>
          <table:table-cell office:value-type="time" office:time-value="PT10H40M34S">
            <text:p>10:40:34 AM</text:p>
          </table:table-cell>
          <table:table-cell office:value-type="float" office:value="0.0000000830353">
            <text:p>8.30E-008</text:p>
          </table:table-cell>
          <table:table-cell office:value-type="float" office:value="0.0000000392794">
            <text:p>3.93E-008</text:p>
          </table:table-cell>
          <table:table-cell office:value-type="float" office:value="0.000000001654757">
            <text:p>1.65E-009</text:p>
          </table:table-cell>
          <table:table-cell office:value-type="float" office:value="0.0000000005877471">
            <text:p>5.88E-010</text:p>
          </table:table-cell>
          <table:table-cell office:value-type="float" office:value="0.00000000004630421">
            <text:p>4.63E-011</text:p>
          </table:table-cell>
          <table:table-cell office:value-type="float" office:value="50.17977">
            <text:p>50.17977</text:p>
          </table:table-cell>
          <table:table-cell office:value-type="float" office:value="23.73727">
            <text:p>23.73727</text:p>
          </table:table-cell>
          <table:table-cell office:value-type="float" office:value="0.007078279">
            <text:p>0.007078279</text:p>
          </table:table-cell>
          <table:table-cell office:value-type="float" office:value="0.0005576449">
            <text:p>0.000557644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8321">
            <text:p>18321</text:p>
          </table:table-cell>
          <table:table-cell office:value-type="time" office:time-value="PT10H45M07S">
            <text:p>10:45:07 AM</text:p>
          </table:table-cell>
          <table:table-cell office:value-type="float" office:value="0.00000007322608">
            <text:p>7.32E-008</text:p>
          </table:table-cell>
          <table:table-cell office:value-type="float" office:value="0.00000003495842">
            <text:p>3.50E-008</text:p>
          </table:table-cell>
          <table:table-cell office:value-type="float" office:value="0.00000000144509">
            <text:p>1.45E-009</text:p>
          </table:table-cell>
          <table:table-cell office:value-type="float" office:value="0.0000000005079164">
            <text:p>5.08E-010</text:p>
          </table:table-cell>
          <table:table-cell office:value-type="float" office:value="0.00000000004122343">
            <text:p>4.12E-011</text:p>
          </table:table-cell>
          <table:table-cell office:value-type="float" office:value="50.67234">
            <text:p>50.67234</text:p>
          </table:table-cell>
          <table:table-cell office:value-type="float" office:value="24.19118">
            <text:p>24.19118</text:p>
          </table:table-cell>
          <table:table-cell office:value-type="float" office:value="0.006936277">
            <text:p>0.006936277</text:p>
          </table:table-cell>
          <table:table-cell office:value-type="float" office:value="0.000562961">
            <text:p>0.00056296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8361">
            <text:p>18361</text:p>
          </table:table-cell>
          <table:table-cell office:value-type="time" office:time-value="PT10H45M20S">
            <text:p>10:45:20 AM</text:p>
          </table:table-cell>
          <table:table-cell office:value-type="float" office:value="0.00000007311024">
            <text:p>7.31E-008</text:p>
          </table:table-cell>
          <table:table-cell office:value-type="float" office:value="0.00000003489731">
            <text:p>3.49E-008</text:p>
          </table:table-cell>
          <table:table-cell office:value-type="float" office:value="0.000000001439485">
            <text:p>1.44E-009</text:p>
          </table:table-cell>
          <table:table-cell office:value-type="float" office:value="0.0000000005082438">
            <text:p>5.08E-010</text:p>
          </table:table-cell>
          <table:table-cell office:value-type="float" office:value="0.00000000004203476">
            <text:p>4.20E-011</text:p>
          </table:table-cell>
          <table:table-cell office:value-type="float" office:value="50.78916">
            <text:p>50.78916</text:p>
          </table:table-cell>
          <table:table-cell office:value-type="float" office:value="24.24291">
            <text:p>24.24291</text:p>
          </table:table-cell>
          <table:table-cell office:value-type="float" office:value="0.006951746">
            <text:p>0.006951746</text:p>
          </table:table-cell>
          <table:table-cell office:value-type="float" office:value="0.0005749505">
            <text:p>0.000574950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8383">
            <text:p>18383</text:p>
          </table:table-cell>
          <table:table-cell office:value-type="time" office:time-value="PT10H45M26S">
            <text:p>10:45:26 AM</text:p>
          </table:table-cell>
          <table:table-cell office:value-type="float" office:value="0.00000007313808">
            <text:p>7.31E-008</text:p>
          </table:table-cell>
          <table:table-cell office:value-type="float" office:value="0.00000003493213">
            <text:p>3.49E-008</text:p>
          </table:table-cell>
          <table:table-cell office:value-type="float" office:value="0.000000001440649">
            <text:p>1.44E-009</text:p>
          </table:table-cell>
          <table:table-cell office:value-type="float" office:value="0.0000000005049413">
            <text:p>5.05E-010</text:p>
          </table:table-cell>
          <table:table-cell office:value-type="float" office:value="0.0000000000418256">
            <text:p>4.18E-011</text:p>
          </table:table-cell>
          <table:table-cell office:value-type="float" office:value="50.76744">
            <text:p>50.76744</text:p>
          </table:table-cell>
          <table:table-cell office:value-type="float" office:value="24.24749">
            <text:p>24.24749</text:p>
          </table:table-cell>
          <table:table-cell office:value-type="float" office:value="0.006903945">
            <text:p>0.006903945</text:p>
          </table:table-cell>
          <table:table-cell office:value-type="float" office:value="0.0005718716">
            <text:p>0.0005718716</text:p>
          </table:table-cell>
          <table:table-cell table:number-columns-repeated="3"/>
        </table:table-row>
        <table:table-row table:style-name="ro1">
          <table:table-cell office:value-type="string">
            <text:p>GWI_TR_A_T2</text:p>
          </table:table-cell>
          <table:table-cell office:value-type="float" office:value="18721">
            <text:p>18721</text:p>
          </table:table-cell>
          <table:table-cell office:value-type="time" office:time-value="PT10H47M10S">
            <text:p>10:47:10 AM</text:p>
          </table:table-cell>
          <table:table-cell office:value-type="float" office:value="0.00000008284681">
            <text:p>8.28E-008</text:p>
          </table:table-cell>
          <table:table-cell office:value-type="float" office:value="0.00000003931451">
            <text:p>3.93E-008</text:p>
          </table:table-cell>
          <table:table-cell office:value-type="float" office:value="0.000000001647583">
            <text:p>1.65E-009</text:p>
          </table:table-cell>
          <table:table-cell office:value-type="float" office:value="0.0000000006550264">
            <text:p>6.55E-010</text:p>
          </table:table-cell>
          <table:table-cell office:value-type="float" office:value="0.00000000004878735">
            <text:p>4.88E-011</text:p>
          </table:table-cell>
          <table:table-cell office:value-type="float" office:value="50.28385">
            <text:p>50.28385</text:p>
          </table:table-cell>
          <table:table-cell office:value-type="float" office:value="23.86193">
            <text:p>23.86193</text:p>
          </table:table-cell>
          <table:table-cell office:value-type="float" office:value="0.007906477">
            <text:p>0.007906477</text:p>
          </table:table-cell>
          <table:table-cell office:value-type="float" office:value="0.0005888863">
            <text:p>0.0005888863</text:p>
          </table:table-cell>
          <table:table-cell table:number-columns-repeated="3"/>
        </table:table-row>
        <table:table-row table:style-name="ro1">
          <table:table-cell office:value-type="string">
            <text:p>GWI_TR_A_T2</text:p>
          </table:table-cell>
          <table:table-cell office:value-type="float" office:value="18749">
            <text:p>18749</text:p>
          </table:table-cell>
          <table:table-cell office:value-type="time" office:time-value="PT10H47M19S">
            <text:p>10:47:19 AM</text:p>
          </table:table-cell>
          <table:table-cell office:value-type="float" office:value="0.00000008284263">
            <text:p>8.28E-008</text:p>
          </table:table-cell>
          <table:table-cell office:value-type="float" office:value="0.00000003933541">
            <text:p>3.93E-008</text:p>
          </table:table-cell>
          <table:table-cell office:value-type="float" office:value="0.000000001644027">
            <text:p>1.64E-009</text:p>
          </table:table-cell>
          <table:table-cell office:value-type="float" office:value="0.0000000006532848">
            <text:p>6.53E-010</text:p>
          </table:table-cell>
          <table:table-cell office:value-type="float" office:value="0.00000000004903282">
            <text:p>4.90E-011</text:p>
          </table:table-cell>
          <table:table-cell office:value-type="float" office:value="50.39008">
            <text:p>50.39008</text:p>
          </table:table-cell>
          <table:table-cell office:value-type="float" office:value="23.92626">
            <text:p>23.92626</text:p>
          </table:table-cell>
          <table:table-cell office:value-type="float" office:value="0.007885853">
            <text:p>0.007885853</text:p>
          </table:table-cell>
          <table:table-cell office:value-type="float" office:value="0.0005918791">
            <text:p>0.0005918791</text:p>
          </table:table-cell>
          <table:table-cell table:number-columns-repeated="3"/>
        </table:table-row>
        <table:table-row table:style-name="ro1">
          <table:table-cell office:value-type="string">
            <text:p>GWI_TR_A_T2</text:p>
          </table:table-cell>
          <table:table-cell office:value-type="float" office:value="18788">
            <text:p>18788</text:p>
          </table:table-cell>
          <table:table-cell office:value-type="time" office:time-value="PT10H47M31S">
            <text:p>10:47:31 AM</text:p>
          </table:table-cell>
          <table:table-cell office:value-type="float" office:value="0.00000008270602">
            <text:p>8.27E-008</text:p>
          </table:table-cell>
          <table:table-cell office:value-type="float" office:value="0.0000000392778">
            <text:p>3.93E-008</text:p>
          </table:table-cell>
          <table:table-cell office:value-type="float" office:value="0.000000001645041">
            <text:p>1.65E-009</text:p>
          </table:table-cell>
          <table:table-cell office:value-type="float" office:value="0.0000000006463949">
            <text:p>6.46E-010</text:p>
          </table:table-cell>
          <table:table-cell office:value-type="float" office:value="0.00000000004827147">
            <text:p>4.83E-011</text:p>
          </table:table-cell>
          <table:table-cell office:value-type="float" office:value="50.27596">
            <text:p>50.27596</text:p>
          </table:table-cell>
          <table:table-cell office:value-type="float" office:value="23.87649">
            <text:p>23.87649</text:p>
          </table:table-cell>
          <table:table-cell office:value-type="float" office:value="0.007815573">
            <text:p>0.007815573</text:p>
          </table:table-cell>
          <table:table-cell office:value-type="float" office:value="0.0005836512">
            <text:p>0.0005836512</text:p>
          </table:table-cell>
          <table:table-cell table:number-columns-repeated="3"/>
        </table:table-row>
        <table:table-row table:style-name="ro1">
          <table:table-cell office:value-type="string">
            <text:p>GWI_TR_A_T3</text:p>
          </table:table-cell>
          <table:table-cell office:value-type="float" office:value="19673">
            <text:p>19673</text:p>
          </table:table-cell>
          <table:table-cell office:value-type="time" office:time-value="PT10H52M02S">
            <text:p>10:52:02 AM</text:p>
          </table:table-cell>
          <table:table-cell office:value-type="float" office:value="0.00000008031984">
            <text:p>8.03E-008</text:p>
          </table:table-cell>
          <table:table-cell office:value-type="float" office:value="0.00000003766194">
            <text:p>3.77E-008</text:p>
          </table:table-cell>
          <table:table-cell office:value-type="float" office:value="0.000000001591058">
            <text:p>1.59E-009</text:p>
          </table:table-cell>
          <table:table-cell office:value-type="float" office:value="0.0000000006323241">
            <text:p>6.32E-010</text:p>
          </table:table-cell>
          <table:table-cell office:value-type="float" office:value="0.00000000004749193">
            <text:p>4.75E-011</text:p>
          </table:table-cell>
          <table:table-cell office:value-type="float" office:value="50.48202">
            <text:p>50.48202</text:p>
          </table:table-cell>
          <table:table-cell office:value-type="float" office:value="23.671">
            <text:p>23.671</text:p>
          </table:table-cell>
          <table:table-cell office:value-type="float" office:value="0.007872578">
            <text:p>0.007872578</text:p>
          </table:table-cell>
          <table:table-cell office:value-type="float" office:value="0.0005912852">
            <text:p>0.0005912852</text:p>
          </table:table-cell>
          <table:table-cell table:number-columns-repeated="3"/>
        </table:table-row>
        <table:table-row table:style-name="ro1">
          <table:table-cell office:value-type="string">
            <text:p>GWI_TR_A_T3</text:p>
          </table:table-cell>
          <table:table-cell office:value-type="float" office:value="19713">
            <text:p>19713</text:p>
          </table:table-cell>
          <table:table-cell office:value-type="time" office:time-value="PT10H52M15S">
            <text:p>10:52:15 AM</text:p>
          </table:table-cell>
          <table:table-cell office:value-type="float" office:value="0.00000007985821">
            <text:p>7.99E-008</text:p>
          </table:table-cell>
          <table:table-cell office:value-type="float" office:value="0.00000003746354">
            <text:p>3.75E-008</text:p>
          </table:table-cell>
          <table:table-cell office:value-type="float" office:value="0.000000001582467">
            <text:p>1.58E-009</text:p>
          </table:table-cell>
          <table:table-cell office:value-type="float" office:value="0.00000000062619">
            <text:p>6.26E-010</text:p>
          </table:table-cell>
          <table:table-cell office:value-type="float" office:value="0.00000000004805725">
            <text:p>4.81E-011</text:p>
          </table:table-cell>
          <table:table-cell office:value-type="float" office:value="50.46438">
            <text:p>50.46438</text:p>
          </table:table-cell>
          <table:table-cell office:value-type="float" office:value="23.67414">
            <text:p>23.67414</text:p>
          </table:table-cell>
          <table:table-cell office:value-type="float" office:value="0.007841272">
            <text:p>0.007841272</text:p>
          </table:table-cell>
          <table:table-cell office:value-type="float" office:value="0.0006017822">
            <text:p>0.0006017822</text:p>
          </table:table-cell>
          <table:table-cell table:number-columns-repeated="3"/>
        </table:table-row>
        <table:table-row table:style-name="ro1">
          <table:table-cell office:value-type="string">
            <text:p>GWI_TR_A_T3</text:p>
          </table:table-cell>
          <table:table-cell office:value-type="float" office:value="19727">
            <text:p>19727</text:p>
          </table:table-cell>
          <table:table-cell office:value-type="time" office:time-value="PT10H52M19S">
            <text:p>10:52:19 AM</text:p>
          </table:table-cell>
          <table:table-cell office:value-type="float" office:value="0.00000007966625">
            <text:p>7.97E-008</text:p>
          </table:table-cell>
          <table:table-cell office:value-type="float" office:value="0.00000003736351">
            <text:p>3.74E-008</text:p>
          </table:table-cell>
          <table:table-cell office:value-type="float" office:value="0.000000001577885">
            <text:p>1.58E-009</text:p>
          </table:table-cell>
          <table:table-cell office:value-type="float" office:value="0.0000000006241223">
            <text:p>6.24E-010</text:p>
          </table:table-cell>
          <table:table-cell office:value-type="float" office:value="0.0000000000468365">
            <text:p>4.68E-011</text:p>
          </table:table-cell>
          <table:table-cell office:value-type="float" office:value="50.48927">
            <text:p>50.48927</text:p>
          </table:table-cell>
          <table:table-cell office:value-type="float" office:value="23.67949">
            <text:p>23.67949</text:p>
          </table:table-cell>
          <table:table-cell office:value-type="float" office:value="0.007834212">
            <text:p>0.007834212</text:p>
          </table:table-cell>
          <table:table-cell office:value-type="float" office:value="0.0005879089">
            <text:p>0.0005879089</text:p>
          </table:table-cell>
          <table:table-cell table:number-columns-repeated="3"/>
        </table:table-row>
        <table:table-row table:style-name="ro1">
          <table:table-cell office:value-type="string">
            <text:p>GWI_TR_B_T2</text:p>
          </table:table-cell>
          <table:table-cell office:value-type="float" office:value="19649">
            <text:p>19649</text:p>
          </table:table-cell>
          <table:table-cell office:value-type="time" office:time-value="PT10H51M55S">
            <text:p>10:51:55 AM</text:p>
          </table:table-cell>
          <table:table-cell office:value-type="float" office:value="0.00000008049253">
            <text:p>8.05E-008</text:p>
          </table:table-cell>
          <table:table-cell office:value-type="float" office:value="0.00000003773529">
            <text:p>3.77E-008</text:p>
          </table:table-cell>
          <table:table-cell office:value-type="float" office:value="0.000000001594627">
            <text:p>1.59E-009</text:p>
          </table:table-cell>
          <table:table-cell office:value-type="float" office:value="0.0000000006353957">
            <text:p>6.35E-010</text:p>
          </table:table-cell>
          <table:table-cell office:value-type="float" office:value="0.00000000004808337">
            <text:p>4.81E-011</text:p>
          </table:table-cell>
          <table:table-cell office:value-type="float" office:value="50.47735">
            <text:p>50.47735</text:p>
          </table:table-cell>
          <table:table-cell office:value-type="float" office:value="23.66403">
            <text:p>23.66403</text:p>
          </table:table-cell>
          <table:table-cell office:value-type="float" office:value="0.007893847">
            <text:p>0.007893847</text:p>
          </table:table-cell>
          <table:table-cell office:value-type="float" office:value="0.0005973644">
            <text:p>0.0005973644</text:p>
          </table:table-cell>
          <table:table-cell table:number-columns-repeated="3"/>
        </table:table-row>
        <table:table-row table:style-name="ro1">
          <table:table-cell office:value-type="string">
            <text:p>GWI_TR_B_T2</text:p>
          </table:table-cell>
          <table:table-cell office:value-type="float" office:value="19673">
            <text:p>19673</text:p>
          </table:table-cell>
          <table:table-cell office:value-type="time" office:time-value="PT10H52M02S">
            <text:p>10:52:02 AM</text:p>
          </table:table-cell>
          <table:table-cell office:value-type="float" office:value="0.00000008031984">
            <text:p>8.03E-008</text:p>
          </table:table-cell>
          <table:table-cell office:value-type="float" office:value="0.00000003766194">
            <text:p>3.77E-008</text:p>
          </table:table-cell>
          <table:table-cell office:value-type="float" office:value="0.000000001591058">
            <text:p>1.59E-009</text:p>
          </table:table-cell>
          <table:table-cell office:value-type="float" office:value="0.0000000006323241">
            <text:p>6.32E-010</text:p>
          </table:table-cell>
          <table:table-cell office:value-type="float" office:value="0.00000000004749193">
            <text:p>4.75E-011</text:p>
          </table:table-cell>
          <table:table-cell office:value-type="float" office:value="50.48202">
            <text:p>50.48202</text:p>
          </table:table-cell>
          <table:table-cell office:value-type="float" office:value="23.671">
            <text:p>23.671</text:p>
          </table:table-cell>
          <table:table-cell office:value-type="float" office:value="0.007872578">
            <text:p>0.007872578</text:p>
          </table:table-cell>
          <table:table-cell office:value-type="float" office:value="0.0005912852">
            <text:p>0.0005912852</text:p>
          </table:table-cell>
          <table:table-cell table:number-columns-repeated="3"/>
        </table:table-row>
        <table:table-row table:style-name="ro1">
          <table:table-cell office:value-type="string">
            <text:p>GWI_TR_B_T2</text:p>
          </table:table-cell>
          <table:table-cell office:value-type="float" office:value="19700">
            <text:p>19700</text:p>
          </table:table-cell>
          <table:table-cell office:value-type="time" office:time-value="PT10H52M11S">
            <text:p>10:52:11 AM</text:p>
          </table:table-cell>
          <table:table-cell office:value-type="float" office:value="0.00000008004459">
            <text:p>8.00E-008</text:p>
          </table:table-cell>
          <table:table-cell office:value-type="float" office:value="0.00000003753604">
            <text:p>3.75E-008</text:p>
          </table:table-cell>
          <table:table-cell office:value-type="float" office:value="0.000000001589069">
            <text:p>1.59E-009</text:p>
          </table:table-cell>
          <table:table-cell office:value-type="float" office:value="0.0000000006286651">
            <text:p>6.29E-010</text:p>
          </table:table-cell>
          <table:table-cell office:value-type="float" office:value="0.00000000004769593">
            <text:p>4.77E-011</text:p>
          </table:table-cell>
          <table:table-cell office:value-type="float" office:value="50.37201">
            <text:p>50.37201</text:p>
          </table:table-cell>
          <table:table-cell office:value-type="float" office:value="23.6214">
            <text:p>23.6214</text:p>
          </table:table-cell>
          <table:table-cell office:value-type="float" office:value="0.007853935">
            <text:p>0.007853935</text:p>
          </table:table-cell>
          <table:table-cell office:value-type="float" office:value="0.000595867">
            <text:p>0.000595867</text:p>
          </table:table-cell>
          <table:table-cell table:number-columns-repeated="3"/>
        </table:table-row>
        <table:table-row table:style-name="ro1">
          <table:table-cell office:value-type="string">
            <text:p>GWI_TR_B_T3</text:p>
          </table:table-cell>
          <table:table-cell office:value-type="float" office:value="20256">
            <text:p>20256</text:p>
          </table:table-cell>
          <table:table-cell office:value-type="time" office:time-value="PT10H55M01S">
            <text:p>10:55:01 AM</text:p>
          </table:table-cell>
          <table:table-cell office:value-type="float" office:value="0.00000008146839">
            <text:p>8.15E-008</text:p>
          </table:table-cell>
          <table:table-cell office:value-type="float" office:value="0.00000003749998">
            <text:p>3.75E-008</text:p>
          </table:table-cell>
          <table:table-cell office:value-type="float" office:value="0.000000001587014">
            <text:p>1.59E-009</text:p>
          </table:table-cell>
          <table:table-cell office:value-type="float" office:value="0.00000000060922">
            <text:p>6.09E-010</text:p>
          </table:table-cell>
          <table:table-cell office:value-type="float" office:value="0.00000000004841406">
            <text:p>4.84E-011</text:p>
          </table:table-cell>
          <table:table-cell office:value-type="float" office:value="51.3344">
            <text:p>51.3344</text:p>
          </table:table-cell>
          <table:table-cell office:value-type="float" office:value="23.62928">
            <text:p>23.62928</text:p>
          </table:table-cell>
          <table:table-cell office:value-type="float" office:value="0.007477992">
            <text:p>0.007477992</text:p>
          </table:table-cell>
          <table:table-cell office:value-type="float" office:value="0.000594268">
            <text:p>0.000594268</text:p>
          </table:table-cell>
          <table:table-cell table:number-columns-repeated="3"/>
        </table:table-row>
        <table:table-row table:style-name="ro1">
          <table:table-cell office:value-type="string">
            <text:p>GWI_TR_B_T3</text:p>
          </table:table-cell>
          <table:table-cell office:value-type="float" office:value="20253">
            <text:p>20253</text:p>
          </table:table-cell>
          <table:table-cell office:value-type="time" office:time-value="PT10H55M00S">
            <text:p>10:55:00 AM</text:p>
          </table:table-cell>
          <table:table-cell office:value-type="float" office:value="0.00000008144323">
            <text:p>8.14E-008</text:p>
          </table:table-cell>
          <table:table-cell office:value-type="float" office:value="0.00000003748748">
            <text:p>3.75E-008</text:p>
          </table:table-cell>
          <table:table-cell office:value-type="float" office:value="0.000000001585993">
            <text:p>1.59E-009</text:p>
          </table:table-cell>
          <table:table-cell office:value-type="float" office:value="0.0000000006104967">
            <text:p>6.10E-010</text:p>
          </table:table-cell>
          <table:table-cell office:value-type="float" office:value="0.00000000004851153">
            <text:p>4.85E-011</text:p>
          </table:table-cell>
          <table:table-cell office:value-type="float" office:value="51.35156">
            <text:p>51.35156</text:p>
          </table:table-cell>
          <table:table-cell office:value-type="float" office:value="23.63659">
            <text:p>23.63659</text:p>
          </table:table-cell>
          <table:table-cell office:value-type="float" office:value="0.007495979">
            <text:p>0.007495979</text:p>
          </table:table-cell>
          <table:table-cell office:value-type="float" office:value="0.0005956484">
            <text:p>0.0005956484</text:p>
          </table:table-cell>
          <table:table-cell table:number-columns-repeated="3"/>
        </table:table-row>
        <table:table-row table:style-name="ro1">
          <table:table-cell office:value-type="string">
            <text:p>GWI_TR_B_T3</text:p>
          </table:table-cell>
          <table:table-cell office:value-type="float" office:value="20301">
            <text:p>20301</text:p>
          </table:table-cell>
          <table:table-cell office:value-type="time" office:time-value="PT10H55M14S">
            <text:p>10:55:14 AM</text:p>
          </table:table-cell>
          <table:table-cell office:value-type="float" office:value="0.00000008131377">
            <text:p>8.13E-008</text:p>
          </table:table-cell>
          <table:table-cell office:value-type="float" office:value="0.00000003742939">
            <text:p>3.74E-008</text:p>
          </table:table-cell>
          <table:table-cell office:value-type="float" office:value="0.000000001586286">
            <text:p>1.59E-009</text:p>
          </table:table-cell>
          <table:table-cell office:value-type="float" office:value="0.0000000006050533">
            <text:p>6.05E-010</text:p>
          </table:table-cell>
          <table:table-cell office:value-type="float" office:value="0.00000000004773698">
            <text:p>4.77E-011</text:p>
          </table:table-cell>
          <table:table-cell office:value-type="float" office:value="51.26046">
            <text:p>51.26046</text:p>
          </table:table-cell>
          <table:table-cell office:value-type="float" office:value="23.59561">
            <text:p>23.59561</text:p>
          </table:table-cell>
          <table:table-cell office:value-type="float" office:value="0.007440969">
            <text:p>0.007440969</text:p>
          </table:table-cell>
          <table:table-cell office:value-type="float" office:value="0.0005870714">
            <text:p>0.0005870714</text:p>
          </table:table-cell>
          <table:table-cell table:number-columns-repeated="3"/>
        </table:table-row>
        <table:table-row table:style-name="ro1">
          <table:table-cell office:value-type="string">
            <text:p>GWI_TR_C_T2</text:p>
          </table:table-cell>
          <table:table-cell office:value-type="float" office:value="20664">
            <text:p>20664</text:p>
          </table:table-cell>
          <table:table-cell office:value-type="time" office:time-value="PT10H57M06S">
            <text:p>10:57:06 AM</text:p>
          </table:table-cell>
          <table:table-cell office:value-type="float" office:value="0.00000007793674">
            <text:p>7.79E-008</text:p>
          </table:table-cell>
          <table:table-cell office:value-type="float" office:value="0.00000003678039">
            <text:p>3.68E-008</text:p>
          </table:table-cell>
          <table:table-cell office:value-type="float" office:value="0.000000001548582">
            <text:p>1.55E-009</text:p>
          </table:table-cell>
          <table:table-cell office:value-type="float" office:value="0.0000000006299999">
            <text:p>6.30E-010</text:p>
          </table:table-cell>
          <table:table-cell office:value-type="float" office:value="0.00000000005078118">
            <text:p>5.08E-011</text:p>
          </table:table-cell>
          <table:table-cell office:value-type="float" office:value="50.32782">
            <text:p>50.32782</text:p>
          </table:table-cell>
          <table:table-cell office:value-type="float" office:value="23.75102">
            <text:p>23.75102</text:p>
          </table:table-cell>
          <table:table-cell office:value-type="float" office:value="0.008083478">
            <text:p>0.008083478</text:p>
          </table:table-cell>
          <table:table-cell office:value-type="float" office:value="0.0006515693">
            <text:p>0.0006515693</text:p>
          </table:table-cell>
          <table:table-cell table:number-columns-repeated="3"/>
        </table:table-row>
        <table:table-row table:style-name="ro1">
          <table:table-cell office:value-type="string">
            <text:p>GWI_TR_C_T2</text:p>
          </table:table-cell>
          <table:table-cell office:value-type="float" office:value="20701">
            <text:p>20701</text:p>
          </table:table-cell>
          <table:table-cell office:value-type="time" office:time-value="PT10H57M17S">
            <text:p>10:57:17 AM</text:p>
          </table:table-cell>
          <table:table-cell office:value-type="float" office:value="0.00000007777356">
            <text:p>7.78E-008</text:p>
          </table:table-cell>
          <table:table-cell office:value-type="float" office:value="0.00000003671884">
            <text:p>3.67E-008</text:p>
          </table:table-cell>
          <table:table-cell office:value-type="float" office:value="0.000000001547131">
            <text:p>1.55E-009</text:p>
          </table:table-cell>
          <table:table-cell office:value-type="float" office:value="0.0000000006280402">
            <text:p>6.28E-010</text:p>
          </table:table-cell>
          <table:table-cell office:value-type="float" office:value="0.00000000005062829">
            <text:p>5.06E-011</text:p>
          </table:table-cell>
          <table:table-cell office:value-type="float" office:value="50.26953">
            <text:p>50.26953</text:p>
          </table:table-cell>
          <table:table-cell office:value-type="float" office:value="23.7335">
            <text:p>23.7335</text:p>
          </table:table-cell>
          <table:table-cell office:value-type="float" office:value="0.00807524">
            <text:p>0.00807524</text:p>
          </table:table-cell>
          <table:table-cell office:value-type="float" office:value="0.0006509705">
            <text:p>0.0006509705</text:p>
          </table:table-cell>
          <table:table-cell table:number-columns-repeated="3"/>
        </table:table-row>
        <table:table-row table:style-name="ro1">
          <table:table-cell office:value-type="string">
            <text:p>GWI_TR_C_T2</text:p>
          </table:table-cell>
          <table:table-cell office:value-type="float" office:value="20736">
            <text:p>20736</text:p>
          </table:table-cell>
          <table:table-cell office:value-type="time" office:time-value="PT10H57M28S">
            <text:p>10:57:28 AM</text:p>
          </table:table-cell>
          <table:table-cell office:value-type="float" office:value="0.0000000775653">
            <text:p>7.76E-008</text:p>
          </table:table-cell>
          <table:table-cell office:value-type="float" office:value="0.00000003663297">
            <text:p>3.66E-008</text:p>
          </table:table-cell>
          <table:table-cell office:value-type="float" office:value="0.000000001544477">
            <text:p>1.54E-009</text:p>
          </table:table-cell>
          <table:table-cell office:value-type="float" office:value="0.0000000006257208">
            <text:p>6.26E-010</text:p>
          </table:table-cell>
          <table:table-cell office:value-type="float" office:value="0.00000000005067377">
            <text:p>5.07E-011</text:p>
          </table:table-cell>
          <table:table-cell office:value-type="float" office:value="50.22107">
            <text:p>50.22107</text:p>
          </table:table-cell>
          <table:table-cell office:value-type="float" office:value="23.71869">
            <text:p>23.71869</text:p>
          </table:table-cell>
          <table:table-cell office:value-type="float" office:value="0.008067019">
            <text:p>0.008067019</text:p>
          </table:table-cell>
          <table:table-cell office:value-type="float" office:value="0.0006533047">
            <text:p>0.0006533047</text:p>
          </table:table-cell>
          <table:table-cell table:number-columns-repeated="3"/>
        </table:table-row>
        <table:table-row table:style-name="ro1">
          <table:table-cell office:value-type="string">
            <text:p>GWI_TR_C_T3</text:p>
          </table:table-cell>
          <table:table-cell office:value-type="float" office:value="21060">
            <text:p>21060</text:p>
          </table:table-cell>
          <table:table-cell office:value-type="time" office:time-value="PT10H59M06S">
            <text:p>10:59:06 AM</text:p>
          </table:table-cell>
          <table:table-cell office:value-type="float" office:value="0.00000008005219">
            <text:p>8.01E-008</text:p>
          </table:table-cell>
          <table:table-cell office:value-type="float" office:value="0.00000003678371">
            <text:p>3.68E-008</text:p>
          </table:table-cell>
          <table:table-cell office:value-type="float" office:value="0.000000001551679">
            <text:p>1.55E-009</text:p>
          </table:table-cell>
          <table:table-cell office:value-type="float" office:value="0.0000000006608268">
            <text:p>6.61E-010</text:p>
          </table:table-cell>
          <table:table-cell office:value-type="float" office:value="0.00000000005173352">
            <text:p>5.17E-011</text:p>
          </table:table-cell>
          <table:table-cell office:value-type="float" office:value="51.59069">
            <text:p>51.59069</text:p>
          </table:table-cell>
          <table:table-cell office:value-type="float" office:value="23.70575">
            <text:p>23.70575</text:p>
          </table:table-cell>
          <table:table-cell office:value-type="float" office:value="0.00825495">
            <text:p>0.00825495</text:p>
          </table:table-cell>
          <table:table-cell office:value-type="float" office:value="0.0006462474">
            <text:p>0.0006462474</text:p>
          </table:table-cell>
          <table:table-cell table:number-columns-repeated="3"/>
        </table:table-row>
        <table:table-row table:style-name="ro1">
          <table:table-cell office:value-type="string">
            <text:p>GWI_TR_C_T3</text:p>
          </table:table-cell>
          <table:table-cell office:value-type="float" office:value="21091">
            <text:p>21091</text:p>
          </table:table-cell>
          <table:table-cell office:value-type="time" office:time-value="PT10H59M16S">
            <text:p>10:59:16 AM</text:p>
          </table:table-cell>
          <table:table-cell office:value-type="float" office:value="0.0000000799571">
            <text:p>8.00E-008</text:p>
          </table:table-cell>
          <table:table-cell office:value-type="float" office:value="0.00000003676609">
            <text:p>3.68E-008</text:p>
          </table:table-cell>
          <table:table-cell office:value-type="float" office:value="0.000000001551027">
            <text:p>1.55E-009</text:p>
          </table:table-cell>
          <table:table-cell office:value-type="float" office:value="0.0000000006576406">
            <text:p>6.58E-010</text:p>
          </table:table-cell>
          <table:table-cell office:value-type="float" office:value="0.00000000005187779">
            <text:p>5.19E-011</text:p>
          </table:table-cell>
          <table:table-cell office:value-type="float" office:value="51.55107">
            <text:p>51.55107</text:p>
          </table:table-cell>
          <table:table-cell office:value-type="float" office:value="23.70435">
            <text:p>23.70435</text:p>
          </table:table-cell>
          <table:table-cell office:value-type="float" office:value="0.008224919">
            <text:p>0.008224919</text:p>
          </table:table-cell>
          <table:table-cell office:value-type="float" office:value="0.0006488204">
            <text:p>0.0006488204</text:p>
          </table:table-cell>
          <table:table-cell table:number-columns-repeated="3"/>
        </table:table-row>
        <table:table-row table:style-name="ro1">
          <table:table-cell office:value-type="string">
            <text:p>GWI_TR_C_T3</text:p>
          </table:table-cell>
          <table:table-cell office:value-type="float" office:value="21114">
            <text:p>21114</text:p>
          </table:table-cell>
          <table:table-cell office:value-type="time" office:time-value="PT10H59M23S">
            <text:p>10:59:23 AM</text:p>
          </table:table-cell>
          <table:table-cell office:value-type="float" office:value="0.00000007990726">
            <text:p>7.99E-008</text:p>
          </table:table-cell>
          <table:table-cell office:value-type="float" office:value="0.00000003676472">
            <text:p>3.68E-008</text:p>
          </table:table-cell>
          <table:table-cell office:value-type="float" office:value="0.0000000015515">
            <text:p>1.55E-009</text:p>
          </table:table-cell>
          <table:table-cell office:value-type="float" office:value="0.0000000006529989">
            <text:p>6.53E-010</text:p>
          </table:table-cell>
          <table:table-cell office:value-type="float" office:value="0.00000000005080121">
            <text:p>5.08E-011</text:p>
          </table:table-cell>
          <table:table-cell office:value-type="float" office:value="51.50322">
            <text:p>51.50322</text:p>
          </table:table-cell>
          <table:table-cell office:value-type="float" office:value="23.69624">
            <text:p>23.69624</text:p>
          </table:table-cell>
          <table:table-cell office:value-type="float" office:value="0.00817196">
            <text:p>0.00817196</text:p>
          </table:table-cell>
          <table:table-cell office:value-type="float" office:value="0.0006357522">
            <text:p>0.0006357522</text:p>
          </table:table-cell>
          <table:table-cell table:number-columns-repeated="3"/>
        </table:table-row>
        <table:table-row table:style-name="ro1">
          <table:table-cell office:value-type="string">
            <text:p>GWI_WC_A_T2</text:p>
          </table:table-cell>
          <table:table-cell office:value-type="float" office:value="21529">
            <text:p>21529</text:p>
          </table:table-cell>
          <table:table-cell office:value-type="time" office:time-value="PT11H01M30S">
            <text:p>11:01:30 AM</text:p>
          </table:table-cell>
          <table:table-cell office:value-type="float" office:value="0.00000008061702">
            <text:p>8.06E-008</text:p>
          </table:table-cell>
          <table:table-cell office:value-type="float" office:value="0.0000000373196">
            <text:p>3.73E-008</text:p>
          </table:table-cell>
          <table:table-cell office:value-type="float" office:value="0.000000001570328">
            <text:p>1.57E-009</text:p>
          </table:table-cell>
          <table:table-cell office:value-type="float" office:value="0.0000000005879368">
            <text:p>5.88E-010</text:p>
          </table:table-cell>
          <table:table-cell office:value-type="float" office:value="0.00000000004630464">
            <text:p>4.63E-011</text:p>
          </table:table-cell>
          <table:table-cell office:value-type="float" office:value="51.33768">
            <text:p>51.33768</text:p>
          </table:table-cell>
          <table:table-cell office:value-type="float" office:value="23.76547">
            <text:p>23.76547</text:p>
          </table:table-cell>
          <table:table-cell office:value-type="float" office:value="0.007292961">
            <text:p>0.007292961</text:p>
          </table:table-cell>
          <table:table-cell office:value-type="float" office:value="0.0005743779">
            <text:p>0.0005743779</text:p>
          </table:table-cell>
          <table:table-cell table:number-columns-repeated="3"/>
        </table:table-row>
        <table:table-row table:style-name="ro1">
          <table:table-cell office:value-type="string">
            <text:p>GWI_WC_A_T2</text:p>
          </table:table-cell>
          <table:table-cell office:value-type="float" office:value="21573">
            <text:p>21573</text:p>
          </table:table-cell>
          <table:table-cell office:value-type="time" office:time-value="PT11H01M44S">
            <text:p>11:01:44 AM</text:p>
          </table:table-cell>
          <table:table-cell office:value-type="float" office:value="0.00000008010144">
            <text:p>8.01E-008</text:p>
          </table:table-cell>
          <table:table-cell office:value-type="float" office:value="0.00000003706097">
            <text:p>3.71E-008</text:p>
          </table:table-cell>
          <table:table-cell office:value-type="float" office:value="0.000000001558045">
            <text:p>1.56E-009</text:p>
          </table:table-cell>
          <table:table-cell office:value-type="float" office:value="0.0000000005791183">
            <text:p>5.79E-010</text:p>
          </table:table-cell>
          <table:table-cell office:value-type="float" office:value="0.00000000004579469">
            <text:p>4.58E-011</text:p>
          </table:table-cell>
          <table:table-cell office:value-type="float" office:value="51.4115">
            <text:p>51.4115</text:p>
          </table:table-cell>
          <table:table-cell office:value-type="float" office:value="23.78684">
            <text:p>23.78684</text:p>
          </table:table-cell>
          <table:table-cell office:value-type="float" office:value="0.007229811">
            <text:p>0.007229811</text:p>
          </table:table-cell>
          <table:table-cell office:value-type="float" office:value="0.0005717087">
            <text:p>0.0005717087</text:p>
          </table:table-cell>
          <table:table-cell table:number-columns-repeated="3"/>
        </table:table-row>
        <table:table-row table:style-name="ro1">
          <table:table-cell office:value-type="string">
            <text:p>GWI_WC_A_T2</text:p>
          </table:table-cell>
          <table:table-cell office:value-type="float" office:value="21611">
            <text:p>21611</text:p>
          </table:table-cell>
          <table:table-cell office:value-type="time" office:time-value="PT11H01M55S">
            <text:p>11:01:55 AM</text:p>
          </table:table-cell>
          <table:table-cell office:value-type="float" office:value="0.00000007976407">
            <text:p>7.98E-008</text:p>
          </table:table-cell>
          <table:table-cell office:value-type="float" office:value="0.00000003692892">
            <text:p>3.69E-008</text:p>
          </table:table-cell>
          <table:table-cell office:value-type="float" office:value="0.000000001551365">
            <text:p>1.55E-009</text:p>
          </table:table-cell>
          <table:table-cell office:value-type="float" office:value="0.0000000005761318">
            <text:p>5.76E-010</text:p>
          </table:table-cell>
          <table:table-cell office:value-type="float" office:value="0.00000000004563458">
            <text:p>4.56E-011</text:p>
          </table:table-cell>
          <table:table-cell office:value-type="float" office:value="51.41541">
            <text:p>51.41541</text:p>
          </table:table-cell>
          <table:table-cell office:value-type="float" office:value="23.80415">
            <text:p>23.80415</text:p>
          </table:table-cell>
          <table:table-cell office:value-type="float" office:value="0.007222949">
            <text:p>0.007222949</text:p>
          </table:table-cell>
          <table:table-cell office:value-type="float" office:value="0.0005721195">
            <text:p>0.0005721195</text:p>
          </table:table-cell>
          <table:table-cell table:number-columns-repeated="3"/>
        </table:table-row>
        <table:table-row table:style-name="ro1">
          <table:table-cell office:value-type="string">
            <text:p>GWI_WC_A_T3</text:p>
          </table:table-cell>
          <table:table-cell office:value-type="float" office:value="21984">
            <text:p>21984</text:p>
          </table:table-cell>
          <table:table-cell office:value-type="time" office:time-value="PT11H03M49S">
            <text:p>11:03:49 AM</text:p>
          </table:table-cell>
          <table:table-cell office:value-type="float" office:value="0.00000008062239">
            <text:p>8.06E-008</text:p>
          </table:table-cell>
          <table:table-cell office:value-type="float" office:value="0.00000003725495">
            <text:p>3.73E-008</text:p>
          </table:table-cell>
          <table:table-cell office:value-type="float" office:value="0.000000001566098">
            <text:p>1.57E-009</text:p>
          </table:table-cell>
          <table:table-cell office:value-type="float" office:value="0.0000000005872445">
            <text:p>5.87E-010</text:p>
          </table:table-cell>
          <table:table-cell office:value-type="float" office:value="0.00000000004751626">
            <text:p>4.75E-011</text:p>
          </table:table-cell>
          <table:table-cell office:value-type="float" office:value="51.47979">
            <text:p>51.47979</text:p>
          </table:table-cell>
          <table:table-cell office:value-type="float" office:value="23.78839">
            <text:p>23.78839</text:p>
          </table:table-cell>
          <table:table-cell office:value-type="float" office:value="0.007283888">
            <text:p>0.007283888</text:p>
          </table:table-cell>
          <table:table-cell office:value-type="float" office:value="0.000589368">
            <text:p>0.000589368</text:p>
          </table:table-cell>
          <table:table-cell table:number-columns-repeated="3"/>
        </table:table-row>
        <table:table-row table:style-name="ro1">
          <table:table-cell office:value-type="string">
            <text:p>GWI_WC_A_T3</text:p>
          </table:table-cell>
          <table:table-cell office:value-type="float" office:value="22020">
            <text:p>22020</text:p>
          </table:table-cell>
          <table:table-cell office:value-type="time" office:time-value="PT11H04M00S">
            <text:p>11:04:00 AM</text:p>
          </table:table-cell>
          <table:table-cell office:value-type="float" office:value="0.00000008053728">
            <text:p>8.05E-008</text:p>
          </table:table-cell>
          <table:table-cell office:value-type="float" office:value="0.00000003723044">
            <text:p>3.72E-008</text:p>
          </table:table-cell>
          <table:table-cell office:value-type="float" office:value="0.000000001564948">
            <text:p>1.56E-009</text:p>
          </table:table-cell>
          <table:table-cell office:value-type="float" office:value="0.0000000005835623">
            <text:p>5.84E-010</text:p>
          </table:table-cell>
          <table:table-cell office:value-type="float" office:value="0.00000000004659082">
            <text:p>4.66E-011</text:p>
          </table:table-cell>
          <table:table-cell office:value-type="float" office:value="51.46323">
            <text:p>51.46323</text:p>
          </table:table-cell>
          <table:table-cell office:value-type="float" office:value="23.79021">
            <text:p>23.79021</text:p>
          </table:table-cell>
          <table:table-cell office:value-type="float" office:value="0.007245865">
            <text:p>0.007245865</text:p>
          </table:table-cell>
          <table:table-cell office:value-type="float" office:value="0.0005785001">
            <text:p>0.0005785001</text:p>
          </table:table-cell>
          <table:table-cell table:number-columns-repeated="3"/>
        </table:table-row>
        <table:table-row table:style-name="ro1">
          <table:table-cell office:value-type="string">
            <text:p>GWI_WC_A_T3</text:p>
          </table:table-cell>
          <table:table-cell office:value-type="float" office:value="22047">
            <text:p>22047</text:p>
          </table:table-cell>
          <table:table-cell office:value-type="time" office:time-value="PT11H04M09S">
            <text:p>11:04:09 AM</text:p>
          </table:table-cell>
          <table:table-cell office:value-type="float" office:value="0.00000008043255">
            <text:p>8.04E-008</text:p>
          </table:table-cell>
          <table:table-cell office:value-type="float" office:value="0.00000003722408">
            <text:p>3.72E-008</text:p>
          </table:table-cell>
          <table:table-cell office:value-type="float" office:value="0.000000001565905">
            <text:p>1.57E-009</text:p>
          </table:table-cell>
          <table:table-cell office:value-type="float" office:value="0.0000000005826705">
            <text:p>5.83E-010</text:p>
          </table:table-cell>
          <table:table-cell office:value-type="float" office:value="0.00000000004686385">
            <text:p>4.69E-011</text:p>
          </table:table-cell>
          <table:table-cell office:value-type="float" office:value="51.3649">
            <text:p>51.3649</text:p>
          </table:table-cell>
          <table:table-cell office:value-type="float" office:value="23.77161">
            <text:p>23.77161</text:p>
          </table:table-cell>
          <table:table-cell office:value-type="float" office:value="0.007244213">
            <text:p>0.007244213</text:p>
          </table:table-cell>
          <table:table-cell office:value-type="float" office:value="0.0005826478">
            <text:p>0.0005826478</text:p>
          </table:table-cell>
          <table:table-cell table:number-columns-repeated="3"/>
        </table:table-row>
        <table:table-row table:style-name="ro1">
          <table:table-cell office:value-type="string">
            <text:p>GWI_WC_B_T2</text:p>
          </table:table-cell>
          <table:table-cell office:value-type="float" office:value="22823">
            <text:p>22823</text:p>
          </table:table-cell>
          <table:table-cell office:value-type="time" office:time-value="PT11H08M05S">
            <text:p>11:08:05 AM</text:p>
          </table:table-cell>
          <table:table-cell office:value-type="float" office:value="0.00000007943314">
            <text:p>7.94E-008</text:p>
          </table:table-cell>
          <table:table-cell office:value-type="float" office:value="0.0000000369016">
            <text:p>3.69E-008</text:p>
          </table:table-cell>
          <table:table-cell office:value-type="float" office:value="0.000000001539936">
            <text:p>1.54E-009</text:p>
          </table:table-cell>
          <table:table-cell office:value-type="float" office:value="0.0000000005701917">
            <text:p>5.70E-010</text:p>
          </table:table-cell>
          <table:table-cell office:value-type="float" office:value="0.00000000004593399">
            <text:p>4.59E-011</text:p>
          </table:table-cell>
          <table:table-cell office:value-type="float" office:value="51.58211">
            <text:p>51.58211</text:p>
          </table:table-cell>
          <table:table-cell office:value-type="float" office:value="23.96307">
            <text:p>23.96307</text:p>
          </table:table-cell>
          <table:table-cell office:value-type="float" office:value="0.00717826">
            <text:p>0.00717826</text:p>
          </table:table-cell>
          <table:table-cell office:value-type="float" office:value="0.0005782723">
            <text:p>0.0005782723</text:p>
          </table:table-cell>
          <table:table-cell table:number-columns-repeated="3"/>
        </table:table-row>
        <table:table-row table:style-name="ro1">
          <table:table-cell office:value-type="string">
            <text:p>GWI_WC_B_T2</text:p>
          </table:table-cell>
          <table:table-cell office:value-type="float" office:value="22854">
            <text:p>22854</text:p>
          </table:table-cell>
          <table:table-cell office:value-type="time" office:time-value="PT11H08M15S">
            <text:p>11:08:15 AM</text:p>
          </table:table-cell>
          <table:table-cell office:value-type="float" office:value="0.00000007940773">
            <text:p>7.94E-008</text:p>
          </table:table-cell>
          <table:table-cell office:value-type="float" office:value="0.00000003687737">
            <text:p>3.69E-008</text:p>
          </table:table-cell>
          <table:table-cell office:value-type="float" office:value="0.000000001540549">
            <text:p>1.54E-009</text:p>
          </table:table-cell>
          <table:table-cell office:value-type="float" office:value="0.000000000571472">
            <text:p>5.71E-010</text:p>
          </table:table-cell>
          <table:table-cell office:value-type="float" office:value="0.00000000004561819">
            <text:p>4.56E-011</text:p>
          </table:table-cell>
          <table:table-cell office:value-type="float" office:value="51.54507">
            <text:p>51.54507</text:p>
          </table:table-cell>
          <table:table-cell office:value-type="float" office:value="23.9378">
            <text:p>23.9378</text:p>
          </table:table-cell>
          <table:table-cell office:value-type="float" office:value="0.00719668">
            <text:p>0.00719668</text:p>
          </table:table-cell>
          <table:table-cell office:value-type="float" office:value="0.0005744805">
            <text:p>0.0005744805</text:p>
          </table:table-cell>
          <table:table-cell table:number-columns-repeated="3"/>
        </table:table-row>
        <table:table-row table:style-name="ro1">
          <table:table-cell office:value-type="string">
            <text:p>GWI_WC_B_T2</text:p>
          </table:table-cell>
          <table:table-cell office:value-type="float" office:value="22865">
            <text:p>22865</text:p>
          </table:table-cell>
          <table:table-cell office:value-type="time" office:time-value="PT11H08M18S">
            <text:p>11:08:18 AM</text:p>
          </table:table-cell>
          <table:table-cell office:value-type="float" office:value="0.00000007940556">
            <text:p>7.94E-008</text:p>
          </table:table-cell>
          <table:table-cell office:value-type="float" office:value="0.00000003686349">
            <text:p>3.69E-008</text:p>
          </table:table-cell>
          <table:table-cell office:value-type="float" office:value="0.000000001538586">
            <text:p>1.54E-009</text:p>
          </table:table-cell>
          <table:table-cell office:value-type="float" office:value="0.0000000005709427">
            <text:p>5.71E-010</text:p>
          </table:table-cell>
          <table:table-cell office:value-type="float" office:value="0.00000000004556046">
            <text:p>4.56E-011</text:p>
          </table:table-cell>
          <table:table-cell office:value-type="float" office:value="51.60944">
            <text:p>51.60944</text:p>
          </table:table-cell>
          <table:table-cell office:value-type="float" office:value="23.95933">
            <text:p>23.95933</text:p>
          </table:table-cell>
          <table:table-cell office:value-type="float" office:value="0.00719021">
            <text:p>0.00719021</text:p>
          </table:table-cell>
          <table:table-cell office:value-type="float" office:value="0.0005737692">
            <text:p>0.0005737692</text:p>
          </table:table-cell>
          <table:table-cell table:number-columns-repeated="3"/>
        </table:table-row>
        <table:table-row table:style-name="ro1">
          <table:table-cell office:value-type="string">
            <text:p>GWI_WC_B_T3</text:p>
          </table:table-cell>
          <table:table-cell office:value-type="float" office:value="22830">
            <text:p>22830</text:p>
          </table:table-cell>
          <table:table-cell office:value-type="time" office:time-value="PT11H08M07S">
            <text:p>11:08:07 AM</text:p>
          </table:table-cell>
          <table:table-cell office:value-type="float" office:value="0.00000007943639">
            <text:p>7.94E-008</text:p>
          </table:table-cell>
          <table:table-cell office:value-type="float" office:value="0.00000003690602">
            <text:p>3.69E-008</text:p>
          </table:table-cell>
          <table:table-cell office:value-type="float" office:value="0.000000001542033">
            <text:p>1.54E-009</text:p>
          </table:table-cell>
          <table:table-cell office:value-type="float" office:value="0.0000000005722721">
            <text:p>5.72E-010</text:p>
          </table:table-cell>
          <table:table-cell office:value-type="float" office:value="0.00000000004536324">
            <text:p>4.54E-011</text:p>
          </table:table-cell>
          <table:table-cell office:value-type="float" office:value="51.51407">
            <text:p>51.51407</text:p>
          </table:table-cell>
          <table:table-cell office:value-type="float" office:value="23.93336">
            <text:p>23.93336</text:p>
          </table:table-cell>
          <table:table-cell office:value-type="float" office:value="0.007204155">
            <text:p>0.007204155</text:p>
          </table:table-cell>
          <table:table-cell office:value-type="float" office:value="0.0005710637">
            <text:p>0.0005710637</text:p>
          </table:table-cell>
          <table:table-cell table:number-columns-repeated="3"/>
        </table:table-row>
        <table:table-row table:style-name="ro1">
          <table:table-cell office:value-type="string">
            <text:p>GWI_WC_B_T3</text:p>
          </table:table-cell>
          <table:table-cell office:value-type="float" office:value="22865">
            <text:p>22865</text:p>
          </table:table-cell>
          <table:table-cell office:value-type="time" office:time-value="PT11H08M18S">
            <text:p>11:08:18 AM</text:p>
          </table:table-cell>
          <table:table-cell office:value-type="float" office:value="0.00000007940556">
            <text:p>7.94E-008</text:p>
          </table:table-cell>
          <table:table-cell office:value-type="float" office:value="0.00000003686349">
            <text:p>3.69E-008</text:p>
          </table:table-cell>
          <table:table-cell office:value-type="float" office:value="0.000000001538586">
            <text:p>1.54E-009</text:p>
          </table:table-cell>
          <table:table-cell office:value-type="float" office:value="0.0000000005709427">
            <text:p>5.71E-010</text:p>
          </table:table-cell>
          <table:table-cell office:value-type="float" office:value="0.00000000004556046">
            <text:p>4.56E-011</text:p>
          </table:table-cell>
          <table:table-cell office:value-type="float" office:value="51.60944">
            <text:p>51.60944</text:p>
          </table:table-cell>
          <table:table-cell office:value-type="float" office:value="23.95933">
            <text:p>23.95933</text:p>
          </table:table-cell>
          <table:table-cell office:value-type="float" office:value="0.00719021">
            <text:p>0.00719021</text:p>
          </table:table-cell>
          <table:table-cell office:value-type="float" office:value="0.0005737692">
            <text:p>0.0005737692</text:p>
          </table:table-cell>
          <table:table-cell table:number-columns-repeated="3"/>
        </table:table-row>
        <table:table-row table:style-name="ro1">
          <table:table-cell office:value-type="string">
            <text:p>GWI_WC_B_T3</text:p>
          </table:table-cell>
          <table:table-cell office:value-type="float" office:value="22882">
            <text:p>22882</text:p>
          </table:table-cell>
          <table:table-cell office:value-type="time" office:time-value="PT11H08M23S">
            <text:p>11:08:23 AM</text:p>
          </table:table-cell>
          <table:table-cell office:value-type="float" office:value="0.00000007938093">
            <text:p>7.94E-008</text:p>
          </table:table-cell>
          <table:table-cell office:value-type="float" office:value="0.00000003684858">
            <text:p>3.68E-008</text:p>
          </table:table-cell>
          <table:table-cell office:value-type="float" office:value="0.000000001539816">
            <text:p>1.54E-009</text:p>
          </table:table-cell>
          <table:table-cell office:value-type="float" office:value="0.0000000005695514">
            <text:p>5.70E-010</text:p>
          </table:table-cell>
          <table:table-cell office:value-type="float" office:value="0.00000000004548055">
            <text:p>4.55E-011</text:p>
          </table:table-cell>
          <table:table-cell office:value-type="float" office:value="51.55221">
            <text:p>51.55221</text:p>
          </table:table-cell>
          <table:table-cell office:value-type="float" office:value="23.9305">
            <text:p>23.9305</text:p>
          </table:table-cell>
          <table:table-cell office:value-type="float" office:value="0.007174914">
            <text:p>0.007174914</text:p>
          </table:table-cell>
          <table:table-cell office:value-type="float" office:value="0.0005729405">
            <text:p>0.0005729405</text:p>
          </table:table-cell>
          <table:table-cell table:number-columns-repeated="3"/>
        </table:table-row>
        <table:table-row table:style-name="ro1">
          <table:table-cell office:value-type="string">
            <text:p>GWI_WC_C_T2</text:p>
          </table:table-cell>
          <table:table-cell office:value-type="float" office:value="23180">
            <text:p>23180</text:p>
          </table:table-cell>
          <table:table-cell office:value-type="time" office:time-value="PT11H09M54S">
            <text:p>11:09:54 AM</text:p>
          </table:table-cell>
          <table:table-cell office:value-type="float" office:value="0.00000007782413">
            <text:p>7.78E-008</text:p>
          </table:table-cell>
          <table:table-cell office:value-type="float" office:value="0.00000003668007">
            <text:p>3.67E-008</text:p>
          </table:table-cell>
          <table:table-cell office:value-type="float" office:value="0.000000001540666">
            <text:p>1.54E-009</text:p>
          </table:table-cell>
          <table:table-cell office:value-type="float" office:value="0.0000000005800662">
            <text:p>5.80E-010</text:p>
          </table:table-cell>
          <table:table-cell office:value-type="float" office:value="0.00000000004571679">
            <text:p>4.57E-011</text:p>
          </table:table-cell>
          <table:table-cell office:value-type="float" office:value="50.51332">
            <text:p>50.51332</text:p>
          </table:table-cell>
          <table:table-cell office:value-type="float" office:value="23.80793">
            <text:p>23.80793</text:p>
          </table:table-cell>
          <table:table-cell office:value-type="float" office:value="0.007453551">
            <text:p>0.007453551</text:p>
          </table:table-cell>
          <table:table-cell office:value-type="float" office:value="0.0005874372">
            <text:p>0.0005874372</text:p>
          </table:table-cell>
          <table:table-cell table:number-columns-repeated="3"/>
        </table:table-row>
        <table:table-row table:style-name="ro1">
          <table:table-cell office:value-type="string">
            <text:p>GWI_WC_C_T2</text:p>
          </table:table-cell>
          <table:table-cell office:value-type="float" office:value="23238">
            <text:p>23238</text:p>
          </table:table-cell>
          <table:table-cell office:value-type="time" office:time-value="PT11H10M12S">
            <text:p>11:10:12 AM</text:p>
          </table:table-cell>
          <table:table-cell office:value-type="float" office:value="0.00000007773122">
            <text:p>7.77E-008</text:p>
          </table:table-cell>
          <table:table-cell office:value-type="float" office:value="0.00000003663054">
            <text:p>3.66E-008</text:p>
          </table:table-cell>
          <table:table-cell office:value-type="float" office:value="0.000000001536699">
            <text:p>1.54E-009</text:p>
          </table:table-cell>
          <table:table-cell office:value-type="float" office:value="0.0000000005800586">
            <text:p>5.80E-010</text:p>
          </table:table-cell>
          <table:table-cell office:value-type="float" office:value="0.0000000000456727">
            <text:p>4.57E-011</text:p>
          </table:table-cell>
          <table:table-cell office:value-type="float" office:value="50.58325">
            <text:p>50.58325</text:p>
          </table:table-cell>
          <table:table-cell office:value-type="float" office:value="23.83717">
            <text:p>23.83717</text:p>
          </table:table-cell>
          <table:table-cell office:value-type="float" office:value="0.007462363">
            <text:p>0.007462363</text:p>
          </table:table-cell>
          <table:table-cell office:value-type="float" office:value="0.0005875722">
            <text:p>0.0005875722</text:p>
          </table:table-cell>
          <table:table-cell table:number-columns-repeated="3"/>
        </table:table-row>
        <table:table-row table:style-name="ro1">
          <table:table-cell office:value-type="string">
            <text:p>GWI_WC_C_T2</text:p>
          </table:table-cell>
          <table:table-cell office:value-type="float" office:value="23277">
            <text:p>23277</text:p>
          </table:table-cell>
          <table:table-cell office:value-type="time" office:time-value="PT11H10M24S">
            <text:p>11:10:24 AM</text:p>
          </table:table-cell>
          <table:table-cell office:value-type="float" office:value="0.00000007765193">
            <text:p>7.77E-008</text:p>
          </table:table-cell>
          <table:table-cell office:value-type="float" office:value="0.00000003656935">
            <text:p>3.66E-008</text:p>
          </table:table-cell>
          <table:table-cell office:value-type="float" office:value="0.000000001535704">
            <text:p>1.54E-009</text:p>
          </table:table-cell>
          <table:table-cell office:value-type="float" office:value="0.0000000005796866">
            <text:p>5.80E-010</text:p>
          </table:table-cell>
          <table:table-cell office:value-type="float" office:value="0.00000000004605892">
            <text:p>4.61E-011</text:p>
          </table:table-cell>
          <table:table-cell office:value-type="float" office:value="50.56438">
            <text:p>50.56438</text:p>
          </table:table-cell>
          <table:table-cell office:value-type="float" office:value="23.81276">
            <text:p>23.81276</text:p>
          </table:table-cell>
          <table:table-cell office:value-type="float" office:value="0.007465193">
            <text:p>0.007465193</text:p>
          </table:table-cell>
          <table:table-cell office:value-type="float" office:value="0.000593146">
            <text:p>0.000593146</text:p>
          </table:table-cell>
          <table:table-cell table:number-columns-repeated="3"/>
        </table:table-row>
        <table:table-row table:style-name="ro1">
          <table:table-cell office:value-type="string">
            <text:p>GWI_WC_C_T3</text:p>
          </table:table-cell>
          <table:table-cell office:value-type="float" office:value="23603">
            <text:p>23603</text:p>
          </table:table-cell>
          <table:table-cell office:value-type="time" office:time-value="PT11H12M03S">
            <text:p>11:12:03 AM</text:p>
          </table:table-cell>
          <table:table-cell office:value-type="float" office:value="0.00000007525313">
            <text:p>7.53E-008</text:p>
          </table:table-cell>
          <table:table-cell office:value-type="float" office:value="0.00000003517978">
            <text:p>3.52E-008</text:p>
          </table:table-cell>
          <table:table-cell office:value-type="float" office:value="0.000000001484477">
            <text:p>1.48E-009</text:p>
          </table:table-cell>
          <table:table-cell office:value-type="float" office:value="0.0000000005889175">
            <text:p>5.89E-010</text:p>
          </table:table-cell>
          <table:table-cell office:value-type="float" office:value="0.00000000004508465">
            <text:p>4.51E-011</text:p>
          </table:table-cell>
          <table:table-cell office:value-type="float" office:value="50.69334">
            <text:p>50.69334</text:p>
          </table:table-cell>
          <table:table-cell office:value-type="float" office:value="23.69843">
            <text:p>23.69843</text:p>
          </table:table-cell>
          <table:table-cell office:value-type="float" office:value="0.007825822">
            <text:p>0.007825822</text:p>
          </table:table-cell>
          <table:table-cell office:value-type="float" office:value="0.0005991067">
            <text:p>0.0005991067</text:p>
          </table:table-cell>
          <table:table-cell table:number-columns-repeated="3"/>
        </table:table-row>
        <table:table-row table:style-name="ro1">
          <table:table-cell office:value-type="string">
            <text:p>GWI_WC_C_T3</text:p>
          </table:table-cell>
          <table:table-cell office:value-type="float" office:value="23632">
            <text:p>23632</text:p>
          </table:table-cell>
          <table:table-cell office:value-type="time" office:time-value="PT11H12M12S">
            <text:p>11:12:12 AM</text:p>
          </table:table-cell>
          <table:table-cell office:value-type="float" office:value="0.00000007517238">
            <text:p>7.52E-008</text:p>
          </table:table-cell>
          <table:table-cell office:value-type="float" office:value="0.00000003514173">
            <text:p>3.51E-008</text:p>
          </table:table-cell>
          <table:table-cell office:value-type="float" office:value="0.000000001481121">
            <text:p>1.48E-009</text:p>
          </table:table-cell>
          <table:table-cell office:value-type="float" office:value="0.0000000005865861">
            <text:p>5.87E-010</text:p>
          </table:table-cell>
          <table:table-cell office:value-type="float" office:value="0.00000000004516198">
            <text:p>4.52E-011</text:p>
          </table:table-cell>
          <table:table-cell office:value-type="float" office:value="50.7537">
            <text:p>50.7537</text:p>
          </table:table-cell>
          <table:table-cell office:value-type="float" office:value="23.72644">
            <text:p>23.72644</text:p>
          </table:table-cell>
          <table:table-cell office:value-type="float" office:value="0.007803213">
            <text:p>0.007803213</text:p>
          </table:table-cell>
          <table:table-cell office:value-type="float" office:value="0.0006007789">
            <text:p>0.0006007789</text:p>
          </table:table-cell>
          <table:table-cell table:number-columns-repeated="3"/>
        </table:table-row>
        <table:table-row table:style-name="ro1">
          <table:table-cell office:value-type="string">
            <text:p>GWI_WC_C_T3</text:p>
          </table:table-cell>
          <table:table-cell office:value-type="float" office:value="23663">
            <text:p>23663</text:p>
          </table:table-cell>
          <table:table-cell office:value-type="time" office:time-value="PT11H12M21S">
            <text:p>11:12:21 AM</text:p>
          </table:table-cell>
          <table:table-cell office:value-type="float" office:value="0.00000007498205">
            <text:p>7.50E-008</text:p>
          </table:table-cell>
          <table:table-cell office:value-type="float" office:value="0.00000003500738">
            <text:p>3.50E-008</text:p>
          </table:table-cell>
          <table:table-cell office:value-type="float" office:value="0.000000001475571">
            <text:p>1.48E-009</text:p>
          </table:table-cell>
          <table:table-cell office:value-type="float" office:value="0.0000000005839515">
            <text:p>5.84E-010</text:p>
          </table:table-cell>
          <table:table-cell office:value-type="float" office:value="0.00000000004440434">
            <text:p>4.44E-011</text:p>
          </table:table-cell>
          <table:table-cell office:value-type="float" office:value="50.81563">
            <text:p>50.81563</text:p>
          </table:table-cell>
          <table:table-cell office:value-type="float" office:value="23.72464">
            <text:p>23.72464</text:p>
          </table:table-cell>
          <table:table-cell office:value-type="float" office:value="0.007787883">
            <text:p>0.007787883</text:p>
          </table:table-cell>
          <table:table-cell office:value-type="float" office:value="0.0005921996">
            <text:p>0.000592199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5472">
            <text:p>35472</text:p>
          </table:table-cell>
          <table:table-cell office:value-type="time" office:time-value="PT12H12M31S">
            <text:p>12:12:31 PM</text:p>
          </table:table-cell>
          <table:table-cell office:value-type="float" office:value="0.0000000675716">
            <text:p>6.76E-008</text:p>
          </table:table-cell>
          <table:table-cell office:value-type="float" office:value="0.00000003270822">
            <text:p>3.27E-008</text:p>
          </table:table-cell>
          <table:table-cell office:value-type="float" office:value="0.00000000132315">
            <text:p>1.32E-009</text:p>
          </table:table-cell>
          <table:table-cell office:value-type="float" office:value="0.0000000004716643">
            <text:p>4.72E-010</text:p>
          </table:table-cell>
          <table:table-cell office:value-type="float" office:value="0.00000000003934551">
            <text:p>3.93E-011</text:p>
          </table:table-cell>
          <table:table-cell office:value-type="float" office:value="51.06875">
            <text:p>51.06875</text:p>
          </table:table-cell>
          <table:table-cell office:value-type="float" office:value="24.71997">
            <text:p>24.71997</text:p>
          </table:table-cell>
          <table:table-cell office:value-type="float" office:value="0.006980215">
            <text:p>0.006980215</text:p>
          </table:table-cell>
          <table:table-cell office:value-type="float" office:value="0.0005822788">
            <text:p>0.000582278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5478">
            <text:p>35478</text:p>
          </table:table-cell>
          <table:table-cell office:value-type="time" office:time-value="PT12H12M33S">
            <text:p>12:12:33 PM</text:p>
          </table:table-cell>
          <table:table-cell office:value-type="float" office:value="0.00000006753186">
            <text:p>6.75E-008</text:p>
          </table:table-cell>
          <table:table-cell office:value-type="float" office:value="0.00000003270734">
            <text:p>3.27E-008</text:p>
          </table:table-cell>
          <table:table-cell office:value-type="float" office:value="0.000000001322809">
            <text:p>1.32E-009</text:p>
          </table:table-cell>
          <table:table-cell office:value-type="float" office:value="0.0000000004699062">
            <text:p>4.70E-010</text:p>
          </table:table-cell>
          <table:table-cell office:value-type="float" office:value="0.00000000003887642">
            <text:p>3.89E-011</text:p>
          </table:table-cell>
          <table:table-cell office:value-type="float" office:value="51.05188">
            <text:p>51.05188</text:p>
          </table:table-cell>
          <table:table-cell office:value-type="float" office:value="24.72568">
            <text:p>24.72568</text:p>
          </table:table-cell>
          <table:table-cell office:value-type="float" office:value="0.00695829">
            <text:p>0.00695829</text:p>
          </table:table-cell>
          <table:table-cell office:value-type="float" office:value="0.0005756753">
            <text:p>0.0005756753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35518">
            <text:p>35518</text:p>
          </table:table-cell>
          <table:table-cell office:value-type="time" office:time-value="PT12H12M45S">
            <text:p>12:12:45 PM</text:p>
          </table:table-cell>
          <table:table-cell office:value-type="float" office:value="0.00000006781934">
            <text:p>6.78E-008</text:p>
          </table:table-cell>
          <table:table-cell office:value-type="float" office:value="0.00000003290539">
            <text:p>3.29E-008</text:p>
          </table:table-cell>
          <table:table-cell office:value-type="float" office:value="0.000000001326928">
            <text:p>1.33E-009</text:p>
          </table:table-cell>
          <table:table-cell office:value-type="float" office:value="0.0000000004734395">
            <text:p>4.73E-010</text:p>
          </table:table-cell>
          <table:table-cell office:value-type="float" office:value="0.0000000000395715">
            <text:p>3.96E-011</text:p>
          </table:table-cell>
          <table:table-cell office:value-type="float" office:value="51.11002">
            <text:p>51.11002</text:p>
          </table:table-cell>
          <table:table-cell office:value-type="float" office:value="24.79816">
            <text:p>24.79816</text:p>
          </table:table-cell>
          <table:table-cell office:value-type="float" office:value="0.006980892">
            <text:p>0.006980892</text:p>
          </table:table-cell>
          <table:table-cell office:value-type="float" office:value="0.0005834839">
            <text:p>0.0005834839</text:p>
          </table:table-cell>
          <table:table-cell table:number-columns-repeated="3"/>
        </table:table-row>
        <table:table-row table:style-name="ro1">
          <table:table-cell office:value-type="string">
            <text:p>SWH_WC_A_T4</text:p>
          </table:table-cell>
          <table:table-cell office:value-type="float" office:value="35907">
            <text:p>35907</text:p>
          </table:table-cell>
          <table:table-cell office:value-type="time" office:time-value="PT12H14M45S">
            <text:p>12:14:45 PM</text:p>
          </table:table-cell>
          <table:table-cell office:value-type="float" office:value="0.00000006430145">
            <text:p>6.43E-008</text:p>
          </table:table-cell>
          <table:table-cell office:value-type="float" office:value="0.00000003043139">
            <text:p>3.04E-008</text:p>
          </table:table-cell>
          <table:table-cell office:value-type="float" office:value="0.000000001253901">
            <text:p>1.25E-009</text:p>
          </table:table-cell>
          <table:table-cell office:value-type="float" office:value="0.0000000005505627">
            <text:p>5.51E-010</text:p>
          </table:table-cell>
          <table:table-cell office:value-type="float" office:value="0.000000000049698">
            <text:p>4.97E-011</text:p>
          </table:table-cell>
          <table:table-cell office:value-type="float" office:value="51.28112">
            <text:p>51.28112</text:p>
          </table:table-cell>
          <table:table-cell office:value-type="float" office:value="24.26937">
            <text:p>24.26937</text:p>
          </table:table-cell>
          <table:table-cell office:value-type="float" office:value="0.008562214">
            <text:p>0.008562214</text:p>
          </table:table-cell>
          <table:table-cell office:value-type="float" office:value="0.0007728908">
            <text:p>0.0007728908</text:p>
          </table:table-cell>
          <table:table-cell table:number-columns-repeated="3"/>
        </table:table-row>
        <table:table-row table:style-name="ro1">
          <table:table-cell office:value-type="string">
            <text:p>SWH_WC_A_T4</text:p>
          </table:table-cell>
          <table:table-cell office:value-type="float" office:value="35950">
            <text:p>35950</text:p>
          </table:table-cell>
          <table:table-cell office:value-type="time" office:time-value="PT12H14M58S">
            <text:p>12:14:58 PM</text:p>
          </table:table-cell>
          <table:table-cell office:value-type="float" office:value="0.00000006426216">
            <text:p>6.43E-008</text:p>
          </table:table-cell>
          <table:table-cell office:value-type="float" office:value="0.00000003042834">
            <text:p>3.04E-008</text:p>
          </table:table-cell>
          <table:table-cell office:value-type="float" office:value="0.00000000125174">
            <text:p>1.25E-009</text:p>
          </table:table-cell>
          <table:table-cell office:value-type="float" office:value="0.0000000005496463">
            <text:p>5.50E-010</text:p>
          </table:table-cell>
          <table:table-cell office:value-type="float" office:value="0.00000000004942949">
            <text:p>4.94E-011</text:p>
          </table:table-cell>
          <table:table-cell office:value-type="float" office:value="51.33826">
            <text:p>51.33826</text:p>
          </table:table-cell>
          <table:table-cell office:value-type="float" office:value="24.30883">
            <text:p>24.30883</text:p>
          </table:table-cell>
          <table:table-cell office:value-type="float" office:value="0.008553187">
            <text:p>0.008553187</text:p>
          </table:table-cell>
          <table:table-cell office:value-type="float" office:value="0.000769185">
            <text:p>0.000769185</text:p>
          </table:table-cell>
          <table:table-cell table:number-columns-repeated="3"/>
        </table:table-row>
        <table:table-row table:style-name="ro1">
          <table:table-cell office:value-type="string">
            <text:p>SWH_WC_A_T4</text:p>
          </table:table-cell>
          <table:table-cell office:value-type="float" office:value="35969">
            <text:p>35969</text:p>
          </table:table-cell>
          <table:table-cell office:value-type="time" office:time-value="PT12H15M04S">
            <text:p>12:15:04 PM</text:p>
          </table:table-cell>
          <table:table-cell office:value-type="float" office:value="0.00000006428113">
            <text:p>6.43E-008</text:p>
          </table:table-cell>
          <table:table-cell office:value-type="float" office:value="0.00000003042514">
            <text:p>3.04E-008</text:p>
          </table:table-cell>
          <table:table-cell office:value-type="float" office:value="0.000000001252032">
            <text:p>1.25E-009</text:p>
          </table:table-cell>
          <table:table-cell office:value-type="float" office:value="0.0000000005493073">
            <text:p>5.49E-010</text:p>
          </table:table-cell>
          <table:table-cell office:value-type="float" office:value="0.00000000004940429">
            <text:p>4.94E-011</text:p>
          </table:table-cell>
          <table:table-cell office:value-type="float" office:value="51.34143">
            <text:p>51.34143</text:p>
          </table:table-cell>
          <table:table-cell office:value-type="float" office:value="24.30061">
            <text:p>24.30061</text:p>
          </table:table-cell>
          <table:table-cell office:value-type="float" office:value="0.008545388">
            <text:p>0.008545388</text:p>
          </table:table-cell>
          <table:table-cell office:value-type="float" office:value="0.0007685659">
            <text:p>0.0007685659</text:p>
          </table:table-cell>
          <table:table-cell table:number-columns-repeated="3"/>
        </table:table-row>
        <table:table-row table:style-name="ro1">
          <table:table-cell office:value-type="string">
            <text:p>SWH_WC_A_T5</text:p>
          </table:table-cell>
          <table:table-cell office:value-type="float" office:value="36339">
            <text:p>36339</text:p>
          </table:table-cell>
          <table:table-cell office:value-type="time" office:time-value="PT12H16M58S">
            <text:p>12:16:58 PM</text:p>
          </table:table-cell>
          <table:table-cell office:value-type="float" office:value="0.00000006433066">
            <text:p>6.43E-008</text:p>
          </table:table-cell>
          <table:table-cell office:value-type="float" office:value="0.00000002974053">
            <text:p>2.97E-008</text:p>
          </table:table-cell>
          <table:table-cell office:value-type="float" office:value="0.000000001251581">
            <text:p>1.25E-009</text:p>
          </table:table-cell>
          <table:table-cell office:value-type="float" office:value="0.000000000556454">
            <text:p>5.56E-010</text:p>
          </table:table-cell>
          <table:table-cell office:value-type="float" office:value="0.00000000004528676">
            <text:p>4.53E-011</text:p>
          </table:table-cell>
          <table:table-cell office:value-type="float" office:value="51.39953">
            <text:p>51.39953</text:p>
          </table:table-cell>
          <table:table-cell office:value-type="float" office:value="23.76237">
            <text:p>23.76237</text:p>
          </table:table-cell>
          <table:table-cell office:value-type="float" office:value="0.008649903">
            <text:p>0.008649903</text:p>
          </table:table-cell>
          <table:table-cell office:value-type="float" office:value="0.0007039685">
            <text:p>0.0007039685</text:p>
          </table:table-cell>
          <table:table-cell table:number-columns-repeated="3"/>
        </table:table-row>
        <table:table-row table:style-name="ro1">
          <table:table-cell office:value-type="string">
            <text:p>SWH_WC_A_T5</text:p>
          </table:table-cell>
          <table:table-cell office:value-type="float" office:value="36374">
            <text:p>36374</text:p>
          </table:table-cell>
          <table:table-cell office:value-type="time" office:time-value="PT12H17M09S">
            <text:p>12:17:09 PM</text:p>
          </table:table-cell>
          <table:table-cell office:value-type="float" office:value="0.00000006440771">
            <text:p>6.44E-008</text:p>
          </table:table-cell>
          <table:table-cell office:value-type="float" office:value="0.00000002980133">
            <text:p>2.98E-008</text:p>
          </table:table-cell>
          <table:table-cell office:value-type="float" office:value="0.000000001252618">
            <text:p>1.25E-009</text:p>
          </table:table-cell>
          <table:table-cell office:value-type="float" office:value="0.0000000005563917">
            <text:p>5.56E-010</text:p>
          </table:table-cell>
          <table:table-cell office:value-type="float" office:value="0.00000000004530764">
            <text:p>4.53E-011</text:p>
          </table:table-cell>
          <table:table-cell office:value-type="float" office:value="51.41848">
            <text:p>51.41848</text:p>
          </table:table-cell>
          <table:table-cell office:value-type="float" office:value="23.79123">
            <text:p>23.79123</text:p>
          </table:table-cell>
          <table:table-cell office:value-type="float" office:value="0.008638588">
            <text:p>0.008638588</text:p>
          </table:table-cell>
          <table:table-cell office:value-type="float" office:value="0.0007034505">
            <text:p>0.0007034505</text:p>
          </table:table-cell>
          <table:table-cell table:number-columns-repeated="3"/>
        </table:table-row>
        <table:table-row table:style-name="ro1">
          <table:table-cell office:value-type="string">
            <text:p>SWH_WC_A_T5</text:p>
          </table:table-cell>
          <table:table-cell office:value-type="float" office:value="36415">
            <text:p>36415</text:p>
          </table:table-cell>
          <table:table-cell office:value-type="time" office:time-value="PT12H17M21S">
            <text:p>12:17:21 PM</text:p>
          </table:table-cell>
          <table:table-cell office:value-type="float" office:value="0.00000006443181">
            <text:p>6.44E-008</text:p>
          </table:table-cell>
          <table:table-cell office:value-type="float" office:value="0.00000002974469">
            <text:p>2.97E-008</text:p>
          </table:table-cell>
          <table:table-cell office:value-type="float" office:value="0.000000001250702">
            <text:p>1.25E-009</text:p>
          </table:table-cell>
          <table:table-cell office:value-type="float" office:value="0.0000000005569598">
            <text:p>5.57E-010</text:p>
          </table:table-cell>
          <table:table-cell office:value-type="float" office:value="0.0000000000449457">
            <text:p>4.49E-011</text:p>
          </table:table-cell>
          <table:table-cell office:value-type="float" office:value="51.51652">
            <text:p>51.51652</text:p>
          </table:table-cell>
          <table:table-cell office:value-type="float" office:value="23.7824">
            <text:p>23.7824</text:p>
          </table:table-cell>
          <table:table-cell office:value-type="float" office:value="0.008644174">
            <text:p>0.008644174</text:p>
          </table:table-cell>
          <table:table-cell office:value-type="float" office:value="0.00069757">
            <text:p>0.00069757</text:p>
          </table:table-cell>
          <table:table-cell table:number-columns-repeated="3"/>
        </table:table-row>
        <table:table-row table:style-name="ro1">
          <table:table-cell office:value-type="string">
            <text:p>SWH_WC_A_T6</text:p>
          </table:table-cell>
          <table:table-cell office:value-type="float" office:value="36791">
            <text:p>36791</text:p>
          </table:table-cell>
          <table:table-cell office:value-type="time" office:time-value="PT12H19M17S">
            <text:p>12:19:17 PM</text:p>
          </table:table-cell>
          <table:table-cell office:value-type="float" office:value="0.00000006446768">
            <text:p>6.45E-008</text:p>
          </table:table-cell>
          <table:table-cell office:value-type="float" office:value="0.00000002986573">
            <text:p>2.99E-008</text:p>
          </table:table-cell>
          <table:table-cell office:value-type="float" office:value="0.000000001251893">
            <text:p>1.25E-009</text:p>
          </table:table-cell>
          <table:table-cell office:value-type="float" office:value="0.0000000005259989">
            <text:p>5.26E-010</text:p>
          </table:table-cell>
          <table:table-cell office:value-type="float" office:value="0.00000000004117388">
            <text:p>4.12E-011</text:p>
          </table:table-cell>
          <table:table-cell office:value-type="float" office:value="51.49615">
            <text:p>51.49615</text:p>
          </table:table-cell>
          <table:table-cell office:value-type="float" office:value="23.85645">
            <text:p>23.85645</text:p>
          </table:table-cell>
          <table:table-cell office:value-type="float" office:value="0.008159109">
            <text:p>0.008159109</text:p>
          </table:table-cell>
          <table:table-cell office:value-type="float" office:value="0.0006386748">
            <text:p>0.0006386748</text:p>
          </table:table-cell>
          <table:table-cell table:number-columns-repeated="3"/>
        </table:table-row>
        <table:table-row table:style-name="ro1">
          <table:table-cell office:value-type="string">
            <text:p>SWH_WC_A_T6</text:p>
          </table:table-cell>
          <table:table-cell office:value-type="float" office:value="36836">
            <text:p>36836</text:p>
          </table:table-cell>
          <table:table-cell office:value-type="time" office:time-value="PT12H19M31S">
            <text:p>12:19:31 PM</text:p>
          </table:table-cell>
          <table:table-cell office:value-type="float" office:value="0.00000006448695">
            <text:p>6.45E-008</text:p>
          </table:table-cell>
          <table:table-cell office:value-type="float" office:value="0.00000002988986">
            <text:p>2.99E-008</text:p>
          </table:table-cell>
          <table:table-cell office:value-type="float" office:value="0.000000001250088">
            <text:p>1.25E-009</text:p>
          </table:table-cell>
          <table:table-cell office:value-type="float" office:value="0.0000000005262367">
            <text:p>5.26E-010</text:p>
          </table:table-cell>
          <table:table-cell office:value-type="float" office:value="0.00000000004152649">
            <text:p>4.15E-011</text:p>
          </table:table-cell>
          <table:table-cell office:value-type="float" office:value="51.58592">
            <text:p>51.58592</text:p>
          </table:table-cell>
          <table:table-cell office:value-type="float" office:value="23.9102">
            <text:p>23.9102</text:p>
          </table:table-cell>
          <table:table-cell office:value-type="float" office:value="0.008160358">
            <text:p>0.008160358</text:p>
          </table:table-cell>
          <table:table-cell office:value-type="float" office:value="0.0006439518">
            <text:p>0.0006439518</text:p>
          </table:table-cell>
          <table:table-cell table:number-columns-repeated="3"/>
        </table:table-row>
        <table:table-row table:style-name="ro1">
          <table:table-cell office:value-type="string">
            <text:p>SWH_WC_A_T6</text:p>
          </table:table-cell>
          <table:table-cell office:value-type="float" office:value="36898">
            <text:p>36898</text:p>
          </table:table-cell>
          <table:table-cell office:value-type="time" office:time-value="PT12H19M50S">
            <text:p>12:19:50 PM</text:p>
          </table:table-cell>
          <table:table-cell office:value-type="float" office:value="0.00000006442811">
            <text:p>6.44E-008</text:p>
          </table:table-cell>
          <table:table-cell office:value-type="float" office:value="0.00000002991833">
            <text:p>2.99E-008</text:p>
          </table:table-cell>
          <table:table-cell office:value-type="float" office:value="0.000000001248338">
            <text:p>1.25E-009</text:p>
          </table:table-cell>
          <table:table-cell office:value-type="float" office:value="0.0000000005243216">
            <text:p>5.24E-010</text:p>
          </table:table-cell>
          <table:table-cell office:value-type="float" office:value="0.00000000004072612">
            <text:p>4.07E-011</text:p>
          </table:table-cell>
          <table:table-cell office:value-type="float" office:value="51.61112">
            <text:p>51.61112</text:p>
          </table:table-cell>
          <table:table-cell office:value-type="float" office:value="23.96653">
            <text:p>23.96653</text:p>
          </table:table-cell>
          <table:table-cell office:value-type="float" office:value="0.008138088">
            <text:p>0.008138088</text:p>
          </table:table-cell>
          <table:table-cell office:value-type="float" office:value="0.0006321172">
            <text:p>0.0006321172</text:p>
          </table:table-cell>
          <table:table-cell table:number-columns-repeated="3"/>
        </table:table-row>
        <table:table-row table:style-name="ro1">
          <table:table-cell office:value-type="string">
            <text:p>SWH_WC_B_T4</text:p>
          </table:table-cell>
          <table:table-cell office:value-type="float" office:value="37237">
            <text:p>37237</text:p>
          </table:table-cell>
          <table:table-cell office:value-type="time" office:time-value="PT12H21M34S">
            <text:p>12:21:34 PM</text:p>
          </table:table-cell>
          <table:table-cell office:value-type="float" office:value="0.00000006427243">
            <text:p>6.43E-008</text:p>
          </table:table-cell>
          <table:table-cell office:value-type="float" office:value="0.0000000298013">
            <text:p>2.98E-008</text:p>
          </table:table-cell>
          <table:table-cell office:value-type="float" office:value="0.000000001250692">
            <text:p>1.25E-009</text:p>
          </table:table-cell>
          <table:table-cell office:value-type="float" office:value="0.0000000005186891">
            <text:p>5.19E-010</text:p>
          </table:table-cell>
          <table:table-cell office:value-type="float" office:value="0.00000000004300849">
            <text:p>4.30E-011</text:p>
          </table:table-cell>
          <table:table-cell office:value-type="float" office:value="51.3895">
            <text:p>51.3895</text:p>
          </table:table-cell>
          <table:table-cell office:value-type="float" office:value="23.82785">
            <text:p>23.82785</text:p>
          </table:table-cell>
          <table:table-cell office:value-type="float" office:value="0.008070165">
            <text:p>0.008070165</text:p>
          </table:table-cell>
          <table:table-cell office:value-type="float" office:value="0.0006691592">
            <text:p>0.0006691592</text:p>
          </table:table-cell>
          <table:table-cell table:number-columns-repeated="3"/>
        </table:table-row>
        <table:table-row table:style-name="ro1">
          <table:table-cell office:value-type="string">
            <text:p>SWH_WC_B_T4</text:p>
          </table:table-cell>
          <table:table-cell office:value-type="float" office:value="37263">
            <text:p>37263</text:p>
          </table:table-cell>
          <table:table-cell office:value-type="time" office:time-value="PT12H21M42S">
            <text:p>12:21:42 PM</text:p>
          </table:table-cell>
          <table:table-cell office:value-type="float" office:value="0.0000000642398">
            <text:p>6.42E-008</text:p>
          </table:table-cell>
          <table:table-cell office:value-type="float" office:value="0.00000002984125">
            <text:p>2.98E-008</text:p>
          </table:table-cell>
          <table:table-cell office:value-type="float" office:value="0.000000001252696">
            <text:p>1.25E-009</text:p>
          </table:table-cell>
          <table:table-cell office:value-type="float" office:value="0.0000000005194841">
            <text:p>5.19E-010</text:p>
          </table:table-cell>
          <table:table-cell office:value-type="float" office:value="0.00000000004330067">
            <text:p>4.33E-011</text:p>
          </table:table-cell>
          <table:table-cell office:value-type="float" office:value="51.28125">
            <text:p>51.28125</text:p>
          </table:table-cell>
          <table:table-cell office:value-type="float" office:value="23.82162">
            <text:p>23.82162</text:p>
          </table:table-cell>
          <table:table-cell office:value-type="float" office:value="0.008086639">
            <text:p>0.008086639</text:p>
          </table:table-cell>
          <table:table-cell office:value-type="float" office:value="0.0006740474">
            <text:p>0.0006740474</text:p>
          </table:table-cell>
          <table:table-cell table:number-columns-repeated="3"/>
        </table:table-row>
        <table:table-row table:style-name="ro1">
          <table:table-cell office:value-type="string">
            <text:p>SWH_WC_B_T4</text:p>
          </table:table-cell>
          <table:table-cell office:value-type="float" office:value="37281">
            <text:p>37281</text:p>
          </table:table-cell>
          <table:table-cell office:value-type="time" office:time-value="PT12H21M47S">
            <text:p>12:21:47 PM</text:p>
          </table:table-cell>
          <table:table-cell office:value-type="float" office:value="0.00000006427246">
            <text:p>6.43E-008</text:p>
          </table:table-cell>
          <table:table-cell office:value-type="float" office:value="0.00000002979974">
            <text:p>2.98E-008</text:p>
          </table:table-cell>
          <table:table-cell office:value-type="float" office:value="0.000000001251259">
            <text:p>1.25E-009</text:p>
          </table:table-cell>
          <table:table-cell office:value-type="float" office:value="0.0000000005174056">
            <text:p>5.17E-010</text:p>
          </table:table-cell>
          <table:table-cell office:value-type="float" office:value="0.00000000004295559">
            <text:p>4.30E-011</text:p>
          </table:table-cell>
          <table:table-cell office:value-type="float" office:value="51.36625">
            <text:p>51.36625</text:p>
          </table:table-cell>
          <table:table-cell office:value-type="float" office:value="23.81581">
            <text:p>23.81581</text:p>
          </table:table-cell>
          <table:table-cell office:value-type="float" office:value="0.008050191">
            <text:p>0.008050191</text:p>
          </table:table-cell>
          <table:table-cell office:value-type="float" office:value="0.0006683358">
            <text:p>0.0006683358</text:p>
          </table:table-cell>
          <table:table-cell table:number-columns-repeated="3"/>
        </table:table-row>
        <table:table-row table:style-name="ro1">
          <table:table-cell office:value-type="string">
            <text:p>SWH_WC_B_T5</text:p>
          </table:table-cell>
          <table:table-cell office:value-type="float" office:value="37661">
            <text:p>37661</text:p>
          </table:table-cell>
          <table:table-cell office:value-type="time" office:time-value="PT12H23M43S">
            <text:p>12:23:43 PM</text:p>
          </table:table-cell>
          <table:table-cell office:value-type="float" office:value="0.00000006415932">
            <text:p>6.42E-008</text:p>
          </table:table-cell>
          <table:table-cell office:value-type="float" office:value="0.00000002992373">
            <text:p>2.99E-008</text:p>
          </table:table-cell>
          <table:table-cell office:value-type="float" office:value="0.000000001250495">
            <text:p>1.25E-009</text:p>
          </table:table-cell>
          <table:table-cell office:value-type="float" office:value="0.0000000005164061">
            <text:p>5.16E-010</text:p>
          </table:table-cell>
          <table:table-cell office:value-type="float" office:value="0.00000000004524523">
            <text:p>4.52E-011</text:p>
          </table:table-cell>
          <table:table-cell office:value-type="float" office:value="51.30712">
            <text:p>51.30712</text:p>
          </table:table-cell>
          <table:table-cell office:value-type="float" office:value="23.9295">
            <text:p>23.9295</text:p>
          </table:table-cell>
          <table:table-cell office:value-type="float" office:value="0.00804881">
            <text:p>0.00804881</text:p>
          </table:table-cell>
          <table:table-cell office:value-type="float" office:value="0.0007052012">
            <text:p>0.0007052012</text:p>
          </table:table-cell>
          <table:table-cell table:number-columns-repeated="3"/>
        </table:table-row>
        <table:table-row table:style-name="ro1">
          <table:table-cell office:value-type="string">
            <text:p>SWH_WC_B_T5</text:p>
          </table:table-cell>
          <table:table-cell office:value-type="float" office:value="37694">
            <text:p>37694</text:p>
          </table:table-cell>
          <table:table-cell office:value-type="time" office:time-value="PT12H23M53S">
            <text:p>12:23:53 PM</text:p>
          </table:table-cell>
          <table:table-cell office:value-type="float" office:value="0.00000006414869">
            <text:p>6.41E-008</text:p>
          </table:table-cell>
          <table:table-cell office:value-type="float" office:value="0.0000000299108">
            <text:p>2.99E-008</text:p>
          </table:table-cell>
          <table:table-cell office:value-type="float" office:value="0.00000000124724">
            <text:p>1.25E-009</text:p>
          </table:table-cell>
          <table:table-cell office:value-type="float" office:value="0.0000000005189925">
            <text:p>5.19E-010</text:p>
          </table:table-cell>
          <table:table-cell office:value-type="float" office:value="0.00000000004503133">
            <text:p>4.50E-011</text:p>
          </table:table-cell>
          <table:table-cell office:value-type="float" office:value="51.43253">
            <text:p>51.43253</text:p>
          </table:table-cell>
          <table:table-cell office:value-type="float" office:value="23.9816">
            <text:p>23.9816</text:p>
          </table:table-cell>
          <table:table-cell office:value-type="float" office:value="0.008090461">
            <text:p>0.008090461</text:p>
          </table:table-cell>
          <table:table-cell office:value-type="float" office:value="0.0007019835">
            <text:p>0.0007019835</text:p>
          </table:table-cell>
          <table:table-cell table:number-columns-repeated="3"/>
        </table:table-row>
        <table:table-row table:style-name="ro1">
          <table:table-cell office:value-type="string">
            <text:p>SWH_WC_B_T5</text:p>
          </table:table-cell>
          <table:table-cell office:value-type="float" office:value="37740">
            <text:p>37740</text:p>
          </table:table-cell>
          <table:table-cell office:value-type="time" office:time-value="PT12H24M07S">
            <text:p>12:24:07 PM</text:p>
          </table:table-cell>
          <table:table-cell office:value-type="float" office:value="0.00000006412365">
            <text:p>6.41E-008</text:p>
          </table:table-cell>
          <table:table-cell office:value-type="float" office:value="0.00000002993729">
            <text:p>2.99E-008</text:p>
          </table:table-cell>
          <table:table-cell office:value-type="float" office:value="0.000000001251119">
            <text:p>1.25E-009</text:p>
          </table:table-cell>
          <table:table-cell office:value-type="float" office:value="0.0000000005182721">
            <text:p>5.18E-010</text:p>
          </table:table-cell>
          <table:table-cell office:value-type="float" office:value="0.00000000004473276">
            <text:p>4.47E-011</text:p>
          </table:table-cell>
          <table:table-cell office:value-type="float" office:value="51.25303">
            <text:p>51.25303</text:p>
          </table:table-cell>
          <table:table-cell office:value-type="float" office:value="23.92841">
            <text:p>23.92841</text:p>
          </table:table-cell>
          <table:table-cell office:value-type="float" office:value="0.008082387">
            <text:p>0.008082387</text:p>
          </table:table-cell>
          <table:table-cell office:value-type="float" office:value="0.0006976016">
            <text:p>0.0006976016</text:p>
          </table:table-cell>
          <table:table-cell table:number-columns-repeated="3"/>
        </table:table-row>
        <table:table-row table:style-name="ro1">
          <table:table-cell office:value-type="string">
            <text:p>SWH_WC_B_T6</text:p>
          </table:table-cell>
          <table:table-cell office:value-type="float" office:value="38086">
            <text:p>38086</text:p>
          </table:table-cell>
          <table:table-cell office:value-type="time" office:time-value="PT12H25M53S">
            <text:p>12:25:53 PM</text:p>
          </table:table-cell>
          <table:table-cell office:value-type="float" office:value="0.00000006454433">
            <text:p>6.45E-008</text:p>
          </table:table-cell>
          <table:table-cell office:value-type="float" office:value="0.00000002990922">
            <text:p>2.99E-008</text:p>
          </table:table-cell>
          <table:table-cell office:value-type="float" office:value="0.000000001255442">
            <text:p>1.26E-009</text:p>
          </table:table-cell>
          <table:table-cell office:value-type="float" office:value="0.0000000005269157">
            <text:p>5.27E-010</text:p>
          </table:table-cell>
          <table:table-cell office:value-type="float" office:value="0.00000000004347188">
            <text:p>4.35E-011</text:p>
          </table:table-cell>
          <table:table-cell office:value-type="float" office:value="51.41162">
            <text:p>51.41162</text:p>
          </table:table-cell>
          <table:table-cell office:value-type="float" office:value="23.82365">
            <text:p>23.82365</text:p>
          </table:table-cell>
          <table:table-cell office:value-type="float" office:value="0.008163624">
            <text:p>0.008163624</text:p>
          </table:table-cell>
          <table:table-cell office:value-type="float" office:value="0.0006735197">
            <text:p>0.0006735197</text:p>
          </table:table-cell>
          <table:table-cell table:number-columns-repeated="3"/>
        </table:table-row>
        <table:table-row table:style-name="ro1">
          <table:table-cell office:value-type="string">
            <text:p>SWH_WC_B_T6</text:p>
          </table:table-cell>
          <table:table-cell office:value-type="float" office:value="38121">
            <text:p>38121</text:p>
          </table:table-cell>
          <table:table-cell office:value-type="time" office:time-value="PT12H26M04S">
            <text:p>12:26:04 PM</text:p>
          </table:table-cell>
          <table:table-cell office:value-type="float" office:value="0.00000006466603">
            <text:p>6.47E-008</text:p>
          </table:table-cell>
          <table:table-cell office:value-type="float" office:value="0.00000002994183">
            <text:p>2.99E-008</text:p>
          </table:table-cell>
          <table:table-cell office:value-type="float" office:value="0.000000001259507">
            <text:p>1.26E-009</text:p>
          </table:table-cell>
          <table:table-cell office:value-type="float" office:value="0.0000000005292644">
            <text:p>5.29E-010</text:p>
          </table:table-cell>
          <table:table-cell office:value-type="float" office:value="0.00000000004296742">
            <text:p>4.30E-011</text:p>
          </table:table-cell>
          <table:table-cell office:value-type="float" office:value="51.34235">
            <text:p>51.34235</text:p>
          </table:table-cell>
          <table:table-cell office:value-type="float" office:value="23.77267">
            <text:p>23.77267</text:p>
          </table:table-cell>
          <table:table-cell office:value-type="float" office:value="0.00818458">
            <text:p>0.00818458</text:p>
          </table:table-cell>
          <table:table-cell office:value-type="float" office:value="0.0006644511">
            <text:p>0.0006644511</text:p>
          </table:table-cell>
          <table:table-cell table:number-columns-repeated="3"/>
        </table:table-row>
        <table:table-row table:style-name="ro1">
          <table:table-cell office:value-type="string">
            <text:p>SWH_WC_B_T6</text:p>
          </table:table-cell>
          <table:table-cell office:value-type="float" office:value="38148">
            <text:p>38148</text:p>
          </table:table-cell>
          <table:table-cell office:value-type="time" office:time-value="PT12H26M12S">
            <text:p>12:26:12 PM</text:p>
          </table:table-cell>
          <table:table-cell office:value-type="float" office:value="0.00000006470793">
            <text:p>6.47E-008</text:p>
          </table:table-cell>
          <table:table-cell office:value-type="float" office:value="0.00000002996737">
            <text:p>3.00E-008</text:p>
          </table:table-cell>
          <table:table-cell office:value-type="float" office:value="0.000000001257201">
            <text:p>1.26E-009</text:p>
          </table:table-cell>
          <table:table-cell office:value-type="float" office:value="0.0000000005301068">
            <text:p>5.30E-010</text:p>
          </table:table-cell>
          <table:table-cell office:value-type="float" office:value="0.00000000004268648">
            <text:p>4.27E-011</text:p>
          </table:table-cell>
          <table:table-cell office:value-type="float" office:value="51.46983">
            <text:p>51.46983</text:p>
          </table:table-cell>
          <table:table-cell office:value-type="float" office:value="23.83658">
            <text:p>23.83658</text:p>
          </table:table-cell>
          <table:table-cell office:value-type="float" office:value="0.008192301">
            <text:p>0.008192301</text:p>
          </table:table-cell>
          <table:table-cell office:value-type="float" office:value="0.0006596793">
            <text:p>0.0006596793</text:p>
          </table:table-cell>
          <table:table-cell table:number-columns-repeated="3"/>
        </table:table-row>
        <table:table-row table:style-name="ro1">
          <table:table-cell office:value-type="string">
            <text:p>SWH_WC_C_T4</text:p>
          </table:table-cell>
          <table:table-cell office:value-type="float" office:value="38510">
            <text:p>38510</text:p>
          </table:table-cell>
          <table:table-cell office:value-type="time" office:time-value="PT12H28M03S">
            <text:p>12:28:03 PM</text:p>
          </table:table-cell>
          <table:table-cell office:value-type="float" office:value="0.0000000643686">
            <text:p>6.44E-008</text:p>
          </table:table-cell>
          <table:table-cell office:value-type="float" office:value="0.00000002977459">
            <text:p>2.98E-008</text:p>
          </table:table-cell>
          <table:table-cell office:value-type="float" office:value="0.000000001246118">
            <text:p>1.25E-009</text:p>
          </table:table-cell>
          <table:table-cell office:value-type="float" office:value="0.0000000005702738">
            <text:p>5.70E-010</text:p>
          </table:table-cell>
          <table:table-cell office:value-type="float" office:value="0.00000000004715979">
            <text:p>4.72E-011</text:p>
          </table:table-cell>
          <table:table-cell office:value-type="float" office:value="51.65532">
            <text:p>51.65532</text:p>
          </table:table-cell>
          <table:table-cell office:value-type="float" office:value="23.89388">
            <text:p>23.89388</text:p>
          </table:table-cell>
          <table:table-cell office:value-type="float" office:value="0.008859502">
            <text:p>0.008859502</text:p>
          </table:table-cell>
          <table:table-cell office:value-type="float" office:value="0.0007326521">
            <text:p>0.0007326521</text:p>
          </table:table-cell>
          <table:table-cell table:number-columns-repeated="3"/>
        </table:table-row>
        <table:table-row table:style-name="ro1">
          <table:table-cell office:value-type="string">
            <text:p>SWH_WC_C_T4</text:p>
          </table:table-cell>
          <table:table-cell office:value-type="float" office:value="38541">
            <text:p>38541</text:p>
          </table:table-cell>
          <table:table-cell office:value-type="time" office:time-value="PT12H28M13S">
            <text:p>12:28:13 PM</text:p>
          </table:table-cell>
          <table:table-cell office:value-type="float" office:value="0.00000006432883">
            <text:p>6.43E-008</text:p>
          </table:table-cell>
          <table:table-cell office:value-type="float" office:value="0.00000002974392">
            <text:p>2.97E-008</text:p>
          </table:table-cell>
          <table:table-cell office:value-type="float" office:value="0.000000001246336">
            <text:p>1.25E-009</text:p>
          </table:table-cell>
          <table:table-cell office:value-type="float" office:value="0.0000000005683015">
            <text:p>5.68E-010</text:p>
          </table:table-cell>
          <table:table-cell office:value-type="float" office:value="0.00000000004692964">
            <text:p>4.69E-011</text:p>
          </table:table-cell>
          <table:table-cell office:value-type="float" office:value="51.61436">
            <text:p>51.61436</text:p>
          </table:table-cell>
          <table:table-cell office:value-type="float" office:value="23.86509">
            <text:p>23.86509</text:p>
          </table:table-cell>
          <table:table-cell office:value-type="float" office:value="0.008834321">
            <text:p>0.008834321</text:p>
          </table:table-cell>
          <table:table-cell office:value-type="float" office:value="0.0007295273">
            <text:p>0.0007295273</text:p>
          </table:table-cell>
          <table:table-cell table:number-columns-repeated="3"/>
        </table:table-row>
        <table:table-row table:style-name="ro1">
          <table:table-cell office:value-type="string">
            <text:p>SWH_WC_C_T4</text:p>
          </table:table-cell>
          <table:table-cell office:value-type="float" office:value="38572">
            <text:p>38572</text:p>
          </table:table-cell>
          <table:table-cell office:value-type="time" office:time-value="PT12H28M22S">
            <text:p>12:28:22 PM</text:p>
          </table:table-cell>
          <table:table-cell office:value-type="float" office:value="0.00000006437251">
            <text:p>6.44E-008</text:p>
          </table:table-cell>
          <table:table-cell office:value-type="float" office:value="0.00000002982332">
            <text:p>2.98E-008</text:p>
          </table:table-cell>
          <table:table-cell office:value-type="float" office:value="0.00000000124854">
            <text:p>1.25E-009</text:p>
          </table:table-cell>
          <table:table-cell office:value-type="float" office:value="0.0000000005667707">
            <text:p>5.67E-010</text:p>
          </table:table-cell>
          <table:table-cell office:value-type="float" office:value="0.00000000004687044">
            <text:p>4.69E-011</text:p>
          </table:table-cell>
          <table:table-cell office:value-type="float" office:value="51.55822">
            <text:p>51.55822</text:p>
          </table:table-cell>
          <table:table-cell office:value-type="float" office:value="23.88655">
            <text:p>23.88655</text:p>
          </table:table-cell>
          <table:table-cell office:value-type="float" office:value="0.008804545">
            <text:p>0.008804545</text:p>
          </table:table-cell>
          <table:table-cell office:value-type="float" office:value="0.0007281126">
            <text:p>0.0007281126</text:p>
          </table:table-cell>
          <table:table-cell table:number-columns-repeated="3"/>
        </table:table-row>
        <table:table-row table:style-name="ro1">
          <table:table-cell office:value-type="string">
            <text:p>SWH_WC_C_T5</text:p>
          </table:table-cell>
          <table:table-cell office:value-type="float" office:value="38998">
            <text:p>38998</text:p>
          </table:table-cell>
          <table:table-cell office:value-type="time" office:time-value="PT12H30M32S">
            <text:p>12:30:32 PM</text:p>
          </table:table-cell>
          <table:table-cell office:value-type="float" office:value="0.00000006484353">
            <text:p>6.48E-008</text:p>
          </table:table-cell>
          <table:table-cell office:value-type="float" office:value="0.00000003037789">
            <text:p>3.04E-008</text:p>
          </table:table-cell>
          <table:table-cell office:value-type="float" office:value="0.000000001261773">
            <text:p>1.26E-009</text:p>
          </table:table-cell>
          <table:table-cell office:value-type="float" office:value="0.0000000005916315">
            <text:p>5.92E-010</text:p>
          </table:table-cell>
          <table:table-cell office:value-type="float" office:value="0.00000000005182365">
            <text:p>5.18E-011</text:p>
          </table:table-cell>
          <table:table-cell office:value-type="float" office:value="51.39079">
            <text:p>51.39079</text:p>
          </table:table-cell>
          <table:table-cell office:value-type="float" office:value="24.07555">
            <text:p>24.07555</text:p>
          </table:table-cell>
          <table:table-cell office:value-type="float" office:value="0.009123986">
            <text:p>0.009123986</text:p>
          </table:table-cell>
          <table:table-cell office:value-type="float" office:value="0.0007992108">
            <text:p>0.0007992108</text:p>
          </table:table-cell>
          <table:table-cell table:number-columns-repeated="3"/>
        </table:table-row>
        <table:table-row table:style-name="ro1">
          <table:table-cell office:value-type="string">
            <text:p>SWH_WC_C_T5</text:p>
          </table:table-cell>
          <table:table-cell office:value-type="float" office:value="39011">
            <text:p>39011</text:p>
          </table:table-cell>
          <table:table-cell office:value-type="time" office:time-value="PT12H30M36S">
            <text:p>12:30:36 PM</text:p>
          </table:table-cell>
          <table:table-cell office:value-type="float" office:value="0.00000006487832">
            <text:p>6.49E-008</text:p>
          </table:table-cell>
          <table:table-cell office:value-type="float" office:value="0.00000003038618">
            <text:p>3.04E-008</text:p>
          </table:table-cell>
          <table:table-cell office:value-type="float" office:value="0.000000001259651">
            <text:p>1.26E-009</text:p>
          </table:table-cell>
          <table:table-cell office:value-type="float" office:value="0.0000000005921366">
            <text:p>5.92E-010</text:p>
          </table:table-cell>
          <table:table-cell office:value-type="float" office:value="0.00000000005167613">
            <text:p>5.17E-011</text:p>
          </table:table-cell>
          <table:table-cell office:value-type="float" office:value="51.50498">
            <text:p>51.50498</text:p>
          </table:table-cell>
          <table:table-cell office:value-type="float" office:value="24.12269">
            <text:p>24.12269</text:p>
          </table:table-cell>
          <table:table-cell office:value-type="float" office:value="0.009126878">
            <text:p>0.009126878</text:p>
          </table:table-cell>
          <table:table-cell office:value-type="float" office:value="0.0007965083">
            <text:p>0.0007965083</text:p>
          </table:table-cell>
          <table:table-cell table:number-columns-repeated="3"/>
        </table:table-row>
        <table:table-row table:style-name="ro1">
          <table:table-cell office:value-type="string">
            <text:p>SWH_WC_C_T5</text:p>
          </table:table-cell>
          <table:table-cell office:value-type="float" office:value="39044">
            <text:p>39044</text:p>
          </table:table-cell>
          <table:table-cell office:value-type="time" office:time-value="PT12H30M46S">
            <text:p>12:30:46 PM</text:p>
          </table:table-cell>
          <table:table-cell office:value-type="float" office:value="0.00000006490347">
            <text:p>6.49E-008</text:p>
          </table:table-cell>
          <table:table-cell office:value-type="float" office:value="0.0000000304276">
            <text:p>3.04E-008</text:p>
          </table:table-cell>
          <table:table-cell office:value-type="float" office:value="0.000000001262184">
            <text:p>1.26E-009</text:p>
          </table:table-cell>
          <table:table-cell office:value-type="float" office:value="0.0000000005913145">
            <text:p>5.91E-010</text:p>
          </table:table-cell>
          <table:table-cell office:value-type="float" office:value="0.00000000005175575">
            <text:p>5.18E-011</text:p>
          </table:table-cell>
          <table:table-cell office:value-type="float" office:value="51.42155">
            <text:p>51.42155</text:p>
          </table:table-cell>
          <table:table-cell office:value-type="float" office:value="24.1071">
            <text:p>24.1071</text:p>
          </table:table-cell>
          <table:table-cell office:value-type="float" office:value="0.009110676">
            <text:p>0.009110676</text:p>
          </table:table-cell>
          <table:table-cell office:value-type="float" office:value="0.0007974266">
            <text:p>0.0007974266</text:p>
          </table:table-cell>
          <table:table-cell table:number-columns-repeated="3"/>
        </table:table-row>
        <table:table-row table:style-name="ro1">
          <table:table-cell office:value-type="string">
            <text:p>SWH_WC_C_T6</text:p>
          </table:table-cell>
          <table:table-cell office:value-type="float" office:value="39332">
            <text:p>39332</text:p>
          </table:table-cell>
          <table:table-cell office:value-type="time" office:time-value="PT12H32M15S">
            <text:p>12:32:15 PM</text:p>
          </table:table-cell>
          <table:table-cell office:value-type="float" office:value="0.00000006513682">
            <text:p>6.51E-008</text:p>
          </table:table-cell>
          <table:table-cell office:value-type="float" office:value="0.00000003004612">
            <text:p>3.00E-008</text:p>
          </table:table-cell>
          <table:table-cell office:value-type="float" office:value="0.000000001263113">
            <text:p>1.26E-009</text:p>
          </table:table-cell>
          <table:table-cell office:value-type="float" office:value="0.0000000005941632">
            <text:p>5.94E-010</text:p>
          </table:table-cell>
          <table:table-cell office:value-type="float" office:value="0.00000000004758472">
            <text:p>4.76E-011</text:p>
          </table:table-cell>
          <table:table-cell office:value-type="float" office:value="51.56849">
            <text:p>51.56849</text:p>
          </table:table-cell>
          <table:table-cell office:value-type="float" office:value="23.78736">
            <text:p>23.78736</text:p>
          </table:table-cell>
          <table:table-cell office:value-type="float" office:value="0.009121772">
            <text:p>0.009121772</text:p>
          </table:table-cell>
          <table:table-cell office:value-type="float" office:value="0.0007305349">
            <text:p>0.0007305349</text:p>
          </table:table-cell>
          <table:table-cell table:number-columns-repeated="3"/>
        </table:table-row>
        <table:table-row table:style-name="ro1">
          <table:table-cell office:value-type="string">
            <text:p>SWH_WC_C_T6</text:p>
          </table:table-cell>
          <table:table-cell office:value-type="float" office:value="39381">
            <text:p>39381</text:p>
          </table:table-cell>
          <table:table-cell office:value-type="time" office:time-value="PT12H32M30S">
            <text:p>12:32:30 PM</text:p>
          </table:table-cell>
          <table:table-cell office:value-type="float" office:value="0.00000006516787">
            <text:p>6.52E-008</text:p>
          </table:table-cell>
          <table:table-cell office:value-type="float" office:value="0.00000003008201">
            <text:p>3.01E-008</text:p>
          </table:table-cell>
          <table:table-cell office:value-type="float" office:value="0.000000001263079">
            <text:p>1.26E-009</text:p>
          </table:table-cell>
          <table:table-cell office:value-type="float" office:value="0.0000000005938215">
            <text:p>5.94E-010</text:p>
          </table:table-cell>
          <table:table-cell office:value-type="float" office:value="0.00000000004738486">
            <text:p>4.74E-011</text:p>
          </table:table-cell>
          <table:table-cell office:value-type="float" office:value="51.59447">
            <text:p>51.59447</text:p>
          </table:table-cell>
          <table:table-cell office:value-type="float" office:value="23.81642">
            <text:p>23.81642</text:p>
          </table:table-cell>
          <table:table-cell office:value-type="float" office:value="0.009112182">
            <text:p>0.009112182</text:p>
          </table:table-cell>
          <table:table-cell office:value-type="float" office:value="0.00072712">
            <text:p>0.00072712</text:p>
          </table:table-cell>
          <table:table-cell table:number-columns-repeated="3"/>
        </table:table-row>
        <table:table-row table:style-name="ro1">
          <table:table-cell office:value-type="string">
            <text:p>SWH_WC_C_T6</text:p>
          </table:table-cell>
          <table:table-cell office:value-type="float" office:value="39424">
            <text:p>39424</text:p>
          </table:table-cell>
          <table:table-cell office:value-type="time" office:time-value="PT12H32M43S">
            <text:p>12:32:43 PM</text:p>
          </table:table-cell>
          <table:table-cell office:value-type="float" office:value="0.00000006516657">
            <text:p>6.52E-008</text:p>
          </table:table-cell>
          <table:table-cell office:value-type="float" office:value="0.00000003002957">
            <text:p>3.00E-008</text:p>
          </table:table-cell>
          <table:table-cell office:value-type="float" office:value="0.000000001261339">
            <text:p>1.26E-009</text:p>
          </table:table-cell>
          <table:table-cell office:value-type="float" office:value="0.0000000005934527">
            <text:p>5.93E-010</text:p>
          </table:table-cell>
          <table:table-cell office:value-type="float" office:value="0.00000000004697486">
            <text:p>4.70E-011</text:p>
          </table:table-cell>
          <table:table-cell office:value-type="float" office:value="51.66457">
            <text:p>51.66457</text:p>
          </table:table-cell>
          <table:table-cell office:value-type="float" office:value="23.80768">
            <text:p>23.80768</text:p>
          </table:table-cell>
          <table:table-cell office:value-type="float" office:value="0.009106705">
            <text:p>0.009106705</text:p>
          </table:table-cell>
          <table:table-cell office:value-type="float" office:value="0.0007208429">
            <text:p>0.000720842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114">
            <text:p>41114</text:p>
          </table:table-cell>
          <table:table-cell office:value-type="time" office:time-value="PT12H41M19S">
            <text:p>12:41:19 PM</text:p>
          </table:table-cell>
          <table:table-cell office:value-type="float" office:value="0.00000006869052">
            <text:p>6.87E-008</text:p>
          </table:table-cell>
          <table:table-cell office:value-type="float" office:value="0.00000003340714">
            <text:p>3.34E-008</text:p>
          </table:table-cell>
          <table:table-cell office:value-type="float" office:value="0.000000001344384">
            <text:p>1.34E-009</text:p>
          </table:table-cell>
          <table:table-cell office:value-type="float" office:value="0.0000000004810051">
            <text:p>4.81E-010</text:p>
          </table:table-cell>
          <table:table-cell office:value-type="float" office:value="0.00000000003832354">
            <text:p>3.83E-011</text:p>
          </table:table-cell>
          <table:table-cell office:value-type="float" office:value="51.09443">
            <text:p>51.09443</text:p>
          </table:table-cell>
          <table:table-cell office:value-type="float" office:value="24.84941">
            <text:p>24.84941</text:p>
          </table:table-cell>
          <table:table-cell office:value-type="float" office:value="0.007002497">
            <text:p>0.007002497</text:p>
          </table:table-cell>
          <table:table-cell office:value-type="float" office:value="0.0005579161">
            <text:p>0.000557916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155">
            <text:p>41155</text:p>
          </table:table-cell>
          <table:table-cell office:value-type="time" office:time-value="PT12H41M31S">
            <text:p>12:41:31 PM</text:p>
          </table:table-cell>
          <table:table-cell office:value-type="float" office:value="0.00000006869607">
            <text:p>6.87E-008</text:p>
          </table:table-cell>
          <table:table-cell office:value-type="float" office:value="0.00000003340608">
            <text:p>3.34E-008</text:p>
          </table:table-cell>
          <table:table-cell office:value-type="float" office:value="0.00000000134472">
            <text:p>1.34E-009</text:p>
          </table:table-cell>
          <table:table-cell office:value-type="float" office:value="0.0000000004805079">
            <text:p>4.81E-010</text:p>
          </table:table-cell>
          <table:table-cell office:value-type="float" office:value="0.00000000003834987">
            <text:p>3.83E-011</text:p>
          </table:table-cell>
          <table:table-cell office:value-type="float" office:value="51.0858">
            <text:p>51.0858</text:p>
          </table:table-cell>
          <table:table-cell office:value-type="float" office:value="24.84241">
            <text:p>24.84241</text:p>
          </table:table-cell>
          <table:table-cell office:value-type="float" office:value="0.006994693">
            <text:p>0.006994693</text:p>
          </table:table-cell>
          <table:table-cell office:value-type="float" office:value="0.0005582541">
            <text:p>0.000558254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1201">
            <text:p>41201</text:p>
          </table:table-cell>
          <table:table-cell office:value-type="time" office:time-value="PT12H41M45S">
            <text:p>12:41:45 PM</text:p>
          </table:table-cell>
          <table:table-cell office:value-type="float" office:value="0.00000006871747">
            <text:p>6.87E-008</text:p>
          </table:table-cell>
          <table:table-cell office:value-type="float" office:value="0.00000003341192">
            <text:p>3.34E-008</text:p>
          </table:table-cell>
          <table:table-cell office:value-type="float" office:value="0.000000001346425">
            <text:p>1.35E-009</text:p>
          </table:table-cell>
          <table:table-cell office:value-type="float" office:value="0.0000000004810779">
            <text:p>4.81E-010</text:p>
          </table:table-cell>
          <table:table-cell office:value-type="float" office:value="0.0000000000388193">
            <text:p>3.88E-011</text:p>
          </table:table-cell>
          <table:table-cell office:value-type="float" office:value="51.03699">
            <text:p>51.03699</text:p>
          </table:table-cell>
          <table:table-cell office:value-type="float" office:value="24.81529">
            <text:p>24.81529</text:p>
          </table:table-cell>
          <table:table-cell office:value-type="float" office:value="0.00700081">
            <text:p>0.00700081</text:p>
          </table:table-cell>
          <table:table-cell office:value-type="float" office:value="0.0005649116">
            <text:p>0.0005649116</text:p>
          </table:table-cell>
          <table:table-cell table:number-columns-repeated="3"/>
        </table:table-row>
        <table:table-row table:style-name="ro1">
          <table:table-cell office:value-type="string">
            <text:p>SWH_TR_A_T4</text:p>
          </table:table-cell>
          <table:table-cell office:value-type="float" office:value="41567">
            <text:p>41567</text:p>
          </table:table-cell>
          <table:table-cell office:value-type="time" office:time-value="PT12H43M37S">
            <text:p>12:43:37 PM</text:p>
          </table:table-cell>
          <table:table-cell office:value-type="float" office:value="0.00000006560777">
            <text:p>6.56E-008</text:p>
          </table:table-cell>
          <table:table-cell office:value-type="float" office:value="0.00000003149475">
            <text:p>3.15E-008</text:p>
          </table:table-cell>
          <table:table-cell office:value-type="float" office:value="0.0000000012742">
            <text:p>1.27E-009</text:p>
          </table:table-cell>
          <table:table-cell office:value-type="float" office:value="0.0000000005268322">
            <text:p>5.27E-010</text:p>
          </table:table-cell>
          <table:table-cell office:value-type="float" office:value="0.0000000000407254">
            <text:p>4.07E-011</text:p>
          </table:table-cell>
          <table:table-cell office:value-type="float" office:value="51.48937">
            <text:p>51.48937</text:p>
          </table:table-cell>
          <table:table-cell office:value-type="float" office:value="24.71727">
            <text:p>24.71727</text:p>
          </table:table-cell>
          <table:table-cell office:value-type="float" office:value="0.008030027">
            <text:p>0.008030027</text:p>
          </table:table-cell>
          <table:table-cell office:value-type="float" office:value="0.0006207405">
            <text:p>0.0006207405</text:p>
          </table:table-cell>
          <table:table-cell table:number-columns-repeated="3"/>
        </table:table-row>
        <table:table-row table:style-name="ro1">
          <table:table-cell office:value-type="string">
            <text:p>SWH_TR_A_T4</text:p>
          </table:table-cell>
          <table:table-cell office:value-type="float" office:value="41613">
            <text:p>41613</text:p>
          </table:table-cell>
          <table:table-cell office:value-type="time" office:time-value="PT12H43M51S">
            <text:p>12:43:51 PM</text:p>
          </table:table-cell>
          <table:table-cell office:value-type="float" office:value="0.00000006559506">
            <text:p>6.56E-008</text:p>
          </table:table-cell>
          <table:table-cell office:value-type="float" office:value="0.00000003150728">
            <text:p>3.15E-008</text:p>
          </table:table-cell>
          <table:table-cell office:value-type="float" office:value="0.000000001273157">
            <text:p>1.27E-009</text:p>
          </table:table-cell>
          <table:table-cell office:value-type="float" office:value="0.000000000528235">
            <text:p>5.28E-010</text:p>
          </table:table-cell>
          <table:table-cell office:value-type="float" office:value="0.00000000004054833">
            <text:p>4.05E-011</text:p>
          </table:table-cell>
          <table:table-cell office:value-type="float" office:value="51.52156">
            <text:p>51.52156</text:p>
          </table:table-cell>
          <table:table-cell office:value-type="float" office:value="24.74735">
            <text:p>24.74735</text:p>
          </table:table-cell>
          <table:table-cell office:value-type="float" office:value="0.008052968">
            <text:p>0.008052968</text:p>
          </table:table-cell>
          <table:table-cell office:value-type="float" office:value="0.0006181613">
            <text:p>0.0006181613</text:p>
          </table:table-cell>
          <table:table-cell table:number-columns-repeated="3"/>
        </table:table-row>
        <table:table-row table:style-name="ro1">
          <table:table-cell office:value-type="string">
            <text:p>SWH_TR_A_T4</text:p>
          </table:table-cell>
          <table:table-cell office:value-type="float" office:value="41642">
            <text:p>41642</text:p>
          </table:table-cell>
          <table:table-cell office:value-type="time" office:time-value="PT12H44M00S">
            <text:p>12:44:00 PM</text:p>
          </table:table-cell>
          <table:table-cell office:value-type="float" office:value="0.00000006562231">
            <text:p>6.56E-008</text:p>
          </table:table-cell>
          <table:table-cell office:value-type="float" office:value="0.0000000315233">
            <text:p>3.15E-008</text:p>
          </table:table-cell>
          <table:table-cell office:value-type="float" office:value="0.000000001271876">
            <text:p>1.27E-009</text:p>
          </table:table-cell>
          <table:table-cell office:value-type="float" office:value="0.0000000005261145">
            <text:p>5.26E-010</text:p>
          </table:table-cell>
          <table:table-cell office:value-type="float" office:value="0.0000000000405991">
            <text:p>4.06E-011</text:p>
          </table:table-cell>
          <table:table-cell office:value-type="float" office:value="51.5949">
            <text:p>51.5949</text:p>
          </table:table-cell>
          <table:table-cell office:value-type="float" office:value="24.78489">
            <text:p>24.78489</text:p>
          </table:table-cell>
          <table:table-cell office:value-type="float" office:value="0.008017312">
            <text:p>0.008017312</text:p>
          </table:table-cell>
          <table:table-cell office:value-type="float" office:value="0.0006186784">
            <text:p>0.0006186784</text:p>
          </table:table-cell>
          <table:table-cell table:number-columns-repeated="3"/>
        </table:table-row>
        <table:table-row table:style-name="ro1">
          <table:table-cell office:value-type="string">
            <text:p>SWH_TR_A_T5</text:p>
          </table:table-cell>
          <table:table-cell office:value-type="float" office:value="41938">
            <text:p>41938</text:p>
          </table:table-cell>
          <table:table-cell office:value-type="time" office:time-value="PT12H45M32S">
            <text:p>12:45:32 PM</text:p>
          </table:table-cell>
          <table:table-cell office:value-type="float" office:value="0.00000006518385">
            <text:p>6.52E-008</text:p>
          </table:table-cell>
          <table:table-cell office:value-type="float" office:value="0.00000003051295">
            <text:p>3.05E-008</text:p>
          </table:table-cell>
          <table:table-cell office:value-type="float" office:value="0.000000001261207">
            <text:p>1.26E-009</text:p>
          </table:table-cell>
          <table:table-cell office:value-type="float" office:value="0.0000000005700504">
            <text:p>5.70E-010</text:p>
          </table:table-cell>
          <table:table-cell office:value-type="float" office:value="0.00000000004451204">
            <text:p>4.45E-011</text:p>
          </table:table-cell>
          <table:table-cell office:value-type="float" office:value="51.6837">
            <text:p>51.6837</text:p>
          </table:table-cell>
          <table:table-cell office:value-type="float" office:value="24.19345">
            <text:p>24.19345</text:p>
          </table:table-cell>
          <table:table-cell office:value-type="float" office:value="0.00874527">
            <text:p>0.00874527</text:p>
          </table:table-cell>
          <table:table-cell office:value-type="float" office:value="0.0006828691">
            <text:p>0.0006828691</text:p>
          </table:table-cell>
          <table:table-cell table:number-columns-repeated="3"/>
        </table:table-row>
        <table:table-row table:style-name="ro1">
          <table:table-cell office:value-type="string">
            <text:p>SWH_TR_A_T5</text:p>
          </table:table-cell>
          <table:table-cell office:value-type="float" office:value="41985">
            <text:p>41985</text:p>
          </table:table-cell>
          <table:table-cell office:value-type="time" office:time-value="PT12H45M46S">
            <text:p>12:45:46 PM</text:p>
          </table:table-cell>
          <table:table-cell office:value-type="float" office:value="0.00000006510887">
            <text:p>6.51E-008</text:p>
          </table:table-cell>
          <table:table-cell office:value-type="float" office:value="0.00000003048662">
            <text:p>3.05E-008</text:p>
          </table:table-cell>
          <table:table-cell office:value-type="float" office:value="0.000000001264111">
            <text:p>1.26E-009</text:p>
          </table:table-cell>
          <table:table-cell office:value-type="float" office:value="0.0000000005678666">
            <text:p>5.68E-010</text:p>
          </table:table-cell>
          <table:table-cell office:value-type="float" office:value="0.00000000004458701">
            <text:p>4.46E-011</text:p>
          </table:table-cell>
          <table:table-cell office:value-type="float" office:value="51.50565">
            <text:p>51.50565</text:p>
          </table:table-cell>
          <table:table-cell office:value-type="float" office:value="24.11704">
            <text:p>24.11704</text:p>
          </table:table-cell>
          <table:table-cell office:value-type="float" office:value="0.008721801">
            <text:p>0.008721801</text:p>
          </table:table-cell>
          <table:table-cell office:value-type="float" office:value="0.000684807">
            <text:p>0.000684807</text:p>
          </table:table-cell>
          <table:table-cell table:number-columns-repeated="3"/>
        </table:table-row>
        <table:table-row table:style-name="ro1">
          <table:table-cell office:value-type="string">
            <text:p>SWH_TR_A_T5</text:p>
          </table:table-cell>
          <table:table-cell office:value-type="float" office:value="42022">
            <text:p>42022</text:p>
          </table:table-cell>
          <table:table-cell office:value-type="time" office:time-value="PT12H45M57S">
            <text:p>12:45:57 PM</text:p>
          </table:table-cell>
          <table:table-cell office:value-type="float" office:value="0.00000006491718">
            <text:p>6.49E-008</text:p>
          </table:table-cell>
          <table:table-cell office:value-type="float" office:value="0.00000003041631">
            <text:p>3.04E-008</text:p>
          </table:table-cell>
          <table:table-cell office:value-type="float" office:value="0.000000001259873">
            <text:p>1.26E-009</text:p>
          </table:table-cell>
          <table:table-cell office:value-type="float" office:value="0.0000000005633357">
            <text:p>5.63E-010</text:p>
          </table:table-cell>
          <table:table-cell office:value-type="float" office:value="0.00000000004426584">
            <text:p>4.43E-011</text:p>
          </table:table-cell>
          <table:table-cell office:value-type="float" office:value="51.52676">
            <text:p>51.52676</text:p>
          </table:table-cell>
          <table:table-cell office:value-type="float" office:value="24.14236">
            <text:p>24.14236</text:p>
          </table:table-cell>
          <table:table-cell office:value-type="float" office:value="0.008677759">
            <text:p>0.008677759</text:p>
          </table:table-cell>
          <table:table-cell office:value-type="float" office:value="0.0006818817">
            <text:p>0.0006818817</text:p>
          </table:table-cell>
          <table:table-cell table:number-columns-repeated="3"/>
        </table:table-row>
        <table:table-row table:style-name="ro1">
          <table:table-cell office:value-type="string">
            <text:p>SWH_TR_A_T6</text:p>
          </table:table-cell>
          <table:table-cell office:value-type="float" office:value="42316">
            <text:p>42316</text:p>
          </table:table-cell>
          <table:table-cell office:value-type="time" office:time-value="PT12H47M27S">
            <text:p>12:47:27 PM</text:p>
          </table:table-cell>
          <table:table-cell office:value-type="float" office:value="0.00000006455984">
            <text:p>6.46E-008</text:p>
          </table:table-cell>
          <table:table-cell office:value-type="float" office:value="0.00000003047718">
            <text:p>3.05E-008</text:p>
          </table:table-cell>
          <table:table-cell office:value-type="float" office:value="0.000000001252718">
            <text:p>1.25E-009</text:p>
          </table:table-cell>
          <table:table-cell office:value-type="float" office:value="0.0000000005457589">
            <text:p>5.46E-010</text:p>
          </table:table-cell>
          <table:table-cell office:value-type="float" office:value="0.00000000004268561">
            <text:p>4.27E-011</text:p>
          </table:table-cell>
          <table:table-cell office:value-type="float" office:value="51.53582">
            <text:p>51.53582</text:p>
          </table:table-cell>
          <table:table-cell office:value-type="float" office:value="24.32884">
            <text:p>24.32884</text:p>
          </table:table-cell>
          <table:table-cell office:value-type="float" office:value="0.008453536">
            <text:p>0.008453536</text:p>
          </table:table-cell>
          <table:table-cell office:value-type="float" office:value="0.000661179">
            <text:p>0.000661179</text:p>
          </table:table-cell>
          <table:table-cell table:number-columns-repeated="3"/>
        </table:table-row>
        <table:table-row table:style-name="ro1">
          <table:table-cell office:value-type="string">
            <text:p>SWH_TR_A_T6</text:p>
          </table:table-cell>
          <table:table-cell office:value-type="float" office:value="42359">
            <text:p>42359</text:p>
          </table:table-cell>
          <table:table-cell office:value-type="time" office:time-value="PT12H47M40S">
            <text:p>12:47:40 PM</text:p>
          </table:table-cell>
          <table:table-cell office:value-type="float" office:value="0.00000006455759">
            <text:p>6.46E-008</text:p>
          </table:table-cell>
          <table:table-cell office:value-type="float" office:value="0.00000003048927">
            <text:p>3.05E-008</text:p>
          </table:table-cell>
          <table:table-cell office:value-type="float" office:value="0.000000001250601">
            <text:p>1.25E-009</text:p>
          </table:table-cell>
          <table:table-cell office:value-type="float" office:value="0.0000000005444918">
            <text:p>5.44E-010</text:p>
          </table:table-cell>
          <table:table-cell office:value-type="float" office:value="0.00000000004251809">
            <text:p>4.25E-011</text:p>
          </table:table-cell>
          <table:table-cell office:value-type="float" office:value="51.62126">
            <text:p>51.62126</text:p>
          </table:table-cell>
          <table:table-cell office:value-type="float" office:value="24.3797">
            <text:p>24.3797</text:p>
          </table:table-cell>
          <table:table-cell office:value-type="float" office:value="0.008434203">
            <text:p>0.008434203</text:p>
          </table:table-cell>
          <table:table-cell office:value-type="float" office:value="0.0006586071">
            <text:p>0.0006586071</text:p>
          </table:table-cell>
          <table:table-cell table:number-columns-repeated="3"/>
        </table:table-row>
        <table:table-row table:style-name="ro1">
          <table:table-cell office:value-type="string">
            <text:p>SWH_TR_A_T6</text:p>
          </table:table-cell>
          <table:table-cell office:value-type="float" office:value="42397">
            <text:p>42397</text:p>
          </table:table-cell>
          <table:table-cell office:value-type="time" office:time-value="PT12H47M51S">
            <text:p>12:47:51 PM</text:p>
          </table:table-cell>
          <table:table-cell office:value-type="float" office:value="0.00000006456196">
            <text:p>6.46E-008</text:p>
          </table:table-cell>
          <table:table-cell office:value-type="float" office:value="0.00000003052424">
            <text:p>3.05E-008</text:p>
          </table:table-cell>
          <table:table-cell office:value-type="float" office:value="0.000000001250779">
            <text:p>1.25E-009</text:p>
          </table:table-cell>
          <table:table-cell office:value-type="float" office:value="0.000000000543828">
            <text:p>5.44E-010</text:p>
          </table:table-cell>
          <table:table-cell office:value-type="float" office:value="0.00000000004210454">
            <text:p>4.21E-011</text:p>
          </table:table-cell>
          <table:table-cell office:value-type="float" office:value="51.61739">
            <text:p>51.61739</text:p>
          </table:table-cell>
          <table:table-cell office:value-type="float" office:value="24.40418">
            <text:p>24.40418</text:p>
          </table:table-cell>
          <table:table-cell office:value-type="float" office:value="0.008423351">
            <text:p>0.008423351</text:p>
          </table:table-cell>
          <table:table-cell office:value-type="float" office:value="0.0006521571">
            <text:p>0.0006521571</text:p>
          </table:table-cell>
          <table:table-cell table:number-columns-repeated="3"/>
        </table:table-row>
        <table:table-row table:style-name="ro1">
          <table:table-cell office:value-type="string">
            <text:p>SWH_TR_B_T4</text:p>
          </table:table-cell>
          <table:table-cell office:value-type="float" office:value="42690">
            <text:p>42690</text:p>
          </table:table-cell>
          <table:table-cell office:value-type="time" office:time-value="PT12H49M21S">
            <text:p>12:49:21 PM</text:p>
          </table:table-cell>
          <table:table-cell office:value-type="float" office:value="0.00000006475551">
            <text:p>6.48E-008</text:p>
          </table:table-cell>
          <table:table-cell office:value-type="float" office:value="0.00000003158833">
            <text:p>3.16E-008</text:p>
          </table:table-cell>
          <table:table-cell office:value-type="float" office:value="0.000000001255316">
            <text:p>1.26E-009</text:p>
          </table:table-cell>
          <table:table-cell office:value-type="float" office:value="0.000000000542774">
            <text:p>5.43E-010</text:p>
          </table:table-cell>
          <table:table-cell office:value-type="float" office:value="0.00000000004234922">
            <text:p>4.23E-011</text:p>
          </table:table-cell>
          <table:table-cell office:value-type="float" office:value="51.58503">
            <text:p>51.58503</text:p>
          </table:table-cell>
          <table:table-cell office:value-type="float" office:value="25.16365">
            <text:p>25.16365</text:p>
          </table:table-cell>
          <table:table-cell office:value-type="float" office:value="0.008381898">
            <text:p>0.008381898</text:p>
          </table:table-cell>
          <table:table-cell office:value-type="float" office:value="0.0006539863">
            <text:p>0.0006539863</text:p>
          </table:table-cell>
          <table:table-cell table:number-columns-repeated="3"/>
        </table:table-row>
        <table:table-row table:style-name="ro1">
          <table:table-cell office:value-type="string">
            <text:p>SWH_TR_B_T4</text:p>
          </table:table-cell>
          <table:table-cell office:value-type="float" office:value="42736">
            <text:p>42736</text:p>
          </table:table-cell>
          <table:table-cell office:value-type="time" office:time-value="PT12H49M36S">
            <text:p>12:49:36 PM</text:p>
          </table:table-cell>
          <table:table-cell office:value-type="float" office:value="0.00000006460474">
            <text:p>6.46E-008</text:p>
          </table:table-cell>
          <table:table-cell office:value-type="float" office:value="0.00000003147528">
            <text:p>3.15E-008</text:p>
          </table:table-cell>
          <table:table-cell office:value-type="float" office:value="0.000000001249699">
            <text:p>1.25E-009</text:p>
          </table:table-cell>
          <table:table-cell office:value-type="float" office:value="0.0000000005428917">
            <text:p>5.43E-010</text:p>
          </table:table-cell>
          <table:table-cell office:value-type="float" office:value="0.00000000004278539">
            <text:p>4.28E-011</text:p>
          </table:table-cell>
          <table:table-cell office:value-type="float" office:value="51.69625">
            <text:p>51.69625</text:p>
          </table:table-cell>
          <table:table-cell office:value-type="float" office:value="25.1863">
            <text:p>25.1863</text:p>
          </table:table-cell>
          <table:table-cell office:value-type="float" office:value="0.008403279">
            <text:p>0.008403279</text:p>
          </table:table-cell>
          <table:table-cell office:value-type="float" office:value="0.0006622639">
            <text:p>0.0006622639</text:p>
          </table:table-cell>
          <table:table-cell table:number-columns-repeated="3"/>
        </table:table-row>
        <table:table-row table:style-name="ro1">
          <table:table-cell office:value-type="string">
            <text:p>SWH_TR_B_T4</text:p>
          </table:table-cell>
          <table:table-cell office:value-type="float" office:value="42769">
            <text:p>42769</text:p>
          </table:table-cell>
          <table:table-cell office:value-type="time" office:time-value="PT12H49M46S">
            <text:p>12:49:46 PM</text:p>
          </table:table-cell>
          <table:table-cell office:value-type="float" office:value="0.00000006473625">
            <text:p>6.47E-008</text:p>
          </table:table-cell>
          <table:table-cell office:value-type="float" office:value="0.00000003160721">
            <text:p>3.16E-008</text:p>
          </table:table-cell>
          <table:table-cell office:value-type="float" office:value="0.000000001255381">
            <text:p>1.26E-009</text:p>
          </table:table-cell>
          <table:table-cell office:value-type="float" office:value="0.000000000541493">
            <text:p>5.41E-010</text:p>
          </table:table-cell>
          <table:table-cell office:value-type="float" office:value="0.00000000004211798">
            <text:p>4.21E-011</text:p>
          </table:table-cell>
          <table:table-cell office:value-type="float" office:value="51.56702">
            <text:p>51.56702</text:p>
          </table:table-cell>
          <table:table-cell office:value-type="float" office:value="25.17739">
            <text:p>25.17739</text:p>
          </table:table-cell>
          <table:table-cell office:value-type="float" office:value="0.008364602">
            <text:p>0.008364602</text:p>
          </table:table-cell>
          <table:table-cell office:value-type="float" office:value="0.0006506089">
            <text:p>0.0006506089</text:p>
          </table:table-cell>
          <table:table-cell table:number-columns-repeated="3"/>
        </table:table-row>
        <table:table-row table:style-name="ro1">
          <table:table-cell office:value-type="string">
            <text:p>SWH_TR_B_T5</text:p>
          </table:table-cell>
          <table:table-cell office:value-type="float" office:value="43101">
            <text:p>43101</text:p>
          </table:table-cell>
          <table:table-cell office:value-type="time" office:time-value="PT12H51M27S">
            <text:p>12:51:27 PM</text:p>
          </table:table-cell>
          <table:table-cell office:value-type="float" office:value="0.00000006415562">
            <text:p>6.42E-008</text:p>
          </table:table-cell>
          <table:table-cell office:value-type="float" office:value="0.00000003111571">
            <text:p>3.11E-008</text:p>
          </table:table-cell>
          <table:table-cell office:value-type="float" office:value="0.000000001248808">
            <text:p>1.25E-009</text:p>
          </table:table-cell>
          <table:table-cell office:value-type="float" office:value="0.0000000005383661">
            <text:p>5.38E-010</text:p>
          </table:table-cell>
          <table:table-cell office:value-type="float" office:value="0.00000000004170482">
            <text:p>4.17E-011</text:p>
          </table:table-cell>
          <table:table-cell office:value-type="float" office:value="51.37348">
            <text:p>51.37348</text:p>
          </table:table-cell>
          <table:table-cell office:value-type="float" office:value="24.91632">
            <text:p>24.91632</text:p>
          </table:table-cell>
          <table:table-cell office:value-type="float" office:value="0.008391565">
            <text:p>0.008391565</text:p>
          </table:table-cell>
          <table:table-cell office:value-type="float" office:value="0.0006500572">
            <text:p>0.0006500572</text:p>
          </table:table-cell>
          <table:table-cell table:number-columns-repeated="3"/>
        </table:table-row>
        <table:table-row table:style-name="ro1">
          <table:table-cell office:value-type="string">
            <text:p>SWH_TR_B_T5</text:p>
          </table:table-cell>
          <table:table-cell office:value-type="float" office:value="43153">
            <text:p>43153</text:p>
          </table:table-cell>
          <table:table-cell office:value-type="time" office:time-value="PT12H51M43S">
            <text:p>12:51:43 PM</text:p>
          </table:table-cell>
          <table:table-cell office:value-type="float" office:value="0.00000006411133">
            <text:p>6.41E-008</text:p>
          </table:table-cell>
          <table:table-cell office:value-type="float" office:value="0.00000003109674">
            <text:p>3.11E-008</text:p>
          </table:table-cell>
          <table:table-cell office:value-type="float" office:value="0.000000001247379">
            <text:p>1.25E-009</text:p>
          </table:table-cell>
          <table:table-cell office:value-type="float" office:value="0.0000000005366225">
            <text:p>5.37E-010</text:p>
          </table:table-cell>
          <table:table-cell office:value-type="float" office:value="0.00000000004157114">
            <text:p>4.16E-011</text:p>
          </table:table-cell>
          <table:table-cell office:value-type="float" office:value="51.39682">
            <text:p>51.39682</text:p>
          </table:table-cell>
          <table:table-cell office:value-type="float" office:value="24.92966">
            <text:p>24.92966</text:p>
          </table:table-cell>
          <table:table-cell office:value-type="float" office:value="0.008370167">
            <text:p>0.008370167</text:p>
          </table:table-cell>
          <table:table-cell office:value-type="float" office:value="0.0006484211">
            <text:p>0.0006484211</text:p>
          </table:table-cell>
          <table:table-cell table:number-columns-repeated="3"/>
        </table:table-row>
        <table:table-row table:style-name="ro1">
          <table:table-cell office:value-type="string">
            <text:p>SWH_TR_B_T5</text:p>
          </table:table-cell>
          <table:table-cell office:value-type="float" office:value="43177">
            <text:p>43177</text:p>
          </table:table-cell>
          <table:table-cell office:value-type="time" office:time-value="PT12H51M50S">
            <text:p>12:51:50 PM</text:p>
          </table:table-cell>
          <table:table-cell office:value-type="float" office:value="0.00000006403906">
            <text:p>6.40E-008</text:p>
          </table:table-cell>
          <table:table-cell office:value-type="float" office:value="0.00000003105724">
            <text:p>3.11E-008</text:p>
          </table:table-cell>
          <table:table-cell office:value-type="float" office:value="0.000000001246">
            <text:p>1.25E-009</text:p>
          </table:table-cell>
          <table:table-cell office:value-type="float" office:value="0.0000000005352646">
            <text:p>5.35E-010</text:p>
          </table:table-cell>
          <table:table-cell office:value-type="float" office:value="0.00000000004146187">
            <text:p>4.15E-011</text:p>
          </table:table-cell>
          <table:table-cell office:value-type="float" office:value="51.3957">
            <text:p>51.3957</text:p>
          </table:table-cell>
          <table:table-cell office:value-type="float" office:value="24.92555">
            <text:p>24.92555</text:p>
          </table:table-cell>
          <table:table-cell office:value-type="float" office:value="0.008358409">
            <text:p>0.008358409</text:p>
          </table:table-cell>
          <table:table-cell office:value-type="float" office:value="0.0006474465">
            <text:p>0.0006474465</text:p>
          </table:table-cell>
          <table:table-cell table:number-columns-repeated="3"/>
        </table:table-row>
        <table:table-row table:style-name="ro1">
          <table:table-cell office:value-type="string">
            <text:p>SWH_TR_B_T6</text:p>
          </table:table-cell>
          <table:table-cell office:value-type="float" office:value="43454">
            <text:p>43454</text:p>
          </table:table-cell>
          <table:table-cell office:value-type="time" office:time-value="PT12H53M14S">
            <text:p>12:53:14 PM</text:p>
          </table:table-cell>
          <table:table-cell office:value-type="float" office:value="0.00000006284736">
            <text:p>6.28E-008</text:p>
          </table:table-cell>
          <table:table-cell office:value-type="float" office:value="0.00000003046356">
            <text:p>3.05E-008</text:p>
          </table:table-cell>
          <table:table-cell office:value-type="float" office:value="0.000000001223374">
            <text:p>1.22E-009</text:p>
          </table:table-cell>
          <table:table-cell office:value-type="float" office:value="0.0000000005323935">
            <text:p>5.32E-010</text:p>
          </table:table-cell>
          <table:table-cell office:value-type="float" office:value="0.00000000004059923">
            <text:p>4.06E-011</text:p>
          </table:table-cell>
          <table:table-cell office:value-type="float" office:value="51.37215">
            <text:p>51.37215</text:p>
          </table:table-cell>
          <table:table-cell office:value-type="float" office:value="24.90127">
            <text:p>24.90127</text:p>
          </table:table-cell>
          <table:table-cell office:value-type="float" office:value="0.008471215">
            <text:p>0.008471215</text:p>
          </table:table-cell>
          <table:table-cell office:value-type="float" office:value="0.0006459975">
            <text:p>0.0006459975</text:p>
          </table:table-cell>
          <table:table-cell table:number-columns-repeated="3"/>
        </table:table-row>
        <table:table-row table:style-name="ro1">
          <table:table-cell office:value-type="string">
            <text:p>SWH_TR_B_T6</text:p>
          </table:table-cell>
          <table:table-cell office:value-type="float" office:value="43487">
            <text:p>43487</text:p>
          </table:table-cell>
          <table:table-cell office:value-type="time" office:time-value="PT12H53M24S">
            <text:p>12:53:24 PM</text:p>
          </table:table-cell>
          <table:table-cell office:value-type="float" office:value="0.00000006275135">
            <text:p>6.28E-008</text:p>
          </table:table-cell>
          <table:table-cell office:value-type="float" office:value="0.00000003043131">
            <text:p>3.04E-008</text:p>
          </table:table-cell>
          <table:table-cell office:value-type="float" office:value="0.000000001222456">
            <text:p>1.22E-009</text:p>
          </table:table-cell>
          <table:table-cell office:value-type="float" office:value="0.0000000005295692">
            <text:p>5.30E-010</text:p>
          </table:table-cell>
          <table:table-cell office:value-type="float" office:value="0.00000000004056564">
            <text:p>4.06E-011</text:p>
          </table:table-cell>
          <table:table-cell office:value-type="float" office:value="51.33222">
            <text:p>51.33222</text:p>
          </table:table-cell>
          <table:table-cell office:value-type="float" office:value="24.89359">
            <text:p>24.89359</text:p>
          </table:table-cell>
          <table:table-cell office:value-type="float" office:value="0.008439168">
            <text:p>0.008439168</text:p>
          </table:table-cell>
          <table:table-cell office:value-type="float" office:value="0.0006464504">
            <text:p>0.0006464504</text:p>
          </table:table-cell>
          <table:table-cell table:number-columns-repeated="3"/>
        </table:table-row>
        <table:table-row table:style-name="ro1">
          <table:table-cell office:value-type="string">
            <text:p>SWH_TR_B_T6</text:p>
          </table:table-cell>
          <table:table-cell office:value-type="float" office:value="43522">
            <text:p>43522</text:p>
          </table:table-cell>
          <table:table-cell office:value-type="time" office:time-value="PT12H53M35S">
            <text:p>12:53:35 PM</text:p>
          </table:table-cell>
          <table:table-cell office:value-type="float" office:value="0.00000006273935">
            <text:p>6.27E-008</text:p>
          </table:table-cell>
          <table:table-cell office:value-type="float" office:value="0.00000003041221">
            <text:p>3.04E-008</text:p>
          </table:table-cell>
          <table:table-cell office:value-type="float" office:value="0.00000000122152">
            <text:p>1.22E-009</text:p>
          </table:table-cell>
          <table:table-cell office:value-type="float" office:value="0.0000000005282014">
            <text:p>5.28E-010</text:p>
          </table:table-cell>
          <table:table-cell office:value-type="float" office:value="0.00000000004019523">
            <text:p>4.02E-011</text:p>
          </table:table-cell>
          <table:table-cell office:value-type="float" office:value="51.36169">
            <text:p>51.36169</text:p>
          </table:table-cell>
          <table:table-cell office:value-type="float" office:value="24.89702">
            <text:p>24.89702</text:p>
          </table:table-cell>
          <table:table-cell office:value-type="float" office:value="0.008418981">
            <text:p>0.008418981</text:p>
          </table:table-cell>
          <table:table-cell office:value-type="float" office:value="0.0006406701">
            <text:p>0.0006406701</text:p>
          </table:table-cell>
          <table:table-cell table:number-columns-repeated="3"/>
        </table:table-row>
        <table:table-row table:style-name="ro1">
          <table:table-cell office:value-type="string">
            <text:p>SWH_TR_C_T4</text:p>
          </table:table-cell>
          <table:table-cell office:value-type="float" office:value="44396">
            <text:p>44396</text:p>
          </table:table-cell>
          <table:table-cell office:value-type="time" office:time-value="PT12H58M03S">
            <text:p>12:58:03 PM</text:p>
          </table:table-cell>
          <table:table-cell office:value-type="float" office:value="0.00000006511046">
            <text:p>6.51E-008</text:p>
          </table:table-cell>
          <table:table-cell office:value-type="float" office:value="0.00000003188238">
            <text:p>3.19E-008</text:p>
          </table:table-cell>
          <table:table-cell office:value-type="float" office:value="0.000000001266825">
            <text:p>1.27E-009</text:p>
          </table:table-cell>
          <table:table-cell office:value-type="float" office:value="0.0000000005573249">
            <text:p>5.57E-010</text:p>
          </table:table-cell>
          <table:table-cell office:value-type="float" office:value="0.00000000004352458">
            <text:p>4.35E-011</text:p>
          </table:table-cell>
          <table:table-cell office:value-type="float" office:value="51.39657">
            <text:p>51.39657</text:p>
          </table:table-cell>
          <table:table-cell office:value-type="float" office:value="25.16715">
            <text:p>25.16715</text:p>
          </table:table-cell>
          <table:table-cell office:value-type="float" office:value="0.008559682">
            <text:p>0.008559682</text:p>
          </table:table-cell>
          <table:table-cell office:value-type="float" office:value="0.000668473">
            <text:p>0.000668473</text:p>
          </table:table-cell>
          <table:table-cell table:number-columns-repeated="3"/>
        </table:table-row>
        <table:table-row table:style-name="ro1">
          <table:table-cell office:value-type="string">
            <text:p>SWH_TR_C_T4</text:p>
          </table:table-cell>
          <table:table-cell office:value-type="float" office:value="44425">
            <text:p>44425</text:p>
          </table:table-cell>
          <table:table-cell office:value-type="time" office:time-value="PT12H58M11S">
            <text:p>12:58:11 PM</text:p>
          </table:table-cell>
          <table:table-cell office:value-type="float" office:value="0.00000006505113">
            <text:p>6.51E-008</text:p>
          </table:table-cell>
          <table:table-cell office:value-type="float" office:value="0.00000003179617">
            <text:p>3.18E-008</text:p>
          </table:table-cell>
          <table:table-cell office:value-type="float" office:value="0.00000000126836">
            <text:p>1.27E-009</text:p>
          </table:table-cell>
          <table:table-cell office:value-type="float" office:value="0.0000000005561944">
            <text:p>5.56E-010</text:p>
          </table:table-cell>
          <table:table-cell office:value-type="float" office:value="0.00000000004317506">
            <text:p>4.32E-011</text:p>
          </table:table-cell>
          <table:table-cell office:value-type="float" office:value="51.28761">
            <text:p>51.28761</text:p>
          </table:table-cell>
          <table:table-cell office:value-type="float" office:value="25.06873">
            <text:p>25.06873</text:p>
          </table:table-cell>
          <table:table-cell office:value-type="float" office:value="0.008550111">
            <text:p>0.008550111</text:p>
          </table:table-cell>
          <table:table-cell office:value-type="float" office:value="0.0006637096">
            <text:p>0.0006637096</text:p>
          </table:table-cell>
          <table:table-cell table:number-columns-repeated="3"/>
        </table:table-row>
        <table:table-row table:style-name="ro1">
          <table:table-cell office:value-type="string">
            <text:p>SWH_TR_C_T4</text:p>
          </table:table-cell>
          <table:table-cell office:value-type="float" office:value="44454">
            <text:p>44454</text:p>
          </table:table-cell>
          <table:table-cell office:value-type="time" office:time-value="PT12H58M20S">
            <text:p>12:58:20 PM</text:p>
          </table:table-cell>
          <table:table-cell office:value-type="float" office:value="0.00000006493993">
            <text:p>6.49E-008</text:p>
          </table:table-cell>
          <table:table-cell office:value-type="float" office:value="0.00000003179602">
            <text:p>3.18E-008</text:p>
          </table:table-cell>
          <table:table-cell office:value-type="float" office:value="0.000000001265035">
            <text:p>1.27E-009</text:p>
          </table:table-cell>
          <table:table-cell office:value-type="float" office:value="0.0000000005554724">
            <text:p>5.55E-010</text:p>
          </table:table-cell>
          <table:table-cell office:value-type="float" office:value="0.00000000004332993">
            <text:p>4.33E-011</text:p>
          </table:table-cell>
          <table:table-cell office:value-type="float" office:value="51.3345">
            <text:p>51.3345</text:p>
          </table:table-cell>
          <table:table-cell office:value-type="float" office:value="25.1345">
            <text:p>25.1345</text:p>
          </table:table-cell>
          <table:table-cell office:value-type="float" office:value="0.008553634">
            <text:p>0.008553634</text:p>
          </table:table-cell>
          <table:table-cell office:value-type="float" office:value="0.000667231">
            <text:p>0.000667231</text:p>
          </table:table-cell>
          <table:table-cell table:number-columns-repeated="3"/>
        </table:table-row>
        <table:table-row table:style-name="ro1">
          <table:table-cell office:value-type="string">
            <text:p>SWH_TR_C_T5</text:p>
          </table:table-cell>
          <table:table-cell office:value-type="float" office:value="44770">
            <text:p>44770</text:p>
          </table:table-cell>
          <table:table-cell office:value-type="time" office:time-value="PT12H59M57S">
            <text:p>12:59:57 PM</text:p>
          </table:table-cell>
          <table:table-cell office:value-type="float" office:value="0.00000006518666">
            <text:p>6.52E-008</text:p>
          </table:table-cell>
          <table:table-cell office:value-type="float" office:value="0.00000003175195">
            <text:p>3.18E-008</text:p>
          </table:table-cell>
          <table:table-cell office:value-type="float" office:value="0.000000001274611">
            <text:p>1.27E-009</text:p>
          </table:table-cell>
          <table:table-cell office:value-type="float" office:value="0.0000000005506892">
            <text:p>5.51E-010</text:p>
          </table:table-cell>
          <table:table-cell office:value-type="float" office:value="0.00000000004283271">
            <text:p>4.28E-011</text:p>
          </table:table-cell>
          <table:table-cell office:value-type="float" office:value="51.14241">
            <text:p>51.14241</text:p>
          </table:table-cell>
          <table:table-cell office:value-type="float" office:value="24.9111">
            <text:p>24.9111</text:p>
          </table:table-cell>
          <table:table-cell office:value-type="float" office:value="0.008447882">
            <text:p>0.008447882</text:p>
          </table:table-cell>
          <table:table-cell office:value-type="float" office:value="0.0006570778">
            <text:p>0.0006570778</text:p>
          </table:table-cell>
          <table:table-cell table:number-columns-repeated="3"/>
        </table:table-row>
        <table:table-row table:style-name="ro1">
          <table:table-cell office:value-type="string">
            <text:p>SWH_TR_C_T5</text:p>
          </table:table-cell>
          <table:table-cell office:value-type="float" office:value="44805">
            <text:p>44805</text:p>
          </table:table-cell>
          <table:table-cell office:value-type="time" office:time-value="PT13H00M08S">
            <text:p>01:00:08 PM</text:p>
          </table:table-cell>
          <table:table-cell office:value-type="float" office:value="0.00000006515744">
            <text:p>6.52E-008</text:p>
          </table:table-cell>
          <table:table-cell office:value-type="float" office:value="0.0000000317428">
            <text:p>3.17E-008</text:p>
          </table:table-cell>
          <table:table-cell office:value-type="float" office:value="0.000000001273392">
            <text:p>1.27E-009</text:p>
          </table:table-cell>
          <table:table-cell office:value-type="float" office:value="0.0000000005486399">
            <text:p>5.49E-010</text:p>
          </table:table-cell>
          <table:table-cell office:value-type="float" office:value="0.00000000004250745">
            <text:p>4.25E-011</text:p>
          </table:table-cell>
          <table:table-cell office:value-type="float" office:value="51.16843">
            <text:p>51.16843</text:p>
          </table:table-cell>
          <table:table-cell office:value-type="float" office:value="24.92776">
            <text:p>24.92776</text:p>
          </table:table-cell>
          <table:table-cell office:value-type="float" office:value="0.008420218">
            <text:p>0.008420218</text:p>
          </table:table-cell>
          <table:table-cell office:value-type="float" office:value="0.0006523806">
            <text:p>0.0006523806</text:p>
          </table:table-cell>
          <table:table-cell table:number-columns-repeated="3"/>
        </table:table-row>
        <table:table-row table:style-name="ro1">
          <table:table-cell office:value-type="string">
            <text:p>SWH_TR_C_T5</text:p>
          </table:table-cell>
          <table:table-cell office:value-type="float" office:value="44835">
            <text:p>44835</text:p>
          </table:table-cell>
          <table:table-cell office:value-type="time" office:time-value="PT13H00M17S">
            <text:p>01:00:17 PM</text:p>
          </table:table-cell>
          <table:table-cell office:value-type="float" office:value="0.00000006515904">
            <text:p>6.52E-008</text:p>
          </table:table-cell>
          <table:table-cell office:value-type="float" office:value="0.00000003175075">
            <text:p>3.18E-008</text:p>
          </table:table-cell>
          <table:table-cell office:value-type="float" office:value="0.000000001275392">
            <text:p>1.28E-009</text:p>
          </table:table-cell>
          <table:table-cell office:value-type="float" office:value="0.0000000005496133">
            <text:p>5.50E-010</text:p>
          </table:table-cell>
          <table:table-cell office:value-type="float" office:value="0.00000000004258725">
            <text:p>4.26E-011</text:p>
          </table:table-cell>
          <table:table-cell office:value-type="float" office:value="51.08943">
            <text:p>51.08943</text:p>
          </table:table-cell>
          <table:table-cell office:value-type="float" office:value="24.8949">
            <text:p>24.8949</text:p>
          </table:table-cell>
          <table:table-cell office:value-type="float" office:value="0.00843495">
            <text:p>0.00843495</text:p>
          </table:table-cell>
          <table:table-cell office:value-type="float" office:value="0.0006535893">
            <text:p>0.0006535893</text:p>
          </table:table-cell>
          <table:table-cell table:number-columns-repeated="3"/>
        </table:table-row>
        <table:table-row table:style-name="ro1">
          <table:table-cell office:value-type="string">
            <text:p>SWH_TR_C_T6</text:p>
          </table:table-cell>
          <table:table-cell office:value-type="float" office:value="45106">
            <text:p>45106</text:p>
          </table:table-cell>
          <table:table-cell office:value-type="time" office:time-value="PT13H01M41S">
            <text:p>01:01:41 PM</text:p>
          </table:table-cell>
          <table:table-cell office:value-type="float" office:value="0.00000006536099">
            <text:p>6.54E-008</text:p>
          </table:table-cell>
          <table:table-cell office:value-type="float" office:value="0.00000003161165">
            <text:p>3.16E-008</text:p>
          </table:table-cell>
          <table:table-cell office:value-type="float" office:value="0.000000001274042">
            <text:p>1.27E-009</text:p>
          </table:table-cell>
          <table:table-cell office:value-type="float" office:value="0.0000000005585589">
            <text:p>5.59E-010</text:p>
          </table:table-cell>
          <table:table-cell office:value-type="float" office:value="0.00000000004283603">
            <text:p>4.28E-011</text:p>
          </table:table-cell>
          <table:table-cell office:value-type="float" office:value="51.30205">
            <text:p>51.30205</text:p>
          </table:table-cell>
          <table:table-cell office:value-type="float" office:value="24.81209">
            <text:p>24.81209</text:p>
          </table:table-cell>
          <table:table-cell office:value-type="float" office:value="0.008545754">
            <text:p>0.008545754</text:p>
          </table:table-cell>
          <table:table-cell office:value-type="float" office:value="0.0006553761">
            <text:p>0.0006553761</text:p>
          </table:table-cell>
          <table:table-cell table:number-columns-repeated="3"/>
        </table:table-row>
        <table:table-row table:style-name="ro1">
          <table:table-cell office:value-type="string">
            <text:p>SWH_TR_C_T6</text:p>
          </table:table-cell>
          <table:table-cell office:value-type="float" office:value="45154">
            <text:p>45154</text:p>
          </table:table-cell>
          <table:table-cell office:value-type="time" office:time-value="PT13H01M55S">
            <text:p>01:01:55 PM</text:p>
          </table:table-cell>
          <table:table-cell office:value-type="float" office:value="0.00000006530701">
            <text:p>6.53E-008</text:p>
          </table:table-cell>
          <table:table-cell office:value-type="float" office:value="0.00000003158421">
            <text:p>3.16E-008</text:p>
          </table:table-cell>
          <table:table-cell office:value-type="float" office:value="0.000000001274365">
            <text:p>1.27E-009</text:p>
          </table:table-cell>
          <table:table-cell office:value-type="float" office:value="0.0000000005555778">
            <text:p>5.56E-010</text:p>
          </table:table-cell>
          <table:table-cell office:value-type="float" office:value="0.00000000004285269">
            <text:p>4.29E-011</text:p>
          </table:table-cell>
          <table:table-cell office:value-type="float" office:value="51.24672">
            <text:p>51.24672</text:p>
          </table:table-cell>
          <table:table-cell office:value-type="float" office:value="24.78428">
            <text:p>24.78428</text:p>
          </table:table-cell>
          <table:table-cell office:value-type="float" office:value="0.008507168">
            <text:p>0.008507168</text:p>
          </table:table-cell>
          <table:table-cell office:value-type="float" office:value="0.0006561729">
            <text:p>0.0006561729</text:p>
          </table:table-cell>
          <table:table-cell table:number-columns-repeated="3"/>
        </table:table-row>
        <table:table-row table:style-name="ro1">
          <table:table-cell office:value-type="string">
            <text:p>SWH_TR_C_T6</text:p>
          </table:table-cell>
          <table:table-cell office:value-type="float" office:value="45193">
            <text:p>45193</text:p>
          </table:table-cell>
          <table:table-cell office:value-type="time" office:time-value="PT13H02M07S">
            <text:p>01:02:07 PM</text:p>
          </table:table-cell>
          <table:table-cell office:value-type="float" office:value="0.00000006531599">
            <text:p>6.53E-008</text:p>
          </table:table-cell>
          <table:table-cell office:value-type="float" office:value="0.00000003160399">
            <text:p>3.16E-008</text:p>
          </table:table-cell>
          <table:table-cell office:value-type="float" office:value="0.000000001275845">
            <text:p>1.28E-009</text:p>
          </table:table-cell>
          <table:table-cell office:value-type="float" office:value="0.0000000005564263">
            <text:p>5.56E-010</text:p>
          </table:table-cell>
          <table:table-cell office:value-type="float" office:value="0.00000000004270522">
            <text:p>4.27E-011</text:p>
          </table:table-cell>
          <table:table-cell office:value-type="float" office:value="51.19428">
            <text:p>51.19428</text:p>
          </table:table-cell>
          <table:table-cell office:value-type="float" office:value="24.77102">
            <text:p>24.77102</text:p>
          </table:table-cell>
          <table:table-cell office:value-type="float" office:value="0.008518991">
            <text:p>0.008518991</text:p>
          </table:table-cell>
          <table:table-cell office:value-type="float" office:value="0.0006538249">
            <text:p>0.000653824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6954">
            <text:p>46954</text:p>
          </table:table-cell>
          <table:table-cell office:value-type="time" office:time-value="PT13H11M05S">
            <text:p>01:11:05 PM</text:p>
          </table:table-cell>
          <table:table-cell office:value-type="float" office:value="0.00000006974252">
            <text:p>6.97E-008</text:p>
          </table:table-cell>
          <table:table-cell office:value-type="float" office:value="0.00000003426815">
            <text:p>3.43E-008</text:p>
          </table:table-cell>
          <table:table-cell office:value-type="float" office:value="0.000000001373039">
            <text:p>1.37E-009</text:p>
          </table:table-cell>
          <table:table-cell office:value-type="float" office:value="0.0000000004873625">
            <text:p>4.87E-010</text:p>
          </table:table-cell>
          <table:table-cell office:value-type="float" office:value="0.00000000003862177">
            <text:p>3.86E-011</text:p>
          </table:table-cell>
          <table:table-cell office:value-type="float" office:value="50.79428">
            <text:p>50.79428</text:p>
          </table:table-cell>
          <table:table-cell office:value-type="float" office:value="24.95789">
            <text:p>24.95789</text:p>
          </table:table-cell>
          <table:table-cell office:value-type="float" office:value="0.006988025">
            <text:p>0.006988025</text:p>
          </table:table-cell>
          <table:table-cell office:value-type="float" office:value="0.0005537766">
            <text:p>0.000553776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6969">
            <text:p>46969</text:p>
          </table:table-cell>
          <table:table-cell office:value-type="time" office:time-value="PT13H11M10S">
            <text:p>01:11:10 PM</text:p>
          </table:table-cell>
          <table:table-cell office:value-type="float" office:value="0.00000006973507">
            <text:p>6.97E-008</text:p>
          </table:table-cell>
          <table:table-cell office:value-type="float" office:value="0.00000003426716">
            <text:p>3.43E-008</text:p>
          </table:table-cell>
          <table:table-cell office:value-type="float" office:value="0.000000001376952">
            <text:p>1.38E-009</text:p>
          </table:table-cell>
          <table:table-cell office:value-type="float" office:value="0.0000000004886075">
            <text:p>4.89E-010</text:p>
          </table:table-cell>
          <table:table-cell office:value-type="float" office:value="0.00000000003896126">
            <text:p>3.90E-011</text:p>
          </table:table-cell>
          <table:table-cell office:value-type="float" office:value="50.64452">
            <text:p>50.64452</text:p>
          </table:table-cell>
          <table:table-cell office:value-type="float" office:value="24.88624">
            <text:p>24.88624</text:p>
          </table:table-cell>
          <table:table-cell office:value-type="float" office:value="0.007006626">
            <text:p>0.007006626</text:p>
          </table:table-cell>
          <table:table-cell office:value-type="float" office:value="0.000558704">
            <text:p>0.00055870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47006">
            <text:p>47006</text:p>
          </table:table-cell>
          <table:table-cell office:value-type="time" office:time-value="PT13H11M21S">
            <text:p>01:11:21 PM</text:p>
          </table:table-cell>
          <table:table-cell office:value-type="float" office:value="0.00000007021143">
            <text:p>7.02E-008</text:p>
          </table:table-cell>
          <table:table-cell office:value-type="float" office:value="0.00000003448545">
            <text:p>3.45E-008</text:p>
          </table:table-cell>
          <table:table-cell office:value-type="float" office:value="0.000000001383424">
            <text:p>1.38E-009</text:p>
          </table:table-cell>
          <table:table-cell office:value-type="float" office:value="0.000000000492522">
            <text:p>4.93E-010</text:p>
          </table:table-cell>
          <table:table-cell office:value-type="float" office:value="0.0000000000389087">
            <text:p>3.89E-011</text:p>
          </table:table-cell>
          <table:table-cell office:value-type="float" office:value="50.75193">
            <text:p>50.75193</text:p>
          </table:table-cell>
          <table:table-cell office:value-type="float" office:value="24.92761">
            <text:p>24.92761</text:p>
          </table:table-cell>
          <table:table-cell office:value-type="float" office:value="0.00701484">
            <text:p>0.00701484</text:p>
          </table:table-cell>
          <table:table-cell office:value-type="float" office:value="0.0005541646">
            <text:p>0.0005541646</text:p>
          </table:table-cell>
          <table:table-cell table:number-columns-repeated="3"/>
        </table:table-row>
        <table:table-row table:style-name="ro1">
          <table:table-cell office:value-type="string">
            <text:p>SWH_UP_A_T4</text:p>
          </table:table-cell>
          <table:table-cell office:value-type="float" office:value="47317">
            <text:p>47317</text:p>
          </table:table-cell>
          <table:table-cell office:value-type="time" office:time-value="PT13H12M56S">
            <text:p>01:12:56 PM</text:p>
          </table:table-cell>
          <table:table-cell office:value-type="float" office:value="0.00000006686351">
            <text:p>6.69E-008</text:p>
          </table:table-cell>
          <table:table-cell office:value-type="float" office:value="0.00000003173035">
            <text:p>3.17E-008</text:p>
          </table:table-cell>
          <table:table-cell office:value-type="float" office:value="0.000000001293804">
            <text:p>1.29E-009</text:p>
          </table:table-cell>
          <table:table-cell office:value-type="float" office:value="0.0000000004789836">
            <text:p>4.79E-010</text:p>
          </table:table-cell>
          <table:table-cell office:value-type="float" office:value="0.00000000003832373">
            <text:p>3.83E-011</text:p>
          </table:table-cell>
          <table:table-cell office:value-type="float" office:value="51.6798">
            <text:p>51.6798</text:p>
          </table:table-cell>
          <table:table-cell office:value-type="float" office:value="24.52486">
            <text:p>24.52486</text:p>
          </table:table-cell>
          <table:table-cell office:value-type="float" office:value="0.007163601">
            <text:p>0.007163601</text:p>
          </table:table-cell>
          <table:table-cell office:value-type="float" office:value="0.0005731635">
            <text:p>0.0005731635</text:p>
          </table:table-cell>
          <table:table-cell table:number-columns-repeated="3"/>
        </table:table-row>
        <table:table-row table:style-name="ro1">
          <table:table-cell office:value-type="string">
            <text:p>SWH_UP_A_T4</text:p>
          </table:table-cell>
          <table:table-cell office:value-type="float" office:value="47376">
            <text:p>47376</text:p>
          </table:table-cell>
          <table:table-cell office:value-type="time" office:time-value="PT13H13M14S">
            <text:p>01:13:14 PM</text:p>
          </table:table-cell>
          <table:table-cell office:value-type="float" office:value="0.00000006675433">
            <text:p>6.68E-008</text:p>
          </table:table-cell>
          <table:table-cell office:value-type="float" office:value="0.00000003177503">
            <text:p>3.18E-008</text:p>
          </table:table-cell>
          <table:table-cell office:value-type="float" office:value="0.000000001292746">
            <text:p>1.29E-009</text:p>
          </table:table-cell>
          <table:table-cell office:value-type="float" office:value="0.0000000004791135">
            <text:p>4.79E-010</text:p>
          </table:table-cell>
          <table:table-cell office:value-type="float" office:value="0.0000000000377988">
            <text:p>3.78E-011</text:p>
          </table:table-cell>
          <table:table-cell office:value-type="float" office:value="51.63761">
            <text:p>51.63761</text:p>
          </table:table-cell>
          <table:table-cell office:value-type="float" office:value="24.57948">
            <text:p>24.57948</text:p>
          </table:table-cell>
          <table:table-cell office:value-type="float" office:value="0.007177264">
            <text:p>0.007177264</text:p>
          </table:table-cell>
          <table:table-cell office:value-type="float" office:value="0.0005662374">
            <text:p>0.0005662374</text:p>
          </table:table-cell>
          <table:table-cell table:number-columns-repeated="3"/>
        </table:table-row>
        <table:table-row table:style-name="ro1">
          <table:table-cell office:value-type="string">
            <text:p>SWH_UP_A_T4</text:p>
          </table:table-cell>
          <table:table-cell office:value-type="float" office:value="47404">
            <text:p>47404</text:p>
          </table:table-cell>
          <table:table-cell office:value-type="time" office:time-value="PT13H13M22S">
            <text:p>01:13:22 PM</text:p>
          </table:table-cell>
          <table:table-cell office:value-type="float" office:value="0.0000000666968">
            <text:p>6.67E-008</text:p>
          </table:table-cell>
          <table:table-cell office:value-type="float" office:value="0.00000003177874">
            <text:p>3.18E-008</text:p>
          </table:table-cell>
          <table:table-cell office:value-type="float" office:value="0.000000001294459">
            <text:p>1.29E-009</text:p>
          </table:table-cell>
          <table:table-cell office:value-type="float" office:value="0.000000000476972">
            <text:p>4.77E-010</text:p>
          </table:table-cell>
          <table:table-cell office:value-type="float" office:value="0.00000000003812181">
            <text:p>3.81E-011</text:p>
          </table:table-cell>
          <table:table-cell office:value-type="float" office:value="51.52485">
            <text:p>51.52485</text:p>
          </table:table-cell>
          <table:table-cell office:value-type="float" office:value="24.54982">
            <text:p>24.54982</text:p>
          </table:table-cell>
          <table:table-cell office:value-type="float" office:value="0.007151347">
            <text:p>0.007151347</text:p>
          </table:table-cell>
          <table:table-cell office:value-type="float" office:value="0.0005715689">
            <text:p>0.0005715689</text:p>
          </table:table-cell>
          <table:table-cell table:number-columns-repeated="3"/>
        </table:table-row>
        <table:table-row table:style-name="ro1">
          <table:table-cell office:value-type="string">
            <text:p>SWH_UP_A_T5</text:p>
          </table:table-cell>
          <table:table-cell office:value-type="float" office:value="47765">
            <text:p>47765</text:p>
          </table:table-cell>
          <table:table-cell office:value-type="time" office:time-value="PT13H15M13S">
            <text:p>01:15:13 PM</text:p>
          </table:table-cell>
          <table:table-cell office:value-type="float" office:value="0.00000006722775">
            <text:p>6.72E-008</text:p>
          </table:table-cell>
          <table:table-cell office:value-type="float" office:value="0.00000003126466">
            <text:p>3.13E-008</text:p>
          </table:table-cell>
          <table:table-cell office:value-type="float" office:value="0.000000001295836">
            <text:p>1.30E-009</text:p>
          </table:table-cell>
          <table:table-cell office:value-type="float" office:value="0.0000000004862015">
            <text:p>4.86E-010</text:p>
          </table:table-cell>
          <table:table-cell office:value-type="float" office:value="0.00000000003826535">
            <text:p>3.83E-011</text:p>
          </table:table-cell>
          <table:table-cell office:value-type="float" office:value="51.87983">
            <text:p>51.87983</text:p>
          </table:table-cell>
          <table:table-cell office:value-type="float" office:value="24.12702">
            <text:p>24.12702</text:p>
          </table:table-cell>
          <table:table-cell office:value-type="float" office:value="0.007232156">
            <text:p>0.007232156</text:p>
          </table:table-cell>
          <table:table-cell office:value-type="float" office:value="0.0005691899">
            <text:p>0.0005691899</text:p>
          </table:table-cell>
          <table:table-cell table:number-columns-repeated="3"/>
        </table:table-row>
        <table:table-row table:style-name="ro1">
          <table:table-cell office:value-type="string">
            <text:p>SWH_UP_A_T5</text:p>
          </table:table-cell>
          <table:table-cell office:value-type="float" office:value="47798">
            <text:p>47798</text:p>
          </table:table-cell>
          <table:table-cell office:value-type="time" office:time-value="PT13H15M23S">
            <text:p>01:15:23 PM</text:p>
          </table:table-cell>
          <table:table-cell office:value-type="float" office:value="0.00000006706782">
            <text:p>6.71E-008</text:p>
          </table:table-cell>
          <table:table-cell office:value-type="float" office:value="0.00000003130019">
            <text:p>3.13E-008</text:p>
          </table:table-cell>
          <table:table-cell office:value-type="float" office:value="0.000000001294124">
            <text:p>1.29E-009</text:p>
          </table:table-cell>
          <table:table-cell office:value-type="float" office:value="0.0000000004850525">
            <text:p>4.85E-010</text:p>
          </table:table-cell>
          <table:table-cell office:value-type="float" office:value="0.00000000003831402">
            <text:p>3.83E-011</text:p>
          </table:table-cell>
          <table:table-cell office:value-type="float" office:value="51.82486">
            <text:p>51.82486</text:p>
          </table:table-cell>
          <table:table-cell office:value-type="float" office:value="24.18638">
            <text:p>24.18638</text:p>
          </table:table-cell>
          <table:table-cell office:value-type="float" office:value="0.007232268">
            <text:p>0.007232268</text:p>
          </table:table-cell>
          <table:table-cell office:value-type="float" office:value="0.0005712727">
            <text:p>0.0005712727</text:p>
          </table:table-cell>
          <table:table-cell table:number-columns-repeated="3"/>
        </table:table-row>
        <table:table-row table:style-name="ro1">
          <table:table-cell office:value-type="string">
            <text:p>SWH_UP_A_T5</text:p>
          </table:table-cell>
          <table:table-cell office:value-type="float" office:value="47851">
            <text:p>47851</text:p>
          </table:table-cell>
          <table:table-cell office:value-type="time" office:time-value="PT13H15M39S">
            <text:p>01:15:39 PM</text:p>
          </table:table-cell>
          <table:table-cell office:value-type="float" office:value="0.00000006691687">
            <text:p>6.69E-008</text:p>
          </table:table-cell>
          <table:table-cell office:value-type="float" office:value="0.00000003136726">
            <text:p>3.14E-008</text:p>
          </table:table-cell>
          <table:table-cell office:value-type="float" office:value="0.000000001293716">
            <text:p>1.29E-009</text:p>
          </table:table-cell>
          <table:table-cell office:value-type="float" office:value="0.0000000004806709">
            <text:p>4.81E-010</text:p>
          </table:table-cell>
          <table:table-cell office:value-type="float" office:value="0.00000000003791883">
            <text:p>3.79E-011</text:p>
          </table:table-cell>
          <table:table-cell office:value-type="float" office:value="51.72455">
            <text:p>51.72455</text:p>
          </table:table-cell>
          <table:table-cell office:value-type="float" office:value="24.24587">
            <text:p>24.24587</text:p>
          </table:table-cell>
          <table:table-cell office:value-type="float" office:value="0.007183105">
            <text:p>0.007183105</text:p>
          </table:table-cell>
          <table:table-cell office:value-type="float" office:value="0.0005666558">
            <text:p>0.0005666558</text:p>
          </table:table-cell>
          <table:table-cell table:number-columns-repeated="3"/>
        </table:table-row>
        <table:table-row table:style-name="ro1">
          <table:table-cell office:value-type="string">
            <text:p>SWH_UP_A_T6</text:p>
          </table:table-cell>
          <table:table-cell office:value-type="float" office:value="48160">
            <text:p>48160</text:p>
          </table:table-cell>
          <table:table-cell office:value-type="time" office:time-value="PT13H17M13S">
            <text:p>01:17:13 PM</text:p>
          </table:table-cell>
          <table:table-cell office:value-type="float" office:value="0.00000006740404">
            <text:p>6.74E-008</text:p>
          </table:table-cell>
          <table:table-cell office:value-type="float" office:value="0.00000003108898">
            <text:p>3.11E-008</text:p>
          </table:table-cell>
          <table:table-cell office:value-type="float" office:value="0.000000001286267">
            <text:p>1.29E-009</text:p>
          </table:table-cell>
          <table:table-cell office:value-type="float" office:value="0.0000000004858929">
            <text:p>4.86E-010</text:p>
          </table:table-cell>
          <table:table-cell office:value-type="float" office:value="0.00000000003753319">
            <text:p>3.75E-011</text:p>
          </table:table-cell>
          <table:table-cell office:value-type="float" office:value="52.40284">
            <text:p>52.40284</text:p>
          </table:table-cell>
          <table:table-cell office:value-type="float" office:value="24.16993">
            <text:p>24.16993</text:p>
          </table:table-cell>
          <table:table-cell office:value-type="float" office:value="0.007208661">
            <text:p>0.007208661</text:p>
          </table:table-cell>
          <table:table-cell office:value-type="float" office:value="0.0005568389">
            <text:p>0.0005568389</text:p>
          </table:table-cell>
          <table:table-cell table:number-columns-repeated="3"/>
        </table:table-row>
        <table:table-row table:style-name="ro1">
          <table:table-cell office:value-type="string">
            <text:p>SWH_UP_A_T6</text:p>
          </table:table-cell>
          <table:table-cell office:value-type="float" office:value="48213">
            <text:p>48213</text:p>
          </table:table-cell>
          <table:table-cell office:value-type="time" office:time-value="PT13H17M29S">
            <text:p>01:17:29 PM</text:p>
          </table:table-cell>
          <table:table-cell office:value-type="float" office:value="0.00000006741423">
            <text:p>6.74E-008</text:p>
          </table:table-cell>
          <table:table-cell office:value-type="float" office:value="0.00000003101963">
            <text:p>3.10E-008</text:p>
          </table:table-cell>
          <table:table-cell office:value-type="float" office:value="0.000000001285706">
            <text:p>1.29E-009</text:p>
          </table:table-cell>
          <table:table-cell office:value-type="float" office:value="0.0000000004871369">
            <text:p>4.87E-010</text:p>
          </table:table-cell>
          <table:table-cell office:value-type="float" office:value="0.00000000003802261">
            <text:p>3.80E-011</text:p>
          </table:table-cell>
          <table:table-cell office:value-type="float" office:value="52.43363">
            <text:p>52.43363</text:p>
          </table:table-cell>
          <table:table-cell office:value-type="float" office:value="24.12654">
            <text:p>24.12654</text:p>
          </table:table-cell>
          <table:table-cell office:value-type="float" office:value="0.007226026">
            <text:p>0.007226026</text:p>
          </table:table-cell>
          <table:table-cell office:value-type="float" office:value="0.0005640147">
            <text:p>0.0005640147</text:p>
          </table:table-cell>
          <table:table-cell table:number-columns-repeated="3"/>
        </table:table-row>
        <table:table-row table:style-name="ro1">
          <table:table-cell office:value-type="string">
            <text:p>SWH_UP_A_T6</text:p>
          </table:table-cell>
          <table:table-cell office:value-type="float" office:value="48275">
            <text:p>48275</text:p>
          </table:table-cell>
          <table:table-cell office:value-type="time" office:time-value="PT13H17M48S">
            <text:p>01:17:48 PM</text:p>
          </table:table-cell>
          <table:table-cell office:value-type="float" office:value="0.00000006740066">
            <text:p>6.74E-008</text:p>
          </table:table-cell>
          <table:table-cell office:value-type="float" office:value="0.00000003103088">
            <text:p>3.10E-008</text:p>
          </table:table-cell>
          <table:table-cell office:value-type="float" office:value="0.000000001290667">
            <text:p>1.29E-009</text:p>
          </table:table-cell>
          <table:table-cell office:value-type="float" office:value="0.0000000004861139">
            <text:p>4.86E-010</text:p>
          </table:table-cell>
          <table:table-cell office:value-type="float" office:value="0.00000000003780237">
            <text:p>3.78E-011</text:p>
          </table:table-cell>
          <table:table-cell office:value-type="float" office:value="52.22158">
            <text:p>52.22158</text:p>
          </table:table-cell>
          <table:table-cell office:value-type="float" office:value="24.04252">
            <text:p>24.04252</text:p>
          </table:table-cell>
          <table:table-cell office:value-type="float" office:value="0.007212302">
            <text:p>0.007212302</text:p>
          </table:table-cell>
          <table:table-cell office:value-type="float" office:value="0.0005608606">
            <text:p>0.0005608606</text:p>
          </table:table-cell>
          <table:table-cell table:number-columns-repeated="3"/>
        </table:table-row>
        <table:table-row table:style-name="ro1">
          <table:table-cell office:value-type="string">
            <text:p>SWH_UP_B_T4</text:p>
          </table:table-cell>
          <table:table-cell office:value-type="float" office:value="48575">
            <text:p>48575</text:p>
          </table:table-cell>
          <table:table-cell office:value-type="time" office:time-value="PT13H19M19S">
            <text:p>01:19:19 PM</text:p>
          </table:table-cell>
          <table:table-cell office:value-type="float" office:value="0.00000006711789">
            <text:p>6.71E-008</text:p>
          </table:table-cell>
          <table:table-cell office:value-type="float" office:value="0.00000003128616">
            <text:p>3.13E-008</text:p>
          </table:table-cell>
          <table:table-cell office:value-type="float" office:value="0.000000001299378">
            <text:p>1.30E-009</text:p>
          </table:table-cell>
          <table:table-cell office:value-type="float" office:value="0.0000000004792732">
            <text:p>4.79E-010</text:p>
          </table:table-cell>
          <table:table-cell office:value-type="float" office:value="0.00000000003760518">
            <text:p>3.76E-011</text:p>
          </table:table-cell>
          <table:table-cell office:value-type="float" office:value="51.65384">
            <text:p>51.65384</text:p>
          </table:table-cell>
          <table:table-cell office:value-type="float" office:value="24.07779">
            <text:p>24.07779</text:p>
          </table:table-cell>
          <table:table-cell office:value-type="float" office:value="0.007140767">
            <text:p>0.007140767</text:p>
          </table:table-cell>
          <table:table-cell office:value-type="float" office:value="0.0005602855">
            <text:p>0.0005602855</text:p>
          </table:table-cell>
          <table:table-cell table:number-columns-repeated="3"/>
        </table:table-row>
        <table:table-row table:style-name="ro1">
          <table:table-cell office:value-type="string">
            <text:p>SWH_UP_B_T4</text:p>
          </table:table-cell>
          <table:table-cell office:value-type="float" office:value="48608">
            <text:p>48608</text:p>
          </table:table-cell>
          <table:table-cell office:value-type="time" office:time-value="PT13H19M29S">
            <text:p>01:19:29 PM</text:p>
          </table:table-cell>
          <table:table-cell office:value-type="float" office:value="0.000000067047">
            <text:p>6.70E-008</text:p>
          </table:table-cell>
          <table:table-cell office:value-type="float" office:value="0.00000003130436">
            <text:p>3.13E-008</text:p>
          </table:table-cell>
          <table:table-cell office:value-type="float" office:value="0.000000001299412">
            <text:p>1.30E-009</text:p>
          </table:table-cell>
          <table:table-cell office:value-type="float" office:value="0.0000000004775607">
            <text:p>4.78E-010</text:p>
          </table:table-cell>
          <table:table-cell office:value-type="float" office:value="0.00000000003788898">
            <text:p>3.79E-011</text:p>
          </table:table-cell>
          <table:table-cell office:value-type="float" office:value="51.59794">
            <text:p>51.59794</text:p>
          </table:table-cell>
          <table:table-cell office:value-type="float" office:value="24.09117">
            <text:p>24.09117</text:p>
          </table:table-cell>
          <table:table-cell office:value-type="float" office:value="0.007122774">
            <text:p>0.007122774</text:p>
          </table:table-cell>
          <table:table-cell office:value-type="float" office:value="0.0005651107">
            <text:p>0.0005651107</text:p>
          </table:table-cell>
          <table:table-cell table:number-columns-repeated="3"/>
        </table:table-row>
        <table:table-row table:style-name="ro1">
          <table:table-cell office:value-type="string">
            <text:p>SWH_UP_B_T4</text:p>
          </table:table-cell>
          <table:table-cell office:value-type="float" office:value="48619">
            <text:p>48619</text:p>
          </table:table-cell>
          <table:table-cell office:value-type="time" office:time-value="PT13H19M33S">
            <text:p>01:19:33 PM</text:p>
          </table:table-cell>
          <table:table-cell office:value-type="float" office:value="0.00000006701659">
            <text:p>6.70E-008</text:p>
          </table:table-cell>
          <table:table-cell office:value-type="float" office:value="0.00000003128276">
            <text:p>3.13E-008</text:p>
          </table:table-cell>
          <table:table-cell office:value-type="float" office:value="0.000000001296651">
            <text:p>1.30E-009</text:p>
          </table:table-cell>
          <table:table-cell office:value-type="float" office:value="0.0000000004771145">
            <text:p>4.77E-010</text:p>
          </table:table-cell>
          <table:table-cell office:value-type="float" office:value="0.00000000003832908">
            <text:p>3.83E-011</text:p>
          </table:table-cell>
          <table:table-cell office:value-type="float" office:value="51.68436">
            <text:p>51.68436</text:p>
          </table:table-cell>
          <table:table-cell office:value-type="float" office:value="24.1258">
            <text:p>24.1258</text:p>
          </table:table-cell>
          <table:table-cell office:value-type="float" office:value="0.007119349">
            <text:p>0.007119349</text:p>
          </table:table-cell>
          <table:table-cell office:value-type="float" office:value="0.0005719342">
            <text:p>0.0005719342</text:p>
          </table:table-cell>
          <table:table-cell table:number-columns-repeated="3"/>
        </table:table-row>
        <table:table-row table:style-name="ro1">
          <table:table-cell office:value-type="string">
            <text:p>SWH_UP_B_T5</text:p>
          </table:table-cell>
          <table:table-cell office:value-type="float" office:value="48872">
            <text:p>48872</text:p>
          </table:table-cell>
          <table:table-cell office:value-type="time" office:time-value="PT13H20M51S">
            <text:p>01:20:51 PM</text:p>
          </table:table-cell>
          <table:table-cell office:value-type="float" office:value="0.00000006670279">
            <text:p>6.67E-008</text:p>
          </table:table-cell>
          <table:table-cell office:value-type="float" office:value="0.00000003126152">
            <text:p>3.13E-008</text:p>
          </table:table-cell>
          <table:table-cell office:value-type="float" office:value="0.000000001290879">
            <text:p>1.29E-009</text:p>
          </table:table-cell>
          <table:table-cell office:value-type="float" office:value="0.0000000004739115">
            <text:p>4.74E-010</text:p>
          </table:table-cell>
          <table:table-cell office:value-type="float" office:value="0.0000000000381623">
            <text:p>3.82E-011</text:p>
          </table:table-cell>
          <table:table-cell office:value-type="float" office:value="51.6724">
            <text:p>51.6724</text:p>
          </table:table-cell>
          <table:table-cell office:value-type="float" office:value="24.21725">
            <text:p>24.21725</text:p>
          </table:table-cell>
          <table:table-cell office:value-type="float" office:value="0.007104823">
            <text:p>0.007104823</text:p>
          </table:table-cell>
          <table:table-cell office:value-type="float" office:value="0.0005721246">
            <text:p>0.0005721246</text:p>
          </table:table-cell>
          <table:table-cell table:number-columns-repeated="3"/>
        </table:table-row>
        <table:table-row table:style-name="ro1">
          <table:table-cell office:value-type="string">
            <text:p>SWH_UP_B_T5</text:p>
          </table:table-cell>
          <table:table-cell office:value-type="float" office:value="48944">
            <text:p>48944</text:p>
          </table:table-cell>
          <table:table-cell office:value-type="time" office:time-value="PT13H21M13S">
            <text:p>01:21:13 PM</text:p>
          </table:table-cell>
          <table:table-cell office:value-type="float" office:value="0.00000006660253">
            <text:p>6.66E-008</text:p>
          </table:table-cell>
          <table:table-cell office:value-type="float" office:value="0.00000003120133">
            <text:p>3.12E-008</text:p>
          </table:table-cell>
          <table:table-cell office:value-type="float" office:value="0.000000001291206">
            <text:p>1.29E-009</text:p>
          </table:table-cell>
          <table:table-cell office:value-type="float" office:value="0.0000000004733841">
            <text:p>4.73E-010</text:p>
          </table:table-cell>
          <table:table-cell office:value-type="float" office:value="0.00000000003808296">
            <text:p>3.81E-011</text:p>
          </table:table-cell>
          <table:table-cell office:value-type="float" office:value="51.58164">
            <text:p>51.58164</text:p>
          </table:table-cell>
          <table:table-cell office:value-type="float" office:value="24.16448">
            <text:p>24.16448</text:p>
          </table:table-cell>
          <table:table-cell office:value-type="float" office:value="0.007107599">
            <text:p>0.007107599</text:p>
          </table:table-cell>
          <table:table-cell office:value-type="float" office:value="0.0005717945">
            <text:p>0.0005717945</text:p>
          </table:table-cell>
          <table:table-cell table:number-columns-repeated="3"/>
        </table:table-row>
        <table:table-row table:style-name="ro1">
          <table:table-cell office:value-type="string">
            <text:p>SWH_UP_B_T5</text:p>
          </table:table-cell>
          <table:table-cell office:value-type="float" office:value="48992">
            <text:p>48992</text:p>
          </table:table-cell>
          <table:table-cell office:value-type="time" office:time-value="PT13H21M28S">
            <text:p>01:21:28 PM</text:p>
          </table:table-cell>
          <table:table-cell office:value-type="float" office:value="0.00000006660406">
            <text:p>6.66E-008</text:p>
          </table:table-cell>
          <table:table-cell office:value-type="float" office:value="0.0000000311743">
            <text:p>3.12E-008</text:p>
          </table:table-cell>
          <table:table-cell office:value-type="float" office:value="0.000000001291824">
            <text:p>1.29E-009</text:p>
          </table:table-cell>
          <table:table-cell office:value-type="float" office:value="0.0000000004724098">
            <text:p>4.72E-010</text:p>
          </table:table-cell>
          <table:table-cell office:value-type="float" office:value="0.0000000000382223">
            <text:p>3.82E-011</text:p>
          </table:table-cell>
          <table:table-cell office:value-type="float" office:value="51.55817">
            <text:p>51.55817</text:p>
          </table:table-cell>
          <table:table-cell office:value-type="float" office:value="24.13201">
            <text:p>24.13201</text:p>
          </table:table-cell>
          <table:table-cell office:value-type="float" office:value="0.007092808">
            <text:p>0.007092808</text:p>
          </table:table-cell>
          <table:table-cell office:value-type="float" office:value="0.0005738734">
            <text:p>0.0005738734</text:p>
          </table:table-cell>
          <table:table-cell table:number-columns-repeated="3"/>
        </table:table-row>
        <table:table-row table:style-name="ro1">
          <table:table-cell office:value-type="string">
            <text:p>SWH_UP_B_T6</text:p>
          </table:table-cell>
          <table:table-cell office:value-type="float" office:value="49336">
            <text:p>49336</text:p>
          </table:table-cell>
          <table:table-cell office:value-type="time" office:time-value="PT13H23M14S">
            <text:p>01:23:14 PM</text:p>
          </table:table-cell>
          <table:table-cell office:value-type="float" office:value="0.0000000667274">
            <text:p>6.67E-008</text:p>
          </table:table-cell>
          <table:table-cell office:value-type="float" office:value="0.00000003114672">
            <text:p>3.11E-008</text:p>
          </table:table-cell>
          <table:table-cell office:value-type="float" office:value="0.0000000012889">
            <text:p>1.29E-009</text:p>
          </table:table-cell>
          <table:table-cell office:value-type="float" office:value="0.0000000004758523">
            <text:p>4.76E-010</text:p>
          </table:table-cell>
          <table:table-cell office:value-type="float" office:value="0.00000000003790972">
            <text:p>3.79E-011</text:p>
          </table:table-cell>
          <table:table-cell office:value-type="float" office:value="51.77083">
            <text:p>51.77083</text:p>
          </table:table-cell>
          <table:table-cell office:value-type="float" office:value="24.16535">
            <text:p>24.16535</text:p>
          </table:table-cell>
          <table:table-cell office:value-type="float" office:value="0.007131288">
            <text:p>0.007131288</text:p>
          </table:table-cell>
          <table:table-cell office:value-type="float" office:value="0.0005681282">
            <text:p>0.0005681282</text:p>
          </table:table-cell>
          <table:table-cell table:number-columns-repeated="3"/>
        </table:table-row>
        <table:table-row table:style-name="ro1">
          <table:table-cell office:value-type="string">
            <text:p>SWH_UP_B_T6</text:p>
          </table:table-cell>
          <table:table-cell office:value-type="float" office:value="49364">
            <text:p>49364</text:p>
          </table:table-cell>
          <table:table-cell office:value-type="time" office:time-value="PT13H23M23S">
            <text:p>01:23:23 PM</text:p>
          </table:table-cell>
          <table:table-cell office:value-type="float" office:value="0.00000006672565">
            <text:p>6.67E-008</text:p>
          </table:table-cell>
          <table:table-cell office:value-type="float" office:value="0.00000003113216">
            <text:p>3.11E-008</text:p>
          </table:table-cell>
          <table:table-cell office:value-type="float" office:value="0.000000001290612">
            <text:p>1.29E-009</text:p>
          </table:table-cell>
          <table:table-cell office:value-type="float" office:value="0.000000000475559">
            <text:p>4.76E-010</text:p>
          </table:table-cell>
          <table:table-cell office:value-type="float" office:value="0.00000000003803475">
            <text:p>3.80E-011</text:p>
          </table:table-cell>
          <table:table-cell office:value-type="float" office:value="51.70079">
            <text:p>51.70079</text:p>
          </table:table-cell>
          <table:table-cell office:value-type="float" office:value="24.12201">
            <text:p>24.12201</text:p>
          </table:table-cell>
          <table:table-cell office:value-type="float" office:value="0.007127079">
            <text:p>0.007127079</text:p>
          </table:table-cell>
          <table:table-cell office:value-type="float" office:value="0.0005700169">
            <text:p>0.0005700169</text:p>
          </table:table-cell>
          <table:table-cell table:number-columns-repeated="3"/>
        </table:table-row>
        <table:table-row table:style-name="ro1">
          <table:table-cell office:value-type="string">
            <text:p>SWH_UP_B_T6</text:p>
          </table:table-cell>
          <table:table-cell office:value-type="float" office:value="49398">
            <text:p>49398</text:p>
          </table:table-cell>
          <table:table-cell office:value-type="time" office:time-value="PT13H23M33S">
            <text:p>01:23:33 PM</text:p>
          </table:table-cell>
          <table:table-cell office:value-type="float" office:value="0.00000006675273">
            <text:p>6.68E-008</text:p>
          </table:table-cell>
          <table:table-cell office:value-type="float" office:value="0.00000003116814">
            <text:p>3.12E-008</text:p>
          </table:table-cell>
          <table:table-cell office:value-type="float" office:value="0.00000000128651">
            <text:p>1.29E-009</text:p>
          </table:table-cell>
          <table:table-cell office:value-type="float" office:value="0.0000000004742113">
            <text:p>4.74E-010</text:p>
          </table:table-cell>
          <table:table-cell office:value-type="float" office:value="0.00000000003805774">
            <text:p>3.81E-011</text:p>
          </table:table-cell>
          <table:table-cell office:value-type="float" office:value="51.88666">
            <text:p>51.88666</text:p>
          </table:table-cell>
          <table:table-cell office:value-type="float" office:value="24.22689">
            <text:p>24.22689</text:p>
          </table:table-cell>
          <table:table-cell office:value-type="float" office:value="0.007103999">
            <text:p>0.007103999</text:p>
          </table:table-cell>
          <table:table-cell office:value-type="float" office:value="0.0005701301">
            <text:p>0.0005701301</text:p>
          </table:table-cell>
          <table:table-cell table:number-columns-repeated="3"/>
        </table:table-row>
        <table:table-row table:style-name="ro1">
          <table:table-cell office:value-type="string">
            <text:p>SWH_UP_C_T4</text:p>
          </table:table-cell>
          <table:table-cell office:value-type="float" office:value="49677">
            <text:p>49677</text:p>
          </table:table-cell>
          <table:table-cell office:value-type="time" office:time-value="PT13H24M58S">
            <text:p>01:24:58 PM</text:p>
          </table:table-cell>
          <table:table-cell office:value-type="float" office:value="0.00000006718356">
            <text:p>6.72E-008</text:p>
          </table:table-cell>
          <table:table-cell office:value-type="float" office:value="0.00000003076053">
            <text:p>3.08E-008</text:p>
          </table:table-cell>
          <table:table-cell office:value-type="float" office:value="0.000000001281157">
            <text:p>1.28E-009</text:p>
          </table:table-cell>
          <table:table-cell office:value-type="float" office:value="0.0000000004912948">
            <text:p>4.91E-010</text:p>
          </table:table-cell>
          <table:table-cell office:value-type="float" office:value="0.00000000003833283">
            <text:p>3.83E-011</text:p>
          </table:table-cell>
          <table:table-cell office:value-type="float" office:value="52.43975">
            <text:p>52.43975</text:p>
          </table:table-cell>
          <table:table-cell office:value-type="float" office:value="24.00996">
            <text:p>24.00996</text:p>
          </table:table-cell>
          <table:table-cell office:value-type="float" office:value="0.007312723">
            <text:p>0.007312723</text:p>
          </table:table-cell>
          <table:table-cell office:value-type="float" office:value="0.0005705687">
            <text:p>0.0005705687</text:p>
          </table:table-cell>
          <table:table-cell table:number-columns-repeated="3"/>
        </table:table-row>
        <table:table-row table:style-name="ro1">
          <table:table-cell office:value-type="string">
            <text:p>SWH_UP_C_T4</text:p>
          </table:table-cell>
          <table:table-cell office:value-type="float" office:value="49717">
            <text:p>49717</text:p>
          </table:table-cell>
          <table:table-cell office:value-type="time" office:time-value="PT13H25M11S">
            <text:p>01:25:11 PM</text:p>
          </table:table-cell>
          <table:table-cell office:value-type="float" office:value="0.00000006710255">
            <text:p>6.71E-008</text:p>
          </table:table-cell>
          <table:table-cell office:value-type="float" office:value="0.00000003082864">
            <text:p>3.08E-008</text:p>
          </table:table-cell>
          <table:table-cell office:value-type="float" office:value="0.000000001283107">
            <text:p>1.28E-009</text:p>
          </table:table-cell>
          <table:table-cell office:value-type="float" office:value="0.0000000004901552">
            <text:p>4.90E-010</text:p>
          </table:table-cell>
          <table:table-cell office:value-type="float" office:value="0.0000000000381851">
            <text:p>3.82E-011</text:p>
          </table:table-cell>
          <table:table-cell office:value-type="float" office:value="52.29693">
            <text:p>52.29693</text:p>
          </table:table-cell>
          <table:table-cell office:value-type="float" office:value="24.02655">
            <text:p>24.02655</text:p>
          </table:table-cell>
          <table:table-cell office:value-type="float" office:value="0.007304569">
            <text:p>0.007304569</text:p>
          </table:table-cell>
          <table:table-cell office:value-type="float" office:value="0.0005690558">
            <text:p>0.0005690558</text:p>
          </table:table-cell>
          <table:table-cell table:number-columns-repeated="3"/>
        </table:table-row>
        <table:table-row table:style-name="ro1">
          <table:table-cell office:value-type="string">
            <text:p>SWH_UP_C_T4</text:p>
          </table:table-cell>
          <table:table-cell office:value-type="float" office:value="49728">
            <text:p>49728</text:p>
          </table:table-cell>
          <table:table-cell office:value-type="time" office:time-value="PT13H25M14S">
            <text:p>01:25:14 PM</text:p>
          </table:table-cell>
          <table:table-cell office:value-type="float" office:value="0.00000006705087">
            <text:p>6.71E-008</text:p>
          </table:table-cell>
          <table:table-cell office:value-type="float" office:value="0.00000003080631">
            <text:p>3.08E-008</text:p>
          </table:table-cell>
          <table:table-cell office:value-type="float" office:value="0.000000001282839">
            <text:p>1.28E-009</text:p>
          </table:table-cell>
          <table:table-cell office:value-type="float" office:value="0.0000000004914149">
            <text:p>4.91E-010</text:p>
          </table:table-cell>
          <table:table-cell office:value-type="float" office:value="0.0000000000382462">
            <text:p>3.82E-011</text:p>
          </table:table-cell>
          <table:table-cell office:value-type="float" office:value="52.26755">
            <text:p>52.26755</text:p>
          </table:table-cell>
          <table:table-cell office:value-type="float" office:value="24.01416">
            <text:p>24.01416</text:p>
          </table:table-cell>
          <table:table-cell office:value-type="float" office:value="0.007328986">
            <text:p>0.007328986</text:p>
          </table:table-cell>
          <table:table-cell office:value-type="float" office:value="0.0005704057">
            <text:p>0.0005704057</text:p>
          </table:table-cell>
          <table:table-cell table:number-columns-repeated="3"/>
        </table:table-row>
        <table:table-row table:style-name="ro1">
          <table:table-cell office:value-type="string">
            <text:p>SWH_UP_C_T5</text:p>
          </table:table-cell>
          <table:table-cell office:value-type="float" office:value="50094">
            <text:p>50094</text:p>
          </table:table-cell>
          <table:table-cell office:value-type="time" office:time-value="PT13H27M06S">
            <text:p>01:27:06 PM</text:p>
          </table:table-cell>
          <table:table-cell office:value-type="float" office:value="0.00000006693897">
            <text:p>6.69E-008</text:p>
          </table:table-cell>
          <table:table-cell office:value-type="float" office:value="0.00000003067594">
            <text:p>3.07E-008</text:p>
          </table:table-cell>
          <table:table-cell office:value-type="float" office:value="0.00000000128255">
            <text:p>1.28E-009</text:p>
          </table:table-cell>
          <table:table-cell office:value-type="float" office:value="0.0000000004911209">
            <text:p>4.91E-010</text:p>
          </table:table-cell>
          <table:table-cell office:value-type="float" office:value="0.0000000000382685">
            <text:p>3.83E-011</text:p>
          </table:table-cell>
          <table:table-cell office:value-type="float" office:value="52.19209">
            <text:p>52.19209</text:p>
          </table:table-cell>
          <table:table-cell office:value-type="float" office:value="23.91793">
            <text:p>23.91793</text:p>
          </table:table-cell>
          <table:table-cell office:value-type="float" office:value="0.007336846">
            <text:p>0.007336846</text:p>
          </table:table-cell>
          <table:table-cell office:value-type="float" office:value="0.0005716925">
            <text:p>0.0005716925</text:p>
          </table:table-cell>
          <table:table-cell table:number-columns-repeated="3"/>
        </table:table-row>
        <table:table-row table:style-name="ro1">
          <table:table-cell office:value-type="string">
            <text:p>SWH_UP_C_T5</text:p>
          </table:table-cell>
          <table:table-cell office:value-type="float" office:value="50126">
            <text:p>50126</text:p>
          </table:table-cell>
          <table:table-cell office:value-type="time" office:time-value="PT13H27M16S">
            <text:p>01:27:16 PM</text:p>
          </table:table-cell>
          <table:table-cell office:value-type="float" office:value="0.00000006677222">
            <text:p>6.68E-008</text:p>
          </table:table-cell>
          <table:table-cell office:value-type="float" office:value="0.00000003074904">
            <text:p>3.07E-008</text:p>
          </table:table-cell>
          <table:table-cell office:value-type="float" office:value="0.000000001283171">
            <text:p>1.28E-009</text:p>
          </table:table-cell>
          <table:table-cell office:value-type="float" office:value="0.0000000004896041">
            <text:p>4.90E-010</text:p>
          </table:table-cell>
          <table:table-cell office:value-type="float" office:value="0.00000000003828426">
            <text:p>3.83E-011</text:p>
          </table:table-cell>
          <table:table-cell office:value-type="float" office:value="52.03687">
            <text:p>52.03687</text:p>
          </table:table-cell>
          <table:table-cell office:value-type="float" office:value="23.96331">
            <text:p>23.96331</text:p>
          </table:table-cell>
          <table:table-cell office:value-type="float" office:value="0.007332451">
            <text:p>0.007332451</text:p>
          </table:table-cell>
          <table:table-cell office:value-type="float" office:value="0.0005733562">
            <text:p>0.0005733562</text:p>
          </table:table-cell>
          <table:table-cell table:number-columns-repeated="3"/>
        </table:table-row>
        <table:table-row table:style-name="ro1">
          <table:table-cell office:value-type="string">
            <text:p>SWH_UP_C_T5</text:p>
          </table:table-cell>
          <table:table-cell office:value-type="float" office:value="50141">
            <text:p>50141</text:p>
          </table:table-cell>
          <table:table-cell office:value-type="time" office:time-value="PT13H27M21S">
            <text:p>01:27:21 PM</text:p>
          </table:table-cell>
          <table:table-cell office:value-type="float" office:value="0.00000006663533">
            <text:p>6.66E-008</text:p>
          </table:table-cell>
          <table:table-cell office:value-type="float" office:value="0.00000003076872">
            <text:p>3.08E-008</text:p>
          </table:table-cell>
          <table:table-cell office:value-type="float" office:value="0.000000001280459">
            <text:p>1.28E-009</text:p>
          </table:table-cell>
          <table:table-cell office:value-type="float" office:value="0.0000000004888518">
            <text:p>4.89E-010</text:p>
          </table:table-cell>
          <table:table-cell office:value-type="float" office:value="0.00000000003770294">
            <text:p>3.77E-011</text:p>
          </table:table-cell>
          <table:table-cell office:value-type="float" office:value="52.04018">
            <text:p>52.04018</text:p>
          </table:table-cell>
          <table:table-cell office:value-type="float" office:value="24.02944">
            <text:p>24.02944</text:p>
          </table:table-cell>
          <table:table-cell office:value-type="float" office:value="0.007336225">
            <text:p>0.007336225</text:p>
          </table:table-cell>
          <table:table-cell office:value-type="float" office:value="0.0005658101">
            <text:p>0.0005658101</text:p>
          </table:table-cell>
          <table:table-cell table:number-columns-repeated="3"/>
        </table:table-row>
        <table:table-row table:style-name="ro1">
          <table:table-cell office:value-type="string">
            <text:p>SWH_UP_C_T6</text:p>
          </table:table-cell>
          <table:table-cell office:value-type="float" office:value="50626">
            <text:p>50626</text:p>
          </table:table-cell>
          <table:table-cell office:value-type="time" office:time-value="PT13H29M48S">
            <text:p>01:29:48 PM</text:p>
          </table:table-cell>
          <table:table-cell office:value-type="float" office:value="0.00000006795145">
            <text:p>6.80E-008</text:p>
          </table:table-cell>
          <table:table-cell office:value-type="float" office:value="0.00000003121339">
            <text:p>3.12E-008</text:p>
          </table:table-cell>
          <table:table-cell office:value-type="float" office:value="0.000000001299149">
            <text:p>1.30E-009</text:p>
          </table:table-cell>
          <table:table-cell office:value-type="float" office:value="0.0000000004921689">
            <text:p>4.92E-010</text:p>
          </table:table-cell>
          <table:table-cell office:value-type="float" office:value="0.00000000003854358">
            <text:p>3.85E-011</text:p>
          </table:table-cell>
          <table:table-cell office:value-type="float" office:value="52.30458">
            <text:p>52.30458</text:p>
          </table:table-cell>
          <table:table-cell office:value-type="float" office:value="24.02602">
            <text:p>24.02602</text:p>
          </table:table-cell>
          <table:table-cell office:value-type="float" office:value="0.00724295">
            <text:p>0.00724295</text:p>
          </table:table-cell>
          <table:table-cell office:value-type="float" office:value="0.0005672224">
            <text:p>0.0005672224</text:p>
          </table:table-cell>
          <table:table-cell table:number-columns-repeated="3"/>
        </table:table-row>
        <table:table-row table:style-name="ro1">
          <table:table-cell office:value-type="string">
            <text:p>SWH_UP_C_T6</text:p>
          </table:table-cell>
          <table:table-cell office:value-type="float" office:value="50649">
            <text:p>50649</text:p>
          </table:table-cell>
          <table:table-cell office:value-type="time" office:time-value="PT13H29M55S">
            <text:p>01:29:55 PM</text:p>
          </table:table-cell>
          <table:table-cell office:value-type="float" office:value="0.0000000678488">
            <text:p>6.78E-008</text:p>
          </table:table-cell>
          <table:table-cell office:value-type="float" office:value="0.00000003117441">
            <text:p>3.12E-008</text:p>
          </table:table-cell>
          <table:table-cell office:value-type="float" office:value="0.000000001299716">
            <text:p>1.30E-009</text:p>
          </table:table-cell>
          <table:table-cell office:value-type="float" office:value="0.000000000493366">
            <text:p>4.93E-010</text:p>
          </table:table-cell>
          <table:table-cell office:value-type="float" office:value="0.00000000003864693">
            <text:p>3.86E-011</text:p>
          </table:table-cell>
          <table:table-cell office:value-type="float" office:value="52.20277">
            <text:p>52.20277</text:p>
          </table:table-cell>
          <table:table-cell office:value-type="float" office:value="23.98555">
            <text:p>23.98555</text:p>
          </table:table-cell>
          <table:table-cell office:value-type="float" office:value="0.007271551">
            <text:p>0.007271551</text:p>
          </table:table-cell>
          <table:table-cell office:value-type="float" office:value="0.0005696037">
            <text:p>0.0005696037</text:p>
          </table:table-cell>
          <table:table-cell table:number-columns-repeated="3"/>
        </table:table-row>
        <table:table-row table:style-name="ro1">
          <table:table-cell office:value-type="string">
            <text:p>SWH_UP_C_T6</text:p>
          </table:table-cell>
          <table:table-cell office:value-type="float" office:value="50669">
            <text:p>50669</text:p>
          </table:table-cell>
          <table:table-cell office:value-type="time" office:time-value="PT13H30M01S">
            <text:p>01:30:01 PM</text:p>
          </table:table-cell>
          <table:table-cell office:value-type="float" office:value="0.00000006771995">
            <text:p>6.77E-008</text:p>
          </table:table-cell>
          <table:table-cell office:value-type="float" office:value="0.00000003114786">
            <text:p>3.11E-008</text:p>
          </table:table-cell>
          <table:table-cell office:value-type="float" office:value="0.000000001299142">
            <text:p>1.30E-009</text:p>
          </table:table-cell>
          <table:table-cell office:value-type="float" office:value="0.0000000004913414">
            <text:p>4.91E-010</text:p>
          </table:table-cell>
          <table:table-cell office:value-type="float" office:value="0.00000000003875171">
            <text:p>3.88E-011</text:p>
          </table:table-cell>
          <table:table-cell office:value-type="float" office:value="52.12666">
            <text:p>52.12666</text:p>
          </table:table-cell>
          <table:table-cell office:value-type="float" office:value="23.97572">
            <text:p>23.97572</text:p>
          </table:table-cell>
          <table:table-cell office:value-type="float" office:value="0.00725549">
            <text:p>0.00725549</text:p>
          </table:table-cell>
          <table:table-cell office:value-type="float" office:value="0.0005722347">
            <text:p>0.000572234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59987">
            <text:p>59987</text:p>
          </table:table-cell>
          <table:table-cell office:value-type="time" office:time-value="PT14H17M29S">
            <text:p>02:17:29 PM</text:p>
          </table:table-cell>
          <table:table-cell office:value-type="float" office:value="0.00000007311358">
            <text:p>7.31E-008</text:p>
          </table:table-cell>
          <table:table-cell office:value-type="float" office:value="0.00000003586338">
            <text:p>3.59E-008</text:p>
          </table:table-cell>
          <table:table-cell office:value-type="float" office:value="0.000000001433223">
            <text:p>1.43E-009</text:p>
          </table:table-cell>
          <table:table-cell office:value-type="float" office:value="0.0000000005123361">
            <text:p>5.12E-010</text:p>
          </table:table-cell>
          <table:table-cell office:value-type="float" office:value="0.00000000004073277">
            <text:p>4.07E-011</text:p>
          </table:table-cell>
          <table:table-cell office:value-type="float" office:value="51.0134">
            <text:p>51.0134</text:p>
          </table:table-cell>
          <table:table-cell office:value-type="float" office:value="25.0229">
            <text:p>25.0229</text:p>
          </table:table-cell>
          <table:table-cell office:value-type="float" office:value="0.007007401">
            <text:p>0.007007401</text:p>
          </table:table-cell>
          <table:table-cell office:value-type="float" office:value="0.0005571165">
            <text:p>0.000557116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0052">
            <text:p>60052</text:p>
          </table:table-cell>
          <table:table-cell office:value-type="time" office:time-value="PT14H17M49S">
            <text:p>02:17:49 PM</text:p>
          </table:table-cell>
          <table:table-cell office:value-type="float" office:value="0.0000000732111">
            <text:p>7.32E-008</text:p>
          </table:table-cell>
          <table:table-cell office:value-type="float" office:value="0.00000003595464">
            <text:p>3.60E-008</text:p>
          </table:table-cell>
          <table:table-cell office:value-type="float" office:value="0.000000001434955">
            <text:p>1.43E-009</text:p>
          </table:table-cell>
          <table:table-cell office:value-type="float" office:value="0.0000000005116216">
            <text:p>5.12E-010</text:p>
          </table:table-cell>
          <table:table-cell office:value-type="float" office:value="0.00000000004124345">
            <text:p>4.12E-011</text:p>
          </table:table-cell>
          <table:table-cell office:value-type="float" office:value="51.01978">
            <text:p>51.01978</text:p>
          </table:table-cell>
          <table:table-cell office:value-type="float" office:value="25.05628">
            <text:p>25.05628</text:p>
          </table:table-cell>
          <table:table-cell office:value-type="float" office:value="0.006988307">
            <text:p>0.006988307</text:p>
          </table:table-cell>
          <table:table-cell office:value-type="float" office:value="0.0005633497">
            <text:p>0.000563349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0084">
            <text:p>60084</text:p>
          </table:table-cell>
          <table:table-cell office:value-type="time" office:time-value="PT14H17M58S">
            <text:p>02:17:58 PM</text:p>
          </table:table-cell>
          <table:table-cell office:value-type="float" office:value="0.0000000730784">
            <text:p>7.31E-008</text:p>
          </table:table-cell>
          <table:table-cell office:value-type="float" office:value="0.00000003587428">
            <text:p>3.59E-008</text:p>
          </table:table-cell>
          <table:table-cell office:value-type="float" office:value="0.000000001434263">
            <text:p>1.43E-009</text:p>
          </table:table-cell>
          <table:table-cell office:value-type="float" office:value="0.0000000005107426">
            <text:p>5.11E-010</text:p>
          </table:table-cell>
          <table:table-cell office:value-type="float" office:value="0.00000000004142601">
            <text:p>4.14E-011</text:p>
          </table:table-cell>
          <table:table-cell office:value-type="float" office:value="50.95187">
            <text:p>50.95187</text:p>
          </table:table-cell>
          <table:table-cell office:value-type="float" office:value="25.01234">
            <text:p>25.01234</text:p>
          </table:table-cell>
          <table:table-cell office:value-type="float" office:value="0.006988967">
            <text:p>0.006988967</text:p>
          </table:table-cell>
          <table:table-cell office:value-type="float" office:value="0.0005668708">
            <text:p>0.0005668708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0147">
            <text:p>60147</text:p>
          </table:table-cell>
          <table:table-cell office:value-type="time" office:time-value="PT14H18M18S">
            <text:p>02:18:18 PM</text:p>
          </table:table-cell>
          <table:table-cell office:value-type="float" office:value="0.00000007289286">
            <text:p>7.29E-008</text:p>
          </table:table-cell>
          <table:table-cell office:value-type="float" office:value="0.00000003581781">
            <text:p>3.58E-008</text:p>
          </table:table-cell>
          <table:table-cell office:value-type="float" office:value="0.000000001431182">
            <text:p>1.43E-009</text:p>
          </table:table-cell>
          <table:table-cell office:value-type="float" office:value="0.0000000005111735">
            <text:p>5.11E-010</text:p>
          </table:table-cell>
          <table:table-cell office:value-type="float" office:value="0.00000000004178729">
            <text:p>4.18E-011</text:p>
          </table:table-cell>
          <table:table-cell office:value-type="float" office:value="50.93192">
            <text:p>50.93192</text:p>
          </table:table-cell>
          <table:table-cell office:value-type="float" office:value="25.02673">
            <text:p>25.02673</text:p>
          </table:table-cell>
          <table:table-cell office:value-type="float" office:value="0.007012669">
            <text:p>0.007012669</text:p>
          </table:table-cell>
          <table:table-cell office:value-type="float" office:value="0.00057327">
            <text:p>0.0005732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0165">
            <text:p>60165</text:p>
          </table:table-cell>
          <table:table-cell office:value-type="time" office:time-value="PT14H18M23S">
            <text:p>02:18:23 PM</text:p>
          </table:table-cell>
          <table:table-cell office:value-type="float" office:value="0.00000007309257">
            <text:p>7.31E-008</text:p>
          </table:table-cell>
          <table:table-cell office:value-type="float" office:value="0.0000000358207">
            <text:p>3.58E-008</text:p>
          </table:table-cell>
          <table:table-cell office:value-type="float" office:value="0.000000001430794">
            <text:p>1.43E-009</text:p>
          </table:table-cell>
          <table:table-cell office:value-type="float" office:value="0.000000000512769">
            <text:p>5.13E-010</text:p>
          </table:table-cell>
          <table:table-cell office:value-type="float" office:value="0.00000000004123598">
            <text:p>4.12E-011</text:p>
          </table:table-cell>
          <table:table-cell office:value-type="float" office:value="51.08533">
            <text:p>51.08533</text:p>
          </table:table-cell>
          <table:table-cell office:value-type="float" office:value="25.03554">
            <text:p>25.03554</text:p>
          </table:table-cell>
          <table:table-cell office:value-type="float" office:value="0.007015337">
            <text:p>0.007015337</text:p>
          </table:table-cell>
          <table:table-cell office:value-type="float" office:value="0.000564161">
            <text:p>0.00056416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0208">
            <text:p>60208</text:p>
          </table:table-cell>
          <table:table-cell office:value-type="time" office:time-value="PT14H18M36S">
            <text:p>02:18:36 PM</text:p>
          </table:table-cell>
          <table:table-cell office:value-type="float" office:value="0.00000007288561">
            <text:p>7.29E-008</text:p>
          </table:table-cell>
          <table:table-cell office:value-type="float" office:value="0.0000000358381">
            <text:p>3.58E-008</text:p>
          </table:table-cell>
          <table:table-cell office:value-type="float" office:value="0.000000001432692">
            <text:p>1.43E-009</text:p>
          </table:table-cell>
          <table:table-cell office:value-type="float" office:value="0.0000000005106368">
            <text:p>5.11E-010</text:p>
          </table:table-cell>
          <table:table-cell office:value-type="float" office:value="0.00000000004164867">
            <text:p>4.16E-011</text:p>
          </table:table-cell>
          <table:table-cell office:value-type="float" office:value="50.8732">
            <text:p>50.8732</text:p>
          </table:table-cell>
          <table:table-cell office:value-type="float" office:value="25.01452">
            <text:p>25.01452</text:p>
          </table:table-cell>
          <table:table-cell office:value-type="float" office:value="0.007006003">
            <text:p>0.007006003</text:p>
          </table:table-cell>
          <table:table-cell office:value-type="float" office:value="0.0005714252">
            <text:p>0.0005714252</text:p>
          </table:table-cell>
          <table:table-cell table:number-columns-repeated="3"/>
        </table:table-row>
        <table:table-row table:style-name="ro1">
          <table:table-cell office:value-type="string">
            <text:p>SWH_UP_A_T0</text:p>
          </table:table-cell>
          <table:table-cell office:value-type="float" office:value="60498">
            <text:p>60498</text:p>
          </table:table-cell>
          <table:table-cell office:value-type="time" office:time-value="PT14H20M05S">
            <text:p>02:20:05 PM</text:p>
          </table:table-cell>
          <table:table-cell office:value-type="float" office:value="0.0000000687554">
            <text:p>6.88E-008</text:p>
          </table:table-cell>
          <table:table-cell office:value-type="float" office:value="0.00000003103247">
            <text:p>3.10E-008</text:p>
          </table:table-cell>
          <table:table-cell office:value-type="float" office:value="0.000000001324289">
            <text:p>1.32E-009</text:p>
          </table:table-cell>
          <table:table-cell office:value-type="float" office:value="0.0000000004832445">
            <text:p>4.83E-010</text:p>
          </table:table-cell>
          <table:table-cell office:value-type="float" office:value="0.00000000003906092">
            <text:p>3.91E-011</text:p>
          </table:table-cell>
          <table:table-cell office:value-type="float" office:value="51.91875">
            <text:p>51.91875</text:p>
          </table:table-cell>
          <table:table-cell office:value-type="float" office:value="23.43331">
            <text:p>23.43331</text:p>
          </table:table-cell>
          <table:table-cell office:value-type="float" office:value="0.007028458">
            <text:p>0.007028458</text:p>
          </table:table-cell>
          <table:table-cell office:value-type="float" office:value="0.0005681142">
            <text:p>0.0005681142</text:p>
          </table:table-cell>
          <table:table-cell table:number-columns-repeated="3"/>
        </table:table-row>
        <table:table-row table:style-name="ro1">
          <table:table-cell office:value-type="string">
            <text:p>SWH_UP_A_T0</text:p>
          </table:table-cell>
          <table:table-cell office:value-type="float" office:value="60537">
            <text:p>60537</text:p>
          </table:table-cell>
          <table:table-cell office:value-type="time" office:time-value="PT14H20M17S">
            <text:p>02:20:17 PM</text:p>
          </table:table-cell>
          <table:table-cell office:value-type="float" office:value="0.00000006862726">
            <text:p>6.86E-008</text:p>
          </table:table-cell>
          <table:table-cell office:value-type="float" office:value="0.00000003092479">
            <text:p>3.09E-008</text:p>
          </table:table-cell>
          <table:table-cell office:value-type="float" office:value="0.000000001323045">
            <text:p>1.32E-009</text:p>
          </table:table-cell>
          <table:table-cell office:value-type="float" office:value="0.0000000004816287">
            <text:p>4.82E-010</text:p>
          </table:table-cell>
          <table:table-cell office:value-type="float" office:value="0.00000000003916083">
            <text:p>3.92E-011</text:p>
          </table:table-cell>
          <table:table-cell office:value-type="float" office:value="51.87069">
            <text:p>51.87069</text:p>
          </table:table-cell>
          <table:table-cell office:value-type="float" office:value="23.37395">
            <text:p>23.37395</text:p>
          </table:table-cell>
          <table:table-cell office:value-type="float" office:value="0.007018038">
            <text:p>0.007018038</text:p>
          </table:table-cell>
          <table:table-cell office:value-type="float" office:value="0.0005706308">
            <text:p>0.0005706308</text:p>
          </table:table-cell>
          <table:table-cell table:number-columns-repeated="3"/>
        </table:table-row>
        <table:table-row table:style-name="ro1">
          <table:table-cell office:value-type="string">
            <text:p>SWH_UP_A_T0</text:p>
          </table:table-cell>
          <table:table-cell office:value-type="float" office:value="60569">
            <text:p>60569</text:p>
          </table:table-cell>
          <table:table-cell office:value-type="time" office:time-value="PT14H20M27S">
            <text:p>02:20:27 PM</text:p>
          </table:table-cell>
          <table:table-cell office:value-type="float" office:value="0.00000006862705">
            <text:p>6.86E-008</text:p>
          </table:table-cell>
          <table:table-cell office:value-type="float" office:value="0.0000000310201">
            <text:p>3.10E-008</text:p>
          </table:table-cell>
          <table:table-cell office:value-type="float" office:value="0.000000001323598">
            <text:p>1.32E-009</text:p>
          </table:table-cell>
          <table:table-cell office:value-type="float" office:value="0.0000000004820535">
            <text:p>4.82E-010</text:p>
          </table:table-cell>
          <table:table-cell office:value-type="float" office:value="0.00000000003920994">
            <text:p>3.92E-011</text:p>
          </table:table-cell>
          <table:table-cell office:value-type="float" office:value="51.84885">
            <text:p>51.84885</text:p>
          </table:table-cell>
          <table:table-cell office:value-type="float" office:value="23.4362">
            <text:p>23.4362</text:p>
          </table:table-cell>
          <table:table-cell office:value-type="float" office:value="0.00702425">
            <text:p>0.00702425</text:p>
          </table:table-cell>
          <table:table-cell office:value-type="float" office:value="0.0005713483">
            <text:p>0.0005713483</text:p>
          </table:table-cell>
          <table:table-cell table:number-columns-repeated="3"/>
        </table:table-row>
        <table:table-row table:style-name="ro1">
          <table:table-cell office:value-type="string">
            <text:p>SWH_UP_A_T1</text:p>
          </table:table-cell>
          <table:table-cell office:value-type="float" office:value="60858">
            <text:p>60858</text:p>
          </table:table-cell>
          <table:table-cell office:value-type="time" office:time-value="PT14H21M55S">
            <text:p>02:21:55 PM</text:p>
          </table:table-cell>
          <table:table-cell office:value-type="float" office:value="0.00000006995689">
            <text:p>7.00E-008</text:p>
          </table:table-cell>
          <table:table-cell office:value-type="float" office:value="0.00000003070056">
            <text:p>3.07E-008</text:p>
          </table:table-cell>
          <table:table-cell office:value-type="float" office:value="0.000000001335947">
            <text:p>1.34E-009</text:p>
          </table:table-cell>
          <table:table-cell office:value-type="float" office:value="0.0000000004971207">
            <text:p>4.97E-010</text:p>
          </table:table-cell>
          <table:table-cell office:value-type="float" office:value="0.00000000003906829">
            <text:p>3.91E-011</text:p>
          </table:table-cell>
          <table:table-cell office:value-type="float" office:value="52.36501">
            <text:p>52.36501</text:p>
          </table:table-cell>
          <table:table-cell office:value-type="float" office:value="22.98037">
            <text:p>22.98037</text:p>
          </table:table-cell>
          <table:table-cell office:value-type="float" office:value="0.0071061">
            <text:p>0.0071061</text:p>
          </table:table-cell>
          <table:table-cell office:value-type="float" office:value="0.0005584623">
            <text:p>0.0005584623</text:p>
          </table:table-cell>
          <table:table-cell table:number-columns-repeated="3"/>
        </table:table-row>
        <table:table-row table:style-name="ro1">
          <table:table-cell office:value-type="string">
            <text:p>SWH_UP_A_T1</text:p>
          </table:table-cell>
          <table:table-cell office:value-type="float" office:value="60886">
            <text:p>60886</text:p>
          </table:table-cell>
          <table:table-cell office:value-type="time" office:time-value="PT14H22M03S">
            <text:p>02:22:03 PM</text:p>
          </table:table-cell>
          <table:table-cell office:value-type="float" office:value="0.00000006988824">
            <text:p>6.99E-008</text:p>
          </table:table-cell>
          <table:table-cell office:value-type="float" office:value="0.00000003076274">
            <text:p>3.08E-008</text:p>
          </table:table-cell>
          <table:table-cell office:value-type="float" office:value="0.000000001337649">
            <text:p>1.34E-009</text:p>
          </table:table-cell>
          <table:table-cell office:value-type="float" office:value="0.0000000004962648">
            <text:p>4.96E-010</text:p>
          </table:table-cell>
          <table:table-cell office:value-type="float" office:value="0.00000000003932199">
            <text:p>3.93E-011</text:p>
          </table:table-cell>
          <table:table-cell office:value-type="float" office:value="52.24706">
            <text:p>52.24706</text:p>
          </table:table-cell>
          <table:table-cell office:value-type="float" office:value="22.99761">
            <text:p>22.99761</text:p>
          </table:table-cell>
          <table:table-cell office:value-type="float" office:value="0.007100835">
            <text:p>0.007100835</text:p>
          </table:table-cell>
          <table:table-cell office:value-type="float" office:value="0.000562641">
            <text:p>0.000562641</text:p>
          </table:table-cell>
          <table:table-cell table:number-columns-repeated="3"/>
        </table:table-row>
        <table:table-row table:style-name="ro1">
          <table:table-cell office:value-type="string">
            <text:p>SWH_UP_A_T1</text:p>
          </table:table-cell>
          <table:table-cell office:value-type="float" office:value="60934">
            <text:p>60934</text:p>
          </table:table-cell>
          <table:table-cell office:value-type="time" office:time-value="PT14H22M18S">
            <text:p>02:22:18 PM</text:p>
          </table:table-cell>
          <table:table-cell office:value-type="float" office:value="0.00000006983527">
            <text:p>6.98E-008</text:p>
          </table:table-cell>
          <table:table-cell office:value-type="float" office:value="0.00000003085448">
            <text:p>3.09E-008</text:p>
          </table:table-cell>
          <table:table-cell office:value-type="float" office:value="0.000000001339867">
            <text:p>1.34E-009</text:p>
          </table:table-cell>
          <table:table-cell office:value-type="float" office:value="0.0000000004928246">
            <text:p>4.93E-010</text:p>
          </table:table-cell>
          <table:table-cell office:value-type="float" office:value="0.00000000003949992">
            <text:p>3.95E-011</text:p>
          </table:table-cell>
          <table:table-cell office:value-type="float" office:value="52.12106">
            <text:p>52.12106</text:p>
          </table:table-cell>
          <table:table-cell office:value-type="float" office:value="23.02802">
            <text:p>23.02802</text:p>
          </table:table-cell>
          <table:table-cell office:value-type="float" office:value="0.007056959">
            <text:p>0.007056959</text:p>
          </table:table-cell>
          <table:table-cell office:value-type="float" office:value="0.0005656156">
            <text:p>0.0005656156</text:p>
          </table:table-cell>
          <table:table-cell table:number-columns-repeated="3"/>
        </table:table-row>
        <table:table-row table:style-name="ro1">
          <table:table-cell office:value-type="string">
            <text:p>SWH_UP_A_T2</text:p>
          </table:table-cell>
          <table:table-cell office:value-type="float" office:value="61336">
            <text:p>61336</text:p>
          </table:table-cell>
          <table:table-cell office:value-type="time" office:time-value="PT14H24M22S">
            <text:p>02:24:22 PM</text:p>
          </table:table-cell>
          <table:table-cell office:value-type="float" office:value="0.00000007040477">
            <text:p>7.04E-008</text:p>
          </table:table-cell>
          <table:table-cell office:value-type="float" office:value="0.00000003055962">
            <text:p>3.06E-008</text:p>
          </table:table-cell>
          <table:table-cell office:value-type="float" office:value="0.000000001353578">
            <text:p>1.35E-009</text:p>
          </table:table-cell>
          <table:table-cell office:value-type="float" office:value="0.0000000004982266">
            <text:p>4.98E-010</text:p>
          </table:table-cell>
          <table:table-cell office:value-type="float" office:value="0.00000000003976079">
            <text:p>3.98E-011</text:p>
          </table:table-cell>
          <table:table-cell office:value-type="float" office:value="52.01383">
            <text:p>52.01383</text:p>
          </table:table-cell>
          <table:table-cell office:value-type="float" office:value="22.57692">
            <text:p>22.57692</text:p>
          </table:table-cell>
          <table:table-cell office:value-type="float" office:value="0.007076604">
            <text:p>0.007076604</text:p>
          </table:table-cell>
          <table:table-cell office:value-type="float" office:value="0.0005647457">
            <text:p>0.0005647457</text:p>
          </table:table-cell>
          <table:table-cell table:number-columns-repeated="3"/>
        </table:table-row>
        <table:table-row table:style-name="ro1">
          <table:table-cell office:value-type="string">
            <text:p>SWH_UP_A_T2</text:p>
          </table:table-cell>
          <table:table-cell office:value-type="float" office:value="61372">
            <text:p>61372</text:p>
          </table:table-cell>
          <table:table-cell office:value-type="time" office:time-value="PT14H24M33S">
            <text:p>02:24:33 PM</text:p>
          </table:table-cell>
          <table:table-cell office:value-type="float" office:value="0.0000000703693">
            <text:p>7.04E-008</text:p>
          </table:table-cell>
          <table:table-cell office:value-type="float" office:value="0.00000003055962">
            <text:p>3.06E-008</text:p>
          </table:table-cell>
          <table:table-cell office:value-type="float" office:value="0.000000001356188">
            <text:p>1.36E-009</text:p>
          </table:table-cell>
          <table:table-cell office:value-type="float" office:value="0.0000000004965393">
            <text:p>4.97E-010</text:p>
          </table:table-cell>
          <table:table-cell office:value-type="float" office:value="0.00000000003973058">
            <text:p>3.97E-011</text:p>
          </table:table-cell>
          <table:table-cell office:value-type="float" office:value="51.88757">
            <text:p>51.88757</text:p>
          </table:table-cell>
          <table:table-cell office:value-type="float" office:value="22.53346">
            <text:p>22.53346</text:p>
          </table:table-cell>
          <table:table-cell office:value-type="float" office:value="0.007056191">
            <text:p>0.007056191</text:p>
          </table:table-cell>
          <table:table-cell office:value-type="float" office:value="0.000564601">
            <text:p>0.000564601</text:p>
          </table:table-cell>
          <table:table-cell table:number-columns-repeated="3"/>
        </table:table-row>
        <table:table-row table:style-name="ro1">
          <table:table-cell office:value-type="string">
            <text:p>SWH_UP_A_T2</text:p>
          </table:table-cell>
          <table:table-cell office:value-type="float" office:value="61401">
            <text:p>61401</text:p>
          </table:table-cell>
          <table:table-cell office:value-type="time" office:time-value="PT14H24M42S">
            <text:p>02:24:42 PM</text:p>
          </table:table-cell>
          <table:table-cell office:value-type="float" office:value="0.0000000703183">
            <text:p>7.03E-008</text:p>
          </table:table-cell>
          <table:table-cell office:value-type="float" office:value="0.00000003057421">
            <text:p>3.06E-008</text:p>
          </table:table-cell>
          <table:table-cell office:value-type="float" office:value="0.000000001354399">
            <text:p>1.35E-009</text:p>
          </table:table-cell>
          <table:table-cell office:value-type="float" office:value="0.0000000004970349">
            <text:p>4.97E-010</text:p>
          </table:table-cell>
          <table:table-cell office:value-type="float" office:value="0.0000000000394685">
            <text:p>3.95E-011</text:p>
          </table:table-cell>
          <table:table-cell office:value-type="float" office:value="51.91845">
            <text:p>51.91845</text:p>
          </table:table-cell>
          <table:table-cell office:value-type="float" office:value="22.574">
            <text:p>22.574</text:p>
          </table:table-cell>
          <table:table-cell office:value-type="float" office:value="0.007068358">
            <text:p>0.007068358</text:p>
          </table:table-cell>
          <table:table-cell office:value-type="float" office:value="0.0005612835">
            <text:p>0.0005612835</text:p>
          </table:table-cell>
          <table:table-cell table:number-columns-repeated="3"/>
        </table:table-row>
        <table:table-row table:style-name="ro1">
          <table:table-cell office:value-type="string">
            <text:p>SWH_UP_A_T3</text:p>
          </table:table-cell>
          <table:table-cell office:value-type="float" office:value="61740">
            <text:p>61740</text:p>
          </table:table-cell>
          <table:table-cell office:value-type="time" office:time-value="PT14H26M26S">
            <text:p>02:26:26 PM</text:p>
          </table:table-cell>
          <table:table-cell office:value-type="float" office:value="0.0000000712239">
            <text:p>7.12E-008</text:p>
          </table:table-cell>
          <table:table-cell office:value-type="float" office:value="0.00000003074191">
            <text:p>3.07E-008</text:p>
          </table:table-cell>
          <table:table-cell office:value-type="float" office:value="0.000000001363084">
            <text:p>1.36E-009</text:p>
          </table:table-cell>
          <table:table-cell office:value-type="float" office:value="0.0000000005113017">
            <text:p>5.11E-010</text:p>
          </table:table-cell>
          <table:table-cell office:value-type="float" office:value="0.00000000003989309">
            <text:p>3.99E-011</text:p>
          </table:table-cell>
          <table:table-cell office:value-type="float" office:value="52.25203">
            <text:p>52.25203</text:p>
          </table:table-cell>
          <table:table-cell office:value-type="float" office:value="22.5532">
            <text:p>22.5532</text:p>
          </table:table-cell>
          <table:table-cell office:value-type="float" office:value="0.007178793">
            <text:p>0.007178793</text:p>
          </table:table-cell>
          <table:table-cell office:value-type="float" office:value="0.0005601082">
            <text:p>0.0005601082</text:p>
          </table:table-cell>
          <table:table-cell table:number-columns-repeated="3"/>
        </table:table-row>
        <table:table-row table:style-name="ro1">
          <table:table-cell office:value-type="string">
            <text:p>SWH_UP_A_T3</text:p>
          </table:table-cell>
          <table:table-cell office:value-type="float" office:value="61777">
            <text:p>61777</text:p>
          </table:table-cell>
          <table:table-cell office:value-type="time" office:time-value="PT14H26M37S">
            <text:p>02:26:37 PM</text:p>
          </table:table-cell>
          <table:table-cell office:value-type="float" office:value="0.00000007105996">
            <text:p>7.11E-008</text:p>
          </table:table-cell>
          <table:table-cell office:value-type="float" office:value="0.00000003076444">
            <text:p>3.08E-008</text:p>
          </table:table-cell>
          <table:table-cell office:value-type="float" office:value="0.000000001362594">
            <text:p>1.36E-009</text:p>
          </table:table-cell>
          <table:table-cell office:value-type="float" office:value="0.0000000005065908">
            <text:p>5.07E-010</text:p>
          </table:table-cell>
          <table:table-cell office:value-type="float" office:value="0.00000000003994614">
            <text:p>3.99E-011</text:p>
          </table:table-cell>
          <table:table-cell office:value-type="float" office:value="52.15049">
            <text:p>52.15049</text:p>
          </table:table-cell>
          <table:table-cell office:value-type="float" office:value="22.57784">
            <text:p>22.57784</text:p>
          </table:table-cell>
          <table:table-cell office:value-type="float" office:value="0.007129062">
            <text:p>0.007129062</text:p>
          </table:table-cell>
          <table:table-cell office:value-type="float" office:value="0.000562147">
            <text:p>0.000562147</text:p>
          </table:table-cell>
          <table:table-cell table:number-columns-repeated="3"/>
        </table:table-row>
        <table:table-row table:style-name="ro1">
          <table:table-cell office:value-type="string">
            <text:p>SWH_UP_A_T3</text:p>
          </table:table-cell>
          <table:table-cell office:value-type="float" office:value="61803">
            <text:p>61803</text:p>
          </table:table-cell>
          <table:table-cell office:value-type="time" office:time-value="PT14H26M45S">
            <text:p>02:26:45 PM</text:p>
          </table:table-cell>
          <table:table-cell office:value-type="float" office:value="0.00000007109412">
            <text:p>7.11E-008</text:p>
          </table:table-cell>
          <table:table-cell office:value-type="float" office:value="0.00000003089775">
            <text:p>3.09E-008</text:p>
          </table:table-cell>
          <table:table-cell office:value-type="float" office:value="0.000000001365499">
            <text:p>1.37E-009</text:p>
          </table:table-cell>
          <table:table-cell office:value-type="float" office:value="0.0000000005070273">
            <text:p>5.07E-010</text:p>
          </table:table-cell>
          <table:table-cell office:value-type="float" office:value="0.00000000003973305">
            <text:p>3.97E-011</text:p>
          </table:table-cell>
          <table:table-cell office:value-type="float" office:value="52.06458">
            <text:p>52.06458</text:p>
          </table:table-cell>
          <table:table-cell office:value-type="float" office:value="22.62744">
            <text:p>22.62744</text:p>
          </table:table-cell>
          <table:table-cell office:value-type="float" office:value="0.007131775">
            <text:p>0.007131775</text:p>
          </table:table-cell>
          <table:table-cell office:value-type="float" office:value="0.0005588795">
            <text:p>0.0005588795</text:p>
          </table:table-cell>
          <table:table-cell table:number-columns-repeated="3"/>
        </table:table-row>
        <table:table-row table:style-name="ro1">
          <table:table-cell office:value-type="string">
            <text:p>SWH_UP_B_T0</text:p>
          </table:table-cell>
          <table:table-cell office:value-type="float" office:value="62247">
            <text:p>62247</text:p>
          </table:table-cell>
          <table:table-cell office:value-type="time" office:time-value="PT14H29M01S">
            <text:p>02:29:01 PM</text:p>
          </table:table-cell>
          <table:table-cell office:value-type="float" office:value="0.00000007153862">
            <text:p>7.15E-008</text:p>
          </table:table-cell>
          <table:table-cell office:value-type="float" office:value="0.00000003084579">
            <text:p>3.08E-008</text:p>
          </table:table-cell>
          <table:table-cell office:value-type="float" office:value="0.000000001367476">
            <text:p>1.37E-009</text:p>
          </table:table-cell>
          <table:table-cell office:value-type="float" office:value="0.00000000050428">
            <text:p>5.04E-010</text:p>
          </table:table-cell>
          <table:table-cell office:value-type="float" office:value="0.00000000004012233">
            <text:p>4.01E-011</text:p>
          </table:table-cell>
          <table:table-cell office:value-type="float" office:value="52.31437">
            <text:p>52.31437</text:p>
          </table:table-cell>
          <table:table-cell office:value-type="float" office:value="22.55674">
            <text:p>22.55674</text:p>
          </table:table-cell>
          <table:table-cell office:value-type="float" office:value="0.007049059">
            <text:p>0.007049059</text:p>
          </table:table-cell>
          <table:table-cell office:value-type="float" office:value="0.0005608485">
            <text:p>0.0005608485</text:p>
          </table:table-cell>
          <table:table-cell table:number-columns-repeated="3"/>
        </table:table-row>
        <table:table-row table:style-name="ro1">
          <table:table-cell office:value-type="string">
            <text:p>SWH_UP_B_T0</text:p>
          </table:table-cell>
          <table:table-cell office:value-type="float" office:value="62270">
            <text:p>62270</text:p>
          </table:table-cell>
          <table:table-cell office:value-type="time" office:time-value="PT14H29M08S">
            <text:p>02:29:08 PM</text:p>
          </table:table-cell>
          <table:table-cell office:value-type="float" office:value="0.00000007159237">
            <text:p>7.16E-008</text:p>
          </table:table-cell>
          <table:table-cell office:value-type="float" office:value="0.00000003087405">
            <text:p>3.09E-008</text:p>
          </table:table-cell>
          <table:table-cell office:value-type="float" office:value="0.000000001367312">
            <text:p>1.37E-009</text:p>
          </table:table-cell>
          <table:table-cell office:value-type="float" office:value="0.0000000005035121">
            <text:p>5.04E-010</text:p>
          </table:table-cell>
          <table:table-cell office:value-type="float" office:value="0.00000000004007657">
            <text:p>4.01E-011</text:p>
          </table:table-cell>
          <table:table-cell office:value-type="float" office:value="52.35995">
            <text:p>52.35995</text:p>
          </table:table-cell>
          <table:table-cell office:value-type="float" office:value="22.58011">
            <text:p>22.58011</text:p>
          </table:table-cell>
          <table:table-cell office:value-type="float" office:value="0.00703304">
            <text:p>0.00703304</text:p>
          </table:table-cell>
          <table:table-cell office:value-type="float" office:value="0.0005597883">
            <text:p>0.0005597883</text:p>
          </table:table-cell>
          <table:table-cell table:number-columns-repeated="3"/>
        </table:table-row>
        <table:table-row table:style-name="ro1">
          <table:table-cell office:value-type="string">
            <text:p>SWH_UP_B_T0</text:p>
          </table:table-cell>
          <table:table-cell office:value-type="float" office:value="62297">
            <text:p>62297</text:p>
          </table:table-cell>
          <table:table-cell office:value-type="time" office:time-value="PT14H29M17S">
            <text:p>02:29:17 PM</text:p>
          </table:table-cell>
          <table:table-cell office:value-type="float" office:value="0.00000007150381">
            <text:p>7.15E-008</text:p>
          </table:table-cell>
          <table:table-cell office:value-type="float" office:value="0.00000003082961">
            <text:p>3.08E-008</text:p>
          </table:table-cell>
          <table:table-cell office:value-type="float" office:value="0.000000001363688">
            <text:p>1.36E-009</text:p>
          </table:table-cell>
          <table:table-cell office:value-type="float" office:value="0.0000000005019917">
            <text:p>5.02E-010</text:p>
          </table:table-cell>
          <table:table-cell office:value-type="float" office:value="0.0000000000401479">
            <text:p>4.01E-011</text:p>
          </table:table-cell>
          <table:table-cell office:value-type="float" office:value="52.43415">
            <text:p>52.43415</text:p>
          </table:table-cell>
          <table:table-cell office:value-type="float" office:value="22.60753">
            <text:p>22.60753</text:p>
          </table:table-cell>
          <table:table-cell office:value-type="float" office:value="0.007020489">
            <text:p>0.007020489</text:p>
          </table:table-cell>
          <table:table-cell office:value-type="float" office:value="0.0005614792">
            <text:p>0.0005614792</text:p>
          </table:table-cell>
          <table:table-cell table:number-columns-repeated="3"/>
        </table:table-row>
        <table:table-row table:style-name="ro1">
          <table:table-cell office:value-type="string">
            <text:p>SWH_UP_B_T1</text:p>
          </table:table-cell>
          <table:table-cell office:value-type="float" office:value="62636">
            <text:p>62636</text:p>
          </table:table-cell>
          <table:table-cell office:value-type="time" office:time-value="PT14H31M00S">
            <text:p>02:31:00 PM</text:p>
          </table:table-cell>
          <table:table-cell office:value-type="float" office:value="0.00000007155051">
            <text:p>7.16E-008</text:p>
          </table:table-cell>
          <table:table-cell office:value-type="float" office:value="0.00000003111996">
            <text:p>3.11E-008</text:p>
          </table:table-cell>
          <table:table-cell office:value-type="float" office:value="0.000000001371751">
            <text:p>1.37E-009</text:p>
          </table:table-cell>
          <table:table-cell office:value-type="float" office:value="0.0000000005051979">
            <text:p>5.05E-010</text:p>
          </table:table-cell>
          <table:table-cell office:value-type="float" office:value="0.00000000003989187">
            <text:p>3.99E-011</text:p>
          </table:table-cell>
          <table:table-cell office:value-type="float" office:value="52.15997">
            <text:p>52.15997</text:p>
          </table:table-cell>
          <table:table-cell office:value-type="float" office:value="22.6863">
            <text:p>22.6863</text:p>
          </table:table-cell>
          <table:table-cell office:value-type="float" office:value="0.007060718">
            <text:p>0.007060718</text:p>
          </table:table-cell>
          <table:table-cell office:value-type="float" office:value="0.0005575343">
            <text:p>0.0005575343</text:p>
          </table:table-cell>
          <table:table-cell table:number-columns-repeated="3"/>
        </table:table-row>
        <table:table-row table:style-name="ro1">
          <table:table-cell office:value-type="string">
            <text:p>SWH_UP_B_T1</text:p>
          </table:table-cell>
          <table:table-cell office:value-type="float" office:value="62688">
            <text:p>62688</text:p>
          </table:table-cell>
          <table:table-cell office:value-type="time" office:time-value="PT14H31M16S">
            <text:p>02:31:16 PM</text:p>
          </table:table-cell>
          <table:table-cell office:value-type="float" office:value="0.0000000714976">
            <text:p>7.15E-008</text:p>
          </table:table-cell>
          <table:table-cell office:value-type="float" office:value="0.00000003108989">
            <text:p>3.11E-008</text:p>
          </table:table-cell>
          <table:table-cell office:value-type="float" office:value="0.000000001371946">
            <text:p>1.37E-009</text:p>
          </table:table-cell>
          <table:table-cell office:value-type="float" office:value="0.0000000005046828">
            <text:p>5.05E-010</text:p>
          </table:table-cell>
          <table:table-cell office:value-type="float" office:value="0.0000000000402786">
            <text:p>4.03E-011</text:p>
          </table:table-cell>
          <table:table-cell office:value-type="float" office:value="52.11401">
            <text:p>52.11401</text:p>
          </table:table-cell>
          <table:table-cell office:value-type="float" office:value="22.66117">
            <text:p>22.66117</text:p>
          </table:table-cell>
          <table:table-cell office:value-type="float" office:value="0.007058738">
            <text:p>0.007058738</text:p>
          </table:table-cell>
          <table:table-cell office:value-type="float" office:value="0.000563356">
            <text:p>0.000563356</text:p>
          </table:table-cell>
          <table:table-cell table:number-columns-repeated="3"/>
        </table:table-row>
        <table:table-row table:style-name="ro1">
          <table:table-cell office:value-type="string">
            <text:p>SWH_UP_B_T1</text:p>
          </table:table-cell>
          <table:table-cell office:value-type="float" office:value="62718">
            <text:p>62718</text:p>
          </table:table-cell>
          <table:table-cell office:value-type="time" office:time-value="PT14H31M26S">
            <text:p>02:31:26 PM</text:p>
          </table:table-cell>
          <table:table-cell office:value-type="float" office:value="0.0000000714679">
            <text:p>7.15E-008</text:p>
          </table:table-cell>
          <table:table-cell office:value-type="float" office:value="0.00000003111976">
            <text:p>3.11E-008</text:p>
          </table:table-cell>
          <table:table-cell office:value-type="float" office:value="0.00000000137308">
            <text:p>1.37E-009</text:p>
          </table:table-cell>
          <table:table-cell office:value-type="float" office:value="0.0000000005039995">
            <text:p>5.04E-010</text:p>
          </table:table-cell>
          <table:table-cell office:value-type="float" office:value="0.00000000004002865">
            <text:p>4.00E-011</text:p>
          </table:table-cell>
          <table:table-cell office:value-type="float" office:value="52.04935">
            <text:p>52.04935</text:p>
          </table:table-cell>
          <table:table-cell office:value-type="float" office:value="22.66421">
            <text:p>22.66421</text:p>
          </table:table-cell>
          <table:table-cell office:value-type="float" office:value="0.00705211">
            <text:p>0.00705211</text:p>
          </table:table-cell>
          <table:table-cell office:value-type="float" office:value="0.0005600927">
            <text:p>0.0005600927</text:p>
          </table:table-cell>
          <table:table-cell table:number-columns-repeated="3"/>
        </table:table-row>
        <table:table-row table:style-name="ro1">
          <table:table-cell office:value-type="string">
            <text:p>SWH_UP_B_T2</text:p>
          </table:table-cell>
          <table:table-cell office:value-type="float" office:value="63094">
            <text:p>63094</text:p>
          </table:table-cell>
          <table:table-cell office:value-type="time" office:time-value="PT14H33M20S">
            <text:p>02:33:20 PM</text:p>
          </table:table-cell>
          <table:table-cell office:value-type="float" office:value="0.0000000713688">
            <text:p>7.14E-008</text:p>
          </table:table-cell>
          <table:table-cell office:value-type="float" office:value="0.00000003194209">
            <text:p>3.19E-008</text:p>
          </table:table-cell>
          <table:table-cell office:value-type="float" office:value="0.000000001371852">
            <text:p>1.37E-009</text:p>
          </table:table-cell>
          <table:table-cell office:value-type="float" office:value="0.0000000005063627">
            <text:p>5.06E-010</text:p>
          </table:table-cell>
          <table:table-cell office:value-type="float" office:value="0.00000000004059544">
            <text:p>4.06E-011</text:p>
          </table:table-cell>
          <table:table-cell office:value-type="float" office:value="52.0237">
            <text:p>52.0237</text:p>
          </table:table-cell>
          <table:table-cell office:value-type="float" office:value="23.28393">
            <text:p>23.28393</text:p>
          </table:table-cell>
          <table:table-cell office:value-type="float" office:value="0.007095014">
            <text:p>0.007095014</text:p>
          </table:table-cell>
          <table:table-cell office:value-type="float" office:value="0.0005688121">
            <text:p>0.0005688121</text:p>
          </table:table-cell>
          <table:table-cell table:number-columns-repeated="3"/>
        </table:table-row>
        <table:table-row table:style-name="ro1">
          <table:table-cell office:value-type="string">
            <text:p>SWH_UP_B_T2</text:p>
          </table:table-cell>
          <table:table-cell office:value-type="float" office:value="63147">
            <text:p>63147</text:p>
          </table:table-cell>
          <table:table-cell office:value-type="time" office:time-value="PT14H33M37S">
            <text:p>02:33:37 PM</text:p>
          </table:table-cell>
          <table:table-cell office:value-type="float" office:value="0.00000007124487">
            <text:p>7.12E-008</text:p>
          </table:table-cell>
          <table:table-cell office:value-type="float" office:value="0.00000003203434">
            <text:p>3.20E-008</text:p>
          </table:table-cell>
          <table:table-cell office:value-type="float" office:value="0.000000001369862">
            <text:p>1.37E-009</text:p>
          </table:table-cell>
          <table:table-cell office:value-type="float" office:value="0.0000000005039525">
            <text:p>5.04E-010</text:p>
          </table:table-cell>
          <table:table-cell office:value-type="float" office:value="0.0000000000403668">
            <text:p>4.04E-011</text:p>
          </table:table-cell>
          <table:table-cell office:value-type="float" office:value="52.00879">
            <text:p>52.00879</text:p>
          </table:table-cell>
          <table:table-cell office:value-type="float" office:value="23.38508">
            <text:p>23.38508</text:p>
          </table:table-cell>
          <table:table-cell office:value-type="float" office:value="0.007073527">
            <text:p>0.007073527</text:p>
          </table:table-cell>
          <table:table-cell office:value-type="float" office:value="0.0005665923">
            <text:p>0.0005665923</text:p>
          </table:table-cell>
          <table:table-cell table:number-columns-repeated="3"/>
        </table:table-row>
        <table:table-row table:style-name="ro1">
          <table:table-cell office:value-type="string">
            <text:p>SWH_UP_B_T2</text:p>
          </table:table-cell>
          <table:table-cell office:value-type="float" office:value="63187">
            <text:p>63187</text:p>
          </table:table-cell>
          <table:table-cell office:value-type="time" office:time-value="PT14H33M49S">
            <text:p>02:33:49 PM</text:p>
          </table:table-cell>
          <table:table-cell office:value-type="float" office:value="0.00000007106767">
            <text:p>7.11E-008</text:p>
          </table:table-cell>
          <table:table-cell office:value-type="float" office:value="0.00000003204501">
            <text:p>3.20E-008</text:p>
          </table:table-cell>
          <table:table-cell office:value-type="float" office:value="0.000000001370356">
            <text:p>1.37E-009</text:p>
          </table:table-cell>
          <table:table-cell office:value-type="float" office:value="0.0000000005028237">
            <text:p>5.03E-010</text:p>
          </table:table-cell>
          <table:table-cell office:value-type="float" office:value="0.0000000000400368">
            <text:p>4.00E-011</text:p>
          </table:table-cell>
          <table:table-cell office:value-type="float" office:value="51.86075">
            <text:p>51.86075</text:p>
          </table:table-cell>
          <table:table-cell office:value-type="float" office:value="23.38445">
            <text:p>23.38445</text:p>
          </table:table-cell>
          <table:table-cell office:value-type="float" office:value="0.007075279">
            <text:p>0.007075279</text:p>
          </table:table-cell>
          <table:table-cell office:value-type="float" office:value="0.0005633617">
            <text:p>0.0005633617</text:p>
          </table:table-cell>
          <table:table-cell table:number-columns-repeated="3"/>
        </table:table-row>
        <table:table-row table:style-name="ro1">
          <table:table-cell office:value-type="string">
            <text:p>SWH_UP_B_T3</text:p>
          </table:table-cell>
          <table:table-cell office:value-type="float" office:value="63549">
            <text:p>63549</text:p>
          </table:table-cell>
          <table:table-cell office:value-type="time" office:time-value="PT14H35M40S">
            <text:p>02:35:40 PM</text:p>
          </table:table-cell>
          <table:table-cell office:value-type="float" office:value="0.00000007121056">
            <text:p>7.12E-008</text:p>
          </table:table-cell>
          <table:table-cell office:value-type="float" office:value="0.00000003102457">
            <text:p>3.10E-008</text:p>
          </table:table-cell>
          <table:table-cell office:value-type="float" office:value="0.000000001366976">
            <text:p>1.37E-009</text:p>
          </table:table-cell>
          <table:table-cell office:value-type="float" office:value="0.0000000005056875">
            <text:p>5.06E-010</text:p>
          </table:table-cell>
          <table:table-cell office:value-type="float" office:value="0.00000000003968201">
            <text:p>3.97E-011</text:p>
          </table:table-cell>
          <table:table-cell office:value-type="float" office:value="52.09349">
            <text:p>52.09349</text:p>
          </table:table-cell>
          <table:table-cell office:value-type="float" office:value="22.69576">
            <text:p>22.69576</text:p>
          </table:table-cell>
          <table:table-cell office:value-type="float" office:value="0.0071013">
            <text:p>0.0071013</text:p>
          </table:table-cell>
          <table:table-cell office:value-type="float" office:value="0.000557249">
            <text:p>0.000557249</text:p>
          </table:table-cell>
          <table:table-cell table:number-columns-repeated="3"/>
        </table:table-row>
        <table:table-row table:style-name="ro1">
          <table:table-cell office:value-type="string">
            <text:p>SWH_UP_B_T3</text:p>
          </table:table-cell>
          <table:table-cell office:value-type="float" office:value="63583">
            <text:p>63583</text:p>
          </table:table-cell>
          <table:table-cell office:value-type="time" office:time-value="PT14H35M50S">
            <text:p>02:35:50 PM</text:p>
          </table:table-cell>
          <table:table-cell office:value-type="float" office:value="0.00000007136931">
            <text:p>7.14E-008</text:p>
          </table:table-cell>
          <table:table-cell office:value-type="float" office:value="0.00000003108643">
            <text:p>3.11E-008</text:p>
          </table:table-cell>
          <table:table-cell office:value-type="float" office:value="0.000000001370803">
            <text:p>1.37E-009</text:p>
          </table:table-cell>
          <table:table-cell office:value-type="float" office:value="0.0000000005077782">
            <text:p>5.08E-010</text:p>
          </table:table-cell>
          <table:table-cell office:value-type="float" office:value="0.00000000003997983">
            <text:p>4.00E-011</text:p>
          </table:table-cell>
          <table:table-cell office:value-type="float" office:value="52.06387">
            <text:p>52.06387</text:p>
          </table:table-cell>
          <table:table-cell office:value-type="float" office:value="22.67753">
            <text:p>22.67753</text:p>
          </table:table-cell>
          <table:table-cell office:value-type="float" office:value="0.007114797">
            <text:p>0.007114797</text:p>
          </table:table-cell>
          <table:table-cell office:value-type="float" office:value="0.0005601823">
            <text:p>0.0005601823</text:p>
          </table:table-cell>
          <table:table-cell table:number-columns-repeated="3"/>
        </table:table-row>
        <table:table-row table:style-name="ro1">
          <table:table-cell office:value-type="string">
            <text:p>SWH_UP_B_T3</text:p>
          </table:table-cell>
          <table:table-cell office:value-type="float" office:value="63623">
            <text:p>63623</text:p>
          </table:table-cell>
          <table:table-cell office:value-type="time" office:time-value="PT14H36M02S">
            <text:p>02:36:02 PM</text:p>
          </table:table-cell>
          <table:table-cell office:value-type="float" office:value="0.00000007124918">
            <text:p>7.12E-008</text:p>
          </table:table-cell>
          <table:table-cell office:value-type="float" office:value="0.00000003105056">
            <text:p>3.11E-008</text:p>
          </table:table-cell>
          <table:table-cell office:value-type="float" office:value="0.00000000136934">
            <text:p>1.37E-009</text:p>
          </table:table-cell>
          <table:table-cell office:value-type="float" office:value="0.0000000005046636">
            <text:p>5.05E-010</text:p>
          </table:table-cell>
          <table:table-cell office:value-type="float" office:value="0.00000000003978555">
            <text:p>3.98E-011</text:p>
          </table:table-cell>
          <table:table-cell office:value-type="float" office:value="52.03176">
            <text:p>52.03176</text:p>
          </table:table-cell>
          <table:table-cell office:value-type="float" office:value="22.67557">
            <text:p>22.67557</text:p>
          </table:table-cell>
          <table:table-cell office:value-type="float" office:value="0.007083081">
            <text:p>0.007083081</text:p>
          </table:table-cell>
          <table:table-cell office:value-type="float" office:value="0.0005584001">
            <text:p>0.0005584001</text:p>
          </table:table-cell>
          <table:table-cell table:number-columns-repeated="3"/>
        </table:table-row>
        <table:table-row table:style-name="ro1">
          <table:table-cell office:value-type="string">
            <text:p>SWH_UP_C_T0</text:p>
          </table:table-cell>
          <table:table-cell office:value-type="float" office:value="63929">
            <text:p>63929</text:p>
          </table:table-cell>
          <table:table-cell office:value-type="time" office:time-value="PT14H37M35S">
            <text:p>02:37:35 PM</text:p>
          </table:table-cell>
          <table:table-cell office:value-type="float" office:value="0.00000007175475">
            <text:p>7.18E-008</text:p>
          </table:table-cell>
          <table:table-cell office:value-type="float" office:value="0.00000003088947">
            <text:p>3.09E-008</text:p>
          </table:table-cell>
          <table:table-cell office:value-type="float" office:value="0.000000001366876">
            <text:p>1.37E-009</text:p>
          </table:table-cell>
          <table:table-cell office:value-type="float" office:value="0.0000000005057207">
            <text:p>5.06E-010</text:p>
          </table:table-cell>
          <table:table-cell office:value-type="float" office:value="0.00000000004019421">
            <text:p>4.02E-011</text:p>
          </table:table-cell>
          <table:table-cell office:value-type="float" office:value="52.49542">
            <text:p>52.49542</text:p>
          </table:table-cell>
          <table:table-cell office:value-type="float" office:value="22.59859">
            <text:p>22.59859</text:p>
          </table:table-cell>
          <table:table-cell office:value-type="float" office:value="0.007047907">
            <text:p>0.007047907</text:p>
          </table:table-cell>
          <table:table-cell office:value-type="float" office:value="0.000560161">
            <text:p>0.000560161</text:p>
          </table:table-cell>
          <table:table-cell table:number-columns-repeated="3"/>
        </table:table-row>
        <table:table-row table:style-name="ro1">
          <table:table-cell office:value-type="string">
            <text:p>SWH_UP_C_T0</text:p>
          </table:table-cell>
          <table:table-cell office:value-type="float" office:value="63964">
            <text:p>63964</text:p>
          </table:table-cell>
          <table:table-cell office:value-type="time" office:time-value="PT14H37M46S">
            <text:p>02:37:46 PM</text:p>
          </table:table-cell>
          <table:table-cell office:value-type="float" office:value="0.00000007180618">
            <text:p>7.18E-008</text:p>
          </table:table-cell>
          <table:table-cell office:value-type="float" office:value="0.00000003095363">
            <text:p>3.10E-008</text:p>
          </table:table-cell>
          <table:table-cell office:value-type="float" office:value="0.000000001366382">
            <text:p>1.37E-009</text:p>
          </table:table-cell>
          <table:table-cell office:value-type="float" office:value="0.0000000005053882">
            <text:p>5.05E-010</text:p>
          </table:table-cell>
          <table:table-cell office:value-type="float" office:value="0.00000000003955367">
            <text:p>3.96E-011</text:p>
          </table:table-cell>
          <table:table-cell office:value-type="float" office:value="52.55203">
            <text:p>52.55203</text:p>
          </table:table-cell>
          <table:table-cell office:value-type="float" office:value="22.65371">
            <text:p>22.65371</text:p>
          </table:table-cell>
          <table:table-cell office:value-type="float" office:value="0.007038227">
            <text:p>0.007038227</text:p>
          </table:table-cell>
          <table:table-cell office:value-type="float" office:value="0.0005508394">
            <text:p>0.0005508394</text:p>
          </table:table-cell>
          <table:table-cell table:number-columns-repeated="3"/>
        </table:table-row>
        <table:table-row table:style-name="ro1">
          <table:table-cell office:value-type="string">
            <text:p>SWH_UP_C_T0</text:p>
          </table:table-cell>
          <table:table-cell office:value-type="float" office:value="64004">
            <text:p>64004</text:p>
          </table:table-cell>
          <table:table-cell office:value-type="time" office:time-value="PT14H37M58S">
            <text:p>02:37:58 PM</text:p>
          </table:table-cell>
          <table:table-cell office:value-type="float" office:value="0.00000007156903">
            <text:p>7.16E-008</text:p>
          </table:table-cell>
          <table:table-cell office:value-type="float" office:value="0.00000003098357">
            <text:p>3.10E-008</text:p>
          </table:table-cell>
          <table:table-cell office:value-type="float" office:value="0.000000001368315">
            <text:p>1.37E-009</text:p>
          </table:table-cell>
          <table:table-cell office:value-type="float" office:value="0.00000000050322">
            <text:p>5.03E-010</text:p>
          </table:table-cell>
          <table:table-cell office:value-type="float" office:value="0.0000000000400498">
            <text:p>4.00E-011</text:p>
          </table:table-cell>
          <table:table-cell office:value-type="float" office:value="52.30451">
            <text:p>52.30451</text:p>
          </table:table-cell>
          <table:table-cell office:value-type="float" office:value="22.6436">
            <text:p>22.6436</text:p>
          </table:table-cell>
          <table:table-cell office:value-type="float" office:value="0.007031254">
            <text:p>0.007031254</text:p>
          </table:table-cell>
          <table:table-cell office:value-type="float" office:value="0.0005595968">
            <text:p>0.0005595968</text:p>
          </table:table-cell>
          <table:table-cell table:number-columns-repeated="3"/>
        </table:table-row>
        <table:table-row table:style-name="ro1">
          <table:table-cell office:value-type="string">
            <text:p>SWH_UP_C_T1</text:p>
          </table:table-cell>
          <table:table-cell office:value-type="float" office:value="64251">
            <text:p>64251</text:p>
          </table:table-cell>
          <table:table-cell office:value-type="time" office:time-value="PT14H39M14S">
            <text:p>02:39:14 PM</text:p>
          </table:table-cell>
          <table:table-cell office:value-type="float" office:value="0.00000007197557">
            <text:p>7.20E-008</text:p>
          </table:table-cell>
          <table:table-cell office:value-type="float" office:value="0.00000003105999">
            <text:p>3.11E-008</text:p>
          </table:table-cell>
          <table:table-cell office:value-type="float" office:value="0.000000001372663">
            <text:p>1.37E-009</text:p>
          </table:table-cell>
          <table:table-cell office:value-type="float" office:value="0.0000000005180442">
            <text:p>5.18E-010</text:p>
          </table:table-cell>
          <table:table-cell office:value-type="float" office:value="0.00000000004003099">
            <text:p>4.00E-011</text:p>
          </table:table-cell>
          <table:table-cell office:value-type="float" office:value="52.43501">
            <text:p>52.43501</text:p>
          </table:table-cell>
          <table:table-cell office:value-type="float" office:value="22.62755">
            <text:p>22.62755</text:p>
          </table:table-cell>
          <table:table-cell office:value-type="float" office:value="0.007197501">
            <text:p>0.007197501</text:p>
          </table:table-cell>
          <table:table-cell office:value-type="float" office:value="0.0005561747">
            <text:p>0.0005561747</text:p>
          </table:table-cell>
          <table:table-cell table:number-columns-repeated="3"/>
        </table:table-row>
        <table:table-row table:style-name="ro1">
          <table:table-cell office:value-type="string">
            <text:p>SWH_UP_C_T1</text:p>
          </table:table-cell>
          <table:table-cell office:value-type="float" office:value="64279">
            <text:p>64279</text:p>
          </table:table-cell>
          <table:table-cell office:value-type="time" office:time-value="PT14H39M23S">
            <text:p>02:39:23 PM</text:p>
          </table:table-cell>
          <table:table-cell office:value-type="float" office:value="0.00000007189642">
            <text:p>7.19E-008</text:p>
          </table:table-cell>
          <table:table-cell office:value-type="float" office:value="0.00000003104989">
            <text:p>3.10E-008</text:p>
          </table:table-cell>
          <table:table-cell office:value-type="float" office:value="0.000000001367705">
            <text:p>1.37E-009</text:p>
          </table:table-cell>
          <table:table-cell office:value-type="float" office:value="0.0000000005167529">
            <text:p>5.17E-010</text:p>
          </table:table-cell>
          <table:table-cell office:value-type="float" office:value="0.00000000004021384">
            <text:p>4.02E-011</text:p>
          </table:table-cell>
          <table:table-cell office:value-type="float" office:value="52.5672">
            <text:p>52.5672</text:p>
          </table:table-cell>
          <table:table-cell office:value-type="float" office:value="22.70218">
            <text:p>22.70218</text:p>
          </table:table-cell>
          <table:table-cell office:value-type="float" office:value="0.007187463">
            <text:p>0.007187463</text:p>
          </table:table-cell>
          <table:table-cell office:value-type="float" office:value="0.0005593301">
            <text:p>0.0005593301</text:p>
          </table:table-cell>
          <table:table-cell table:number-columns-repeated="3"/>
        </table:table-row>
        <table:table-row table:style-name="ro1">
          <table:table-cell office:value-type="string">
            <text:p>SWH_UP_C_T1</text:p>
          </table:table-cell>
          <table:table-cell office:value-type="float" office:value="64303">
            <text:p>64303</text:p>
          </table:table-cell>
          <table:table-cell office:value-type="time" office:time-value="PT14H39M30S">
            <text:p>02:39:30 PM</text:p>
          </table:table-cell>
          <table:table-cell office:value-type="float" office:value="0.0000000718289">
            <text:p>7.18E-008</text:p>
          </table:table-cell>
          <table:table-cell office:value-type="float" office:value="0.0000000310925">
            <text:p>3.11E-008</text:p>
          </table:table-cell>
          <table:table-cell office:value-type="float" office:value="0.000000001368955">
            <text:p>1.37E-009</text:p>
          </table:table-cell>
          <table:table-cell office:value-type="float" office:value="0.000000000516152">
            <text:p>5.16E-010</text:p>
          </table:table-cell>
          <table:table-cell office:value-type="float" office:value="0.00000000004036109">
            <text:p>4.04E-011</text:p>
          </table:table-cell>
          <table:table-cell office:value-type="float" office:value="52.46989">
            <text:p>52.46989</text:p>
          </table:table-cell>
          <table:table-cell office:value-type="float" office:value="22.71259">
            <text:p>22.71259</text:p>
          </table:table-cell>
          <table:table-cell office:value-type="float" office:value="0.007185854">
            <text:p>0.007185854</text:p>
          </table:table-cell>
          <table:table-cell office:value-type="float" office:value="0.000561906">
            <text:p>0.000561906</text:p>
          </table:table-cell>
          <table:table-cell table:number-columns-repeated="3"/>
        </table:table-row>
        <table:table-row table:style-name="ro1">
          <table:table-cell office:value-type="string">
            <text:p>SWH_UP_C_T2</text:p>
          </table:table-cell>
          <table:table-cell office:value-type="float" office:value="64629">
            <text:p>64629</text:p>
          </table:table-cell>
          <table:table-cell office:value-type="time" office:time-value="PT14H41M09S">
            <text:p>02:41:09 PM</text:p>
          </table:table-cell>
          <table:table-cell office:value-type="float" office:value="0.00000007167048">
            <text:p>7.17E-008</text:p>
          </table:table-cell>
          <table:table-cell office:value-type="float" office:value="0.00000003097185">
            <text:p>3.10E-008</text:p>
          </table:table-cell>
          <table:table-cell office:value-type="float" office:value="0.000000001368615">
            <text:p>1.37E-009</text:p>
          </table:table-cell>
          <table:table-cell office:value-type="float" office:value="0.0000000005136389">
            <text:p>5.14E-010</text:p>
          </table:table-cell>
          <table:table-cell office:value-type="float" office:value="0.00000000004000675">
            <text:p>4.00E-011</text:p>
          </table:table-cell>
          <table:table-cell office:value-type="float" office:value="52.36715">
            <text:p>52.36715</text:p>
          </table:table-cell>
          <table:table-cell office:value-type="float" office:value="22.63006">
            <text:p>22.63006</text:p>
          </table:table-cell>
          <table:table-cell office:value-type="float" office:value="0.007166672">
            <text:p>0.007166672</text:p>
          </table:table-cell>
          <table:table-cell office:value-type="float" office:value="0.000558204">
            <text:p>0.000558204</text:p>
          </table:table-cell>
          <table:table-cell table:number-columns-repeated="3"/>
        </table:table-row>
        <table:table-row table:style-name="ro1">
          <table:table-cell office:value-type="string">
            <text:p>SWH_UP_C_T2</text:p>
          </table:table-cell>
          <table:table-cell office:value-type="float" office:value="64663">
            <text:p>64663</text:p>
          </table:table-cell>
          <table:table-cell office:value-type="time" office:time-value="PT14H41M20S">
            <text:p>02:41:20 PM</text:p>
          </table:table-cell>
          <table:table-cell office:value-type="float" office:value="0.00000007174386">
            <text:p>7.17E-008</text:p>
          </table:table-cell>
          <table:table-cell office:value-type="float" office:value="0.00000003102369">
            <text:p>3.10E-008</text:p>
          </table:table-cell>
          <table:table-cell office:value-type="float" office:value="0.000000001366816">
            <text:p>1.37E-009</text:p>
          </table:table-cell>
          <table:table-cell office:value-type="float" office:value="0.0000000005146765">
            <text:p>5.15E-010</text:p>
          </table:table-cell>
          <table:table-cell office:value-type="float" office:value="0.0000000000401059">
            <text:p>4.01E-011</text:p>
          </table:table-cell>
          <table:table-cell office:value-type="float" office:value="52.48977">
            <text:p>52.48977</text:p>
          </table:table-cell>
          <table:table-cell office:value-type="float" office:value="22.69778">
            <text:p>22.69778</text:p>
          </table:table-cell>
          <table:table-cell office:value-type="float" office:value="0.007173805">
            <text:p>0.007173805</text:p>
          </table:table-cell>
          <table:table-cell office:value-type="float" office:value="0.0005590151">
            <text:p>0.0005590151</text:p>
          </table:table-cell>
          <table:table-cell table:number-columns-repeated="3"/>
        </table:table-row>
        <table:table-row table:style-name="ro1">
          <table:table-cell office:value-type="string">
            <text:p>SWH_UP_C_T2</text:p>
          </table:table-cell>
          <table:table-cell office:value-type="float" office:value="64698">
            <text:p>64698</text:p>
          </table:table-cell>
          <table:table-cell office:value-type="time" office:time-value="PT14H41M30S">
            <text:p>02:41:30 PM</text:p>
          </table:table-cell>
          <table:table-cell office:value-type="float" office:value="0.00000007173513">
            <text:p>7.17E-008</text:p>
          </table:table-cell>
          <table:table-cell office:value-type="float" office:value="0.00000003116483">
            <text:p>3.12E-008</text:p>
          </table:table-cell>
          <table:table-cell office:value-type="float" office:value="0.000000001369434">
            <text:p>1.37E-009</text:p>
          </table:table-cell>
          <table:table-cell office:value-type="float" office:value="0.0000000005142267">
            <text:p>5.14E-010</text:p>
          </table:table-cell>
          <table:table-cell office:value-type="float" office:value="0.0000000000399933">
            <text:p>4.00E-011</text:p>
          </table:table-cell>
          <table:table-cell office:value-type="float" office:value="52.38306">
            <text:p>52.38306</text:p>
          </table:table-cell>
          <table:table-cell office:value-type="float" office:value="22.75746">
            <text:p>22.75746</text:p>
          </table:table-cell>
          <table:table-cell office:value-type="float" office:value="0.007168408">
            <text:p>0.007168408</text:p>
          </table:table-cell>
          <table:table-cell office:value-type="float" office:value="0.0005575134">
            <text:p>0.0005575134</text:p>
          </table:table-cell>
          <table:table-cell table:number-columns-repeated="3"/>
        </table:table-row>
        <table:table-row table:style-name="ro1">
          <table:table-cell office:value-type="string">
            <text:p>SWH_UP_C_T3</text:p>
          </table:table-cell>
          <table:table-cell office:value-type="float" office:value="65017">
            <text:p>65017</text:p>
          </table:table-cell>
          <table:table-cell office:value-type="time" office:time-value="PT14H43M08S">
            <text:p>02:43:08 PM</text:p>
          </table:table-cell>
          <table:table-cell office:value-type="float" office:value="0.0000000716208">
            <text:p>7.16E-008</text:p>
          </table:table-cell>
          <table:table-cell office:value-type="float" office:value="0.00000003095314">
            <text:p>3.10E-008</text:p>
          </table:table-cell>
          <table:table-cell office:value-type="float" office:value="0.000000001375313">
            <text:p>1.38E-009</text:p>
          </table:table-cell>
          <table:table-cell office:value-type="float" office:value="0.000000000511562">
            <text:p>5.12E-010</text:p>
          </table:table-cell>
          <table:table-cell office:value-type="float" office:value="0.00000000004009125">
            <text:p>4.01E-011</text:p>
          </table:table-cell>
          <table:table-cell office:value-type="float" office:value="52.07599">
            <text:p>52.07599</text:p>
          </table:table-cell>
          <table:table-cell office:value-type="float" office:value="22.50624">
            <text:p>22.50624</text:p>
          </table:table-cell>
          <table:table-cell office:value-type="float" office:value="0.007142646">
            <text:p>0.007142646</text:p>
          </table:table-cell>
          <table:table-cell office:value-type="float" office:value="0.000559771">
            <text:p>0.000559771</text:p>
          </table:table-cell>
          <table:table-cell table:number-columns-repeated="3"/>
        </table:table-row>
        <table:table-row table:style-name="ro1">
          <table:table-cell office:value-type="string">
            <text:p>SWH_UP_C_T3</text:p>
          </table:table-cell>
          <table:table-cell office:value-type="float" office:value="65047">
            <text:p>65047</text:p>
          </table:table-cell>
          <table:table-cell office:value-type="time" office:time-value="PT14H43M17S">
            <text:p>02:43:17 PM</text:p>
          </table:table-cell>
          <table:table-cell office:value-type="float" office:value="0.00000007147453">
            <text:p>7.15E-008</text:p>
          </table:table-cell>
          <table:table-cell office:value-type="float" office:value="0.00000003097983">
            <text:p>3.10E-008</text:p>
          </table:table-cell>
          <table:table-cell office:value-type="float" office:value="0.000000001374764">
            <text:p>1.37E-009</text:p>
          </table:table-cell>
          <table:table-cell office:value-type="float" office:value="0.0000000005109675">
            <text:p>5.11E-010</text:p>
          </table:table-cell>
          <table:table-cell office:value-type="float" office:value="0.00000000003939049">
            <text:p>3.94E-011</text:p>
          </table:table-cell>
          <table:table-cell office:value-type="float" office:value="51.99039">
            <text:p>51.99039</text:p>
          </table:table-cell>
          <table:table-cell office:value-type="float" office:value="22.53465">
            <text:p>22.53465</text:p>
          </table:table-cell>
          <table:table-cell office:value-type="float" office:value="0.007148946">
            <text:p>0.007148946</text:p>
          </table:table-cell>
          <table:table-cell office:value-type="float" office:value="0.0005511123">
            <text:p>0.0005511123</text:p>
          </table:table-cell>
          <table:table-cell table:number-columns-repeated="3"/>
        </table:table-row>
        <table:table-row table:style-name="ro1">
          <table:table-cell office:value-type="string">
            <text:p>SWH_UP_C_T3</text:p>
          </table:table-cell>
          <table:table-cell office:value-type="float" office:value="65071">
            <text:p>65071</text:p>
          </table:table-cell>
          <table:table-cell office:value-type="time" office:time-value="PT14H43M24S">
            <text:p>02:43:24 PM</text:p>
          </table:table-cell>
          <table:table-cell office:value-type="float" office:value="0.00000007137073">
            <text:p>7.14E-008</text:p>
          </table:table-cell>
          <table:table-cell office:value-type="float" office:value="0.00000003105215">
            <text:p>3.11E-008</text:p>
          </table:table-cell>
          <table:table-cell office:value-type="float" office:value="0.000000001374993">
            <text:p>1.37E-009</text:p>
          </table:table-cell>
          <table:table-cell office:value-type="float" office:value="0.000000000508535">
            <text:p>5.09E-010</text:p>
          </table:table-cell>
          <table:table-cell office:value-type="float" office:value="0.0000000000402129">
            <text:p>4.02E-011</text:p>
          </table:table-cell>
          <table:table-cell office:value-type="float" office:value="51.90624">
            <text:p>51.90624</text:p>
          </table:table-cell>
          <table:table-cell office:value-type="float" office:value="22.5835">
            <text:p>22.5835</text:p>
          </table:table-cell>
          <table:table-cell office:value-type="float" office:value="0.007125261">
            <text:p>0.007125261</text:p>
          </table:table-cell>
          <table:table-cell office:value-type="float" office:value="0.0005634369">
            <text:p>0.000563436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5405">
            <text:p>65405</text:p>
          </table:table-cell>
          <table:table-cell office:value-type="time" office:time-value="PT14H45M07S">
            <text:p>02:45:07 PM</text:p>
          </table:table-cell>
          <table:table-cell office:value-type="float" office:value="0.00000007729397">
            <text:p>7.73E-008</text:p>
          </table:table-cell>
          <table:table-cell office:value-type="float" office:value="0.00000003768428">
            <text:p>3.77E-008</text:p>
          </table:table-cell>
          <table:table-cell office:value-type="float" office:value="0.000000001512597">
            <text:p>1.51E-009</text:p>
          </table:table-cell>
          <table:table-cell office:value-type="float" office:value="0.0000000005418243">
            <text:p>5.42E-010</text:p>
          </table:table-cell>
          <table:table-cell office:value-type="float" office:value="0.00000000004310423">
            <text:p>4.31E-011</text:p>
          </table:table-cell>
          <table:table-cell office:value-type="float" office:value="51.10017">
            <text:p>51.10017</text:p>
          </table:table-cell>
          <table:table-cell office:value-type="float" office:value="24.91363">
            <text:p>24.91363</text:p>
          </table:table-cell>
          <table:table-cell office:value-type="float" office:value="0.007009917">
            <text:p>0.007009917</text:p>
          </table:table-cell>
          <table:table-cell office:value-type="float" office:value="0.0005576661">
            <text:p>0.000557666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5442">
            <text:p>65442</text:p>
          </table:table-cell>
          <table:table-cell office:value-type="time" office:time-value="PT14H45M18S">
            <text:p>02:45:18 PM</text:p>
          </table:table-cell>
          <table:table-cell office:value-type="float" office:value="0.00000007731854">
            <text:p>7.73E-008</text:p>
          </table:table-cell>
          <table:table-cell office:value-type="float" office:value="0.0000000377463">
            <text:p>3.77E-008</text:p>
          </table:table-cell>
          <table:table-cell office:value-type="float" office:value="0.000000001512039">
            <text:p>1.51E-009</text:p>
          </table:table-cell>
          <table:table-cell office:value-type="float" office:value="0.0000000005418541">
            <text:p>5.42E-010</text:p>
          </table:table-cell>
          <table:table-cell office:value-type="float" office:value="0.00000000004344828">
            <text:p>4.34E-011</text:p>
          </table:table-cell>
          <table:table-cell office:value-type="float" office:value="51.1353">
            <text:p>51.1353</text:p>
          </table:table-cell>
          <table:table-cell office:value-type="float" office:value="24.96385">
            <text:p>24.96385</text:p>
          </table:table-cell>
          <table:table-cell office:value-type="float" office:value="0.007008074">
            <text:p>0.007008074</text:p>
          </table:table-cell>
          <table:table-cell office:value-type="float" office:value="0.0005619387">
            <text:p>0.000561938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5464">
            <text:p>65464</text:p>
          </table:table-cell>
          <table:table-cell office:value-type="time" office:time-value="PT14H45M25S">
            <text:p>02:45:25 PM</text:p>
          </table:table-cell>
          <table:table-cell office:value-type="float" office:value="0.00000007731167">
            <text:p>7.73E-008</text:p>
          </table:table-cell>
          <table:table-cell office:value-type="float" office:value="0.00000003773235">
            <text:p>3.77E-008</text:p>
          </table:table-cell>
          <table:table-cell office:value-type="float" office:value="0.000000001510822">
            <text:p>1.51E-009</text:p>
          </table:table-cell>
          <table:table-cell office:value-type="float" office:value="0.0000000005428378">
            <text:p>5.43E-010</text:p>
          </table:table-cell>
          <table:table-cell office:value-type="float" office:value="0.00000000004304853">
            <text:p>4.30E-011</text:p>
          </table:table-cell>
          <table:table-cell office:value-type="float" office:value="51.17192">
            <text:p>51.17192</text:p>
          </table:table-cell>
          <table:table-cell office:value-type="float" office:value="24.97471">
            <text:p>24.97471</text:p>
          </table:table-cell>
          <table:table-cell office:value-type="float" office:value="0.007021421">
            <text:p>0.007021421</text:p>
          </table:table-cell>
          <table:table-cell office:value-type="float" office:value="0.000556818">
            <text:p>0.000556818</text:p>
          </table:table-cell>
          <table:table-cell table:number-columns-repeated="3"/>
        </table:table-row>
        <table:table-row table:style-name="ro1">
          <table:table-cell office:value-type="string">
            <text:p>SWH_TR_A_T0</text:p>
          </table:table-cell>
          <table:table-cell office:value-type="float" office:value="65716">
            <text:p>65716</text:p>
          </table:table-cell>
          <table:table-cell office:value-type="time" office:time-value="PT14H46M44S">
            <text:p>02:46:44 PM</text:p>
          </table:table-cell>
          <table:table-cell office:value-type="float" office:value="0.00000007207952">
            <text:p>7.21E-008</text:p>
          </table:table-cell>
          <table:table-cell office:value-type="float" office:value="0.00000003175843">
            <text:p>3.18E-008</text:p>
          </table:table-cell>
          <table:table-cell office:value-type="float" office:value="0.00000000139189">
            <text:p>1.39E-009</text:p>
          </table:table-cell>
          <table:table-cell office:value-type="float" office:value="0.0000000005056272">
            <text:p>5.06E-010</text:p>
          </table:table-cell>
          <table:table-cell office:value-type="float" office:value="0.00000000004059656">
            <text:p>4.06E-011</text:p>
          </table:table-cell>
          <table:table-cell office:value-type="float" office:value="51.78534">
            <text:p>51.78534</text:p>
          </table:table-cell>
          <table:table-cell office:value-type="float" office:value="22.81676">
            <text:p>22.81676</text:p>
          </table:table-cell>
          <table:table-cell office:value-type="float" office:value="0.007014852">
            <text:p>0.007014852</text:p>
          </table:table-cell>
          <table:table-cell office:value-type="float" office:value="0.000563219">
            <text:p>0.000563219</text:p>
          </table:table-cell>
          <table:table-cell table:number-columns-repeated="3"/>
        </table:table-row>
        <table:table-row table:style-name="ro1">
          <table:table-cell office:value-type="string">
            <text:p>SWH_TR_A_T0</text:p>
          </table:table-cell>
          <table:table-cell office:value-type="float" office:value="65741">
            <text:p>65741</text:p>
          </table:table-cell>
          <table:table-cell office:value-type="time" office:time-value="PT14H46M52S">
            <text:p>02:46:52 PM</text:p>
          </table:table-cell>
          <table:table-cell office:value-type="float" office:value="0.00000007201529">
            <text:p>7.20E-008</text:p>
          </table:table-cell>
          <table:table-cell office:value-type="float" office:value="0.00000003162966">
            <text:p>3.16E-008</text:p>
          </table:table-cell>
          <table:table-cell office:value-type="float" office:value="0.000000001391949">
            <text:p>1.39E-009</text:p>
          </table:table-cell>
          <table:table-cell office:value-type="float" office:value="0.0000000005048789">
            <text:p>5.05E-010</text:p>
          </table:table-cell>
          <table:table-cell office:value-type="float" office:value="0.00000000004031394">
            <text:p>4.03E-011</text:p>
          </table:table-cell>
          <table:table-cell office:value-type="float" office:value="51.737">
            <text:p>51.737</text:p>
          </table:table-cell>
          <table:table-cell office:value-type="float" office:value="22.72329">
            <text:p>22.72329</text:p>
          </table:table-cell>
          <table:table-cell office:value-type="float" office:value="0.007010717">
            <text:p>0.007010717</text:p>
          </table:table-cell>
          <table:table-cell office:value-type="float" office:value="0.000559797">
            <text:p>0.000559797</text:p>
          </table:table-cell>
          <table:table-cell table:number-columns-repeated="3"/>
        </table:table-row>
        <table:table-row table:style-name="ro1">
          <table:table-cell office:value-type="string">
            <text:p>SWH_TR_A_T0</text:p>
          </table:table-cell>
          <table:table-cell office:value-type="float" office:value="65777">
            <text:p>65777</text:p>
          </table:table-cell>
          <table:table-cell office:value-type="time" office:time-value="PT14H47M03S">
            <text:p>02:47:03 PM</text:p>
          </table:table-cell>
          <table:table-cell office:value-type="float" office:value="0.00000007216182">
            <text:p>7.22E-008</text:p>
          </table:table-cell>
          <table:table-cell office:value-type="float" office:value="0.00000003168464">
            <text:p>3.17E-008</text:p>
          </table:table-cell>
          <table:table-cell office:value-type="float" office:value="0.000000001393032">
            <text:p>1.39E-009</text:p>
          </table:table-cell>
          <table:table-cell office:value-type="float" office:value="0.0000000005063239">
            <text:p>5.06E-010</text:p>
          </table:table-cell>
          <table:table-cell office:value-type="float" office:value="0.00000000003991825">
            <text:p>3.99E-011</text:p>
          </table:table-cell>
          <table:table-cell office:value-type="float" office:value="51.80199">
            <text:p>51.80199</text:p>
          </table:table-cell>
          <table:table-cell office:value-type="float" office:value="22.74509">
            <text:p>22.74509</text:p>
          </table:table-cell>
          <table:table-cell office:value-type="float" office:value="0.007016507">
            <text:p>0.007016507</text:p>
          </table:table-cell>
          <table:table-cell office:value-type="float" office:value="0.0005531769">
            <text:p>0.0005531769</text:p>
          </table:table-cell>
          <table:table-cell table:number-columns-repeated="3"/>
        </table:table-row>
        <table:table-row table:style-name="ro1">
          <table:table-cell office:value-type="string">
            <text:p>SWH_TR_A_T1</text:p>
          </table:table-cell>
          <table:table-cell office:value-type="float" office:value="66077">
            <text:p>66077</text:p>
          </table:table-cell>
          <table:table-cell office:value-type="time" office:time-value="PT14H48M34S">
            <text:p>02:48:34 PM</text:p>
          </table:table-cell>
          <table:table-cell office:value-type="float" office:value="0.00000007250069">
            <text:p>7.25E-008</text:p>
          </table:table-cell>
          <table:table-cell office:value-type="float" office:value="0.00000003219279">
            <text:p>3.22E-008</text:p>
          </table:table-cell>
          <table:table-cell office:value-type="float" office:value="0.000000001401734">
            <text:p>1.40E-009</text:p>
          </table:table-cell>
          <table:table-cell office:value-type="float" office:value="0.0000000005598728">
            <text:p>5.60E-010</text:p>
          </table:table-cell>
          <table:table-cell office:value-type="float" office:value="0.00000000004271188">
            <text:p>4.27E-011</text:p>
          </table:table-cell>
          <table:table-cell office:value-type="float" office:value="51.72215">
            <text:p>51.72215</text:p>
          </table:table-cell>
          <table:table-cell office:value-type="float" office:value="22.9664">
            <text:p>22.9664</text:p>
          </table:table-cell>
          <table:table-cell office:value-type="float" office:value="0.00772231">
            <text:p>0.00772231</text:p>
          </table:table-cell>
          <table:table-cell office:value-type="float" office:value="0.0005891238">
            <text:p>0.0005891238</text:p>
          </table:table-cell>
          <table:table-cell table:number-columns-repeated="3"/>
        </table:table-row>
        <table:table-row table:style-name="ro1">
          <table:table-cell office:value-type="string">
            <text:p>SWH_TR_A_T1</text:p>
          </table:table-cell>
          <table:table-cell office:value-type="float" office:value="66100">
            <text:p>66100</text:p>
          </table:table-cell>
          <table:table-cell office:value-type="time" office:time-value="PT14H48M41S">
            <text:p>02:48:41 PM</text:p>
          </table:table-cell>
          <table:table-cell office:value-type="float" office:value="0.00000007251417">
            <text:p>7.25E-008</text:p>
          </table:table-cell>
          <table:table-cell office:value-type="float" office:value="0.00000003218963">
            <text:p>3.22E-008</text:p>
          </table:table-cell>
          <table:table-cell office:value-type="float" office:value="0.000000001404027">
            <text:p>1.40E-009</text:p>
          </table:table-cell>
          <table:table-cell office:value-type="float" office:value="0.0000000005588036">
            <text:p>5.59E-010</text:p>
          </table:table-cell>
          <table:table-cell office:value-type="float" office:value="0.00000000004258817">
            <text:p>4.26E-011</text:p>
          </table:table-cell>
          <table:table-cell office:value-type="float" office:value="51.64726">
            <text:p>51.64726</text:p>
          </table:table-cell>
          <table:table-cell office:value-type="float" office:value="22.92664">
            <text:p>22.92664</text:p>
          </table:table-cell>
          <table:table-cell office:value-type="float" office:value="0.00770613">
            <text:p>0.00770613</text:p>
          </table:table-cell>
          <table:table-cell office:value-type="float" office:value="0.0005873083">
            <text:p>0.0005873083</text:p>
          </table:table-cell>
          <table:table-cell table:number-columns-repeated="3"/>
        </table:table-row>
        <table:table-row table:style-name="ro1">
          <table:table-cell office:value-type="string">
            <text:p>SWH_TR_A_T1</text:p>
          </table:table-cell>
          <table:table-cell office:value-type="float" office:value="66129">
            <text:p>66129</text:p>
          </table:table-cell>
          <table:table-cell office:value-type="time" office:time-value="PT14H48M50S">
            <text:p>02:48:50 PM</text:p>
          </table:table-cell>
          <table:table-cell office:value-type="float" office:value="0.00000007251028">
            <text:p>7.25E-008</text:p>
          </table:table-cell>
          <table:table-cell office:value-type="float" office:value="0.00000003221925">
            <text:p>3.22E-008</text:p>
          </table:table-cell>
          <table:table-cell office:value-type="float" office:value="0.000000001404752">
            <text:p>1.40E-009</text:p>
          </table:table-cell>
          <table:table-cell office:value-type="float" office:value="0.0000000005587587">
            <text:p>5.59E-010</text:p>
          </table:table-cell>
          <table:table-cell office:value-type="float" office:value="0.00000000004270131">
            <text:p>4.27E-011</text:p>
          </table:table-cell>
          <table:table-cell office:value-type="float" office:value="51.61786">
            <text:p>51.61786</text:p>
          </table:table-cell>
          <table:table-cell office:value-type="float" office:value="22.93591">
            <text:p>22.93591</text:p>
          </table:table-cell>
          <table:table-cell office:value-type="float" office:value="0.007705923">
            <text:p>0.007705923</text:p>
          </table:table-cell>
          <table:table-cell office:value-type="float" office:value="0.0005889001">
            <text:p>0.0005889001</text:p>
          </table:table-cell>
          <table:table-cell table:number-columns-repeated="3"/>
        </table:table-row>
        <table:table-row table:style-name="ro1">
          <table:table-cell office:value-type="string">
            <text:p>SWH_TR_A_T2</text:p>
          </table:table-cell>
          <table:table-cell office:value-type="float" office:value="66400">
            <text:p>66400</text:p>
          </table:table-cell>
          <table:table-cell office:value-type="time" office:time-value="PT14H50M13S">
            <text:p>02:50:13 PM</text:p>
          </table:table-cell>
          <table:table-cell office:value-type="float" office:value="0.00000007281727">
            <text:p>7.28E-008</text:p>
          </table:table-cell>
          <table:table-cell office:value-type="float" office:value="0.00000003229531">
            <text:p>3.23E-008</text:p>
          </table:table-cell>
          <table:table-cell office:value-type="float" office:value="0.000000001407848">
            <text:p>1.41E-009</text:p>
          </table:table-cell>
          <table:table-cell office:value-type="float" office:value="0.0000000005714345">
            <text:p>5.71E-010</text:p>
          </table:table-cell>
          <table:table-cell office:value-type="float" office:value="0.00000000004282376">
            <text:p>4.28E-011</text:p>
          </table:table-cell>
          <table:table-cell office:value-type="float" office:value="51.72239">
            <text:p>51.72239</text:p>
          </table:table-cell>
          <table:table-cell office:value-type="float" office:value="22.93949">
            <text:p>22.93949</text:p>
          </table:table-cell>
          <table:table-cell office:value-type="float" office:value="0.007847513">
            <text:p>0.007847513</text:p>
          </table:table-cell>
          <table:table-cell office:value-type="float" office:value="0.000588099">
            <text:p>0.000588099</text:p>
          </table:table-cell>
          <table:table-cell table:number-columns-repeated="3"/>
        </table:table-row>
        <table:table-row table:style-name="ro1">
          <table:table-cell office:value-type="string">
            <text:p>SWH_TR_A_T2</text:p>
          </table:table-cell>
          <table:table-cell office:value-type="float" office:value="66429">
            <text:p>66429</text:p>
          </table:table-cell>
          <table:table-cell office:value-type="time" office:time-value="PT14H50M22S">
            <text:p>02:50:22 PM</text:p>
          </table:table-cell>
          <table:table-cell office:value-type="float" office:value="0.00000007287625">
            <text:p>7.29E-008</text:p>
          </table:table-cell>
          <table:table-cell office:value-type="float" office:value="0.00000003235313">
            <text:p>3.24E-008</text:p>
          </table:table-cell>
          <table:table-cell office:value-type="float" office:value="0.000000001409089">
            <text:p>1.41E-009</text:p>
          </table:table-cell>
          <table:table-cell office:value-type="float" office:value="0.0000000005715713">
            <text:p>5.72E-010</text:p>
          </table:table-cell>
          <table:table-cell office:value-type="float" office:value="0.00000000004291076">
            <text:p>4.29E-011</text:p>
          </table:table-cell>
          <table:table-cell office:value-type="float" office:value="51.71872">
            <text:p>51.71872</text:p>
          </table:table-cell>
          <table:table-cell office:value-type="float" office:value="22.96033">
            <text:p>22.96033</text:p>
          </table:table-cell>
          <table:table-cell office:value-type="float" office:value="0.00784304">
            <text:p>0.00784304</text:p>
          </table:table-cell>
          <table:table-cell office:value-type="float" office:value="0.0005888168">
            <text:p>0.0005888168</text:p>
          </table:table-cell>
          <table:table-cell table:number-columns-repeated="3"/>
        </table:table-row>
        <table:table-row table:style-name="ro1">
          <table:table-cell office:value-type="string">
            <text:p>SWH_TR_A_T2</text:p>
          </table:table-cell>
          <table:table-cell office:value-type="float" office:value="66464">
            <text:p>66464</text:p>
          </table:table-cell>
          <table:table-cell office:value-type="time" office:time-value="PT14H50M33S">
            <text:p>02:50:33 PM</text:p>
          </table:table-cell>
          <table:table-cell office:value-type="float" office:value="0.00000007286749">
            <text:p>7.29E-008</text:p>
          </table:table-cell>
          <table:table-cell office:value-type="float" office:value="0.00000003234942">
            <text:p>3.23E-008</text:p>
          </table:table-cell>
          <table:table-cell office:value-type="float" office:value="0.000000001406403">
            <text:p>1.41E-009</text:p>
          </table:table-cell>
          <table:table-cell office:value-type="float" office:value="0.0000000005704582">
            <text:p>5.70E-010</text:p>
          </table:table-cell>
          <table:table-cell office:value-type="float" office:value="0.00000000004304597">
            <text:p>4.30E-011</text:p>
          </table:table-cell>
          <table:table-cell office:value-type="float" office:value="51.81124">
            <text:p>51.81124</text:p>
          </table:table-cell>
          <table:table-cell office:value-type="float" office:value="23.00153">
            <text:p>23.00153</text:p>
          </table:table-cell>
          <table:table-cell office:value-type="float" office:value="0.007828707">
            <text:p>0.007828707</text:p>
          </table:table-cell>
          <table:table-cell office:value-type="float" office:value="0.0005907431">
            <text:p>0.0005907431</text:p>
          </table:table-cell>
          <table:table-cell table:number-columns-repeated="3"/>
        </table:table-row>
        <table:table-row table:style-name="ro1">
          <table:table-cell office:value-type="string">
            <text:p>SWH_TR_A_T3</text:p>
          </table:table-cell>
          <table:table-cell office:value-type="float" office:value="66724">
            <text:p>66724</text:p>
          </table:table-cell>
          <table:table-cell office:value-type="time" office:time-value="PT14H51M52S">
            <text:p>02:51:52 PM</text:p>
          </table:table-cell>
          <table:table-cell office:value-type="float" office:value="0.00000007294012">
            <text:p>7.29E-008</text:p>
          </table:table-cell>
          <table:table-cell office:value-type="float" office:value="0.00000003226981">
            <text:p>3.23E-008</text:p>
          </table:table-cell>
          <table:table-cell office:value-type="float" office:value="0.000000001407592">
            <text:p>1.41E-009</text:p>
          </table:table-cell>
          <table:table-cell office:value-type="float" office:value="0.000000000613456">
            <text:p>6.13E-010</text:p>
          </table:table-cell>
          <table:table-cell office:value-type="float" office:value="0.00000000004632822">
            <text:p>4.63E-011</text:p>
          </table:table-cell>
          <table:table-cell office:value-type="float" office:value="51.81907">
            <text:p>51.81907</text:p>
          </table:table-cell>
          <table:table-cell office:value-type="float" office:value="22.92554">
            <text:p>22.92554</text:p>
          </table:table-cell>
          <table:table-cell office:value-type="float" office:value="0.008410406">
            <text:p>0.008410406</text:p>
          </table:table-cell>
          <table:table-cell office:value-type="float" office:value="0.0006351541">
            <text:p>0.0006351541</text:p>
          </table:table-cell>
          <table:table-cell table:number-columns-repeated="3"/>
        </table:table-row>
        <table:table-row table:style-name="ro1">
          <table:table-cell office:value-type="string">
            <text:p>SWH_TR_A_T3</text:p>
          </table:table-cell>
          <table:table-cell office:value-type="float" office:value="66761">
            <text:p>66761</text:p>
          </table:table-cell>
          <table:table-cell office:value-type="time" office:time-value="PT14H52M03S">
            <text:p>02:52:03 PM</text:p>
          </table:table-cell>
          <table:table-cell office:value-type="float" office:value="0.00000007291744">
            <text:p>7.29E-008</text:p>
          </table:table-cell>
          <table:table-cell office:value-type="float" office:value="0.00000003224969">
            <text:p>3.22E-008</text:p>
          </table:table-cell>
          <table:table-cell office:value-type="float" office:value="0.000000001409688">
            <text:p>1.41E-009</text:p>
          </table:table-cell>
          <table:table-cell office:value-type="float" office:value="0.0000000006111909">
            <text:p>6.11E-010</text:p>
          </table:table-cell>
          <table:table-cell office:value-type="float" office:value="0.00000000004620481">
            <text:p>4.62E-011</text:p>
          </table:table-cell>
          <table:table-cell office:value-type="float" office:value="51.72594">
            <text:p>51.72594</text:p>
          </table:table-cell>
          <table:table-cell office:value-type="float" office:value="22.87718">
            <text:p>22.87718</text:p>
          </table:table-cell>
          <table:table-cell office:value-type="float" office:value="0.008381958">
            <text:p>0.008381958</text:p>
          </table:table-cell>
          <table:table-cell office:value-type="float" office:value="0.0006336592">
            <text:p>0.0006336592</text:p>
          </table:table-cell>
          <table:table-cell table:number-columns-repeated="3"/>
        </table:table-row>
        <table:table-row table:style-name="ro1">
          <table:table-cell office:value-type="string">
            <text:p>SWH_TR_A_T3</text:p>
          </table:table-cell>
          <table:table-cell office:value-type="float" office:value="66781">
            <text:p>66781</text:p>
          </table:table-cell>
          <table:table-cell office:value-type="time" office:time-value="PT14H52M10S">
            <text:p>02:52:10 PM</text:p>
          </table:table-cell>
          <table:table-cell office:value-type="float" office:value="0.00000007294228">
            <text:p>7.29E-008</text:p>
          </table:table-cell>
          <table:table-cell office:value-type="float" office:value="0.00000003228899">
            <text:p>3.23E-008</text:p>
          </table:table-cell>
          <table:table-cell office:value-type="float" office:value="0.000000001407979">
            <text:p>1.41E-009</text:p>
          </table:table-cell>
          <table:table-cell office:value-type="float" office:value="0.0000000006116816">
            <text:p>6.12E-010</text:p>
          </table:table-cell>
          <table:table-cell office:value-type="float" office:value="0.0000000000460261">
            <text:p>4.60E-011</text:p>
          </table:table-cell>
          <table:table-cell office:value-type="float" office:value="51.80635">
            <text:p>51.80635</text:p>
          </table:table-cell>
          <table:table-cell office:value-type="float" office:value="22.93286">
            <text:p>22.93286</text:p>
          </table:table-cell>
          <table:table-cell office:value-type="float" office:value="0.008385831">
            <text:p>0.008385831</text:p>
          </table:table-cell>
          <table:table-cell office:value-type="float" office:value="0.0006309935">
            <text:p>0.0006309935</text:p>
          </table:table-cell>
          <table:table-cell table:number-columns-repeated="3"/>
        </table:table-row>
        <table:table-row table:style-name="ro1">
          <table:table-cell office:value-type="string">
            <text:p>SWH_TR_B_T0</text:p>
          </table:table-cell>
          <table:table-cell office:value-type="float" office:value="67062">
            <text:p>67062</text:p>
          </table:table-cell>
          <table:table-cell office:value-type="time" office:time-value="PT14H53M35S">
            <text:p>02:53:35 PM</text:p>
          </table:table-cell>
          <table:table-cell office:value-type="float" office:value="0.00000007286268">
            <text:p>7.29E-008</text:p>
          </table:table-cell>
          <table:table-cell office:value-type="float" office:value="0.00000003339591">
            <text:p>3.34E-008</text:p>
          </table:table-cell>
          <table:table-cell office:value-type="float" office:value="0.000000001406348">
            <text:p>1.41E-009</text:p>
          </table:table-cell>
          <table:table-cell office:value-type="float" office:value="0.0000000005154758">
            <text:p>5.15E-010</text:p>
          </table:table-cell>
          <table:table-cell office:value-type="float" office:value="0.00000000004101951">
            <text:p>4.10E-011</text:p>
          </table:table-cell>
          <table:table-cell office:value-type="float" office:value="51.80984">
            <text:p>51.80984</text:p>
          </table:table-cell>
          <table:table-cell office:value-type="float" office:value="23.74654">
            <text:p>23.74654</text:p>
          </table:table-cell>
          <table:table-cell office:value-type="float" office:value="0.00707462">
            <text:p>0.00707462</text:p>
          </table:table-cell>
          <table:table-cell office:value-type="float" office:value="0.0005629701">
            <text:p>0.0005629701</text:p>
          </table:table-cell>
          <table:table-cell table:number-columns-repeated="3"/>
        </table:table-row>
        <table:table-row table:style-name="ro1">
          <table:table-cell office:value-type="string">
            <text:p>SWH_TR_B_T0</text:p>
          </table:table-cell>
          <table:table-cell office:value-type="float" office:value="67082">
            <text:p>67082</text:p>
          </table:table-cell>
          <table:table-cell office:value-type="time" office:time-value="PT14H53M41S">
            <text:p>02:53:41 PM</text:p>
          </table:table-cell>
          <table:table-cell office:value-type="float" office:value="0.00000007288398">
            <text:p>7.29E-008</text:p>
          </table:table-cell>
          <table:table-cell office:value-type="float" office:value="0.0000000334226">
            <text:p>3.34E-008</text:p>
          </table:table-cell>
          <table:table-cell office:value-type="float" office:value="0.000000001408884">
            <text:p>1.41E-009</text:p>
          </table:table-cell>
          <table:table-cell office:value-type="float" office:value="0.000000000513751">
            <text:p>5.14E-010</text:p>
          </table:table-cell>
          <table:table-cell office:value-type="float" office:value="0.00000000004114514">
            <text:p>4.11E-011</text:p>
          </table:table-cell>
          <table:table-cell office:value-type="float" office:value="51.7317">
            <text:p>51.7317</text:p>
          </table:table-cell>
          <table:table-cell office:value-type="float" office:value="23.72274">
            <text:p>23.72274</text:p>
          </table:table-cell>
          <table:table-cell office:value-type="float" office:value="0.007048888">
            <text:p>0.007048888</text:p>
          </table:table-cell>
          <table:table-cell office:value-type="float" office:value="0.0005645293">
            <text:p>0.0005645293</text:p>
          </table:table-cell>
          <table:table-cell table:number-columns-repeated="3"/>
        </table:table-row>
        <table:table-row table:style-name="ro1">
          <table:table-cell office:value-type="string">
            <text:p>SWH_TR_B_T0</text:p>
          </table:table-cell>
          <table:table-cell office:value-type="float" office:value="67107">
            <text:p>67107</text:p>
          </table:table-cell>
          <table:table-cell office:value-type="time" office:time-value="PT14H53M49S">
            <text:p>02:53:49 PM</text:p>
          </table:table-cell>
          <table:table-cell office:value-type="float" office:value="0.00000007284114">
            <text:p>7.28E-008</text:p>
          </table:table-cell>
          <table:table-cell office:value-type="float" office:value="0.00000003336334">
            <text:p>3.34E-008</text:p>
          </table:table-cell>
          <table:table-cell office:value-type="float" office:value="0.000000001408438">
            <text:p>1.41E-009</text:p>
          </table:table-cell>
          <table:table-cell office:value-type="float" office:value="0.0000000005134992">
            <text:p>5.13E-010</text:p>
          </table:table-cell>
          <table:table-cell office:value-type="float" office:value="0.00000000004158045">
            <text:p>4.16E-011</text:p>
          </table:table-cell>
          <table:table-cell office:value-type="float" office:value="51.71766">
            <text:p>51.71766</text:p>
          </table:table-cell>
          <table:table-cell office:value-type="float" office:value="23.68818">
            <text:p>23.68818</text:p>
          </table:table-cell>
          <table:table-cell office:value-type="float" office:value="0.007049577">
            <text:p>0.007049577</text:p>
          </table:table-cell>
          <table:table-cell office:value-type="float" office:value="0.0005708375">
            <text:p>0.0005708375</text:p>
          </table:table-cell>
          <table:table-cell table:number-columns-repeated="3"/>
        </table:table-row>
        <table:table-row table:style-name="ro1">
          <table:table-cell office:value-type="string">
            <text:p>SWH_TR_B_T1</text:p>
          </table:table-cell>
          <table:table-cell office:value-type="float" office:value="67393">
            <text:p>67393</text:p>
          </table:table-cell>
          <table:table-cell office:value-type="time" office:time-value="PT14H55M16S">
            <text:p>02:55:16 PM</text:p>
          </table:table-cell>
          <table:table-cell office:value-type="float" office:value="0.00000007291332">
            <text:p>7.29E-008</text:p>
          </table:table-cell>
          <table:table-cell office:value-type="float" office:value="0.00000003256411">
            <text:p>3.26E-008</text:p>
          </table:table-cell>
          <table:table-cell office:value-type="float" office:value="0.000000001407258">
            <text:p>1.41E-009</text:p>
          </table:table-cell>
          <table:table-cell office:value-type="float" office:value="0.0000000005629484">
            <text:p>5.63E-010</text:p>
          </table:table-cell>
          <table:table-cell office:value-type="float" office:value="0.0000000000423709">
            <text:p>4.24E-011</text:p>
          </table:table-cell>
          <table:table-cell office:value-type="float" office:value="51.81235">
            <text:p>51.81235</text:p>
          </table:table-cell>
          <table:table-cell office:value-type="float" office:value="23.14012">
            <text:p>23.14012</text:p>
          </table:table-cell>
          <table:table-cell office:value-type="float" office:value="0.007720789">
            <text:p>0.007720789</text:p>
          </table:table-cell>
          <table:table-cell office:value-type="float" office:value="0.0005811133">
            <text:p>0.0005811133</text:p>
          </table:table-cell>
          <table:table-cell table:number-columns-repeated="3"/>
        </table:table-row>
        <table:table-row table:style-name="ro1">
          <table:table-cell office:value-type="string">
            <text:p>SWH_TR_B_T1</text:p>
          </table:table-cell>
          <table:table-cell office:value-type="float" office:value="67409">
            <text:p>67409</text:p>
          </table:table-cell>
          <table:table-cell office:value-type="time" office:time-value="PT14H55M21S">
            <text:p>02:55:21 PM</text:p>
          </table:table-cell>
          <table:table-cell office:value-type="float" office:value="0.0000000728926">
            <text:p>7.29E-008</text:p>
          </table:table-cell>
          <table:table-cell office:value-type="float" office:value="0.00000003258077">
            <text:p>3.26E-008</text:p>
          </table:table-cell>
          <table:table-cell office:value-type="float" office:value="0.000000001407228">
            <text:p>1.41E-009</text:p>
          </table:table-cell>
          <table:table-cell office:value-type="float" office:value="0.0000000005613671">
            <text:p>5.61E-010</text:p>
          </table:table-cell>
          <table:table-cell office:value-type="float" office:value="0.00000000004256834">
            <text:p>4.26E-011</text:p>
          </table:table-cell>
          <table:table-cell office:value-type="float" office:value="51.7987">
            <text:p>51.7987</text:p>
          </table:table-cell>
          <table:table-cell office:value-type="float" office:value="23.15244">
            <text:p>23.15244</text:p>
          </table:table-cell>
          <table:table-cell office:value-type="float" office:value="0.00770129">
            <text:p>0.00770129</text:p>
          </table:table-cell>
          <table:table-cell office:value-type="float" office:value="0.0005839871">
            <text:p>0.0005839871</text:p>
          </table:table-cell>
          <table:table-cell table:number-columns-repeated="3"/>
        </table:table-row>
        <table:table-row table:style-name="ro1">
          <table:table-cell office:value-type="string">
            <text:p>SWH_TR_B_T1</text:p>
          </table:table-cell>
          <table:table-cell office:value-type="float" office:value="67422">
            <text:p>67422</text:p>
          </table:table-cell>
          <table:table-cell office:value-type="time" office:time-value="PT14H55M24S">
            <text:p>02:55:24 PM</text:p>
          </table:table-cell>
          <table:table-cell office:value-type="float" office:value="0.00000007288414">
            <text:p>7.29E-008</text:p>
          </table:table-cell>
          <table:table-cell office:value-type="float" office:value="0.00000003253416">
            <text:p>3.25E-008</text:p>
          </table:table-cell>
          <table:table-cell office:value-type="float" office:value="0.000000001409524">
            <text:p>1.41E-009</text:p>
          </table:table-cell>
          <table:table-cell office:value-type="float" office:value="0.0000000005615907">
            <text:p>5.62E-010</text:p>
          </table:table-cell>
          <table:table-cell office:value-type="float" office:value="0.00000000004288962">
            <text:p>4.29E-011</text:p>
          </table:table-cell>
          <table:table-cell office:value-type="float" office:value="51.70832">
            <text:p>51.70832</text:p>
          </table:table-cell>
          <table:table-cell office:value-type="float" office:value="23.08166">
            <text:p>23.08166</text:p>
          </table:table-cell>
          <table:table-cell office:value-type="float" office:value="0.007705253">
            <text:p>0.007705253</text:p>
          </table:table-cell>
          <table:table-cell office:value-type="float" office:value="0.000588463">
            <text:p>0.000588463</text:p>
          </table:table-cell>
          <table:table-cell table:number-columns-repeated="3"/>
        </table:table-row>
        <table:table-row table:style-name="ro1">
          <table:table-cell office:value-type="string">
            <text:p>SWH_TR_B_T2</text:p>
          </table:table-cell>
          <table:table-cell office:value-type="float" office:value="67698">
            <text:p>67698</text:p>
          </table:table-cell>
          <table:table-cell office:value-type="time" office:time-value="PT14H56M49S">
            <text:p>02:56:49 PM</text:p>
          </table:table-cell>
          <table:table-cell office:value-type="float" office:value="0.0000000732143">
            <text:p>7.32E-008</text:p>
          </table:table-cell>
          <table:table-cell office:value-type="float" office:value="0.00000003242515">
            <text:p>3.24E-008</text:p>
          </table:table-cell>
          <table:table-cell office:value-type="float" office:value="0.000000001412331">
            <text:p>1.41E-009</text:p>
          </table:table-cell>
          <table:table-cell office:value-type="float" office:value="0.0000000006013751">
            <text:p>6.01E-010</text:p>
          </table:table-cell>
          <table:table-cell office:value-type="float" office:value="0.00000000004557499">
            <text:p>4.56E-011</text:p>
          </table:table-cell>
          <table:table-cell office:value-type="float" office:value="51.83933">
            <text:p>51.83933</text:p>
          </table:table-cell>
          <table:table-cell office:value-type="float" office:value="22.9586">
            <text:p>22.9586</text:p>
          </table:table-cell>
          <table:table-cell office:value-type="float" office:value="0.008213902">
            <text:p>0.008213902</text:p>
          </table:table-cell>
          <table:table-cell office:value-type="float" office:value="0.0006224875">
            <text:p>0.0006224875</text:p>
          </table:table-cell>
          <table:table-cell table:number-columns-repeated="3"/>
        </table:table-row>
        <table:table-row table:style-name="ro1">
          <table:table-cell office:value-type="string">
            <text:p>SWH_TR_B_T2</text:p>
          </table:table-cell>
          <table:table-cell office:value-type="float" office:value="67718">
            <text:p>67718</text:p>
          </table:table-cell>
          <table:table-cell office:value-type="time" office:time-value="PT14H56M55S">
            <text:p>02:56:55 PM</text:p>
          </table:table-cell>
          <table:table-cell office:value-type="float" office:value="0.00000007324416">
            <text:p>7.32E-008</text:p>
          </table:table-cell>
          <table:table-cell office:value-type="float" office:value="0.00000003248141">
            <text:p>3.25E-008</text:p>
          </table:table-cell>
          <table:table-cell office:value-type="float" office:value="0.000000001414297">
            <text:p>1.41E-009</text:p>
          </table:table-cell>
          <table:table-cell office:value-type="float" office:value="0.0000000006022273">
            <text:p>6.02E-010</text:p>
          </table:table-cell>
          <table:table-cell office:value-type="float" office:value="0.00000000004533927">
            <text:p>4.53E-011</text:p>
          </table:table-cell>
          <table:table-cell office:value-type="float" office:value="51.78838">
            <text:p>51.78838</text:p>
          </table:table-cell>
          <table:table-cell office:value-type="float" office:value="22.96647">
            <text:p>22.96647</text:p>
          </table:table-cell>
          <table:table-cell office:value-type="float" office:value="0.008222189">
            <text:p>0.008222189</text:p>
          </table:table-cell>
          <table:table-cell office:value-type="float" office:value="0.0006190155">
            <text:p>0.0006190155</text:p>
          </table:table-cell>
          <table:table-cell table:number-columns-repeated="3"/>
        </table:table-row>
        <table:table-row table:style-name="ro1">
          <table:table-cell office:value-type="string">
            <text:p>SWH_TR_B_T2</text:p>
          </table:table-cell>
          <table:table-cell office:value-type="float" office:value="67762">
            <text:p>67762</text:p>
          </table:table-cell>
          <table:table-cell office:value-type="time" office:time-value="PT14H57M09S">
            <text:p>02:57:09 PM</text:p>
          </table:table-cell>
          <table:table-cell office:value-type="float" office:value="0.00000007324515">
            <text:p>7.32E-008</text:p>
          </table:table-cell>
          <table:table-cell office:value-type="float" office:value="0.00000003249673">
            <text:p>3.25E-008</text:p>
          </table:table-cell>
          <table:table-cell office:value-type="float" office:value="0.00000000141579">
            <text:p>1.42E-009</text:p>
          </table:table-cell>
          <table:table-cell office:value-type="float" office:value="0.0000000006029324">
            <text:p>6.03E-010</text:p>
          </table:table-cell>
          <table:table-cell office:value-type="float" office:value="0.00000000004513214">
            <text:p>4.51E-011</text:p>
          </table:table-cell>
          <table:table-cell office:value-type="float" office:value="51.73446">
            <text:p>51.73446</text:p>
          </table:table-cell>
          <table:table-cell office:value-type="float" office:value="22.95306">
            <text:p>22.95306</text:p>
          </table:table-cell>
          <table:table-cell office:value-type="float" office:value="0.008231704">
            <text:p>0.008231704</text:p>
          </table:table-cell>
          <table:table-cell office:value-type="float" office:value="0.0006161791">
            <text:p>0.0006161791</text:p>
          </table:table-cell>
          <table:table-cell table:number-columns-repeated="3"/>
        </table:table-row>
        <table:table-row table:style-name="ro1">
          <table:table-cell office:value-type="string">
            <text:p>SWH_TR_B_T3</text:p>
          </table:table-cell>
          <table:table-cell office:value-type="float" office:value="67969">
            <text:p>67969</text:p>
          </table:table-cell>
          <table:table-cell office:value-type="time" office:time-value="PT14H58M12S">
            <text:p>02:58:12 PM</text:p>
          </table:table-cell>
          <table:table-cell office:value-type="float" office:value="0.00000007307472">
            <text:p>7.31E-008</text:p>
          </table:table-cell>
          <table:table-cell office:value-type="float" office:value="0.00000003263351">
            <text:p>3.26E-008</text:p>
          </table:table-cell>
          <table:table-cell office:value-type="float" office:value="0.000000001412823">
            <text:p>1.41E-009</text:p>
          </table:table-cell>
          <table:table-cell office:value-type="float" office:value="0.0000000006058265">
            <text:p>6.06E-010</text:p>
          </table:table-cell>
          <table:table-cell office:value-type="float" office:value="0.00000000004547605">
            <text:p>4.55E-011</text:p>
          </table:table-cell>
          <table:table-cell office:value-type="float" office:value="51.7225">
            <text:p>51.7225</text:p>
          </table:table-cell>
          <table:table-cell office:value-type="float" office:value="23.09809">
            <text:p>23.09809</text:p>
          </table:table-cell>
          <table:table-cell office:value-type="float" office:value="0.008290507">
            <text:p>0.008290507</text:p>
          </table:table-cell>
          <table:table-cell office:value-type="float" office:value="0.0006223226">
            <text:p>0.0006223226</text:p>
          </table:table-cell>
          <table:table-cell table:number-columns-repeated="3"/>
        </table:table-row>
        <table:table-row table:style-name="ro1">
          <table:table-cell office:value-type="string">
            <text:p>SWH_TR_B_T3</text:p>
          </table:table-cell>
          <table:table-cell office:value-type="float" office:value="68003">
            <text:p>68003</text:p>
          </table:table-cell>
          <table:table-cell office:value-type="time" office:time-value="PT14H58M23S">
            <text:p>02:58:23 PM</text:p>
          </table:table-cell>
          <table:table-cell office:value-type="float" office:value="0.00000007306583">
            <text:p>7.31E-008</text:p>
          </table:table-cell>
          <table:table-cell office:value-type="float" office:value="0.00000003261016">
            <text:p>3.26E-008</text:p>
          </table:table-cell>
          <table:table-cell office:value-type="float" office:value="0.000000001409473">
            <text:p>1.41E-009</text:p>
          </table:table-cell>
          <table:table-cell office:value-type="float" office:value="0.0000000006052556">
            <text:p>6.05E-010</text:p>
          </table:table-cell>
          <table:table-cell office:value-type="float" office:value="0.00000000004594085">
            <text:p>4.59E-011</text:p>
          </table:table-cell>
          <table:table-cell office:value-type="float" office:value="51.8391">
            <text:p>51.8391</text:p>
          </table:table-cell>
          <table:table-cell office:value-type="float" office:value="23.13642">
            <text:p>23.13642</text:p>
          </table:table-cell>
          <table:table-cell office:value-type="float" office:value="0.008283702">
            <text:p>0.008283702</text:p>
          </table:table-cell>
          <table:table-cell office:value-type="float" office:value="0.0006287597">
            <text:p>0.0006287597</text:p>
          </table:table-cell>
          <table:table-cell table:number-columns-repeated="3"/>
        </table:table-row>
        <table:table-row table:style-name="ro1">
          <table:table-cell office:value-type="string">
            <text:p>SWH_TR_B_T3</text:p>
          </table:table-cell>
          <table:table-cell office:value-type="float" office:value="68032">
            <text:p>68032</text:p>
          </table:table-cell>
          <table:table-cell office:value-type="time" office:time-value="PT14H58M32S">
            <text:p>02:58:32 PM</text:p>
          </table:table-cell>
          <table:table-cell office:value-type="float" office:value="0.00000007301452">
            <text:p>7.30E-008</text:p>
          </table:table-cell>
          <table:table-cell office:value-type="float" office:value="0.00000003263719">
            <text:p>3.26E-008</text:p>
          </table:table-cell>
          <table:table-cell office:value-type="float" office:value="0.000000001410567">
            <text:p>1.41E-009</text:p>
          </table:table-cell>
          <table:table-cell office:value-type="float" office:value="0.0000000006055025">
            <text:p>6.06E-010</text:p>
          </table:table-cell>
          <table:table-cell office:value-type="float" office:value="0.00000000004594872">
            <text:p>4.59E-011</text:p>
          </table:table-cell>
          <table:table-cell office:value-type="float" office:value="51.76253">
            <text:p>51.76253</text:p>
          </table:table-cell>
          <table:table-cell office:value-type="float" office:value="23.13763">
            <text:p>23.13763</text:p>
          </table:table-cell>
          <table:table-cell office:value-type="float" office:value="0.008292906">
            <text:p>0.008292906</text:p>
          </table:table-cell>
          <table:table-cell office:value-type="float" office:value="0.0006293093">
            <text:p>0.0006293093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8452">
            <text:p>68452</text:p>
          </table:table-cell>
          <table:table-cell office:value-type="time" office:time-value="PT15H00M40S">
            <text:p>03:00:40 PM</text:p>
          </table:table-cell>
          <table:table-cell office:value-type="float" office:value="0.00000007805273">
            <text:p>7.81E-008</text:p>
          </table:table-cell>
          <table:table-cell office:value-type="float" office:value="0.00000003801519">
            <text:p>3.80E-008</text:p>
          </table:table-cell>
          <table:table-cell office:value-type="float" office:value="0.000000001528753">
            <text:p>1.53E-009</text:p>
          </table:table-cell>
          <table:table-cell office:value-type="float" office:value="0.0000000005478932">
            <text:p>5.48E-010</text:p>
          </table:table-cell>
          <table:table-cell office:value-type="float" office:value="0.00000000004206497">
            <text:p>4.21E-011</text:p>
          </table:table-cell>
          <table:table-cell office:value-type="float" office:value="51.05648">
            <text:p>51.05648</text:p>
          </table:table-cell>
          <table:table-cell office:value-type="float" office:value="24.86681">
            <text:p>24.86681</text:p>
          </table:table-cell>
          <table:table-cell office:value-type="float" office:value="0.007019526">
            <text:p>0.007019526</text:p>
          </table:table-cell>
          <table:table-cell office:value-type="float" office:value="0.0005389302">
            <text:p>0.0005389302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8459">
            <text:p>68459</text:p>
          </table:table-cell>
          <table:table-cell office:value-type="time" office:time-value="PT15H00M42S">
            <text:p>03:00:42 PM</text:p>
          </table:table-cell>
          <table:table-cell office:value-type="float" office:value="0.00000007806897">
            <text:p>7.81E-008</text:p>
          </table:table-cell>
          <table:table-cell office:value-type="float" office:value="0.00000003797991">
            <text:p>3.80E-008</text:p>
          </table:table-cell>
          <table:table-cell office:value-type="float" office:value="0.000000001525289">
            <text:p>1.53E-009</text:p>
          </table:table-cell>
          <table:table-cell office:value-type="float" office:value="0.0000000005491763">
            <text:p>5.49E-010</text:p>
          </table:table-cell>
          <table:table-cell office:value-type="float" office:value="0.00000000004225325">
            <text:p>4.23E-011</text:p>
          </table:table-cell>
          <table:table-cell office:value-type="float" office:value="51.18306">
            <text:p>51.18306</text:p>
          </table:table-cell>
          <table:table-cell office:value-type="float" office:value="24.90014">
            <text:p>24.90014</text:p>
          </table:table-cell>
          <table:table-cell office:value-type="float" office:value="0.007034501">
            <text:p>0.007034501</text:p>
          </table:table-cell>
          <table:table-cell office:value-type="float" office:value="0.0005412297">
            <text:p>0.000541229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68474">
            <text:p>68474</text:p>
          </table:table-cell>
          <table:table-cell office:value-type="time" office:time-value="PT15H00M47S">
            <text:p>03:00:47 PM</text:p>
          </table:table-cell>
          <table:table-cell office:value-type="float" office:value="0.00000007813829">
            <text:p>7.81E-008</text:p>
          </table:table-cell>
          <table:table-cell office:value-type="float" office:value="0.00000003807308">
            <text:p>3.81E-008</text:p>
          </table:table-cell>
          <table:table-cell office:value-type="float" office:value="0.000000001530409">
            <text:p>1.53E-009</text:p>
          </table:table-cell>
          <table:table-cell office:value-type="float" office:value="0.000000000549168">
            <text:p>5.49E-010</text:p>
          </table:table-cell>
          <table:table-cell office:value-type="float" office:value="0.00000000004248929">
            <text:p>4.25E-011</text:p>
          </table:table-cell>
          <table:table-cell office:value-type="float" office:value="51.05712">
            <text:p>51.05712</text:p>
          </table:table-cell>
          <table:table-cell office:value-type="float" office:value="24.87771">
            <text:p>24.87771</text:p>
          </table:table-cell>
          <table:table-cell office:value-type="float" office:value="0.007028155">
            <text:p>0.007028155</text:p>
          </table:table-cell>
          <table:table-cell office:value-type="float" office:value="0.0005437703">
            <text:p>0.0005437703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0840">
            <text:p>110840</text:p>
          </table:table-cell>
          <table:table-cell office:value-type="time" office:time-value="PT18H36M47S">
            <text:p>06:36:47 PM</text:p>
          </table:table-cell>
          <table:table-cell office:value-type="float" office:value="0.00000008073207">
            <text:p>8.07E-008</text:p>
          </table:table-cell>
          <table:table-cell office:value-type="float" office:value="0.00000003968858">
            <text:p>3.97E-008</text:p>
          </table:table-cell>
          <table:table-cell office:value-type="float" office:value="0.000000001588967">
            <text:p>1.59E-009</text:p>
          </table:table-cell>
          <table:table-cell office:value-type="float" office:value="0.0000000005620626">
            <text:p>5.62E-010</text:p>
          </table:table-cell>
          <table:table-cell office:value-type="float" office:value="0.00000000004530857">
            <text:p>4.53E-011</text:p>
          </table:table-cell>
          <table:table-cell office:value-type="float" office:value="50.80789">
            <text:p>50.80789</text:p>
          </table:table-cell>
          <table:table-cell office:value-type="float" office:value="24.97759">
            <text:p>24.97759</text:p>
          </table:table-cell>
          <table:table-cell office:value-type="float" office:value="0.006962073">
            <text:p>0.006962073</text:p>
          </table:table-cell>
          <table:table-cell office:value-type="float" office:value="0.0005612214">
            <text:p>0.000561221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0902">
            <text:p>110902</text:p>
          </table:table-cell>
          <table:table-cell office:value-type="time" office:time-value="PT18H37M06S">
            <text:p>06:37:06 PM</text:p>
          </table:table-cell>
          <table:table-cell office:value-type="float" office:value="0.00000008085459">
            <text:p>8.09E-008</text:p>
          </table:table-cell>
          <table:table-cell office:value-type="float" office:value="0.00000003974249">
            <text:p>3.97E-008</text:p>
          </table:table-cell>
          <table:table-cell office:value-type="float" office:value="0.000000001587578">
            <text:p>1.59E-009</text:p>
          </table:table-cell>
          <table:table-cell office:value-type="float" office:value="0.0000000005643146">
            <text:p>5.64E-010</text:p>
          </table:table-cell>
          <table:table-cell office:value-type="float" office:value="0.00000000004558903">
            <text:p>4.56E-011</text:p>
          </table:table-cell>
          <table:table-cell office:value-type="float" office:value="50.92953">
            <text:p>50.92953</text:p>
          </table:table-cell>
          <table:table-cell office:value-type="float" office:value="25.03341">
            <text:p>25.03341</text:p>
          </table:table-cell>
          <table:table-cell office:value-type="float" office:value="0.006979376">
            <text:p>0.006979376</text:p>
          </table:table-cell>
          <table:table-cell office:value-type="float" office:value="0.0005638397">
            <text:p>0.000563839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0963">
            <text:p>110963</text:p>
          </table:table-cell>
          <table:table-cell office:value-type="time" office:time-value="PT18H37M25S">
            <text:p>06:37:25 PM</text:p>
          </table:table-cell>
          <table:table-cell office:value-type="float" office:value="0.00000008058566">
            <text:p>8.06E-008</text:p>
          </table:table-cell>
          <table:table-cell office:value-type="float" office:value="0.00000003970396">
            <text:p>3.97E-008</text:p>
          </table:table-cell>
          <table:table-cell office:value-type="float" office:value="0.000000001590621">
            <text:p>1.59E-009</text:p>
          </table:table-cell>
          <table:table-cell office:value-type="float" office:value="0.0000000005618198">
            <text:p>5.62E-010</text:p>
          </table:table-cell>
          <table:table-cell office:value-type="float" office:value="0.00000000004583967">
            <text:p>4.58E-011</text:p>
          </table:table-cell>
          <table:table-cell office:value-type="float" office:value="50.66303">
            <text:p>50.66303</text:p>
          </table:table-cell>
          <table:table-cell office:value-type="float" office:value="24.9613">
            <text:p>24.9613</text:p>
          </table:table-cell>
          <table:table-cell office:value-type="float" office:value="0.006971708">
            <text:p>0.006971708</text:p>
          </table:table-cell>
          <table:table-cell office:value-type="float" office:value="0.0005688316">
            <text:p>0.000568831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0983">
            <text:p>110983</text:p>
          </table:table-cell>
          <table:table-cell office:value-type="time" office:time-value="PT18H37M31S">
            <text:p>06:37:31 PM</text:p>
          </table:table-cell>
          <table:table-cell office:value-type="float" office:value="0.00000008044356">
            <text:p>8.04E-008</text:p>
          </table:table-cell>
          <table:table-cell office:value-type="float" office:value="0.00000003955872">
            <text:p>3.96E-008</text:p>
          </table:table-cell>
          <table:table-cell office:value-type="float" office:value="0.000000001588127">
            <text:p>1.59E-009</text:p>
          </table:table-cell>
          <table:table-cell office:value-type="float" office:value="0.0000000005602399">
            <text:p>5.60E-010</text:p>
          </table:table-cell>
          <table:table-cell office:value-type="float" office:value="0.00000000004489391">
            <text:p>4.49E-011</text:p>
          </table:table-cell>
          <table:table-cell office:value-type="float" office:value="50.65309">
            <text:p>50.65309</text:p>
          </table:table-cell>
          <table:table-cell office:value-type="float" office:value="24.90904">
            <text:p>24.90904</text:p>
          </table:table-cell>
          <table:table-cell office:value-type="float" office:value="0.006964385">
            <text:p>0.006964385</text:p>
          </table:table-cell>
          <table:table-cell office:value-type="float" office:value="0.0005580796">
            <text:p>0.000558079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1034">
            <text:p>111034</text:p>
          </table:table-cell>
          <table:table-cell office:value-type="time" office:time-value="PT18H37M46S">
            <text:p>06:37:46 PM</text:p>
          </table:table-cell>
          <table:table-cell office:value-type="float" office:value="0.00000008024145">
            <text:p>8.02E-008</text:p>
          </table:table-cell>
          <table:table-cell office:value-type="float" office:value="0.00000003964203">
            <text:p>3.96E-008</text:p>
          </table:table-cell>
          <table:table-cell office:value-type="float" office:value="0.000000001591071">
            <text:p>1.59E-009</text:p>
          </table:table-cell>
          <table:table-cell office:value-type="float" office:value="0.0000000005623736">
            <text:p>5.62E-010</text:p>
          </table:table-cell>
          <table:table-cell office:value-type="float" office:value="0.00000000004522807">
            <text:p>4.52E-011</text:p>
          </table:table-cell>
          <table:table-cell office:value-type="float" office:value="50.43236">
            <text:p>50.43236</text:p>
          </table:table-cell>
          <table:table-cell office:value-type="float" office:value="24.91532">
            <text:p>24.91532</text:p>
          </table:table-cell>
          <table:table-cell office:value-type="float" office:value="0.007008518">
            <text:p>0.007008518</text:p>
          </table:table-cell>
          <table:table-cell office:value-type="float" office:value="0.0005636497">
            <text:p>0.000563649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1086">
            <text:p>111086</text:p>
          </table:table-cell>
          <table:table-cell office:value-type="time" office:time-value="PT18H38M02S">
            <text:p>06:38:02 PM</text:p>
          </table:table-cell>
          <table:table-cell office:value-type="float" office:value="0.00000008040806">
            <text:p>8.04E-008</text:p>
          </table:table-cell>
          <table:table-cell office:value-type="float" office:value="0.00000003959502">
            <text:p>3.96E-008</text:p>
          </table:table-cell>
          <table:table-cell office:value-type="float" office:value="0.000000001587219">
            <text:p>1.59E-009</text:p>
          </table:table-cell>
          <table:table-cell office:value-type="float" office:value="0.0000000005641054">
            <text:p>5.64E-010</text:p>
          </table:table-cell>
          <table:table-cell office:value-type="float" office:value="0.00000000004573463">
            <text:p>4.57E-011</text:p>
          </table:table-cell>
          <table:table-cell office:value-type="float" office:value="50.65971">
            <text:p>50.65971</text:p>
          </table:table-cell>
          <table:table-cell office:value-type="float" office:value="24.94616">
            <text:p>24.94616</text:p>
          </table:table-cell>
          <table:table-cell office:value-type="float" office:value="0.007015532">
            <text:p>0.007015532</text:p>
          </table:table-cell>
          <table:table-cell office:value-type="float" office:value="0.0005687816">
            <text:p>0.000568781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1111">
            <text:p>111111</text:p>
          </table:table-cell>
          <table:table-cell office:value-type="time" office:time-value="PT18H38M10S">
            <text:p>06:38:10 PM</text:p>
          </table:table-cell>
          <table:table-cell office:value-type="float" office:value="0.00000008070928">
            <text:p>8.07E-008</text:p>
          </table:table-cell>
          <table:table-cell office:value-type="float" office:value="0.00000003968079">
            <text:p>3.97E-008</text:p>
          </table:table-cell>
          <table:table-cell office:value-type="float" office:value="0.000000001587147">
            <text:p>1.59E-009</text:p>
          </table:table-cell>
          <table:table-cell office:value-type="float" office:value="0.0000000005622143">
            <text:p>5.62E-010</text:p>
          </table:table-cell>
          <table:table-cell office:value-type="float" office:value="0.00000000004553433">
            <text:p>4.55E-011</text:p>
          </table:table-cell>
          <table:table-cell office:value-type="float" office:value="50.85179">
            <text:p>50.85179</text:p>
          </table:table-cell>
          <table:table-cell office:value-type="float" office:value="25.00133">
            <text:p>25.00133</text:p>
          </table:table-cell>
          <table:table-cell office:value-type="float" office:value="0.006965919">
            <text:p>0.006965919</text:p>
          </table:table-cell>
          <table:table-cell office:value-type="float" office:value="0.0005641772">
            <text:p>0.0005641772</text:p>
          </table:table-cell>
          <table:table-cell table:number-columns-repeated="3"/>
        </table:table-row>
        <table:table-row table:style-name="ro1">
          <table:table-cell office:value-type="string">
            <text:p>SWH_TR_C_T0</text:p>
          </table:table-cell>
          <table:table-cell office:value-type="float" office:value="111398">
            <text:p>111398</text:p>
          </table:table-cell>
          <table:table-cell office:value-type="time" office:time-value="PT18H39M37S">
            <text:p>06:39:37 PM</text:p>
          </table:table-cell>
          <table:table-cell office:value-type="float" office:value="0.00000007500116">
            <text:p>7.50E-008</text:p>
          </table:table-cell>
          <table:table-cell office:value-type="float" office:value="0.00000003639468">
            <text:p>3.64E-008</text:p>
          </table:table-cell>
          <table:table-cell office:value-type="float" office:value="0.000000001475355">
            <text:p>1.48E-009</text:p>
          </table:table-cell>
          <table:table-cell office:value-type="float" office:value="0.0000000005242993">
            <text:p>5.24E-010</text:p>
          </table:table-cell>
          <table:table-cell office:value-type="float" office:value="0.00000000004218946">
            <text:p>4.22E-011</text:p>
          </table:table-cell>
          <table:table-cell office:value-type="float" office:value="50.83602">
            <text:p>50.83602</text:p>
          </table:table-cell>
          <table:table-cell office:value-type="float" office:value="24.66843">
            <text:p>24.66843</text:p>
          </table:table-cell>
          <table:table-cell office:value-type="float" office:value="0.006990549">
            <text:p>0.006990549</text:p>
          </table:table-cell>
          <table:table-cell office:value-type="float" office:value="0.0005625175">
            <text:p>0.0005625175</text:p>
          </table:table-cell>
          <table:table-cell table:number-columns-repeated="3"/>
        </table:table-row>
        <table:table-row table:style-name="ro1">
          <table:table-cell office:value-type="string">
            <text:p>SWH_TR_C_T0</text:p>
          </table:table-cell>
          <table:table-cell office:value-type="float" office:value="111425">
            <text:p>111425</text:p>
          </table:table-cell>
          <table:table-cell office:value-type="time" office:time-value="PT18H39M46S">
            <text:p>06:39:46 PM</text:p>
          </table:table-cell>
          <table:table-cell office:value-type="float" office:value="0.00000007536234">
            <text:p>7.54E-008</text:p>
          </table:table-cell>
          <table:table-cell office:value-type="float" office:value="0.00000003643366">
            <text:p>3.64E-008</text:p>
          </table:table-cell>
          <table:table-cell office:value-type="float" office:value="0.000000001474132">
            <text:p>1.47E-009</text:p>
          </table:table-cell>
          <table:table-cell office:value-type="float" office:value="0.0000000005262221">
            <text:p>5.26E-010</text:p>
          </table:table-cell>
          <table:table-cell office:value-type="float" office:value="0.00000000004248938">
            <text:p>4.25E-011</text:p>
          </table:table-cell>
          <table:table-cell office:value-type="float" office:value="51.12319">
            <text:p>51.12319</text:p>
          </table:table-cell>
          <table:table-cell office:value-type="float" office:value="24.71532">
            <text:p>24.71532</text:p>
          </table:table-cell>
          <table:table-cell office:value-type="float" office:value="0.00698256">
            <text:p>0.00698256</text:p>
          </table:table-cell>
          <table:table-cell office:value-type="float" office:value="0.0005638011">
            <text:p>0.0005638011</text:p>
          </table:table-cell>
          <table:table-cell table:number-columns-repeated="3"/>
        </table:table-row>
        <table:table-row table:style-name="ro1">
          <table:table-cell office:value-type="string">
            <text:p>SWH_TR_C_T0</text:p>
          </table:table-cell>
          <table:table-cell office:value-type="float" office:value="111457">
            <text:p>111457</text:p>
          </table:table-cell>
          <table:table-cell office:value-type="time" office:time-value="PT18H39M55S">
            <text:p>06:39:55 PM</text:p>
          </table:table-cell>
          <table:table-cell office:value-type="float" office:value="0.00000007520772">
            <text:p>7.52E-008</text:p>
          </table:table-cell>
          <table:table-cell office:value-type="float" office:value="0.00000003648158">
            <text:p>3.65E-008</text:p>
          </table:table-cell>
          <table:table-cell office:value-type="float" office:value="0.000000001474936">
            <text:p>1.47E-009</text:p>
          </table:table-cell>
          <table:table-cell office:value-type="float" office:value="0.0000000005257208">
            <text:p>5.26E-010</text:p>
          </table:table-cell>
          <table:table-cell office:value-type="float" office:value="0.0000000000425903">
            <text:p>4.26E-011</text:p>
          </table:table-cell>
          <table:table-cell office:value-type="float" office:value="50.99049">
            <text:p>50.99049</text:p>
          </table:table-cell>
          <table:table-cell office:value-type="float" office:value="24.73435">
            <text:p>24.73435</text:p>
          </table:table-cell>
          <table:table-cell office:value-type="float" office:value="0.006990251">
            <text:p>0.006990251</text:p>
          </table:table-cell>
          <table:table-cell office:value-type="float" office:value="0.0005663023">
            <text:p>0.0005663023</text:p>
          </table:table-cell>
          <table:table-cell table:number-columns-repeated="3"/>
        </table:table-row>
        <table:table-row table:style-name="ro1">
          <table:table-cell office:value-type="string">
            <text:p>SWH_TR_C_T1</text:p>
          </table:table-cell>
          <table:table-cell office:value-type="float" office:value="111786">
            <text:p>111786</text:p>
          </table:table-cell>
          <table:table-cell office:value-type="time" office:time-value="PT18H41M36S">
            <text:p>06:41:36 PM</text:p>
          </table:table-cell>
          <table:table-cell office:value-type="float" office:value="0.00000007558052">
            <text:p>7.56E-008</text:p>
          </table:table-cell>
          <table:table-cell office:value-type="float" office:value="0.00000003707834">
            <text:p>3.71E-008</text:p>
          </table:table-cell>
          <table:table-cell office:value-type="float" office:value="0.000000001477006">
            <text:p>1.48E-009</text:p>
          </table:table-cell>
          <table:table-cell office:value-type="float" office:value="0.0000000005731419">
            <text:p>5.73E-010</text:p>
          </table:table-cell>
          <table:table-cell office:value-type="float" office:value="0.00000000004432986">
            <text:p>4.43E-011</text:p>
          </table:table-cell>
          <table:table-cell office:value-type="float" office:value="51.17145">
            <text:p>51.17145</text:p>
          </table:table-cell>
          <table:table-cell office:value-type="float" office:value="25.10372">
            <text:p>25.10372</text:p>
          </table:table-cell>
          <table:table-cell office:value-type="float" office:value="0.007583197">
            <text:p>0.007583197</text:p>
          </table:table-cell>
          <table:table-cell office:value-type="float" office:value="0.0005865249">
            <text:p>0.0005865249</text:p>
          </table:table-cell>
          <table:table-cell table:number-columns-repeated="3"/>
        </table:table-row>
        <table:table-row table:style-name="ro1">
          <table:table-cell office:value-type="string">
            <text:p>SWH_TR_C_T1</text:p>
          </table:table-cell>
          <table:table-cell office:value-type="float" office:value="111816">
            <text:p>111816</text:p>
          </table:table-cell>
          <table:table-cell office:value-type="time" office:time-value="PT18H41M45S">
            <text:p>06:41:45 PM</text:p>
          </table:table-cell>
          <table:table-cell office:value-type="float" office:value="0.00000007577278">
            <text:p>7.58E-008</text:p>
          </table:table-cell>
          <table:table-cell office:value-type="float" office:value="0.00000003707027">
            <text:p>3.71E-008</text:p>
          </table:table-cell>
          <table:table-cell office:value-type="float" office:value="0.000000001477061">
            <text:p>1.48E-009</text:p>
          </table:table-cell>
          <table:table-cell office:value-type="float" office:value="0.0000000005741022">
            <text:p>5.74E-010</text:p>
          </table:table-cell>
          <table:table-cell office:value-type="float" office:value="0.00000000004426916">
            <text:p>4.43E-011</text:p>
          </table:table-cell>
          <table:table-cell office:value-type="float" office:value="51.29969">
            <text:p>51.29969</text:p>
          </table:table-cell>
          <table:table-cell office:value-type="float" office:value="25.09732">
            <text:p>25.09732</text:p>
          </table:table-cell>
          <table:table-cell office:value-type="float" office:value="0.007576628">
            <text:p>0.007576628</text:p>
          </table:table-cell>
          <table:table-cell office:value-type="float" office:value="0.0005842356">
            <text:p>0.0005842356</text:p>
          </table:table-cell>
          <table:table-cell table:number-columns-repeated="3"/>
        </table:table-row>
        <table:table-row table:style-name="ro1">
          <table:table-cell office:value-type="string">
            <text:p>SWH_TR_C_T1</text:p>
          </table:table-cell>
          <table:table-cell office:value-type="float" office:value="111841">
            <text:p>111841</text:p>
          </table:table-cell>
          <table:table-cell office:value-type="time" office:time-value="PT18H41M53S">
            <text:p>06:41:53 PM</text:p>
          </table:table-cell>
          <table:table-cell office:value-type="float" office:value="0.0000000762079">
            <text:p>7.62E-008</text:p>
          </table:table-cell>
          <table:table-cell office:value-type="float" office:value="0.00000003724352">
            <text:p>3.72E-008</text:p>
          </table:table-cell>
          <table:table-cell office:value-type="float" office:value="0.000000001486316">
            <text:p>1.49E-009</text:p>
          </table:table-cell>
          <table:table-cell office:value-type="float" office:value="0.0000000005748089">
            <text:p>5.75E-010</text:p>
          </table:table-cell>
          <table:table-cell office:value-type="float" office:value="0.00000000004425779">
            <text:p>4.43E-011</text:p>
          </table:table-cell>
          <table:table-cell office:value-type="float" office:value="51.273">
            <text:p>51.273</text:p>
          </table:table-cell>
          <table:table-cell office:value-type="float" office:value="25.0576">
            <text:p>25.0576</text:p>
          </table:table-cell>
          <table:table-cell office:value-type="float" office:value="0.007542642">
            <text:p>0.007542642</text:p>
          </table:table-cell>
          <table:table-cell office:value-type="float" office:value="0.0005807508">
            <text:p>0.0005807508</text:p>
          </table:table-cell>
          <table:table-cell table:number-columns-repeated="3"/>
        </table:table-row>
        <table:table-row table:style-name="ro1">
          <table:table-cell office:value-type="string">
            <text:p>SWH_TR_C_T2</text:p>
          </table:table-cell>
          <table:table-cell office:value-type="float" office:value="112156">
            <text:p>112156</text:p>
          </table:table-cell>
          <table:table-cell office:value-type="time" office:time-value="PT18H43M30S">
            <text:p>06:43:30 PM</text:p>
          </table:table-cell>
          <table:table-cell office:value-type="float" office:value="0.00000007573124">
            <text:p>7.57E-008</text:p>
          </table:table-cell>
          <table:table-cell office:value-type="float" office:value="0.00000003524109">
            <text:p>3.52E-008</text:p>
          </table:table-cell>
          <table:table-cell office:value-type="float" office:value="0.000000001479018">
            <text:p>1.48E-009</text:p>
          </table:table-cell>
          <table:table-cell office:value-type="float" office:value="0.0000000006470783">
            <text:p>6.47E-010</text:p>
          </table:table-cell>
          <table:table-cell office:value-type="float" office:value="0.00000000005009642">
            <text:p>5.01E-011</text:p>
          </table:table-cell>
          <table:table-cell office:value-type="float" office:value="51.20374">
            <text:p>51.20374</text:p>
          </table:table-cell>
          <table:table-cell office:value-type="float" office:value="23.82736">
            <text:p>23.82736</text:p>
          </table:table-cell>
          <table:table-cell office:value-type="float" office:value="0.008544405">
            <text:p>0.008544405</text:p>
          </table:table-cell>
          <table:table-cell office:value-type="float" office:value="0.0006615028">
            <text:p>0.0006615028</text:p>
          </table:table-cell>
          <table:table-cell table:number-columns-repeated="3"/>
        </table:table-row>
        <table:table-row table:style-name="ro1">
          <table:table-cell office:value-type="string">
            <text:p>SWH_TR_C_T2</text:p>
          </table:table-cell>
          <table:table-cell office:value-type="float" office:value="112194">
            <text:p>112194</text:p>
          </table:table-cell>
          <table:table-cell office:value-type="time" office:time-value="PT18H43M41S">
            <text:p>06:43:41 PM</text:p>
          </table:table-cell>
          <table:table-cell office:value-type="float" office:value="0.00000007552535">
            <text:p>7.55E-008</text:p>
          </table:table-cell>
          <table:table-cell office:value-type="float" office:value="0.00000003529908">
            <text:p>3.53E-008</text:p>
          </table:table-cell>
          <table:table-cell office:value-type="float" office:value="0.000000001481302">
            <text:p>1.48E-009</text:p>
          </table:table-cell>
          <table:table-cell office:value-type="float" office:value="0.0000000006442948">
            <text:p>6.44E-010</text:p>
          </table:table-cell>
          <table:table-cell office:value-type="float" office:value="0.00000000004984775">
            <text:p>4.98E-011</text:p>
          </table:table-cell>
          <table:table-cell office:value-type="float" office:value="50.98578">
            <text:p>50.98578</text:p>
          </table:table-cell>
          <table:table-cell office:value-type="float" office:value="23.82977">
            <text:p>23.82977</text:p>
          </table:table-cell>
          <table:table-cell office:value-type="float" office:value="0.008530842">
            <text:p>0.008530842</text:p>
          </table:table-cell>
          <table:table-cell office:value-type="float" office:value="0.0006600136">
            <text:p>0.0006600136</text:p>
          </table:table-cell>
          <table:table-cell table:number-columns-repeated="3"/>
        </table:table-row>
        <table:table-row table:style-name="ro1">
          <table:table-cell office:value-type="string">
            <text:p>SWH_TR_C_T2</text:p>
          </table:table-cell>
          <table:table-cell office:value-type="float" office:value="112221">
            <text:p>112221</text:p>
          </table:table-cell>
          <table:table-cell office:value-type="time" office:time-value="PT18H43M49S">
            <text:p>06:43:49 PM</text:p>
          </table:table-cell>
          <table:table-cell office:value-type="float" office:value="0.0000000760058">
            <text:p>7.60E-008</text:p>
          </table:table-cell>
          <table:table-cell office:value-type="float" office:value="0.00000003537455">
            <text:p>3.54E-008</text:p>
          </table:table-cell>
          <table:table-cell office:value-type="float" office:value="0.000000001481193">
            <text:p>1.48E-009</text:p>
          </table:table-cell>
          <table:table-cell office:value-type="float" office:value="0.0000000006410623">
            <text:p>6.41E-010</text:p>
          </table:table-cell>
          <table:table-cell office:value-type="float" office:value="0.00000000004970388">
            <text:p>4.97E-011</text:p>
          </table:table-cell>
          <table:table-cell office:value-type="float" office:value="51.31391">
            <text:p>51.31391</text:p>
          </table:table-cell>
          <table:table-cell office:value-type="float" office:value="23.88247">
            <text:p>23.88247</text:p>
          </table:table-cell>
          <table:table-cell office:value-type="float" office:value="0.008434386">
            <text:p>0.008434386</text:p>
          </table:table-cell>
          <table:table-cell office:value-type="float" office:value="0.0006539485">
            <text:p>0.0006539485</text:p>
          </table:table-cell>
          <table:table-cell table:number-columns-repeated="3"/>
        </table:table-row>
        <table:table-row table:style-name="ro1">
          <table:table-cell office:value-type="string">
            <text:p>SWH_TR_C_T3</text:p>
          </table:table-cell>
          <table:table-cell office:value-type="float" office:value="112634">
            <text:p>112634</text:p>
          </table:table-cell>
          <table:table-cell office:value-type="time" office:time-value="PT18H45M56S">
            <text:p>06:45:56 PM</text:p>
          </table:table-cell>
          <table:table-cell office:value-type="float" office:value="0.0000000756526">
            <text:p>7.57E-008</text:p>
          </table:table-cell>
          <table:table-cell office:value-type="float" office:value="0.00000003650324">
            <text:p>3.65E-008</text:p>
          </table:table-cell>
          <table:table-cell office:value-type="float" office:value="0.000000001481929">
            <text:p>1.48E-009</text:p>
          </table:table-cell>
          <table:table-cell office:value-type="float" office:value="0.0000000005952983">
            <text:p>5.95E-010</text:p>
          </table:table-cell>
          <table:table-cell office:value-type="float" office:value="0.00000000004607081">
            <text:p>4.61E-011</text:p>
          </table:table-cell>
          <table:table-cell office:value-type="float" office:value="51.05009">
            <text:p>51.05009</text:p>
          </table:table-cell>
          <table:table-cell office:value-type="float" office:value="24.63225">
            <text:p>24.63225</text:p>
          </table:table-cell>
          <table:table-cell office:value-type="float" office:value="0.007868841">
            <text:p>0.007868841</text:p>
          </table:table-cell>
          <table:table-cell office:value-type="float" office:value="0.0006089786">
            <text:p>0.0006089786</text:p>
          </table:table-cell>
          <table:table-cell table:number-columns-repeated="3"/>
        </table:table-row>
        <table:table-row table:style-name="ro1">
          <table:table-cell office:value-type="string">
            <text:p>SWH_TR_C_T3</text:p>
          </table:table-cell>
          <table:table-cell office:value-type="float" office:value="112657">
            <text:p>112657</text:p>
          </table:table-cell>
          <table:table-cell office:value-type="time" office:time-value="PT18H46M03S">
            <text:p>06:46:03 PM</text:p>
          </table:table-cell>
          <table:table-cell office:value-type="float" office:value="0.00000007544324">
            <text:p>7.54E-008</text:p>
          </table:table-cell>
          <table:table-cell office:value-type="float" office:value="0.00000003650147">
            <text:p>3.65E-008</text:p>
          </table:table-cell>
          <table:table-cell office:value-type="float" office:value="0.000000001482011">
            <text:p>1.48E-009</text:p>
          </table:table-cell>
          <table:table-cell office:value-type="float" office:value="0.0000000005980244">
            <text:p>5.98E-010</text:p>
          </table:table-cell>
          <table:table-cell office:value-type="float" office:value="0.00000000004610781">
            <text:p>4.61E-011</text:p>
          </table:table-cell>
          <table:table-cell office:value-type="float" office:value="50.906">
            <text:p>50.906</text:p>
          </table:table-cell>
          <table:table-cell office:value-type="float" office:value="24.62969">
            <text:p>24.62969</text:p>
          </table:table-cell>
          <table:table-cell office:value-type="float" office:value="0.007926812">
            <text:p>0.007926812</text:p>
          </table:table-cell>
          <table:table-cell office:value-type="float" office:value="0.000611159">
            <text:p>0.000611159</text:p>
          </table:table-cell>
          <table:table-cell table:number-columns-repeated="3"/>
        </table:table-row>
        <table:table-row table:style-name="ro1">
          <table:table-cell office:value-type="string">
            <text:p>SWH_TR_C_T3</text:p>
          </table:table-cell>
          <table:table-cell office:value-type="float" office:value="112683">
            <text:p>112683</text:p>
          </table:table-cell>
          <table:table-cell office:value-type="time" office:time-value="PT18H46M11S">
            <text:p>06:46:11 PM</text:p>
          </table:table-cell>
          <table:table-cell office:value-type="float" office:value="0.0000000748818">
            <text:p>7.49E-008</text:p>
          </table:table-cell>
          <table:table-cell office:value-type="float" office:value="0.0000000362311">
            <text:p>3.62E-008</text:p>
          </table:table-cell>
          <table:table-cell office:value-type="float" office:value="0.00000000147715">
            <text:p>1.48E-009</text:p>
          </table:table-cell>
          <table:table-cell office:value-type="float" office:value="0.0000000005931928">
            <text:p>5.93E-010</text:p>
          </table:table-cell>
          <table:table-cell office:value-type="float" office:value="0.00000000004573843">
            <text:p>4.57E-011</text:p>
          </table:table-cell>
          <table:table-cell office:value-type="float" office:value="50.69344">
            <text:p>50.69344</text:p>
          </table:table-cell>
          <table:table-cell office:value-type="float" office:value="24.52771">
            <text:p>24.52771</text:p>
          </table:table-cell>
          <table:table-cell office:value-type="float" office:value="0.007921722">
            <text:p>0.007921722</text:p>
          </table:table-cell>
          <table:table-cell office:value-type="float" office:value="0.0006108083">
            <text:p>0.0006108083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3115">
            <text:p>113115</text:p>
          </table:table-cell>
          <table:table-cell office:value-type="time" office:time-value="PT18H48M23S">
            <text:p>06:48:23 PM</text:p>
          </table:table-cell>
          <table:table-cell office:value-type="float" office:value="0.00000008102868">
            <text:p>8.10E-008</text:p>
          </table:table-cell>
          <table:table-cell office:value-type="float" office:value="0.00000003990359">
            <text:p>3.99E-008</text:p>
          </table:table-cell>
          <table:table-cell office:value-type="float" office:value="0.000000001603878">
            <text:p>1.60E-009</text:p>
          </table:table-cell>
          <table:table-cell office:value-type="float" office:value="0.0000000005692535">
            <text:p>5.69E-010</text:p>
          </table:table-cell>
          <table:table-cell office:value-type="float" office:value="0.00000000004553346">
            <text:p>4.55E-011</text:p>
          </table:table-cell>
          <table:table-cell office:value-type="float" office:value="50.52046">
            <text:p>50.52046</text:p>
          </table:table-cell>
          <table:table-cell office:value-type="float" office:value="24.87943">
            <text:p>24.87943</text:p>
          </table:table-cell>
          <table:table-cell office:value-type="float" office:value="0.007025333">
            <text:p>0.007025333</text:p>
          </table:table-cell>
          <table:table-cell office:value-type="float" office:value="0.0005619425">
            <text:p>0.000561942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3141">
            <text:p>113141</text:p>
          </table:table-cell>
          <table:table-cell office:value-type="time" office:time-value="PT18H48M31S">
            <text:p>06:48:31 PM</text:p>
          </table:table-cell>
          <table:table-cell office:value-type="float" office:value="0.00000008082955">
            <text:p>8.08E-008</text:p>
          </table:table-cell>
          <table:table-cell office:value-type="float" office:value="0.0000000398348">
            <text:p>3.98E-008</text:p>
          </table:table-cell>
          <table:table-cell office:value-type="float" office:value="0.00000000160611">
            <text:p>1.61E-009</text:p>
          </table:table-cell>
          <table:table-cell office:value-type="float" office:value="0.0000000005694841">
            <text:p>5.69E-010</text:p>
          </table:table-cell>
          <table:table-cell office:value-type="float" office:value="0.00000000004569096">
            <text:p>4.57E-011</text:p>
          </table:table-cell>
          <table:table-cell office:value-type="float" office:value="50.32627">
            <text:p>50.32627</text:p>
          </table:table-cell>
          <table:table-cell office:value-type="float" office:value="24.80203">
            <text:p>24.80203</text:p>
          </table:table-cell>
          <table:table-cell office:value-type="float" office:value="0.007045493">
            <text:p>0.007045493</text:p>
          </table:table-cell>
          <table:table-cell office:value-type="float" office:value="0.0005652755">
            <text:p>0.000565275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3163">
            <text:p>113163</text:p>
          </table:table-cell>
          <table:table-cell office:value-type="time" office:time-value="PT18H48M38S">
            <text:p>06:48:38 PM</text:p>
          </table:table-cell>
          <table:table-cell office:value-type="float" office:value="0.00000008098897">
            <text:p>8.10E-008</text:p>
          </table:table-cell>
          <table:table-cell office:value-type="float" office:value="0.00000003983757">
            <text:p>3.98E-008</text:p>
          </table:table-cell>
          <table:table-cell office:value-type="float" office:value="0.000000001603788">
            <text:p>1.60E-009</text:p>
          </table:table-cell>
          <table:table-cell office:value-type="float" office:value="0.0000000005681376">
            <text:p>5.68E-010</text:p>
          </table:table-cell>
          <table:table-cell office:value-type="float" office:value="0.00000000004550944">
            <text:p>4.55E-011</text:p>
          </table:table-cell>
          <table:table-cell office:value-type="float" office:value="50.49856">
            <text:p>50.49856</text:p>
          </table:table-cell>
          <table:table-cell office:value-type="float" office:value="24.83968">
            <text:p>24.83968</text:p>
          </table:table-cell>
          <table:table-cell office:value-type="float" office:value="0.007015">
            <text:p>0.007015</text:p>
          </table:table-cell>
          <table:table-cell office:value-type="float" office:value="0.0005619215">
            <text:p>0.0005619215</text:p>
          </table:table-cell>
          <table:table-cell table:number-columns-repeated="3"/>
        </table:table-row>
        <table:table-row table:style-name="ro1">
          <table:table-cell office:value-type="string">
            <text:p>SWH_WC_A_T0</text:p>
          </table:table-cell>
          <table:table-cell office:value-type="float" office:value="113474">
            <text:p>113474</text:p>
          </table:table-cell>
          <table:table-cell office:value-type="time" office:time-value="PT18H50M12S">
            <text:p>06:50:12 PM</text:p>
          </table:table-cell>
          <table:table-cell office:value-type="float" office:value="0.00000007550825">
            <text:p>7.55E-008</text:p>
          </table:table-cell>
          <table:table-cell office:value-type="float" office:value="0.00000003520764">
            <text:p>3.52E-008</text:p>
          </table:table-cell>
          <table:table-cell office:value-type="float" office:value="0.000000001484979">
            <text:p>1.48E-009</text:p>
          </table:table-cell>
          <table:table-cell office:value-type="float" office:value="0.0000000005287797">
            <text:p>5.29E-010</text:p>
          </table:table-cell>
          <table:table-cell office:value-type="float" office:value="0.00000000004236106">
            <text:p>4.24E-011</text:p>
          </table:table-cell>
          <table:table-cell office:value-type="float" office:value="50.84801">
            <text:p>50.84801</text:p>
          </table:table-cell>
          <table:table-cell office:value-type="float" office:value="23.70918">
            <text:p>23.70918</text:p>
          </table:table-cell>
          <table:table-cell office:value-type="float" office:value="0.007002939">
            <text:p>0.007002939</text:p>
          </table:table-cell>
          <table:table-cell office:value-type="float" office:value="0.0005610123">
            <text:p>0.0005610123</text:p>
          </table:table-cell>
          <table:table-cell table:number-columns-repeated="3"/>
        </table:table-row>
        <table:table-row table:style-name="ro1">
          <table:table-cell office:value-type="string">
            <text:p>SWH_WC_A_T0</text:p>
          </table:table-cell>
          <table:table-cell office:value-type="float" office:value="113500">
            <text:p>113500</text:p>
          </table:table-cell>
          <table:table-cell office:value-type="time" office:time-value="PT18H50M20S">
            <text:p>06:50:20 PM</text:p>
          </table:table-cell>
          <table:table-cell office:value-type="float" office:value="0.00000007570026">
            <text:p>7.57E-008</text:p>
          </table:table-cell>
          <table:table-cell office:value-type="float" office:value="0.00000003531873">
            <text:p>3.53E-008</text:p>
          </table:table-cell>
          <table:table-cell office:value-type="float" office:value="0.000000001485942">
            <text:p>1.49E-009</text:p>
          </table:table-cell>
          <table:table-cell office:value-type="float" office:value="0.0000000005309119">
            <text:p>5.31E-010</text:p>
          </table:table-cell>
          <table:table-cell office:value-type="float" office:value="0.00000000004304253">
            <text:p>4.30E-011</text:p>
          </table:table-cell>
          <table:table-cell office:value-type="float" office:value="50.94431">
            <text:p>50.94431</text:p>
          </table:table-cell>
          <table:table-cell office:value-type="float" office:value="23.76859">
            <text:p>23.76859</text:p>
          </table:table-cell>
          <table:table-cell office:value-type="float" office:value="0.007013343">
            <text:p>0.007013343</text:p>
          </table:table-cell>
          <table:table-cell office:value-type="float" office:value="0.0005685916">
            <text:p>0.0005685916</text:p>
          </table:table-cell>
          <table:table-cell table:number-columns-repeated="3"/>
        </table:table-row>
        <table:table-row table:style-name="ro1">
          <table:table-cell office:value-type="string">
            <text:p>SWH_WC_A_T0</text:p>
          </table:table-cell>
          <table:table-cell office:value-type="float" office:value="113523">
            <text:p>113523</text:p>
          </table:table-cell>
          <table:table-cell office:value-type="time" office:time-value="PT18H50M27S">
            <text:p>06:50:27 PM</text:p>
          </table:table-cell>
          <table:table-cell office:value-type="float" office:value="0.0000000756776">
            <text:p>7.57E-008</text:p>
          </table:table-cell>
          <table:table-cell office:value-type="float" office:value="0.00000003520857">
            <text:p>3.52E-008</text:p>
          </table:table-cell>
          <table:table-cell office:value-type="float" office:value="0.000000001480817">
            <text:p>1.48E-009</text:p>
          </table:table-cell>
          <table:table-cell office:value-type="float" office:value="0.0000000005297081">
            <text:p>5.30E-010</text:p>
          </table:table-cell>
          <table:table-cell office:value-type="float" office:value="0.00000000004278307">
            <text:p>4.28E-011</text:p>
          </table:table-cell>
          <table:table-cell office:value-type="float" office:value="51.10531">
            <text:p>51.10531</text:p>
          </table:table-cell>
          <table:table-cell office:value-type="float" office:value="23.77645">
            <text:p>23.77645</text:p>
          </table:table-cell>
          <table:table-cell office:value-type="float" office:value="0.006999535">
            <text:p>0.006999535</text:p>
          </table:table-cell>
          <table:table-cell office:value-type="float" office:value="0.0005653332">
            <text:p>0.0005653332</text:p>
          </table:table-cell>
          <table:table-cell table:number-columns-repeated="3"/>
        </table:table-row>
        <table:table-row table:style-name="ro1">
          <table:table-cell office:value-type="string">
            <text:p>SWH_WC_A_T1</text:p>
          </table:table-cell>
          <table:table-cell office:value-type="float" office:value="113822">
            <text:p>113822</text:p>
          </table:table-cell>
          <table:table-cell office:value-type="time" office:time-value="PT18H51M59S">
            <text:p>06:51:59 PM</text:p>
          </table:table-cell>
          <table:table-cell office:value-type="float" office:value="0.00000007572954">
            <text:p>7.57E-008</text:p>
          </table:table-cell>
          <table:table-cell office:value-type="float" office:value="0.0000000353142">
            <text:p>3.53E-008</text:p>
          </table:table-cell>
          <table:table-cell office:value-type="float" office:value="0.000000001490879">
            <text:p>1.49E-009</text:p>
          </table:table-cell>
          <table:table-cell office:value-type="float" office:value="0.0000000006059678">
            <text:p>6.06E-010</text:p>
          </table:table-cell>
          <table:table-cell office:value-type="float" office:value="0.00000000004683384">
            <text:p>4.68E-011</text:p>
          </table:table-cell>
          <table:table-cell office:value-type="float" office:value="50.79524">
            <text:p>50.79524</text:p>
          </table:table-cell>
          <table:table-cell office:value-type="float" office:value="23.68684">
            <text:p>23.68684</text:p>
          </table:table-cell>
          <table:table-cell office:value-type="float" office:value="0.008001736">
            <text:p>0.008001736</text:p>
          </table:table-cell>
          <table:table-cell office:value-type="float" office:value="0.0006184356">
            <text:p>0.0006184356</text:p>
          </table:table-cell>
          <table:table-cell table:number-columns-repeated="3"/>
        </table:table-row>
        <table:table-row table:style-name="ro1">
          <table:table-cell office:value-type="string">
            <text:p>SWH_WC_A_T1</text:p>
          </table:table-cell>
          <table:table-cell office:value-type="float" office:value="113856">
            <text:p>113856</text:p>
          </table:table-cell>
          <table:table-cell office:value-type="time" office:time-value="PT18H52M09S">
            <text:p>06:52:09 PM</text:p>
          </table:table-cell>
          <table:table-cell office:value-type="float" office:value="0.00000007617066">
            <text:p>7.62E-008</text:p>
          </table:table-cell>
          <table:table-cell office:value-type="float" office:value="0.00000003527235">
            <text:p>3.53E-008</text:p>
          </table:table-cell>
          <table:table-cell office:value-type="float" office:value="0.000000001489053">
            <text:p>1.49E-009</text:p>
          </table:table-cell>
          <table:table-cell office:value-type="float" office:value="0.0000000006077237">
            <text:p>6.08E-010</text:p>
          </table:table-cell>
          <table:table-cell office:value-type="float" office:value="0.00000000004689489">
            <text:p>4.69E-011</text:p>
          </table:table-cell>
          <table:table-cell office:value-type="float" office:value="51.15376">
            <text:p>51.15376</text:p>
          </table:table-cell>
          <table:table-cell office:value-type="float" office:value="23.68777">
            <text:p>23.68777</text:p>
          </table:table-cell>
          <table:table-cell office:value-type="float" office:value="0.007978449">
            <text:p>0.007978449</text:p>
          </table:table-cell>
          <table:table-cell office:value-type="float" office:value="0.0006156555">
            <text:p>0.0006156555</text:p>
          </table:table-cell>
          <table:table-cell table:number-columns-repeated="3"/>
        </table:table-row>
        <table:table-row table:style-name="ro1">
          <table:table-cell office:value-type="string">
            <text:p>SWH_WC_A_T1</text:p>
          </table:table-cell>
          <table:table-cell office:value-type="float" office:value="113923">
            <text:p>113923</text:p>
          </table:table-cell>
          <table:table-cell office:value-type="time" office:time-value="PT18H52M29S">
            <text:p>06:52:29 PM</text:p>
          </table:table-cell>
          <table:table-cell office:value-type="float" office:value="0.00000007630818">
            <text:p>7.63E-008</text:p>
          </table:table-cell>
          <table:table-cell office:value-type="float" office:value="0.00000003530666">
            <text:p>3.53E-008</text:p>
          </table:table-cell>
          <table:table-cell office:value-type="float" office:value="0.000000001492963">
            <text:p>1.49E-009</text:p>
          </table:table-cell>
          <table:table-cell office:value-type="float" office:value="0.0000000006063756">
            <text:p>6.06E-010</text:p>
          </table:table-cell>
          <table:table-cell office:value-type="float" office:value="0.00000000004721995">
            <text:p>4.72E-011</text:p>
          </table:table-cell>
          <table:table-cell office:value-type="float" office:value="51.11189">
            <text:p>51.11189</text:p>
          </table:table-cell>
          <table:table-cell office:value-type="float" office:value="23.64871">
            <text:p>23.64871</text:p>
          </table:table-cell>
          <table:table-cell office:value-type="float" office:value="0.007946404">
            <text:p>0.007946404</text:p>
          </table:table-cell>
          <table:table-cell office:value-type="float" office:value="0.0006188059">
            <text:p>0.0006188059</text:p>
          </table:table-cell>
          <table:table-cell table:number-columns-repeated="3"/>
        </table:table-row>
        <table:table-row table:style-name="ro1">
          <table:table-cell office:value-type="string">
            <text:p>SWH_WC_A_T2</text:p>
          </table:table-cell>
          <table:table-cell office:value-type="float" office:value="114149">
            <text:p>114149</text:p>
          </table:table-cell>
          <table:table-cell office:value-type="time" office:time-value="PT18H53M39S">
            <text:p>06:53:39 PM</text:p>
          </table:table-cell>
          <table:table-cell office:value-type="float" office:value="0.00000007617245">
            <text:p>7.62E-008</text:p>
          </table:table-cell>
          <table:table-cell office:value-type="float" office:value="0.00000003533294">
            <text:p>3.53E-008</text:p>
          </table:table-cell>
          <table:table-cell office:value-type="float" office:value="0.000000001492413">
            <text:p>1.49E-009</text:p>
          </table:table-cell>
          <table:table-cell office:value-type="float" office:value="0.0000000006089299">
            <text:p>6.09E-010</text:p>
          </table:table-cell>
          <table:table-cell office:value-type="float" office:value="0.00000000004799822">
            <text:p>4.80E-011</text:p>
          </table:table-cell>
          <table:table-cell office:value-type="float" office:value="51.03979">
            <text:p>51.03979</text:p>
          </table:table-cell>
          <table:table-cell office:value-type="float" office:value="23.67504">
            <text:p>23.67504</text:p>
          </table:table-cell>
          <table:table-cell office:value-type="float" office:value="0.007994096">
            <text:p>0.007994096</text:p>
          </table:table-cell>
          <table:table-cell office:value-type="float" office:value="0.0006301258">
            <text:p>0.0006301258</text:p>
          </table:table-cell>
          <table:table-cell table:number-columns-repeated="3"/>
        </table:table-row>
        <table:table-row table:style-name="ro1">
          <table:table-cell office:value-type="string">
            <text:p>SWH_WC_A_T2</text:p>
          </table:table-cell>
          <table:table-cell office:value-type="float" office:value="114194">
            <text:p>114194</text:p>
          </table:table-cell>
          <table:table-cell office:value-type="time" office:time-value="PT18H53M53S">
            <text:p>06:53:53 PM</text:p>
          </table:table-cell>
          <table:table-cell office:value-type="float" office:value="0.00000007629473">
            <text:p>7.63E-008</text:p>
          </table:table-cell>
          <table:table-cell office:value-type="float" office:value="0.00000003535375">
            <text:p>3.54E-008</text:p>
          </table:table-cell>
          <table:table-cell office:value-type="float" office:value="0.000000001492086">
            <text:p>1.49E-009</text:p>
          </table:table-cell>
          <table:table-cell office:value-type="float" office:value="0.0000000006108915">
            <text:p>6.11E-010</text:p>
          </table:table-cell>
          <table:table-cell office:value-type="float" office:value="0.00000000004741376">
            <text:p>4.74E-011</text:p>
          </table:table-cell>
          <table:table-cell office:value-type="float" office:value="51.13294">
            <text:p>51.13294</text:p>
          </table:table-cell>
          <table:table-cell office:value-type="float" office:value="23.69418">
            <text:p>23.69418</text:p>
          </table:table-cell>
          <table:table-cell office:value-type="float" office:value="0.008006996">
            <text:p>0.008006996</text:p>
          </table:table-cell>
          <table:table-cell office:value-type="float" office:value="0.0006214553">
            <text:p>0.0006214553</text:p>
          </table:table-cell>
          <table:table-cell table:number-columns-repeated="3"/>
        </table:table-row>
        <table:table-row table:style-name="ro1">
          <table:table-cell office:value-type="string">
            <text:p>SWH_WC_A_T2</text:p>
          </table:table-cell>
          <table:table-cell office:value-type="float" office:value="114277">
            <text:p>114277</text:p>
          </table:table-cell>
          <table:table-cell office:value-type="time" office:time-value="PT18H54M18S">
            <text:p>06:54:18 PM</text:p>
          </table:table-cell>
          <table:table-cell office:value-type="float" office:value="0.00000007543303">
            <text:p>7.54E-008</text:p>
          </table:table-cell>
          <table:table-cell office:value-type="float" office:value="0.00000003518103">
            <text:p>3.52E-008</text:p>
          </table:table-cell>
          <table:table-cell office:value-type="float" office:value="0.000000001492761">
            <text:p>1.49E-009</text:p>
          </table:table-cell>
          <table:table-cell office:value-type="float" office:value="0.0000000006018248">
            <text:p>6.02E-010</text:p>
          </table:table-cell>
          <table:table-cell office:value-type="float" office:value="0.0000000000476725">
            <text:p>4.77E-011</text:p>
          </table:table-cell>
          <table:table-cell office:value-type="float" office:value="50.53256">
            <text:p>50.53256</text:p>
          </table:table-cell>
          <table:table-cell office:value-type="float" office:value="23.56776">
            <text:p>23.56776</text:p>
          </table:table-cell>
          <table:table-cell office:value-type="float" office:value="0.007978266">
            <text:p>0.007978266</text:p>
          </table:table-cell>
          <table:table-cell office:value-type="float" office:value="0.0006319845">
            <text:p>0.0006319845</text:p>
          </table:table-cell>
          <table:table-cell table:number-columns-repeated="3"/>
        </table:table-row>
        <table:table-row table:style-name="ro1">
          <table:table-cell office:value-type="string">
            <text:p>SWH_WC_A_T3</text:p>
          </table:table-cell>
          <table:table-cell office:value-type="float" office:value="114580">
            <text:p>114580</text:p>
          </table:table-cell>
          <table:table-cell office:value-type="time" office:time-value="PT18H55M50S">
            <text:p>06:55:50 PM</text:p>
          </table:table-cell>
          <table:table-cell office:value-type="float" office:value="0.00000007614872">
            <text:p>7.61E-008</text:p>
          </table:table-cell>
          <table:table-cell office:value-type="float" office:value="0.00000003516212">
            <text:p>3.52E-008</text:p>
          </table:table-cell>
          <table:table-cell office:value-type="float" office:value="0.000000001499668">
            <text:p>1.50E-009</text:p>
          </table:table-cell>
          <table:table-cell office:value-type="float" office:value="0.0000000006345521">
            <text:p>6.35E-010</text:p>
          </table:table-cell>
          <table:table-cell office:value-type="float" office:value="0.00000000004884396">
            <text:p>4.88E-011</text:p>
          </table:table-cell>
          <table:table-cell office:value-type="float" office:value="50.77704">
            <text:p>50.77704</text:p>
          </table:table-cell>
          <table:table-cell office:value-type="float" office:value="23.4466">
            <text:p>23.4466</text:p>
          </table:table-cell>
          <table:table-cell office:value-type="float" office:value="0.008333064">
            <text:p>0.008333064</text:p>
          </table:table-cell>
          <table:table-cell office:value-type="float" office:value="0.0006414286">
            <text:p>0.0006414286</text:p>
          </table:table-cell>
          <table:table-cell table:number-columns-repeated="3"/>
        </table:table-row>
        <table:table-row table:style-name="ro1">
          <table:table-cell office:value-type="string">
            <text:p>SWH_WC_A_T3</text:p>
          </table:table-cell>
          <table:table-cell office:value-type="float" office:value="114634">
            <text:p>114634</text:p>
          </table:table-cell>
          <table:table-cell office:value-type="time" office:time-value="PT18H56M07S">
            <text:p>06:56:07 PM</text:p>
          </table:table-cell>
          <table:table-cell office:value-type="float" office:value="0.0000000760158">
            <text:p>7.60E-008</text:p>
          </table:table-cell>
          <table:table-cell office:value-type="float" office:value="0.00000003517039">
            <text:p>3.52E-008</text:p>
          </table:table-cell>
          <table:table-cell office:value-type="float" office:value="0.000000001497945">
            <text:p>1.50E-009</text:p>
          </table:table-cell>
          <table:table-cell office:value-type="float" office:value="0.0000000006313369">
            <text:p>6.31E-010</text:p>
          </table:table-cell>
          <table:table-cell office:value-type="float" office:value="0.00000000004912953">
            <text:p>4.91E-011</text:p>
          </table:table-cell>
          <table:table-cell office:value-type="float" office:value="50.74674">
            <text:p>50.74674</text:p>
          </table:table-cell>
          <table:table-cell office:value-type="float" office:value="23.4791">
            <text:p>23.4791</text:p>
          </table:table-cell>
          <table:table-cell office:value-type="float" office:value="0.008305338">
            <text:p>0.008305338</text:p>
          </table:table-cell>
          <table:table-cell office:value-type="float" office:value="0.0006463068">
            <text:p>0.0006463068</text:p>
          </table:table-cell>
          <table:table-cell table:number-columns-repeated="3"/>
        </table:table-row>
        <table:table-row table:style-name="ro1">
          <table:table-cell office:value-type="string">
            <text:p>SWH_WC_A_T3</text:p>
          </table:table-cell>
          <table:table-cell office:value-type="float" office:value="114663">
            <text:p>114663</text:p>
          </table:table-cell>
          <table:table-cell office:value-type="time" office:time-value="PT18H56M16S">
            <text:p>06:56:16 PM</text:p>
          </table:table-cell>
          <table:table-cell office:value-type="float" office:value="0.00000007621332">
            <text:p>7.62E-008</text:p>
          </table:table-cell>
          <table:table-cell office:value-type="float" office:value="0.00000003523396">
            <text:p>3.52E-008</text:p>
          </table:table-cell>
          <table:table-cell office:value-type="float" office:value="0.000000001499308">
            <text:p>1.50E-009</text:p>
          </table:table-cell>
          <table:table-cell office:value-type="float" office:value="0.0000000006324842">
            <text:p>6.32E-010</text:p>
          </table:table-cell>
          <table:table-cell office:value-type="float" office:value="0.0000000000486592">
            <text:p>4.87E-011</text:p>
          </table:table-cell>
          <table:table-cell office:value-type="float" office:value="50.83232">
            <text:p>50.83232</text:p>
          </table:table-cell>
          <table:table-cell office:value-type="float" office:value="23.50014">
            <text:p>23.50014</text:p>
          </table:table-cell>
          <table:table-cell office:value-type="float" office:value="0.008298867">
            <text:p>0.008298867</text:p>
          </table:table-cell>
          <table:table-cell office:value-type="float" office:value="0.0006384606">
            <text:p>0.0006384606</text:p>
          </table:table-cell>
          <table:table-cell table:number-columns-repeated="3"/>
        </table:table-row>
        <table:table-row table:style-name="ro1">
          <table:table-cell office:value-type="string">
            <text:p>SWH_WC_B_T0</text:p>
          </table:table-cell>
          <table:table-cell office:value-type="float" office:value="114966">
            <text:p>114966</text:p>
          </table:table-cell>
          <table:table-cell office:value-type="time" office:time-value="PT18H57M49S">
            <text:p>06:57:49 PM</text:p>
          </table:table-cell>
          <table:table-cell office:value-type="float" office:value="0.00000007584817">
            <text:p>7.58E-008</text:p>
          </table:table-cell>
          <table:table-cell office:value-type="float" office:value="0.00000003515561">
            <text:p>3.52E-008</text:p>
          </table:table-cell>
          <table:table-cell office:value-type="float" office:value="0.000000001490373">
            <text:p>1.49E-009</text:p>
          </table:table-cell>
          <table:table-cell office:value-type="float" office:value="0.0000000005345029">
            <text:p>5.35E-010</text:p>
          </table:table-cell>
          <table:table-cell office:value-type="float" office:value="0.00000000004255546">
            <text:p>4.26E-011</text:p>
          </table:table-cell>
          <table:table-cell office:value-type="float" office:value="50.89209">
            <text:p>50.89209</text:p>
          </table:table-cell>
          <table:table-cell office:value-type="float" office:value="23.58847">
            <text:p>23.58847</text:p>
          </table:table-cell>
          <table:table-cell office:value-type="float" office:value="0.007047012">
            <text:p>0.007047012</text:p>
          </table:table-cell>
          <table:table-cell office:value-type="float" office:value="0.0005610611">
            <text:p>0.0005610611</text:p>
          </table:table-cell>
          <table:table-cell table:number-columns-repeated="3"/>
        </table:table-row>
        <table:table-row table:style-name="ro1">
          <table:table-cell office:value-type="string">
            <text:p>SWH_WC_B_T0</text:p>
          </table:table-cell>
          <table:table-cell office:value-type="float" office:value="114988">
            <text:p>114988</text:p>
          </table:table-cell>
          <table:table-cell office:value-type="time" office:time-value="PT18H57M55S">
            <text:p>06:57:55 PM</text:p>
          </table:table-cell>
          <table:table-cell office:value-type="float" office:value="0.00000007549255">
            <text:p>7.55E-008</text:p>
          </table:table-cell>
          <table:table-cell office:value-type="float" office:value="0.00000003505939">
            <text:p>3.51E-008</text:p>
          </table:table-cell>
          <table:table-cell office:value-type="float" office:value="0.000000001489787">
            <text:p>1.49E-009</text:p>
          </table:table-cell>
          <table:table-cell office:value-type="float" office:value="0.000000000533778">
            <text:p>5.34E-010</text:p>
          </table:table-cell>
          <table:table-cell office:value-type="float" office:value="0.00000000004284627">
            <text:p>4.28E-011</text:p>
          </table:table-cell>
          <table:table-cell office:value-type="float" office:value="50.67339">
            <text:p>50.67339</text:p>
          </table:table-cell>
          <table:table-cell office:value-type="float" office:value="23.53316">
            <text:p>23.53316</text:p>
          </table:table-cell>
          <table:table-cell office:value-type="float" office:value="0.007070604">
            <text:p>0.007070604</text:p>
          </table:table-cell>
          <table:table-cell office:value-type="float" office:value="0.0005675562">
            <text:p>0.0005675562</text:p>
          </table:table-cell>
          <table:table-cell table:number-columns-repeated="3"/>
        </table:table-row>
        <table:table-row table:style-name="ro1">
          <table:table-cell office:value-type="string">
            <text:p>SWH_WC_B_T0</text:p>
          </table:table-cell>
          <table:table-cell office:value-type="float" office:value="115015">
            <text:p>115015</text:p>
          </table:table-cell>
          <table:table-cell office:value-type="time" office:time-value="PT18H58M04S">
            <text:p>06:58:04 PM</text:p>
          </table:table-cell>
          <table:table-cell office:value-type="float" office:value="0.00000007527122">
            <text:p>7.53E-008</text:p>
          </table:table-cell>
          <table:table-cell office:value-type="float" office:value="0.00000003518045">
            <text:p>3.52E-008</text:p>
          </table:table-cell>
          <table:table-cell office:value-type="float" office:value="0.000000001492649">
            <text:p>1.49E-009</text:p>
          </table:table-cell>
          <table:table-cell office:value-type="float" office:value="0.0000000005368443">
            <text:p>5.37E-010</text:p>
          </table:table-cell>
          <table:table-cell office:value-type="float" office:value="0.00000000004225001">
            <text:p>4.23E-011</text:p>
          </table:table-cell>
          <table:table-cell office:value-type="float" office:value="50.42794">
            <text:p>50.42794</text:p>
          </table:table-cell>
          <table:table-cell office:value-type="float" office:value="23.56914">
            <text:p>23.56914</text:p>
          </table:table-cell>
          <table:table-cell office:value-type="float" office:value="0.007132133">
            <text:p>0.007132133</text:p>
          </table:table-cell>
          <table:table-cell office:value-type="float" office:value="0.0005613037">
            <text:p>0.0005613037</text:p>
          </table:table-cell>
          <table:table-cell table:number-columns-repeated="3"/>
        </table:table-row>
        <table:table-row table:style-name="ro1">
          <table:table-cell office:value-type="string">
            <text:p>SWH_WC_B_T1</text:p>
          </table:table-cell>
          <table:table-cell office:value-type="float" office:value="115290">
            <text:p>115290</text:p>
          </table:table-cell>
          <table:table-cell office:value-type="time" office:time-value="PT18H59M28S">
            <text:p>06:59:28 PM</text:p>
          </table:table-cell>
          <table:table-cell office:value-type="float" office:value="0.00000007526763">
            <text:p>7.53E-008</text:p>
          </table:table-cell>
          <table:table-cell office:value-type="float" office:value="0.0000000348729">
            <text:p>3.49E-008</text:p>
          </table:table-cell>
          <table:table-cell office:value-type="float" office:value="0.000000001489913">
            <text:p>1.49E-009</text:p>
          </table:table-cell>
          <table:table-cell office:value-type="float" office:value="0.0000000005615147">
            <text:p>5.62E-010</text:p>
          </table:table-cell>
          <table:table-cell office:value-type="float" office:value="0.0000000000444364">
            <text:p>4.44E-011</text:p>
          </table:table-cell>
          <table:table-cell office:value-type="float" office:value="50.51815">
            <text:p>50.51815</text:p>
          </table:table-cell>
          <table:table-cell office:value-type="float" office:value="23.406">
            <text:p>23.406</text:p>
          </table:table-cell>
          <table:table-cell office:value-type="float" office:value="0.007460241">
            <text:p>0.007460241</text:p>
          </table:table-cell>
          <table:table-cell office:value-type="float" office:value="0.0005903787">
            <text:p>0.0005903787</text:p>
          </table:table-cell>
          <table:table-cell table:number-columns-repeated="3"/>
        </table:table-row>
        <table:table-row table:style-name="ro1">
          <table:table-cell office:value-type="string">
            <text:p>SWH_WC_B_T1</text:p>
          </table:table-cell>
          <table:table-cell office:value-type="float" office:value="115332">
            <text:p>115332</text:p>
          </table:table-cell>
          <table:table-cell office:value-type="time" office:time-value="PT18H59M41S">
            <text:p>06:59:41 PM</text:p>
          </table:table-cell>
          <table:table-cell office:value-type="float" office:value="0.00000007559691">
            <text:p>7.56E-008</text:p>
          </table:table-cell>
          <table:table-cell office:value-type="float" office:value="0.000000035153">
            <text:p>3.52E-008</text:p>
          </table:table-cell>
          <table:table-cell office:value-type="float" office:value="0.000000001495136">
            <text:p>1.50E-009</text:p>
          </table:table-cell>
          <table:table-cell office:value-type="float" office:value="0.0000000005670862">
            <text:p>5.67E-010</text:p>
          </table:table-cell>
          <table:table-cell office:value-type="float" office:value="0.00000000004426641">
            <text:p>4.43E-011</text:p>
          </table:table-cell>
          <table:table-cell office:value-type="float" office:value="50.56191">
            <text:p>50.56191</text:p>
          </table:table-cell>
          <table:table-cell office:value-type="float" office:value="23.51158">
            <text:p>23.51158</text:p>
          </table:table-cell>
          <table:table-cell office:value-type="float" office:value="0.007501447">
            <text:p>0.007501447</text:p>
          </table:table-cell>
          <table:table-cell office:value-type="float" office:value="0.0005855584">
            <text:p>0.0005855584</text:p>
          </table:table-cell>
          <table:table-cell table:number-columns-repeated="3"/>
        </table:table-row>
        <table:table-row table:style-name="ro1">
          <table:table-cell office:value-type="string">
            <text:p>SWH_WC_B_T1</text:p>
          </table:table-cell>
          <table:table-cell office:value-type="float" office:value="115369">
            <text:p>115369</text:p>
          </table:table-cell>
          <table:table-cell office:value-type="time" office:time-value="PT18H59M52S">
            <text:p>06:59:52 PM</text:p>
          </table:table-cell>
          <table:table-cell office:value-type="float" office:value="0.00000007569603">
            <text:p>7.57E-008</text:p>
          </table:table-cell>
          <table:table-cell office:value-type="float" office:value="0.00000003508973">
            <text:p>3.51E-008</text:p>
          </table:table-cell>
          <table:table-cell office:value-type="float" office:value="0.000000001494195">
            <text:p>1.49E-009</text:p>
          </table:table-cell>
          <table:table-cell office:value-type="float" office:value="0.000000000567675">
            <text:p>5.68E-010</text:p>
          </table:table-cell>
          <table:table-cell office:value-type="float" office:value="0.00000000004471455">
            <text:p>4.47E-011</text:p>
          </table:table-cell>
          <table:table-cell office:value-type="float" office:value="50.66006">
            <text:p>50.66006</text:p>
          </table:table-cell>
          <table:table-cell office:value-type="float" office:value="23.48403">
            <text:p>23.48403</text:p>
          </table:table-cell>
          <table:table-cell office:value-type="float" office:value="0.007499402">
            <text:p>0.007499402</text:p>
          </table:table-cell>
          <table:table-cell office:value-type="float" office:value="0.000590712">
            <text:p>0.000590712</text:p>
          </table:table-cell>
          <table:table-cell table:number-columns-repeated="3"/>
        </table:table-row>
        <table:table-row table:style-name="ro1">
          <table:table-cell office:value-type="string">
            <text:p>SWH_WC_B_T2</text:p>
          </table:table-cell>
          <table:table-cell office:value-type="float" office:value="117826">
            <text:p>117826</text:p>
          </table:table-cell>
          <table:table-cell office:value-type="time" office:time-value="PT19H12M24S">
            <text:p>07:12:24 PM</text:p>
          </table:table-cell>
          <table:table-cell office:value-type="float" office:value="0.00000007922719">
            <text:p>7.92E-008</text:p>
          </table:table-cell>
          <table:table-cell office:value-type="float" office:value="0.0000000357481">
            <text:p>3.57E-008</text:p>
          </table:table-cell>
          <table:table-cell office:value-type="float" office:value="0.000000001502613">
            <text:p>1.50E-009</text:p>
          </table:table-cell>
          <table:table-cell office:value-type="float" office:value="0.0000000006245299">
            <text:p>6.25E-010</text:p>
          </table:table-cell>
          <table:table-cell office:value-type="float" office:value="0.0000000000566836">
            <text:p>5.67E-011</text:p>
          </table:table-cell>
          <table:table-cell office:value-type="float" office:value="52.72627">
            <text:p>52.72627</text:p>
          </table:table-cell>
          <table:table-cell office:value-type="float" office:value="23.79062">
            <text:p>23.79062</text:p>
          </table:table-cell>
          <table:table-cell office:value-type="float" office:value="0.007882772">
            <text:p>0.007882772</text:p>
          </table:table-cell>
          <table:table-cell office:value-type="float" office:value="0.0007154564">
            <text:p>0.0007154564</text:p>
          </table:table-cell>
          <table:table-cell table:number-columns-repeated="3"/>
        </table:table-row>
        <table:table-row table:style-name="ro1">
          <table:table-cell office:value-type="string">
            <text:p>SWH_WC_B_T2</text:p>
          </table:table-cell>
          <table:table-cell office:value-type="float" office:value="117855">
            <text:p>117855</text:p>
          </table:table-cell>
          <table:table-cell office:value-type="time" office:time-value="PT19H12M33S">
            <text:p>07:12:33 PM</text:p>
          </table:table-cell>
          <table:table-cell office:value-type="float" office:value="0.00000007914278">
            <text:p>7.91E-008</text:p>
          </table:table-cell>
          <table:table-cell office:value-type="float" office:value="0.00000003576834">
            <text:p>3.58E-008</text:p>
          </table:table-cell>
          <table:table-cell office:value-type="float" office:value="0.000000001504781">
            <text:p>1.50E-009</text:p>
          </table:table-cell>
          <table:table-cell office:value-type="float" office:value="0.0000000006252654">
            <text:p>6.25E-010</text:p>
          </table:table-cell>
          <table:table-cell office:value-type="float" office:value="0.00000000005662034">
            <text:p>5.66E-011</text:p>
          </table:table-cell>
          <table:table-cell office:value-type="float" office:value="52.59422">
            <text:p>52.59422</text:p>
          </table:table-cell>
          <table:table-cell office:value-type="float" office:value="23.7698">
            <text:p>23.7698</text:p>
          </table:table-cell>
          <table:table-cell office:value-type="float" office:value="0.007900473">
            <text:p>0.007900473</text:p>
          </table:table-cell>
          <table:table-cell office:value-type="float" office:value="0.0007154201">
            <text:p>0.0007154201</text:p>
          </table:table-cell>
          <table:table-cell table:number-columns-repeated="3"/>
        </table:table-row>
        <table:table-row table:style-name="ro1">
          <table:table-cell office:value-type="string">
            <text:p>SWH_WC_B_T2</text:p>
          </table:table-cell>
          <table:table-cell office:value-type="float" office:value="117875">
            <text:p>117875</text:p>
          </table:table-cell>
          <table:table-cell office:value-type="time" office:time-value="PT19H12M39S">
            <text:p>07:12:39 PM</text:p>
          </table:table-cell>
          <table:table-cell office:value-type="float" office:value="0.00000007926007">
            <text:p>7.93E-008</text:p>
          </table:table-cell>
          <table:table-cell office:value-type="float" office:value="0.00000003580148">
            <text:p>3.58E-008</text:p>
          </table:table-cell>
          <table:table-cell office:value-type="float" office:value="0.000000001503639">
            <text:p>1.50E-009</text:p>
          </table:table-cell>
          <table:table-cell office:value-type="float" office:value="0.000000000625143">
            <text:p>6.25E-010</text:p>
          </table:table-cell>
          <table:table-cell office:value-type="float" office:value="0.00000000005607388">
            <text:p>5.61E-011</text:p>
          </table:table-cell>
          <table:table-cell office:value-type="float" office:value="52.71217">
            <text:p>52.71217</text:p>
          </table:table-cell>
          <table:table-cell office:value-type="float" office:value="23.80989">
            <text:p>23.80989</text:p>
          </table:table-cell>
          <table:table-cell office:value-type="float" office:value="0.007887239">
            <text:p>0.007887239</text:p>
          </table:table-cell>
          <table:table-cell office:value-type="float" office:value="0.0007074669">
            <text:p>0.0007074669</text:p>
          </table:table-cell>
          <table:table-cell table:number-columns-repeated="3"/>
        </table:table-row>
        <table:table-row table:style-name="ro1">
          <table:table-cell office:value-type="string">
            <text:p>SWH_WC_B_T3</text:p>
          </table:table-cell>
          <table:table-cell office:value-type="float" office:value="115731">
            <text:p>115731</text:p>
          </table:table-cell>
          <table:table-cell office:value-type="time" office:time-value="PT19H01M43S">
            <text:p>07:01:43 PM</text:p>
          </table:table-cell>
          <table:table-cell office:value-type="float" office:value="0.00000007677806">
            <text:p>7.68E-008</text:p>
          </table:table-cell>
          <table:table-cell office:value-type="float" office:value="0.00000003530423">
            <text:p>3.53E-008</text:p>
          </table:table-cell>
          <table:table-cell office:value-type="float" office:value="0.000000001505614">
            <text:p>1.51E-009</text:p>
          </table:table-cell>
          <table:table-cell office:value-type="float" office:value="0.0000000006040481">
            <text:p>6.04E-010</text:p>
          </table:table-cell>
          <table:table-cell office:value-type="float" office:value="0.00000000004725925">
            <text:p>4.73E-011</text:p>
          </table:table-cell>
          <table:table-cell office:value-type="float" office:value="50.99452">
            <text:p>50.99452</text:p>
          </table:table-cell>
          <table:table-cell office:value-type="float" office:value="23.44839">
            <text:p>23.44839</text:p>
          </table:table-cell>
          <table:table-cell office:value-type="float" office:value="0.007867457">
            <text:p>0.007867457</text:p>
          </table:table-cell>
          <table:table-cell office:value-type="float" office:value="0.0006155306">
            <text:p>0.0006155306</text:p>
          </table:table-cell>
          <table:table-cell table:number-columns-repeated="3"/>
        </table:table-row>
        <table:table-row table:style-name="ro1">
          <table:table-cell office:value-type="string">
            <text:p>SWH_WC_B_T3</text:p>
          </table:table-cell>
          <table:table-cell office:value-type="float" office:value="115760">
            <text:p>115760</text:p>
          </table:table-cell>
          <table:table-cell office:value-type="time" office:time-value="PT19H01M51S">
            <text:p>07:01:51 PM</text:p>
          </table:table-cell>
          <table:table-cell office:value-type="float" office:value="0.00000007652965">
            <text:p>7.65E-008</text:p>
          </table:table-cell>
          <table:table-cell office:value-type="float" office:value="0.00000003528481">
            <text:p>3.53E-008</text:p>
          </table:table-cell>
          <table:table-cell office:value-type="float" office:value="0.00000000150418">
            <text:p>1.50E-009</text:p>
          </table:table-cell>
          <table:table-cell office:value-type="float" office:value="0.0000000006013646">
            <text:p>6.01E-010</text:p>
          </table:table-cell>
          <table:table-cell office:value-type="float" office:value="0.00000000004717906">
            <text:p>4.72E-011</text:p>
          </table:table-cell>
          <table:table-cell office:value-type="float" office:value="50.87798">
            <text:p>50.87798</text:p>
          </table:table-cell>
          <table:table-cell office:value-type="float" office:value="23.45783">
            <text:p>23.45783</text:p>
          </table:table-cell>
          <table:table-cell office:value-type="float" office:value="0.007857929">
            <text:p>0.007857929</text:p>
          </table:table-cell>
          <table:table-cell office:value-type="float" office:value="0.0006164807">
            <text:p>0.0006164807</text:p>
          </table:table-cell>
          <table:table-cell table:number-columns-repeated="3"/>
        </table:table-row>
        <table:table-row table:style-name="ro1">
          <table:table-cell office:value-type="string">
            <text:p>SWH_WC_B_T3</text:p>
          </table:table-cell>
          <table:table-cell office:value-type="float" office:value="115809">
            <text:p>115809</text:p>
          </table:table-cell>
          <table:table-cell office:value-type="time" office:time-value="PT19H02M06S">
            <text:p>07:02:06 PM</text:p>
          </table:table-cell>
          <table:table-cell office:value-type="float" office:value="0.00000007652508">
            <text:p>7.65E-008</text:p>
          </table:table-cell>
          <table:table-cell office:value-type="float" office:value="0.00000003533558">
            <text:p>3.53E-008</text:p>
          </table:table-cell>
          <table:table-cell office:value-type="float" office:value="0.000000001506577">
            <text:p>1.51E-009</text:p>
          </table:table-cell>
          <table:table-cell office:value-type="float" office:value="0.0000000006010745">
            <text:p>6.01E-010</text:p>
          </table:table-cell>
          <table:table-cell office:value-type="float" office:value="0.00000000004708786">
            <text:p>4.71E-011</text:p>
          </table:table-cell>
          <table:table-cell office:value-type="float" office:value="50.79401">
            <text:p>50.79401</text:p>
          </table:table-cell>
          <table:table-cell office:value-type="float" office:value="23.45422">
            <text:p>23.45422</text:p>
          </table:table-cell>
          <table:table-cell office:value-type="float" office:value="0.007854609">
            <text:p>0.007854609</text:p>
          </table:table-cell>
          <table:table-cell office:value-type="float" office:value="0.0006153259">
            <text:p>0.0006153259</text:p>
          </table:table-cell>
          <table:table-cell table:number-columns-repeated="3"/>
        </table:table-row>
        <table:table-row table:style-name="ro1">
          <table:table-cell office:value-type="string">
            <text:p>SWH_WC_C_T0</text:p>
          </table:table-cell>
          <table:table-cell office:value-type="float" office:value="116061">
            <text:p>116061</text:p>
          </table:table-cell>
          <table:table-cell office:value-type="time" office:time-value="PT19H03M23S">
            <text:p>07:03:23 PM</text:p>
          </table:table-cell>
          <table:table-cell office:value-type="float" office:value="0.00000007631658">
            <text:p>7.63E-008</text:p>
          </table:table-cell>
          <table:table-cell office:value-type="float" office:value="0.00000003527664">
            <text:p>3.53E-008</text:p>
          </table:table-cell>
          <table:table-cell office:value-type="float" office:value="0.00000000150016">
            <text:p>1.50E-009</text:p>
          </table:table-cell>
          <table:table-cell office:value-type="float" office:value="0.0000000005372629">
            <text:p>5.37E-010</text:p>
          </table:table-cell>
          <table:table-cell office:value-type="float" office:value="0.00000000004315475">
            <text:p>4.32E-011</text:p>
          </table:table-cell>
          <table:table-cell office:value-type="float" office:value="50.87228">
            <text:p>50.87228</text:p>
          </table:table-cell>
          <table:table-cell office:value-type="float" office:value="23.51524">
            <text:p>23.51524</text:p>
          </table:table-cell>
          <table:table-cell office:value-type="float" office:value="0.007039924">
            <text:p>0.007039924</text:p>
          </table:table-cell>
          <table:table-cell office:value-type="float" office:value="0.0005654701">
            <text:p>0.0005654701</text:p>
          </table:table-cell>
          <table:table-cell table:number-columns-repeated="3"/>
        </table:table-row>
        <table:table-row table:style-name="ro1">
          <table:table-cell office:value-type="string">
            <text:p>SWH_WC_C_T0</text:p>
          </table:table-cell>
          <table:table-cell office:value-type="float" office:value="116119">
            <text:p>116119</text:p>
          </table:table-cell>
          <table:table-cell office:value-type="time" office:time-value="PT19H03M41S">
            <text:p>07:03:41 PM</text:p>
          </table:table-cell>
          <table:table-cell office:value-type="float" office:value="0.00000007598752">
            <text:p>7.60E-008</text:p>
          </table:table-cell>
          <table:table-cell office:value-type="float" office:value="0.00000003518423">
            <text:p>3.52E-008</text:p>
          </table:table-cell>
          <table:table-cell office:value-type="float" office:value="0.00000000149692">
            <text:p>1.50E-009</text:p>
          </table:table-cell>
          <table:table-cell office:value-type="float" office:value="0.0000000005328236">
            <text:p>5.33E-010</text:p>
          </table:table-cell>
          <table:table-cell office:value-type="float" office:value="0.0000000000425177">
            <text:p>4.25E-011</text:p>
          </table:table-cell>
          <table:table-cell office:value-type="float" office:value="50.7626">
            <text:p>50.7626</text:p>
          </table:table-cell>
          <table:table-cell office:value-type="float" office:value="23.50442">
            <text:p>23.50442</text:p>
          </table:table-cell>
          <table:table-cell office:value-type="float" office:value="0.007011988">
            <text:p>0.007011988</text:p>
          </table:table-cell>
          <table:table-cell office:value-type="float" office:value="0.0005595353">
            <text:p>0.0005595353</text:p>
          </table:table-cell>
          <table:table-cell table:number-columns-repeated="3"/>
        </table:table-row>
        <table:table-row table:style-name="ro1">
          <table:table-cell office:value-type="string">
            <text:p>SWH_WC_C_T0</text:p>
          </table:table-cell>
          <table:table-cell office:value-type="float" office:value="116170">
            <text:p>116170</text:p>
          </table:table-cell>
          <table:table-cell office:value-type="time" office:time-value="PT19H03M57S">
            <text:p>07:03:57 PM</text:p>
          </table:table-cell>
          <table:table-cell office:value-type="float" office:value="0.00000007585532">
            <text:p>7.59E-008</text:p>
          </table:table-cell>
          <table:table-cell office:value-type="float" office:value="0.00000003492407">
            <text:p>3.49E-008</text:p>
          </table:table-cell>
          <table:table-cell office:value-type="float" office:value="0.000000001495385">
            <text:p>1.50E-009</text:p>
          </table:table-cell>
          <table:table-cell office:value-type="float" office:value="0.0000000005302934">
            <text:p>5.30E-010</text:p>
          </table:table-cell>
          <table:table-cell office:value-type="float" office:value="0.00000000004219658">
            <text:p>4.22E-011</text:p>
          </table:table-cell>
          <table:table-cell office:value-type="float" office:value="50.72628">
            <text:p>50.72628</text:p>
          </table:table-cell>
          <table:table-cell office:value-type="float" office:value="23.35457">
            <text:p>23.35457</text:p>
          </table:table-cell>
          <table:table-cell office:value-type="float" office:value="0.006990853">
            <text:p>0.006990853</text:p>
          </table:table-cell>
          <table:table-cell office:value-type="float" office:value="0.0005562771">
            <text:p>0.0005562771</text:p>
          </table:table-cell>
          <table:table-cell table:number-columns-repeated="3"/>
        </table:table-row>
        <table:table-row table:style-name="ro1">
          <table:table-cell office:value-type="string">
            <text:p>SWH_WC_C_T1</text:p>
          </table:table-cell>
          <table:table-cell office:value-type="float" office:value="116440">
            <text:p>116440</text:p>
          </table:table-cell>
          <table:table-cell office:value-type="time" office:time-value="PT19H05M19S">
            <text:p>07:05:19 PM</text:p>
          </table:table-cell>
          <table:table-cell office:value-type="float" office:value="0.00000007805536">
            <text:p>7.81E-008</text:p>
          </table:table-cell>
          <table:table-cell office:value-type="float" office:value="0.00000003592344">
            <text:p>3.59E-008</text:p>
          </table:table-cell>
          <table:table-cell office:value-type="float" office:value="0.000000001507837">
            <text:p>1.51E-009</text:p>
          </table:table-cell>
          <table:table-cell office:value-type="float" office:value="0.0000000006167302">
            <text:p>6.17E-010</text:p>
          </table:table-cell>
          <table:table-cell office:value-type="float" office:value="0.00000000004681617">
            <text:p>4.68E-011</text:p>
          </table:table-cell>
          <table:table-cell office:value-type="float" office:value="51.76643">
            <text:p>51.76643</text:p>
          </table:table-cell>
          <table:table-cell office:value-type="float" office:value="23.82448">
            <text:p>23.82448</text:p>
          </table:table-cell>
          <table:table-cell office:value-type="float" office:value="0.007901189">
            <text:p>0.007901189</text:p>
          </table:table-cell>
          <table:table-cell office:value-type="float" office:value="0.0005997815">
            <text:p>0.0005997815</text:p>
          </table:table-cell>
          <table:table-cell table:number-columns-repeated="3"/>
        </table:table-row>
        <table:table-row table:style-name="ro1">
          <table:table-cell office:value-type="string">
            <text:p>SWH_WC_C_T1</text:p>
          </table:table-cell>
          <table:table-cell office:value-type="float" office:value="116464">
            <text:p>116464</text:p>
          </table:table-cell>
          <table:table-cell office:value-type="time" office:time-value="PT19H05M27S">
            <text:p>07:05:27 PM</text:p>
          </table:table-cell>
          <table:table-cell office:value-type="float" office:value="0.00000007809284">
            <text:p>7.81E-008</text:p>
          </table:table-cell>
          <table:table-cell office:value-type="float" office:value="0.00000003594296">
            <text:p>3.59E-008</text:p>
          </table:table-cell>
          <table:table-cell office:value-type="float" office:value="0.000000001510846">
            <text:p>1.51E-009</text:p>
          </table:table-cell>
          <table:table-cell office:value-type="float" office:value="0.0000000006172359">
            <text:p>6.17E-010</text:p>
          </table:table-cell>
          <table:table-cell office:value-type="float" office:value="0.00000000004686046">
            <text:p>4.69E-011</text:p>
          </table:table-cell>
          <table:table-cell office:value-type="float" office:value="51.68817">
            <text:p>51.68817</text:p>
          </table:table-cell>
          <table:table-cell office:value-type="float" office:value="23.78997">
            <text:p>23.78997</text:p>
          </table:table-cell>
          <table:table-cell office:value-type="float" office:value="0.007903873">
            <text:p>0.007903873</text:p>
          </table:table-cell>
          <table:table-cell office:value-type="float" office:value="0.0006000609">
            <text:p>0.0006000609</text:p>
          </table:table-cell>
          <table:table-cell table:number-columns-repeated="3"/>
        </table:table-row>
        <table:table-row table:style-name="ro1">
          <table:table-cell office:value-type="string">
            <text:p>SWH_WC_C_T1</text:p>
          </table:table-cell>
          <table:table-cell office:value-type="float" office:value="116487">
            <text:p>116487</text:p>
          </table:table-cell>
          <table:table-cell office:value-type="time" office:time-value="PT19H05M34S">
            <text:p>07:05:34 PM</text:p>
          </table:table-cell>
          <table:table-cell office:value-type="float" office:value="0.00000007807157">
            <text:p>7.81E-008</text:p>
          </table:table-cell>
          <table:table-cell office:value-type="float" office:value="0.00000003592234">
            <text:p>3.59E-008</text:p>
          </table:table-cell>
          <table:table-cell office:value-type="float" office:value="0.000000001510783">
            <text:p>1.51E-009</text:p>
          </table:table-cell>
          <table:table-cell office:value-type="float" office:value="0.0000000006181264">
            <text:p>6.18E-010</text:p>
          </table:table-cell>
          <table:table-cell office:value-type="float" office:value="0.00000000004703114">
            <text:p>4.70E-011</text:p>
          </table:table-cell>
          <table:table-cell office:value-type="float" office:value="51.67625">
            <text:p>51.67625</text:p>
          </table:table-cell>
          <table:table-cell office:value-type="float" office:value="23.77731">
            <text:p>23.77731</text:p>
          </table:table-cell>
          <table:table-cell office:value-type="float" office:value="0.007917432">
            <text:p>0.007917432</text:p>
          </table:table-cell>
          <table:table-cell office:value-type="float" office:value="0.0006024106">
            <text:p>0.0006024106</text:p>
          </table:table-cell>
          <table:table-cell table:number-columns-repeated="3"/>
        </table:table-row>
        <table:table-row table:style-name="ro1">
          <table:table-cell office:value-type="string">
            <text:p>SWH_WC_C_T2</text:p>
          </table:table-cell>
          <table:table-cell office:value-type="float" office:value="116871">
            <text:p>116871</text:p>
          </table:table-cell>
          <table:table-cell office:value-type="time" office:time-value="PT19H07M31S">
            <text:p>07:07:31 PM</text:p>
          </table:table-cell>
          <table:table-cell office:value-type="float" office:value="0.00000007832929">
            <text:p>7.83E-008</text:p>
          </table:table-cell>
          <table:table-cell office:value-type="float" office:value="0.00000003600191">
            <text:p>3.60E-008</text:p>
          </table:table-cell>
          <table:table-cell office:value-type="float" office:value="0.000000001516609">
            <text:p>1.52E-009</text:p>
          </table:table-cell>
          <table:table-cell office:value-type="float" office:value="0.000000000643011">
            <text:p>6.43E-010</text:p>
          </table:table-cell>
          <table:table-cell office:value-type="float" office:value="0.00000000005085486">
            <text:p>5.09E-011</text:p>
          </table:table-cell>
          <table:table-cell office:value-type="float" office:value="51.64764">
            <text:p>51.64764</text:p>
          </table:table-cell>
          <table:table-cell office:value-type="float" office:value="23.73842">
            <text:p>23.73842</text:p>
          </table:table-cell>
          <table:table-cell office:value-type="float" office:value="0.008209074">
            <text:p>0.008209074</text:p>
          </table:table-cell>
          <table:table-cell office:value-type="float" office:value="0.0006492445">
            <text:p>0.0006492445</text:p>
          </table:table-cell>
          <table:table-cell table:number-columns-repeated="3"/>
        </table:table-row>
        <table:table-row table:style-name="ro1">
          <table:table-cell office:value-type="string">
            <text:p>SWH_WC_C_T2</text:p>
          </table:table-cell>
          <table:table-cell office:value-type="float" office:value="116905">
            <text:p>116905</text:p>
          </table:table-cell>
          <table:table-cell office:value-type="time" office:time-value="PT19H07M42S">
            <text:p>07:07:42 PM</text:p>
          </table:table-cell>
          <table:table-cell office:value-type="float" office:value="0.00000007830247">
            <text:p>7.83E-008</text:p>
          </table:table-cell>
          <table:table-cell office:value-type="float" office:value="0.00000003599804">
            <text:p>3.60E-008</text:p>
          </table:table-cell>
          <table:table-cell office:value-type="float" office:value="0.000000001514795">
            <text:p>1.51E-009</text:p>
          </table:table-cell>
          <table:table-cell office:value-type="float" office:value="0.0000000006424536">
            <text:p>6.42E-010</text:p>
          </table:table-cell>
          <table:table-cell office:value-type="float" office:value="0.00000000005101822">
            <text:p>5.10E-011</text:p>
          </table:table-cell>
          <table:table-cell office:value-type="float" office:value="51.69178">
            <text:p>51.69178</text:p>
          </table:table-cell>
          <table:table-cell office:value-type="float" office:value="23.76429">
            <text:p>23.76429</text:p>
          </table:table-cell>
          <table:table-cell office:value-type="float" office:value="0.008204767">
            <text:p>0.008204767</text:p>
          </table:table-cell>
          <table:table-cell office:value-type="float" office:value="0.0006515531">
            <text:p>0.0006515531</text:p>
          </table:table-cell>
          <table:table-cell table:number-columns-repeated="3"/>
        </table:table-row>
        <table:table-row table:style-name="ro1">
          <table:table-cell office:value-type="string">
            <text:p>SWH_WC_C_T2</text:p>
          </table:table-cell>
          <table:table-cell office:value-type="float" office:value="116964">
            <text:p>116964</text:p>
          </table:table-cell>
          <table:table-cell office:value-type="time" office:time-value="PT19H08M00S">
            <text:p>07:08:00 PM</text:p>
          </table:table-cell>
          <table:table-cell office:value-type="float" office:value="0.00000007826457">
            <text:p>7.83E-008</text:p>
          </table:table-cell>
          <table:table-cell office:value-type="float" office:value="0.00000003603717">
            <text:p>3.60E-008</text:p>
          </table:table-cell>
          <table:table-cell office:value-type="float" office:value="0.000000001517426">
            <text:p>1.52E-009</text:p>
          </table:table-cell>
          <table:table-cell office:value-type="float" office:value="0.0000000006407371">
            <text:p>6.41E-010</text:p>
          </table:table-cell>
          <table:table-cell office:value-type="float" office:value="0.00000000005054073">
            <text:p>5.05E-011</text:p>
          </table:table-cell>
          <table:table-cell office:value-type="float" office:value="51.5772">
            <text:p>51.5772</text:p>
          </table:table-cell>
          <table:table-cell office:value-type="float" office:value="23.74888">
            <text:p>23.74888</text:p>
          </table:table-cell>
          <table:table-cell office:value-type="float" office:value="0.008186809">
            <text:p>0.008186809</text:p>
          </table:table-cell>
          <table:table-cell office:value-type="float" office:value="0.0006457677">
            <text:p>0.0006457677</text:p>
          </table:table-cell>
          <table:table-cell table:number-columns-repeated="3"/>
        </table:table-row>
        <table:table-row table:style-name="ro1">
          <table:table-cell office:value-type="string">
            <text:p>SWH_WC_C_T3</text:p>
          </table:table-cell>
          <table:table-cell office:value-type="float" office:value="117444">
            <text:p>117444</text:p>
          </table:table-cell>
          <table:table-cell office:value-type="time" office:time-value="PT19H10M27S">
            <text:p>07:10:27 PM</text:p>
          </table:table-cell>
          <table:table-cell office:value-type="float" office:value="0.00000007881388">
            <text:p>7.88E-008</text:p>
          </table:table-cell>
          <table:table-cell office:value-type="float" office:value="0.00000003541467">
            <text:p>3.54E-008</text:p>
          </table:table-cell>
          <table:table-cell office:value-type="float" office:value="0.000000001504376">
            <text:p>1.50E-009</text:p>
          </table:table-cell>
          <table:table-cell office:value-type="float" office:value="0.0000000006656562">
            <text:p>6.66E-010</text:p>
          </table:table-cell>
          <table:table-cell office:value-type="float" office:value="0.00000000005518883">
            <text:p>5.52E-011</text:p>
          </table:table-cell>
          <table:table-cell office:value-type="float" office:value="52.38976">
            <text:p>52.38976</text:p>
          </table:table-cell>
          <table:table-cell office:value-type="float" office:value="23.54111">
            <text:p>23.54111</text:p>
          </table:table-cell>
          <table:table-cell office:value-type="float" office:value="0.008445926">
            <text:p>0.008445926</text:p>
          </table:table-cell>
          <table:table-cell office:value-type="float" office:value="0.0007002425">
            <text:p>0.0007002425</text:p>
          </table:table-cell>
          <table:table-cell table:number-columns-repeated="3"/>
        </table:table-row>
        <table:table-row table:style-name="ro1">
          <table:table-cell office:value-type="string">
            <text:p>SWH_WC_C_T3</text:p>
          </table:table-cell>
          <table:table-cell office:value-type="float" office:value="117497">
            <text:p>117497</text:p>
          </table:table-cell>
          <table:table-cell office:value-type="time" office:time-value="PT19H10M44S">
            <text:p>07:10:44 PM</text:p>
          </table:table-cell>
          <table:table-cell office:value-type="float" office:value="0.00000007834178">
            <text:p>7.83E-008</text:p>
          </table:table-cell>
          <table:table-cell office:value-type="float" office:value="0.0000000353119">
            <text:p>3.53E-008</text:p>
          </table:table-cell>
          <table:table-cell office:value-type="float" office:value="0.00000000150074">
            <text:p>1.50E-009</text:p>
          </table:table-cell>
          <table:table-cell office:value-type="float" office:value="0.0000000006593474">
            <text:p>6.59E-010</text:p>
          </table:table-cell>
          <table:table-cell office:value-type="float" office:value="0.0000000000538153">
            <text:p>5.38E-011</text:p>
          </table:table-cell>
          <table:table-cell office:value-type="float" office:value="52.20211">
            <text:p>52.20211</text:p>
          </table:table-cell>
          <table:table-cell office:value-type="float" office:value="23.52967">
            <text:p>23.52967</text:p>
          </table:table-cell>
          <table:table-cell office:value-type="float" office:value="0.008416293">
            <text:p>0.008416293</text:p>
          </table:table-cell>
          <table:table-cell office:value-type="float" office:value="0.0006869297">
            <text:p>0.0006869297</text:p>
          </table:table-cell>
          <table:table-cell table:number-columns-repeated="3"/>
        </table:table-row>
        <table:table-row table:style-name="ro1">
          <table:table-cell office:value-type="string">
            <text:p>SWH_WC_C_T3</text:p>
          </table:table-cell>
          <table:table-cell office:value-type="float" office:value="117514">
            <text:p>117514</text:p>
          </table:table-cell>
          <table:table-cell office:value-type="time" office:time-value="PT19H10M49S">
            <text:p>07:10:49 PM</text:p>
          </table:table-cell>
          <table:table-cell office:value-type="float" office:value="0.00000007791945">
            <text:p>7.79E-008</text:p>
          </table:table-cell>
          <table:table-cell office:value-type="float" office:value="0.00000003525082">
            <text:p>3.53E-008</text:p>
          </table:table-cell>
          <table:table-cell office:value-type="float" office:value="0.000000001500284">
            <text:p>1.50E-009</text:p>
          </table:table-cell>
          <table:table-cell office:value-type="float" office:value="0.0000000006551564">
            <text:p>6.55E-010</text:p>
          </table:table-cell>
          <table:table-cell office:value-type="float" office:value="0.00000000005355308">
            <text:p>5.36E-011</text:p>
          </table:table-cell>
          <table:table-cell office:value-type="float" office:value="51.93645">
            <text:p>51.93645</text:p>
          </table:table-cell>
          <table:table-cell office:value-type="float" office:value="23.49609">
            <text:p>23.49609</text:p>
          </table:table-cell>
          <table:table-cell office:value-type="float" office:value="0.008408125">
            <text:p>0.008408125</text:p>
          </table:table-cell>
          <table:table-cell office:value-type="float" office:value="0.0006872877">
            <text:p>0.0006872877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8218">
            <text:p>118218</text:p>
          </table:table-cell>
          <table:table-cell office:value-type="time" office:time-value="PT19H14M23S">
            <text:p>07:14:23 PM</text:p>
          </table:table-cell>
          <table:table-cell office:value-type="float" office:value="0.00000008210441">
            <text:p>8.21E-008</text:p>
          </table:table-cell>
          <table:table-cell office:value-type="float" office:value="0.00000004008321">
            <text:p>4.01E-008</text:p>
          </table:table-cell>
          <table:table-cell office:value-type="float" office:value="0.000000001616532">
            <text:p>1.62E-009</text:p>
          </table:table-cell>
          <table:table-cell office:value-type="float" office:value="0.0000000005757945">
            <text:p>5.76E-010</text:p>
          </table:table-cell>
          <table:table-cell office:value-type="float" office:value="0.00000000004587267">
            <text:p>4.59E-011</text:p>
          </table:table-cell>
          <table:table-cell office:value-type="float" office:value="50.79045">
            <text:p>50.79045</text:p>
          </table:table-cell>
          <table:table-cell office:value-type="float" office:value="24.7958">
            <text:p>24.7958</text:p>
          </table:table-cell>
          <table:table-cell office:value-type="float" office:value="0.007012955">
            <text:p>0.007012955</text:p>
          </table:table-cell>
          <table:table-cell office:value-type="float" office:value="0.0005587114">
            <text:p>0.0005587114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8336">
            <text:p>118336</text:p>
          </table:table-cell>
          <table:table-cell office:value-type="time" office:time-value="PT19H14M59S">
            <text:p>07:14:59 PM</text:p>
          </table:table-cell>
          <table:table-cell office:value-type="float" office:value="0.00000008174148">
            <text:p>8.17E-008</text:p>
          </table:table-cell>
          <table:table-cell office:value-type="float" office:value="0.00000004011385">
            <text:p>4.01E-008</text:p>
          </table:table-cell>
          <table:table-cell office:value-type="float" office:value="0.00000000162024">
            <text:p>1.62E-009</text:p>
          </table:table-cell>
          <table:table-cell office:value-type="float" office:value="0.0000000005748343">
            <text:p>5.75E-010</text:p>
          </table:table-cell>
          <table:table-cell office:value-type="float" office:value="0.00000000004576509">
            <text:p>4.58E-011</text:p>
          </table:table-cell>
          <table:table-cell office:value-type="float" office:value="50.45024">
            <text:p>50.45024</text:p>
          </table:table-cell>
          <table:table-cell office:value-type="float" office:value="24.75797">
            <text:p>24.75797</text:p>
          </table:table-cell>
          <table:table-cell office:value-type="float" office:value="0.007032346">
            <text:p>0.007032346</text:p>
          </table:table-cell>
          <table:table-cell office:value-type="float" office:value="0.0005598759">
            <text:p>0.000559875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8366">
            <text:p>118366</text:p>
          </table:table-cell>
          <table:table-cell office:value-type="time" office:time-value="PT19H15M08S">
            <text:p>07:15:08 PM</text:p>
          </table:table-cell>
          <table:table-cell office:value-type="float" office:value="0.00000008108676">
            <text:p>8.11E-008</text:p>
          </table:table-cell>
          <table:table-cell office:value-type="float" office:value="0.00000004002723">
            <text:p>4.00E-008</text:p>
          </table:table-cell>
          <table:table-cell office:value-type="float" office:value="0.000000001608764">
            <text:p>1.61E-009</text:p>
          </table:table-cell>
          <table:table-cell office:value-type="float" office:value="0.0000000005699516">
            <text:p>5.70E-010</text:p>
          </table:table-cell>
          <table:table-cell office:value-type="float" office:value="0.00000000004546156">
            <text:p>4.55E-011</text:p>
          </table:table-cell>
          <table:table-cell office:value-type="float" office:value="50.40314">
            <text:p>50.40314</text:p>
          </table:table-cell>
          <table:table-cell office:value-type="float" office:value="24.88073">
            <text:p>24.88073</text:p>
          </table:table-cell>
          <table:table-cell office:value-type="float" office:value="0.00702891">
            <text:p>0.00702891</text:p>
          </table:table-cell>
          <table:table-cell office:value-type="float" office:value="0.0005606533">
            <text:p>0.0005606533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8397">
            <text:p>118397</text:p>
          </table:table-cell>
          <table:table-cell office:value-type="time" office:time-value="PT19H15M17S">
            <text:p>07:15:17 PM</text:p>
          </table:table-cell>
          <table:table-cell office:value-type="float" office:value="0.00000008227099">
            <text:p>8.23E-008</text:p>
          </table:table-cell>
          <table:table-cell office:value-type="float" office:value="0.0000000402781">
            <text:p>4.03E-008</text:p>
          </table:table-cell>
          <table:table-cell office:value-type="float" office:value="0.000000001621862">
            <text:p>1.62E-009</text:p>
          </table:table-cell>
          <table:table-cell office:value-type="float" office:value="0.0000000005776933">
            <text:p>5.78E-010</text:p>
          </table:table-cell>
          <table:table-cell office:value-type="float" office:value="0.00000000004618715">
            <text:p>4.62E-011</text:p>
          </table:table-cell>
          <table:table-cell office:value-type="float" office:value="50.72625">
            <text:p>50.72625</text:p>
          </table:table-cell>
          <table:table-cell office:value-type="float" office:value="24.83447">
            <text:p>24.83447</text:p>
          </table:table-cell>
          <table:table-cell office:value-type="float" office:value="0.007021835">
            <text:p>0.007021835</text:p>
          </table:table-cell>
          <table:table-cell office:value-type="float" office:value="0.0005614026">
            <text:p>0.0005614026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8429">
            <text:p>118429</text:p>
          </table:table-cell>
          <table:table-cell office:value-type="time" office:time-value="PT19H15M27S">
            <text:p>07:15:27 PM</text:p>
          </table:table-cell>
          <table:table-cell office:value-type="float" office:value="0.00000008113846">
            <text:p>8.11E-008</text:p>
          </table:table-cell>
          <table:table-cell office:value-type="float" office:value="0.000000039833">
            <text:p>3.98E-008</text:p>
          </table:table-cell>
          <table:table-cell office:value-type="float" office:value="0.000000001619778">
            <text:p>1.62E-009</text:p>
          </table:table-cell>
          <table:table-cell office:value-type="float" office:value="0.0000000005694359">
            <text:p>5.69E-010</text:p>
          </table:table-cell>
          <table:table-cell office:value-type="float" office:value="0.00000000004560107">
            <text:p>4.56E-011</text:p>
          </table:table-cell>
          <table:table-cell office:value-type="float" office:value="50.09233">
            <text:p>50.09233</text:p>
          </table:table-cell>
          <table:table-cell office:value-type="float" office:value="24.59164">
            <text:p>24.59164</text:p>
          </table:table-cell>
          <table:table-cell office:value-type="float" office:value="0.007018076">
            <text:p>0.007018076</text:p>
          </table:table-cell>
          <table:table-cell office:value-type="float" office:value="0.0005620155">
            <text:p>0.0005620155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8469">
            <text:p>118469</text:p>
          </table:table-cell>
          <table:table-cell office:value-type="time" office:time-value="PT19H15M39S">
            <text:p>07:15:39 PM</text:p>
          </table:table-cell>
          <table:table-cell office:value-type="float" office:value="0.00000008201334">
            <text:p>8.20E-008</text:p>
          </table:table-cell>
          <table:table-cell office:value-type="float" office:value="0.0000000403946">
            <text:p>4.04E-008</text:p>
          </table:table-cell>
          <table:table-cell office:value-type="float" office:value="0.000000001622799">
            <text:p>1.62E-009</text:p>
          </table:table-cell>
          <table:table-cell office:value-type="float" office:value="0.0000000005776486">
            <text:p>5.78E-010</text:p>
          </table:table-cell>
          <table:table-cell office:value-type="float" office:value="0.00000000004624134">
            <text:p>4.62E-011</text:p>
          </table:table-cell>
          <table:table-cell office:value-type="float" office:value="50.53819">
            <text:p>50.53819</text:p>
          </table:table-cell>
          <table:table-cell office:value-type="float" office:value="24.89193">
            <text:p>24.89193</text:p>
          </table:table-cell>
          <table:table-cell office:value-type="float" office:value="0.00704335">
            <text:p>0.00704335</text:p>
          </table:table-cell>
          <table:table-cell office:value-type="float" office:value="0.0005638271">
            <text:p>0.0005638271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8492">
            <text:p>118492</text:p>
          </table:table-cell>
          <table:table-cell office:value-type="time" office:time-value="PT19H15M46S">
            <text:p>07:15:46 PM</text:p>
          </table:table-cell>
          <table:table-cell office:value-type="float" office:value="0.00000008110553">
            <text:p>8.11E-008</text:p>
          </table:table-cell>
          <table:table-cell office:value-type="float" office:value="0.00000004010673">
            <text:p>4.01E-008</text:p>
          </table:table-cell>
          <table:table-cell office:value-type="float" office:value="0.000000001617057">
            <text:p>1.62E-009</text:p>
          </table:table-cell>
          <table:table-cell office:value-type="float" office:value="0.0000000005667997">
            <text:p>5.67E-010</text:p>
          </table:table-cell>
          <table:table-cell office:value-type="float" office:value="0.0000000000455448">
            <text:p>4.55E-011</text:p>
          </table:table-cell>
          <table:table-cell office:value-type="float" office:value="50.15626">
            <text:p>50.15626</text:p>
          </table:table-cell>
          <table:table-cell office:value-type="float" office:value="24.8023">
            <text:p>24.8023</text:p>
          </table:table-cell>
          <table:table-cell office:value-type="float" office:value="0.006988422">
            <text:p>0.006988422</text:p>
          </table:table-cell>
          <table:table-cell office:value-type="float" office:value="0.0005615499">
            <text:p>0.0005615499</text:p>
          </table:table-cell>
          <table:table-cell table:number-columns-repeated="3"/>
        </table:table-row>
        <table:table-row table:style-name="ro1">
          <table:table-cell office:value-type="string">
            <text:p>DI</text:p>
          </table:table-cell>
          <table:table-cell office:value-type="float" office:value="118532">
            <text:p>118532</text:p>
          </table:table-cell>
          <table:table-cell office:value-type="time" office:time-value="PT19H15M59S">
            <text:p>07:15:59 PM</text:p>
          </table:table-cell>
          <table:table-cell office:value-type="float" office:value="0.00000008185625">
            <text:p>8.19E-008</text:p>
          </table:table-cell>
          <table:table-cell office:value-type="float" office:value="0.00000004000158">
            <text:p>4.00E-008</text:p>
          </table:table-cell>
          <table:table-cell office:value-type="float" office:value="0.000000001616494">
            <text:p>1.62E-009</text:p>
          </table:table-cell>
          <table:table-cell office:value-type="float" office:value="0.0000000005715526">
            <text:p>5.72E-010</text:p>
          </table:table-cell>
          <table:table-cell office:value-type="float" office:value="0.00000000004555444">
            <text:p>4.56E-011</text:p>
          </table:table-cell>
          <table:table-cell office:value-type="float" office:value="50.63813">
            <text:p>50.63813</text:p>
          </table:table-cell>
          <table:table-cell office:value-type="float" office:value="24.74588">
            <text:p>24.74588</text:p>
          </table:table-cell>
          <table:table-cell office:value-type="float" office:value="0.006982394">
            <text:p>0.006982394</text:p>
          </table:table-cell>
          <table:table-cell office:value-type="float" office:value="0.0005565176">
            <text:p>0.000556517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Leak Tes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2 before</text:p>
          </table:table-cell>
          <table:table-cell office:value-type="float" office:value="8.752">
            <text:p>8.752</text:p>
          </table:table-cell>
          <table:table-cell table:formula="of:=[.C6]*(10^-8)" office:value-type="float" office:value="0.00000008752">
            <text:p>8.752E-0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2 after </text:p>
          </table:table-cell>
          <table:table-cell office:value-type="float" office:value="8.308">
            <text:p>8.308</text:p>
          </table:table-cell>
          <table:table-cell table:formula="of:=[.C7]*(10^-10)" office:value-type="float" office:value="0.0000000008308">
            <text:p>8.308E-010</text:p>
          </table:table-cell>
          <table:table-cell office:value-type="string">
            <text:p>Test result</text:p>
          </table:table-cell>
          <table:table-cell table:formula="of:=([.D7]/[.D6])*100" office:value-type="float" office:value="0.94926873857404">
            <text:p>0.9492687386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2">10/02/2022</text:date>, <text:time>19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ley Smyth</meta:initial-creator>
    <meta:creation-date>2022-10-02T09:04:30.05</meta:creation-date>
    <dc:date>2022-10-02T19:16:06.11</dc:date>
    <dc:creator>Ashley Smyth</dc:creator>
    <meta:editing-duration>PT10H10M48S</meta:editing-duration>
    <meta:editing-cycles>95</meta:editing-cycles>
    <meta:generator>OpenOffice/4.1.1$Win32 OpenOffice.org_project/411m6$Build-9775</meta:generator>
    <meta:document-statistic meta:table-count="3" meta:cell-count="4212" meta:object-count="0"/>
  </office:meta>
</office:document-meta>
</file>